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6pt"/>
    </style:style>
    <style:style style:name="co3" style:family="table-column">
      <style:table-column-properties fo:break-before="auto" style:column-width="79.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82.01pt"/>
    </style:style>
    <style:style style:name="co8" style:family="table-column">
      <style:table-column-properties fo:break-before="auto" style:column-width="75.26pt"/>
    </style:style>
    <style:style style:name="ro1" style:family="table-row">
      <style:table-row-properties style:row-height="35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style:font-name="Liberation Sans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position="" style:font-name="Liberation Sans" fo:font-weight="bold" style:font-weight-asian="bold" style:font-weight-complex="bold"/>
    </style:style>
    <style:style style:name="ce11" style:family="table-cell" style:parent-style-name="Default">
      <style:text-properties style:text-position="" style:font-name="Liberation Sans"/>
    </style:style>
    <style:style style:name="ce12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33"/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cent_err" table:style-name="ta1">
        <table:shapes>
          <draw:frame draw:z-index="0" draw:style-name="gr1" draw:text-style-name="P1" svg:width="562.93pt" svg:height="359.26pt" svg:x="453.57pt" svg:y="30.95pt">
            <loext:p draw:notify-on-update-of-ranges="percent_err.A2:percent_err.A132 percent_err.B1:percent_err.B1 percent_err.B2:percent_err.B132 percent_err.A2:percent_err.A132 percent_err.C1:percent_err.C1 percent_err.C2:percent_err.C132 percent_err.A2:percent_err.A132 percent_err.D1:percent_err.D1 percent_err.D2:percent_err.D132 percent_err.A2:percent_err.A132 percent_err.E1:percent_err.E1 percent_err.E2:percent_err.E1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12" office:value-type="string" calcext:value-type="string">
            <text:p>Number of unfrozen electrons</text:p>
          </table:table-cell>
          <table:table-cell table:style-name="ce12" office:value-type="string" calcext:value-type="string">
            <text:p>RPA (PBE)</text:p>
          </table:table-cell>
          <table:table-cell table:style-name="ce19" office:value-type="string" calcext:value-type="string">
            <text:p>MP2/CBS</text:p>
          </table:table-cell>
          <table:table-cell table:style-name="ce14" office:value-type="string" calcext:value-type="string">
            <text:p>SCS-MP2/CBS</text:p>
          </table:table-cell>
          <table:table-cell table:style-name="ce14" office:value-type="string" calcext:value-type="string">
            <text:p>SOS-MP2/CBS</text:p>
          </table:table-cell>
          <table:table-cell table:number-columns-repeated="13"/>
        </table:table-row>
        <table:table-row table:style-name="ro2">
          <table:table-cell table:style-name="ce13" office:value-type="float" office:value="270" calcext:value-type="float">
            <text:p>270</text:p>
          </table:table-cell>
          <table:table-cell table:style-name="ce15" office:value-type="float" office:value="4.36789966206897" calcext:value-type="float">
            <text:p>4.3678996621</text:p>
          </table:table-cell>
          <table:table-cell table:style-name="ce15" office:value-type="float" office:value="31.5434900344828" calcext:value-type="float">
            <text:p>31.5434900345</text:p>
          </table:table-cell>
          <table:table-cell office:value-type="float" office:value="0.60047793103448" calcext:value-type="float">
            <text:p>0.600477931</text:p>
          </table:table-cell>
          <table:table-cell office:value-type="float" office:value="33.3275376896552" calcext:value-type="float">
            <text:p>33.3275376897</text:p>
          </table:table-cell>
          <table:table-cell table:style-name="ce14" office:value-type="string" calcext:value-type="string">
            <text:p>S30L</text:p>
          </table:table-cell>
          <table:table-cell table:number-columns-repeated="12"/>
        </table:table-row>
        <table:table-row table:style-name="ro2">
          <table:table-cell table:style-name="ce13" office:value-type="float" office:value="244" calcext:value-type="float">
            <text:p>244</text:p>
          </table:table-cell>
          <table:table-cell table:style-name="ce15" office:value-type="float" office:value="13.0633919182692" calcext:value-type="float">
            <text:p>13.0633919183</text:p>
          </table:table-cell>
          <table:table-cell table:style-name="ce15" office:value-type="float" office:value="42.8555246153846" calcext:value-type="float">
            <text:p>42.8555246154</text:p>
          </table:table-cell>
          <table:table-cell office:value-type="float" office:value="8.84646149038462" calcext:value-type="float">
            <text:p>8.8464614904</text:p>
          </table:table-cell>
          <table:table-cell office:value-type="float" office:value="15.30254625" calcext:value-type="float">
            <text:p>15.30254625</text:p>
          </table:table-cell>
          <table:table-cell table:number-columns-repeated="13"/>
        </table:table-row>
        <table:table-row table:style-name="ro2">
          <table:table-cell table:style-name="ce13" office:value-type="float" office:value="406" calcext:value-type="float">
            <text:p>406</text:p>
          </table:table-cell>
          <table:table-cell table:style-name="ce15" office:value-type="float" office:value="25.0603890553191" calcext:value-type="float">
            <text:p>25.0603890553</text:p>
          </table:table-cell>
          <table:table-cell table:style-name="ce15" office:value-type="float" office:value="25.9150271914894" calcext:value-type="float">
            <text:p>25.9150271915</text:p>
          </table:table-cell>
          <table:table-cell office:value-type="float" office:value="7.55369438297872" calcext:value-type="float">
            <text:p>7.553694383</text:p>
          </table:table-cell>
          <table:table-cell office:value-type="float" office:value="48.3730276170213" calcext:value-type="float">
            <text:p>48.373027617</text:p>
          </table:table-cell>
          <table:table-cell table:number-columns-repeated="13"/>
        </table:table-row>
        <table:table-row table:style-name="ro2">
          <table:table-cell table:style-name="ce13" office:value-type="float" office:value="358" calcext:value-type="float">
            <text:p>358</text:p>
          </table:table-cell>
          <table:table-cell table:style-name="ce15" office:value-type="float" office:value="7.72470825615764" calcext:value-type="float">
            <text:p>7.7247082562</text:p>
          </table:table-cell>
          <table:table-cell table:style-name="ce15" office:value-type="float" office:value="40.7729861576355" calcext:value-type="float">
            <text:p>40.7729861576</text:p>
          </table:table-cell>
          <table:table-cell office:value-type="float" office:value="6.71150054187191" calcext:value-type="float">
            <text:p>6.7115005419</text:p>
          </table:table-cell>
          <table:table-cell office:value-type="float" office:value="19.5462563546798" calcext:value-type="float">
            <text:p>19.5462563547</text:p>
          </table:table-cell>
          <table:table-cell table:number-columns-repeated="13"/>
        </table:table-row>
        <table:table-row table:style-name="ro2">
          <table:table-cell table:style-name="ce13" office:value-type="float" office:value="328" calcext:value-type="float">
            <text:p>328</text:p>
          </table:table-cell>
          <table:table-cell table:style-name="ce15" office:value-type="float" office:value="3.27207800241379" calcext:value-type="float">
            <text:p>3.2720780024</text:p>
          </table:table-cell>
          <table:table-cell table:style-name="ce15" office:value-type="float" office:value="265.00019862069" calcext:value-type="float">
            <text:p>265.0001986207</text:p>
          </table:table-cell>
          <table:table-cell office:value-type="float" office:value="309.130771034483" calcext:value-type="float">
            <text:p>309.1307710345</text:p>
          </table:table-cell>
          <table:table-cell office:value-type="float" office:value="281.196056896552" calcext:value-type="float">
            <text:p>281.1960568966</text:p>
          </table:table-cell>
          <table:table-cell table:number-columns-repeated="13"/>
        </table:table-row>
        <table:table-row table:style-name="ro2">
          <table:table-cell table:style-name="ce13" office:value-type="float" office:value="286" calcext:value-type="float">
            <text:p>286</text:p>
          </table:table-cell>
          <table:table-cell table:style-name="ce15" office:value-type="float" office:value="21.3659200235294" calcext:value-type="float">
            <text:p>21.3659200235</text:p>
          </table:table-cell>
          <table:table-cell table:style-name="ce15" office:value-type="float" office:value="289.855632196078" calcext:value-type="float">
            <text:p>289.8556321961</text:p>
          </table:table-cell>
          <table:table-cell office:value-type="float" office:value="327.377808235294" calcext:value-type="float">
            <text:p>327.3778082353</text:p>
          </table:table-cell>
          <table:table-cell office:value-type="float" office:value="296.138895686274" calcext:value-type="float">
            <text:p>296.1388956863</text:p>
          </table:table-cell>
          <table:table-cell table:number-columns-repeated="13"/>
        </table:table-row>
        <table:table-row table:style-name="ro2">
          <table:table-cell table:style-name="ce13" office:value-type="float" office:value="468" calcext:value-type="float">
            <text:p>468</text:p>
          </table:table-cell>
          <table:table-cell table:style-name="ce15" office:value-type="float" office:value="3.23470306837607" calcext:value-type="float">
            <text:p>3.2347030684</text:p>
          </table:table-cell>
          <table:table-cell table:style-name="ce15" office:value-type="float" office:value="4.35381361823361" calcext:value-type="float">
            <text:p>4.3538136182</text:p>
          </table:table-cell>
          <table:table-cell office:value-type="float" office:value="29.1347708262108" calcext:value-type="float">
            <text:p>29.1347708262</text:p>
          </table:table-cell>
          <table:table-cell office:value-type="float" office:value="4.12093686609687" calcext:value-type="float">
            <text:p>4.1209368661</text:p>
          </table:table-cell>
          <table:table-cell table:number-columns-repeated="13"/>
        </table:table-row>
        <table:table-row table:style-name="ro2">
          <table:table-cell table:style-name="ce13" office:value-type="float" office:value="540" calcext:value-type="float">
            <text:p>540</text:p>
          </table:table-cell>
          <table:table-cell table:style-name="ce15" office:value-type="float" office:value="4.90837866304348" calcext:value-type="float">
            <text:p>4.908378663</text:p>
          </table:table-cell>
          <table:table-cell table:style-name="ce15" office:value-type="float" office:value="10.5502986684783" calcext:value-type="float">
            <text:p>10.5502986685</text:p>
          </table:table-cell>
          <table:table-cell office:value-type="float" office:value="39.850236875" calcext:value-type="float">
            <text:p>39.850236875</text:p>
          </table:table-cell>
          <table:table-cell office:value-type="float" office:value="4.50020578804349" calcext:value-type="float">
            <text:p>4.500205788</text:p>
          </table:table-cell>
          <table:table-cell table:number-columns-repeated="13"/>
        </table:table-row>
        <table:table-row table:style-name="ro2">
          <table:table-cell table:style-name="ce13" office:value-type="float" office:value="508" calcext:value-type="float">
            <text:p>508</text:p>
          </table:table-cell>
          <table:table-cell table:style-name="ce15" office:value-type="float" office:value="15.6534620387324" calcext:value-type="float">
            <text:p>15.6534620387</text:p>
          </table:table-cell>
          <table:table-cell table:style-name="ce15" office:value-type="float" office:value="100.263965352113" calcext:value-type="float">
            <text:p>100.2639653521</text:p>
          </table:table-cell>
          <table:table-cell office:value-type="float" office:value="75.1719481338028" calcext:value-type="float">
            <text:p>75.1719481338</text:p>
          </table:table-cell>
          <table:table-cell office:value-type="float" office:value="12.6259400704225" calcext:value-type="float">
            <text:p>12.6259400704</text:p>
          </table:table-cell>
          <table:table-cell table:number-columns-repeated="13"/>
        </table:table-row>
        <table:table-row table:style-name="ro2">
          <table:table-cell table:style-name="ce13" office:value-type="float" office:value="548" calcext:value-type="float">
            <text:p>548</text:p>
          </table:table-cell>
          <table:table-cell table:style-name="ce15" office:value-type="float" office:value="11.9255153489933" calcext:value-type="float">
            <text:p>11.925515349</text:p>
          </table:table-cell>
          <table:table-cell table:style-name="ce15" office:value-type="float" office:value="91.1469836577181" calcext:value-type="float">
            <text:p>91.1469836577</text:p>
          </table:table-cell>
          <table:table-cell office:value-type="float" office:value="9.76909969798658" calcext:value-type="float">
            <text:p>9.769099698</text:p>
          </table:table-cell>
          <table:table-cell office:value-type="float" office:value="110.227141526846" calcext:value-type="float">
            <text:p>110.2271415268</text:p>
          </table:table-cell>
          <table:table-cell table:number-columns-repeated="13"/>
        </table:table-row>
        <table:table-row table:style-name="ro2">
          <table:table-cell table:style-name="ce13" office:value-type="float" office:value="520" calcext:value-type="float">
            <text:p>520</text:p>
          </table:table-cell>
          <table:table-cell table:style-name="ce15" office:value-type="float" office:value="14.3738716727273" calcext:value-type="float">
            <text:p>14.3738716727</text:p>
          </table:table-cell>
          <table:table-cell table:style-name="ce15" office:value-type="float" office:value="101.600446484849" calcext:value-type="float">
            <text:p>101.6004464848</text:p>
          </table:table-cell>
          <table:table-cell office:value-type="float" office:value="101.557643454545" calcext:value-type="float">
            <text:p>101.5576434545</text:p>
          </table:table-cell>
          <table:table-cell office:value-type="float" office:value="51.5362418787879" calcext:value-type="float">
            <text:p>51.5362418788</text:p>
          </table:table-cell>
          <table:table-cell table:number-columns-repeated="13"/>
        </table:table-row>
        <table:table-row table:style-name="ro2">
          <table:table-cell table:style-name="ce13" office:value-type="float" office:value="560" calcext:value-type="float">
            <text:p>560</text:p>
          </table:table-cell>
          <table:table-cell table:style-name="ce15" office:value-type="float" office:value="12.6818801091445" calcext:value-type="float">
            <text:p>12.6818801091</text:p>
          </table:table-cell>
          <table:table-cell table:style-name="ce15" office:value-type="float" office:value="96.3413309734513" calcext:value-type="float">
            <text:p>96.3413309735</text:p>
          </table:table-cell>
          <table:table-cell office:value-type="float" office:value="98.6584266666667" calcext:value-type="float">
            <text:p>98.6584266667</text:p>
          </table:table-cell>
          <table:table-cell office:value-type="float" office:value="49.8169741297935" calcext:value-type="float">
            <text:p>49.8169741298</text:p>
          </table:table-cell>
          <table:table-cell table:number-columns-repeated="13"/>
        </table:table-row>
        <table:table-row table:style-name="ro2">
          <table:table-cell table:style-name="ce13" office:value-type="float" office:value="590" calcext:value-type="float">
            <text:p>590</text:p>
          </table:table-cell>
          <table:table-cell table:style-name="ce15" office:value-type="float" office:value="19.1366958084416" calcext:value-type="float">
            <text:p>19.1366958084</text:p>
          </table:table-cell>
          <table:table-cell table:style-name="ce15" office:value-type="float" office:value="82.6481855357143" calcext:value-type="float">
            <text:p>82.6481855357</text:p>
          </table:table-cell>
          <table:table-cell office:value-type="float" office:value="14.9027258441558" calcext:value-type="float">
            <text:p>14.9027258442</text:p>
          </table:table-cell>
          <table:table-cell office:value-type="float" office:value="31.0299957792208" calcext:value-type="float">
            <text:p>31.0299957792</text:p>
          </table:table-cell>
          <table:table-cell table:number-columns-repeated="13"/>
        </table:table-row>
        <table:table-row table:style-name="ro3">
          <table:table-cell table:style-name="ce13" office:value-type="float" office:value="590" calcext:value-type="float">
            <text:p>590</text:p>
          </table:table-cell>
          <table:table-cell table:style-name="ce15" office:value-type="float" office:value="15.45506514377" calcext:value-type="float">
            <text:p>15.4550651438</text:p>
          </table:table-cell>
          <table:table-cell table:style-name="ce15" office:value-type="float" office:value="32.26082262" calcext:value-type="float">
            <text:p>32.26082262</text:p>
          </table:table-cell>
          <table:table-cell office:value-type="float" office:value="6.41736535" calcext:value-type="float">
            <text:p>6.41736535</text:p>
          </table:table-cell>
          <table:table-cell office:value-type="float" office:value="25.75645899" calcext:value-type="float">
            <text:p>25.75645899</text:p>
          </table:table-cell>
          <table:table-cell table:number-columns-repeated="13"/>
        </table:table-row>
        <table:table-row table:style-name="ro2">
          <table:table-cell table:style-name="ce13" office:value-type="float" office:value="308" calcext:value-type="float">
            <text:p>308</text:p>
          </table:table-cell>
          <table:table-cell table:style-name="ce15" office:value-type="float" office:value="37.1913597241379" calcext:value-type="float">
            <text:p>37.1913597241</text:p>
          </table:table-cell>
          <table:table-cell table:style-name="ce15" office:value-type="float" office:value="61.6347597643678" calcext:value-type="float">
            <text:p>61.6347597644</text:p>
          </table:table-cell>
          <table:table-cell office:value-type="float" office:value="5.5917191954023" calcext:value-type="float">
            <text:p>5.5917191954</text:p>
          </table:table-cell>
          <table:table-cell office:value-type="float" office:value="10.7950406321839" calcext:value-type="float">
            <text:p>10.7950406322</text:p>
          </table:table-cell>
          <table:table-cell table:number-columns-repeated="13"/>
        </table:table-row>
        <table:table-row table:style-name="ro2">
          <table:table-cell table:style-name="ce13" office:value-type="float" office:value="326" calcext:value-type="float">
            <text:p>326</text:p>
          </table:table-cell>
          <table:table-cell table:style-name="ce15" office:value-type="float" office:value="29.6944242629482" calcext:value-type="float">
            <text:p>29.6944242629</text:p>
          </table:table-cell>
          <table:table-cell table:style-name="ce15" office:value-type="float" office:value="65.9324479282869" calcext:value-type="float">
            <text:p>65.9324479283</text:p>
          </table:table-cell>
          <table:table-cell office:value-type="float" office:value="0.190934262948195" calcext:value-type="float">
            <text:p>0.1909342629</text:p>
          </table:table-cell>
          <table:table-cell office:value-type="float" office:value="16.7473735458167" calcext:value-type="float">
            <text:p>16.7473735458</text:p>
          </table:table-cell>
          <table:table-cell table:number-columns-repeated="13"/>
        </table:table-row>
        <table:table-row table:style-name="ro2">
          <table:table-cell table:style-name="ce13" office:value-type="float" office:value="392" calcext:value-type="float">
            <text:p>392</text:p>
          </table:table-cell>
          <table:table-cell table:style-name="ce15" office:value-type="float" office:value="0.726746990119761" calcext:value-type="float">
            <text:p>0.7267469901</text:p>
          </table:table-cell>
          <table:table-cell table:style-name="ce15" office:value-type="float" office:value="72.077151251497" calcext:value-type="float">
            <text:p>72.0771512515</text:p>
          </table:table-cell>
          <table:table-cell office:value-type="float" office:value="5.99576907185628" calcext:value-type="float">
            <text:p>5.9957690719</text:p>
          </table:table-cell>
          <table:table-cell office:value-type="float" office:value="22.9550780538922" calcext:value-type="float">
            <text:p>22.9550780539</text:p>
          </table:table-cell>
          <table:table-cell table:number-columns-repeated="13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5" office:value-type="float" office:value="12.0190670858369" calcext:value-type="float">
            <text:p>12.0190670858</text:p>
          </table:table-cell>
          <table:table-cell table:style-name="ce15" office:value-type="float" office:value="170.350109742489" calcext:value-type="float">
            <text:p>170.3501097425</text:p>
          </table:table-cell>
          <table:table-cell office:value-type="float" office:value="283.336553433476" calcext:value-type="float">
            <text:p>283.3365534335</text:p>
          </table:table-cell>
          <table:table-cell office:value-type="float" office:value="289.829774806867" calcext:value-type="float">
            <text:p>289.8297748069</text:p>
          </table:table-cell>
          <table:table-cell table:number-columns-repeated="13"/>
        </table:table-row>
        <table:table-row table:style-name="ro2">
          <table:table-cell table:style-name="ce13" office:value-type="float" office:value="484" calcext:value-type="float">
            <text:p>484</text:p>
          </table:table-cell>
          <table:table-cell table:style-name="ce15" office:value-type="float" office:value="14.0921806057143" calcext:value-type="float">
            <text:p>14.0921806057</text:p>
          </table:table-cell>
          <table:table-cell table:style-name="ce15" office:value-type="float" office:value="97.1823967971429" calcext:value-type="float">
            <text:p>97.1823967971</text:p>
          </table:table-cell>
          <table:table-cell office:value-type="float" office:value="26.3056772" calcext:value-type="float">
            <text:p>26.3056772</text:p>
          </table:table-cell>
          <table:table-cell office:value-type="float" office:value="40.8673172" calcext:value-type="float">
            <text:p>40.8673172</text:p>
          </table:table-cell>
          <table:table-cell table:number-columns-repeated="13"/>
        </table:table-row>
        <table:table-row table:style-name="ro2">
          <table:table-cell table:style-name="ce13" office:value-type="float" office:value="502" calcext:value-type="float">
            <text:p>502</text:p>
          </table:table-cell>
          <table:table-cell table:style-name="ce15" office:value-type="float" office:value="8.31956128125" calcext:value-type="float">
            <text:p>8.3195612813</text:p>
          </table:table-cell>
          <table:table-cell table:style-name="ce15" office:value-type="float" office:value="85.5616290104167" calcext:value-type="float">
            <text:p>85.5616290104</text:p>
          </table:table-cell>
          <table:table-cell office:value-type="float" office:value="24.1719732291667" calcext:value-type="float">
            <text:p>24.1719732292</text:p>
          </table:table-cell>
          <table:table-cell office:value-type="float" office:value="43.47714484375" calcext:value-type="float">
            <text:p>43.4771448438</text:p>
          </table:table-cell>
          <table:table-cell table:number-columns-repeated="13"/>
        </table:table-row>
        <table:table-row table:style-name="ro2">
          <table:table-cell table:style-name="ce13" office:value-type="float" office:value="496" calcext:value-type="float">
            <text:p>496</text:p>
          </table:table-cell>
          <table:table-cell table:style-name="ce15" office:value-type="float" office:value="25.5097517396694" calcext:value-type="float">
            <text:p>25.5097517397</text:p>
          </table:table-cell>
          <table:table-cell table:style-name="ce15" office:value-type="float" office:value="57.1835023966942" calcext:value-type="float">
            <text:p>57.1835023967</text:p>
          </table:table-cell>
          <table:table-cell office:value-type="float" office:value="7.26720219008264" calcext:value-type="float">
            <text:p>7.2672021901</text:p>
          </table:table-cell>
          <table:table-cell office:value-type="float" office:value="32.3090525206612" calcext:value-type="float">
            <text:p>32.3090525207</text:p>
          </table:table-cell>
          <table:table-cell table:number-columns-repeated="13"/>
        </table:table-row>
        <table:table-row table:style-name="ro2">
          <table:table-cell table:style-name="ce13" office:value-type="float" office:value="348" calcext:value-type="float">
            <text:p>348</text:p>
          </table:table-cell>
          <table:table-cell table:style-name="ce15" office:value-type="float" office:value="16.3729536455399" calcext:value-type="float">
            <text:p>16.3729536455</text:p>
          </table:table-cell>
          <table:table-cell table:style-name="ce15" office:value-type="float" office:value="107.722044704225" calcext:value-type="float">
            <text:p>107.7220447042</text:p>
          </table:table-cell>
          <table:table-cell office:value-type="float" office:value="23.0113728873239" calcext:value-type="float">
            <text:p>23.0113728873</text:p>
          </table:table-cell>
          <table:table-cell office:value-type="float" office:value="30.6560369953052" calcext:value-type="float">
            <text:p>30.6560369953</text:p>
          </table:table-cell>
          <table:table-cell table:number-columns-repeated="13"/>
        </table:table-row>
        <table:table-row table:style-name="ro2">
          <table:table-cell table:style-name="ce13" office:value-type="float" office:value="276" calcext:value-type="float">
            <text:p>276</text:p>
          </table:table-cell>
          <table:table-cell table:style-name="ce15" office:value-type="float" office:value="2.83152882218597" calcext:value-type="float">
            <text:p>2.8315288222</text:p>
          </table:table-cell>
          <table:table-cell table:style-name="ce15" office:value-type="float" office:value="89.1374728205546" calcext:value-type="float">
            <text:p>89.1374728206</text:p>
          </table:table-cell>
          <table:table-cell office:value-type="float" office:value="5.2283888254486" calcext:value-type="float">
            <text:p>5.2283888254</text:p>
          </table:table-cell>
          <table:table-cell office:value-type="float" office:value="13.2738468026101" calcext:value-type="float">
            <text:p>13.2738468026</text:p>
          </table:table-cell>
          <table:table-cell table:number-columns-repeated="13"/>
        </table:table-row>
        <table:table-row table:style-name="ro2">
          <table:table-cell table:style-name="ce13" office:value-type="float" office:value="558" calcext:value-type="float">
            <text:p>558</text:p>
          </table:table-cell>
          <table:table-cell table:style-name="ce15" office:value-type="float" office:value="1.64862704870849" calcext:value-type="float">
            <text:p>1.6486270487</text:p>
          </table:table-cell>
          <table:table-cell table:style-name="ce15" office:value-type="float" office:value="91.1448564354243" calcext:value-type="float">
            <text:p>91.1448564354</text:p>
          </table:table-cell>
          <table:table-cell office:value-type="float" office:value="8.09469690036901" calcext:value-type="float">
            <text:p>8.0946969004</text:p>
          </table:table-cell>
          <table:table-cell office:value-type="float" office:value="16.569617195572" calcext:value-type="float">
            <text:p>16.5696171956</text:p>
          </table:table-cell>
          <table:table-cell table:number-columns-repeated="13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5" office:value-type="float" office:value="7.27765004230769" calcext:value-type="float">
            <text:p>7.2776500423</text:p>
          </table:table-cell>
          <table:table-cell table:style-name="ce15" office:value-type="float" office:value="4.77560034615384" calcext:value-type="float">
            <text:p>4.7756003462</text:p>
          </table:table-cell>
          <table:table-cell office:value-type="float" office:value="32.9546551538462" calcext:value-type="float">
            <text:p>32.9546551538</text:p>
          </table:table-cell>
          <table:table-cell office:value-type="float" office:value="2.9558171923077" calcext:value-type="float">
            <text:p>2.9558171923</text:p>
          </table:table-cell>
          <table:table-cell table:number-columns-repeated="13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5" office:value-type="float" office:value="7.33840334883721" calcext:value-type="float">
            <text:p>7.3384033488</text:p>
          </table:table-cell>
          <table:table-cell table:style-name="ce20" office:value-type="float" office:value="2.76039143410853" calcext:value-type="float">
            <text:p>2.7603914341</text:p>
          </table:table-cell>
          <table:table-cell office:value-type="float" office:value="42.3594051550388" calcext:value-type="float">
            <text:p>42.359405155</text:p>
          </table:table-cell>
          <table:table-cell office:value-type="float" office:value="12.1589113953488" calcext:value-type="float">
            <text:p>12.1589113953</text:p>
          </table:table-cell>
          <table:table-cell table:number-columns-repeated="13"/>
        </table:table-row>
        <table:table-row table:style-name="ro2">
          <table:table-cell table:style-name="ce13" office:value-type="float" office:value="404" calcext:value-type="float">
            <text:p>404</text:p>
          </table:table-cell>
          <table:table-cell table:style-name="ce15" office:value-type="float" office:value="0.113066201788321" calcext:value-type="float">
            <text:p>0.1130662018</text:p>
          </table:table-cell>
          <table:table-cell table:style-name="ce15" office:value-type="float" office:value="93.5900991374696" calcext:value-type="float">
            <text:p>93.5900991375</text:p>
          </table:table-cell>
          <table:table-cell office:value-type="float" office:value="1.31018998783456" calcext:value-type="float">
            <text:p>1.3101899878</text:p>
          </table:table-cell>
          <table:table-cell office:value-type="float" office:value="5.17023562043795" calcext:value-type="float">
            <text:p>5.1702356204</text:p>
          </table:table-cell>
          <table:table-cell table:number-columns-repeated="13"/>
        </table:table-row>
        <table:table-row table:style-name="ro2">
          <table:table-cell table:style-name="ce13" office:value-type="float" office:value="398" calcext:value-type="float">
            <text:p>398</text:p>
          </table:table-cell>
          <table:table-cell table:style-name="ce15" office:value-type="float" office:value="1.72059741573034" calcext:value-type="float">
            <text:p>1.7205974157</text:p>
          </table:table-cell>
          <table:table-cell table:style-name="ce15" office:value-type="float" office:value="96.0087417166042" calcext:value-type="float">
            <text:p>96.0087417166</text:p>
          </table:table-cell>
          <table:table-cell office:value-type="float" office:value="1.73284358302122" calcext:value-type="float">
            <text:p>1.732843583</text:p>
          </table:table-cell>
          <table:table-cell office:value-type="float" office:value="316.59993545568" calcext:value-type="float">
            <text:p>316.5999354557</text:p>
          </table:table-cell>
          <table:table-cell table:number-columns-repeated="13"/>
        </table:table-row>
        <table:table-row table:style-name="ro2">
          <table:table-cell table:style-name="ce13" office:value-type="float" office:value="320" calcext:value-type="float">
            <text:p>320</text:p>
          </table:table-cell>
          <table:table-cell table:style-name="ce15" office:value-type="float" office:value="1.41427120635514" calcext:value-type="float">
            <text:p>1.4142712064</text:p>
          </table:table-cell>
          <table:table-cell table:style-name="ce15" office:value-type="float" office:value="74.5132965233645" calcext:value-type="float">
            <text:p>74.5132965234</text:p>
          </table:table-cell>
          <table:table-cell office:value-type="float" office:value="33.063165682243" calcext:value-type="float">
            <text:p>33.0631656822</text:p>
          </table:table-cell>
          <table:table-cell office:value-type="float" office:value="62.3381003738318" calcext:value-type="float">
            <text:p>62.3381003738</text:p>
          </table:table-cell>
          <table:table-cell table:number-columns-repeated="13"/>
        </table:table-row>
        <table:table-row table:style-name="ro2">
          <table:table-cell table:style-name="ce13" office:value-type="float" office:value="342" calcext:value-type="float">
            <text:p>342</text:p>
          </table:table-cell>
          <table:table-cell table:style-name="ce15" office:value-type="float" office:value="1.0077129872211" calcext:value-type="float">
            <text:p>1.0077129872</text:p>
          </table:table-cell>
          <table:table-cell table:style-name="ce15" office:value-type="float" office:value="67.0637025557809" calcext:value-type="float">
            <text:p>67.0637025558</text:p>
          </table:table-cell>
          <table:table-cell office:value-type="float" office:value="35.8982844827586" calcext:value-type="float">
            <text:p>35.8982844828</text:p>
          </table:table-cell>
          <table:table-cell office:value-type="float" office:value="70.3155755172414" calcext:value-type="float">
            <text:p>70.3155755172</text:p>
          </table:table-cell>
          <table:table-cell table:number-columns-repeated="13"/>
        </table:table-row>
        <table:table-row table:style-name="ro2">
          <table:table-cell table:style-name="ce13" office:value-type="float" office:value="284" calcext:value-type="float">
            <text:p>284</text:p>
          </table:table-cell>
          <table:table-cell table:style-name="ce15" office:value-type="float" office:value="0.844543278157504" calcext:value-type="float">
            <text:p>0.8445432782</text:p>
          </table:table-cell>
          <table:table-cell table:style-name="ce15" office:value-type="float" office:value="96.6162876805349" calcext:value-type="float">
            <text:p>96.6162876805</text:p>
          </table:table-cell>
          <table:table-cell office:value-type="float" office:value="7.42263937592867" calcext:value-type="float">
            <text:p>7.4226393759</text:p>
          </table:table-cell>
          <table:table-cell office:value-type="float" office:value="12.8258150817236" calcext:value-type="float">
            <text:p>12.8258150817</text:p>
          </table:table-cell>
          <table:table-cell table:number-columns-repeated="13"/>
        </table:table-row>
        <table:table-row table:style-name="ro2">
          <table:table-cell table:style-name="ce13" office:value-type="float" office:value="574" calcext:value-type="float">
            <text:p>574</text:p>
          </table:table-cell>
          <table:table-cell table:style-name="ce15" office:value-type="float" office:value="12.608221071618" calcext:value-type="float">
            <text:p>12.6082210716</text:p>
          </table:table-cell>
          <table:table-cell table:style-name="ce15" office:value-type="float" office:value="97.8243323846154" calcext:value-type="float">
            <text:p>97.8243323846</text:p>
          </table:table-cell>
          <table:table-cell office:value-type="float" office:value="19.7863304907162" calcext:value-type="float">
            <text:p>19.7863304907</text:p>
          </table:table-cell>
          <table:table-cell office:value-type="float" office:value="30.7673293766578" calcext:value-type="float">
            <text:p>30.7673293767</text:p>
          </table:table-cell>
          <table:table-cell table:number-columns-repeated="13"/>
        </table:table-row>
        <table:table-row table:style-name="ro2">
          <table:table-cell table:style-name="ce13" office:value-type="float" office:value="420" calcext:value-type="float">
            <text:p>420</text:p>
          </table:table-cell>
          <table:table-cell table:style-name="ce15" office:value-type="float" office:value="2.6116689604811" calcext:value-type="float">
            <text:p>2.6116689605</text:p>
          </table:table-cell>
          <table:table-cell table:style-name="ce15" office:value-type="float" office:value="4.12629793814434" calcext:value-type="float">
            <text:p>4.1262979381</text:p>
          </table:table-cell>
          <table:table-cell office:value-type="float" office:value="35.2674008247423" calcext:value-type="float">
            <text:p>35.2674008247</text:p>
          </table:table-cell>
          <table:table-cell office:value-type="float" office:value="4.96425010309278" calcext:value-type="float">
            <text:p>4.9642501031</text:p>
          </table:table-cell>
          <table:table-cell table:number-columns-repeated="13"/>
        </table:table-row>
        <table:table-row table:style-name="ro2">
          <table:table-cell table:style-name="ce13" office:value-type="float" office:value="420" calcext:value-type="float">
            <text:p>420</text:p>
          </table:table-cell>
          <table:table-cell table:style-name="ce15" office:value-type="float" office:value="1.23297779965986" calcext:value-type="float">
            <text:p>1.2329777997</text:p>
          </table:table-cell>
          <table:table-cell table:style-name="ce15" office:value-type="float" office:value="6.69463166666666" calcext:value-type="float">
            <text:p>6.6946316667</text:p>
          </table:table-cell>
          <table:table-cell office:value-type="float" office:value="33.2458427891156" calcext:value-type="float">
            <text:p>33.2458427891</text:p>
          </table:table-cell>
          <table:table-cell office:value-type="float" office:value="3.21608013605443" calcext:value-type="float">
            <text:p>3.2160801361</text:p>
          </table:table-cell>
          <table:table-cell table:number-columns-repeated="13"/>
        </table:table-row>
        <table:table-row table:style-name="ro2">
          <table:table-cell table:style-name="ce13" office:value-type="float" office:value="412" calcext:value-type="float">
            <text:p>412</text:p>
          </table:table-cell>
          <table:table-cell table:style-name="ce15" office:value-type="float" office:value="4.78256907713499" calcext:value-type="float">
            <text:p>4.7825690771</text:p>
          </table:table-cell>
          <table:table-cell table:style-name="ce15" office:value-type="float" office:value="89.4419010082645" calcext:value-type="float">
            <text:p>89.4419010083</text:p>
          </table:table-cell>
          <table:table-cell office:value-type="float" office:value="9.730053553719" calcext:value-type="float">
            <text:p>9.7300535537</text:p>
          </table:table-cell>
          <table:table-cell office:value-type="float" office:value="19.8741292837466" calcext:value-type="float">
            <text:p>19.8741292837</text:p>
          </table:table-cell>
          <table:table-cell table:number-columns-repeated="13"/>
        </table:table-row>
        <table:table-row table:style-name="ro2">
          <table:table-cell table:style-name="ce13" office:value-type="float" office:value="406" calcext:value-type="float">
            <text:p>406</text:p>
          </table:table-cell>
          <table:table-cell table:style-name="ce15" office:value-type="float" office:value="6.043002978125" calcext:value-type="float">
            <text:p>6.0430029781</text:p>
          </table:table-cell>
          <table:table-cell table:style-name="ce15" office:value-type="float" office:value="90.773986315625" calcext:value-type="float">
            <text:p>90.7739863156</text:p>
          </table:table-cell>
          <table:table-cell office:value-type="float" office:value="10.82063634375" calcext:value-type="float">
            <text:p>10.8206363438</text:p>
          </table:table-cell>
          <table:table-cell office:value-type="float" office:value="20.84396196875" calcext:value-type="float">
            <text:p>20.8439619688</text:p>
          </table:table-cell>
          <table:table-cell table:number-columns-repeated="13"/>
        </table:table-row>
        <table:table-row table:style-name="ro3">
          <table:table-cell table:style-name="ce13" office:value-type="float" office:value="216" calcext:value-type="float">
            <text:p>216</text:p>
          </table:table-cell>
          <table:table-cell table:style-name="ce15" office:value-type="float" office:value="25.5871818555008" calcext:value-type="float">
            <text:p>25.5871818555</text:p>
          </table:table-cell>
          <table:table-cell table:style-name="ce15" office:value-type="float" office:value="19.5051373052632" calcext:value-type="float">
            <text:p>19.5051373053</text:p>
          </table:table-cell>
          <table:table-cell office:value-type="float" office:value="13.0131362889984" calcext:value-type="float">
            <text:p>13.013136289</text:p>
          </table:table-cell>
          <table:table-cell/>
          <table:table-cell table:style-name="ce14" office:value-type="string" calcext:value-type="string">
            <text:p>L7</text:p>
          </table:table-cell>
          <table:table-cell table:number-columns-repeated="12"/>
        </table:table-row>
        <table:table-row table:style-name="ro3">
          <table:table-cell table:style-name="ce13" office:value-type="float" office:value="284" calcext:value-type="float">
            <text:p>284</text:p>
          </table:table-cell>
          <table:table-cell table:style-name="ce15" office:value-type="float" office:value="2.99726584022038" calcext:value-type="float">
            <text:p>2.9972658402</text:p>
          </table:table-cell>
          <table:table-cell table:style-name="ce15" office:value-type="float" office:value="25.0306664107486" calcext:value-type="float">
            <text:p>25.0306664107</text:p>
          </table:table-cell>
          <table:table-cell office:value-type="float" office:value="35.0550964187328" calcext:value-type="float">
            <text:p>35.0550964187</text:p>
          </table:table-cell>
          <table:table-cell table:number-columns-repeated="14"/>
        </table:table-row>
        <table:table-row table:style-name="ro3">
          <table:table-cell table:style-name="ce13" office:value-type="float" office:value="332" calcext:value-type="float">
            <text:p>332</text:p>
          </table:table-cell>
          <table:table-cell table:style-name="ce15" office:value-type="float" office:value="3.10801375554659" calcext:value-type="float">
            <text:p>3.1080137555</text:p>
          </table:table-cell>
          <table:table-cell table:style-name="ce15" office:value-type="float" office:value="85.6393707139976" calcext:value-type="float">
            <text:p>85.639370714</text:p>
          </table:table-cell>
          <table:table-cell office:value-type="float" office:value="29.3666801129488" calcext:value-type="float">
            <text:p>29.3666801129</text:p>
          </table:table-cell>
          <table:table-cell table:number-columns-repeated="14"/>
        </table:table-row>
        <table:table-row table:style-name="ro3">
          <table:table-cell table:style-name="ce13" office:value-type="float" office:value="220" calcext:value-type="float">
            <text:p>220</text:p>
          </table:table-cell>
          <table:table-cell table:style-name="ce15" office:value-type="float" office:value="16.7075218444846" calcext:value-type="float">
            <text:p>16.7075218445</text:p>
          </table:table-cell>
          <table:table-cell table:style-name="ce15" office:value-type="float" office:value="7.7757685352622" calcext:value-type="float">
            <text:p>7.7757685353</text:p>
          </table:table-cell>
          <table:table-cell office:value-type="float" office:value="28.8426763110307" calcext:value-type="float">
            <text:p>28.842676311</text:p>
          </table:table-cell>
          <table:table-cell table:number-columns-repeated="14"/>
        </table:table-row>
        <table:table-row table:style-name="ro3">
          <table:table-cell table:style-name="ce13" office:value-type="float" office:value="196" calcext:value-type="float">
            <text:p>196</text:p>
          </table:table-cell>
          <table:table-cell table:style-name="ce15" office:value-type="float" office:value="10.9952590118302" calcext:value-type="float">
            <text:p>10.9952590118</text:p>
          </table:table-cell>
          <table:table-cell table:style-name="ce15" office:value-type="float" office:value="26.7223382045929" calcext:value-type="float">
            <text:p>26.7223382046</text:p>
          </table:table-cell>
          <table:table-cell office:value-type="float" office:value="18.580375782881" calcext:value-type="float">
            <text:p>18.5803757829</text:p>
          </table:table-cell>
          <table:table-cell table:number-columns-repeated="14"/>
        </table:table-row>
        <table:table-row table:style-name="ro3">
          <table:table-cell table:style-name="ce13" office:value-type="float" office:value="168" calcext:value-type="float">
            <text:p>168</text:p>
          </table:table-cell>
          <table:table-cell table:style-name="ce15" office:value-type="float" office:value="20.4141498333333" calcext:value-type="float">
            <text:p>20.4141498333</text:p>
          </table:table-cell>
          <table:table-cell table:style-name="ce15" office:value-type="float" office:value="81.6666666666667" calcext:value-type="float">
            <text:p>81.6666666667</text:p>
          </table:table-cell>
          <table:table-cell office:value-type="float" office:value="25.4166666666667" calcext:value-type="float">
            <text:p>25.4166666667</text:p>
          </table:table-cell>
          <table:table-cell table:number-columns-repeated="14"/>
        </table:table-row>
        <table:table-row table:style-name="ro3">
          <table:table-cell table:style-name="ce13" office:value-type="float" office:value="240" calcext:value-type="float">
            <text:p>240</text:p>
          </table:table-cell>
          <table:table-cell table:style-name="ce15" office:value-type="float" office:value="7.36821257763976" calcext:value-type="float">
            <text:p>7.3682125776</text:p>
          </table:table-cell>
          <table:table-cell table:style-name="ce15" office:value-type="float" office:value="2.32919254658384" calcext:value-type="float">
            <text:p>2.3291925466</text:p>
          </table:table-cell>
          <table:table-cell office:value-type="float" office:value="11.6071428571429" calcext:value-type="float">
            <text:p>11.6071428571</text:p>
          </table:table-cell>
          <table:table-cell table:number-columns-repeated="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5.4574132492114" calcext:value-type="float">
            <text:p>15.4574132492</text:p>
          </table:table-cell>
          <table:table-cell office:value-type="float" office:value="0.946372239747642" calcext:value-type="float">
            <text:p>0.9463722397</text:p>
          </table:table-cell>
          <table:table-cell table:number-columns-repeated="2"/>
          <table:table-cell table:style-name="ce14" office:value-type="string" calcext:value-type="string">
            <text:p>S22</text:p>
          </table:table-cell>
          <table:table-cell table:number-columns-repeated="1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0.5577689243028" calcext:value-type="float">
            <text:p>10.5577689243</text:p>
          </table:table-cell>
          <table:table-cell office:value-type="float" office:value="0.19920318725101" calcext:value-type="float">
            <text:p>0.1992031873</text:p>
          </table:table-cell>
          <table:table-cell table:number-columns-repeated="15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.92262224610425" calcext:value-type="float">
            <text:p>3.9226222461</text:p>
          </table:table-cell>
          <table:table-cell office:value-type="float" office:value="0.0537345513164858" calcext:value-type="float">
            <text:p>0.0537345513</text:p>
          </table:table-cell>
          <table:table-cell table:number-columns-repeated="15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.44611528822056" calcext:value-type="float">
            <text:p>3.4461152882</text:p>
          </table:table-cell>
          <table:table-cell office:value-type="float" office:value="2.25563909774437" calcext:value-type="float">
            <text:p>2.2556390977</text:p>
          </table:table-cell>
          <table:table-cell table:number-columns-repeated="15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.9829018075232" calcext:value-type="float">
            <text:p>4.9829018075</text:p>
          </table:table-cell>
          <table:table-cell office:value-type="float" office:value="0.195407914020514" calcext:value-type="float">
            <text:p>0.195407914</text:p>
          </table:table-cell>
          <table:table-cell table:number-columns-repeated="15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3.11190903650508" calcext:value-type="float">
            <text:p>3.1119090365</text:p>
          </table:table-cell>
          <table:table-cell office:value-type="float" office:value="3.94973070017953" calcext:value-type="float">
            <text:p>3.9497307002</text:p>
          </table:table-cell>
          <table:table-cell table:number-columns-repeated="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.93219303604154" calcext:value-type="float">
            <text:p>2.932193036</text:p>
          </table:table-cell>
          <table:table-cell office:value-type="float" office:value="1.03848503359803" calcext:value-type="float">
            <text:p>1.0384850336</text:p>
          </table:table-cell>
          <table:table-cell table:number-columns-repeated="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.5283018867925" calcext:value-type="float">
            <text:p>24.5283018868</text:p>
          </table:table-cell>
          <table:table-cell office:value-type="float" office:value="3.77358490566038" calcext:value-type="float">
            <text:p>3.7735849057</text:p>
          </table:table-cell>
          <table:table-cell table:number-columns-repeated="1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1.8543046357616" calcext:value-type="float">
            <text:p>21.8543046358</text:p>
          </table:table-cell>
          <table:table-cell office:value-type="float" office:value="7.28476821192054" calcext:value-type="float">
            <text:p>7.2847682119</text:p>
          </table:table-cell>
          <table:table-cell table:number-columns-repeated="1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0.5128205128205" calcext:value-type="float">
            <text:p>20.5128205128</text:p>
          </table:table-cell>
          <table:table-cell office:value-type="float" office:value="81.3186813186813" calcext:value-type="float">
            <text:p>81.3186813187</text:p>
          </table:table-cell>
          <table:table-cell table:number-columns-repeated="1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56.1085972850679" calcext:value-type="float">
            <text:p>56.1085972851</text:p>
          </table:table-cell>
          <table:table-cell table:number-columns-repeated="15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.57894736842106" calcext:value-type="float">
            <text:p>6.5789473684</text:p>
          </table:table-cell>
          <table:table-cell office:value-type="float" office:value="12.8542510121457" calcext:value-type="float">
            <text:p>12.8542510121</text:p>
          </table:table-cell>
          <table:table-cell table:number-columns-repeated="15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6.8199233716475" calcext:value-type="float">
            <text:p>26.8199233716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1.9378577269011" calcext:value-type="float">
            <text:p>11.9378577269</text:p>
          </table:table-cell>
          <table:table-cell office:value-type="float" office:value="22.0768601798855" calcext:value-type="float">
            <text:p>22.0768601799</text:p>
          </table:table-cell>
          <table:table-cell table:number-columns-repeated="1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10.4575163398693" calcext:value-type="float">
            <text:p>10.4575163399</text:p>
          </table:table-cell>
          <table:table-cell table:number-columns-repeated="1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.70731707317074" calcext:value-type="float">
            <text:p>6.7073170732</text:p>
          </table:table-cell>
          <table:table-cell office:value-type="float" office:value="10.0609756097561" calcext:value-type="float">
            <text:p>10.0609756098</text:p>
          </table:table-cell>
          <table:table-cell table:number-columns-repeated="1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1.0638297872341" calcext:value-type="float">
            <text:p>11.0638297872</text:p>
          </table:table-cell>
          <table:table-cell office:value-type="float" office:value="15.7446808510638" calcext:value-type="float">
            <text:p>15.7446808511</text:p>
          </table:table-cell>
          <table:table-cell table:number-columns-repeated="15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9.19282511210763" calcext:value-type="float">
            <text:p>9.1928251121</text:p>
          </table:table-cell>
          <table:table-cell office:value-type="float" office:value="15.695067264574" calcext:value-type="float">
            <text:p>15.6950672646</text:p>
          </table:table-cell>
          <table:table-cell table:number-columns-repeated="1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.043795620438" calcext:value-type="float">
            <text:p>12.0437956204</text:p>
          </table:table-cell>
          <table:table-cell office:value-type="float" office:value="32.1167883211679" calcext:value-type="float">
            <text:p>32.1167883212</text:p>
          </table:table-cell>
          <table:table-cell table:number-columns-repeated="15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7.85340314136126" calcext:value-type="float">
            <text:p>7.8534031414</text:p>
          </table:table-cell>
          <table:table-cell office:value-type="float" office:value="22.6876090750436" calcext:value-type="float">
            <text:p>22.687609075</text:p>
          </table:table-cell>
          <table:table-cell table:number-columns-repeated="15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9.21985815602836" calcext:value-type="float">
            <text:p>9.219858156</text:p>
          </table:table-cell>
          <table:table-cell office:value-type="float" office:value="10.0709219858156" calcext:value-type="float">
            <text:p>10.0709219858</text:p>
          </table:table-cell>
          <table:table-cell table:number-columns-repeated="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3386387857" calcext:value-type="float">
            <text:p>0.3386387857</text:p>
          </table:table-cell>
          <table:table-cell office:value-type="float" office:value="0.752338348922325" calcext:value-type="float">
            <text:p>0.7523383489</text:p>
          </table:table-cell>
          <table:table-cell office:value-type="float" office:value="8.33672224481497" calcext:value-type="float">
            <text:p>8.3367222448</text:p>
          </table:table-cell>
          <table:table-cell/>
          <table:table-cell table:style-name="ce14" office:value-type="string" calcext:value-type="string">
            <text:p>S66</text:p>
          </table:table-cell>
          <table:table-cell table:number-columns-repeated="1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05181092295" calcext:value-type="float">
            <text:p>0.051810923</text:p>
          </table:table-cell>
          <table:table-cell office:value-type="float" office:value="1.82403433476395" calcext:value-type="float">
            <text:p>1.8240343348</text:p>
          </table:table-cell>
          <table:table-cell office:value-type="float" office:value="8.88769670958512" calcext:value-type="float">
            <text:p>8.8876967096</text:p>
          </table:table-cell>
          <table:table-cell table:number-columns-repeated="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2285338016" calcext:value-type="float">
            <text:p>0.2285338016</text:p>
          </table:table-cell>
          <table:table-cell office:value-type="float" office:value="2.54777070063693" calcext:value-type="float">
            <text:p>2.5477707006</text:p>
          </table:table-cell>
          <table:table-cell office:value-type="float" office:value="7.48407643312102" calcext:value-type="float">
            <text:p>7.4840764331</text:p>
          </table:table-cell>
          <table:table-cell table:number-columns-repeated="1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.248311059" calcext:value-type="float">
            <text:p>1.248311059</text:p>
          </table:table-cell>
          <table:table-cell office:value-type="float" office:value="0.394915463408614" calcext:value-type="float">
            <text:p>0.3949154634</text:p>
          </table:table-cell>
          <table:table-cell office:value-type="float" office:value="10.4035542391707" calcext:value-type="float">
            <text:p>10.4035542392</text:p>
          </table:table-cell>
          <table:table-cell table:number-columns-repeated="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.642485185" calcext:value-type="float">
            <text:p>1.642485185</text:p>
          </table:table-cell>
          <table:table-cell office:value-type="float" office:value="1.40698280354352" calcext:value-type="float">
            <text:p>1.4069828035</text:p>
          </table:table-cell>
          <table:table-cell office:value-type="float" office:value="10.5436859475421" calcext:value-type="float">
            <text:p>10.5436859475</text:p>
          </table:table-cell>
          <table:table-cell table:number-columns-repeated="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0.3467367627" calcext:value-type="float">
            <text:p>0.3467367627</text:p>
          </table:table-cell>
          <table:table-cell office:value-type="float" office:value="2.29017738946254" calcext:value-type="float">
            <text:p>2.2901773895</text:p>
          </table:table-cell>
          <table:table-cell office:value-type="float" office:value="10.2594651840085" calcext:value-type="float">
            <text:p>10.259465184</text:p>
          </table:table-cell>
          <table:table-cell table:number-columns-repeated="1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0.6949596086" calcext:value-type="float">
            <text:p>0.6949596086</text:p>
          </table:table-cell>
          <table:table-cell office:value-type="float" office:value="0.595382746051048" calcext:value-type="float">
            <text:p>0.5953827461</text:p>
          </table:table-cell>
          <table:table-cell office:value-type="float" office:value="12.5759416767922" calcext:value-type="float">
            <text:p>12.5759416768</text:p>
          </table:table-cell>
          <table:table-cell table:number-columns-repeated="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8559493086" calcext:value-type="float">
            <text:p>0.8559493086</text:p>
          </table:table-cell>
          <table:table-cell office:value-type="float" office:value="0.439209423038518" calcext:value-type="float">
            <text:p>0.439209423</text:p>
          </table:table-cell>
          <table:table-cell office:value-type="float" office:value="9.84228388899981" calcext:value-type="float">
            <text:p>9.842283889</text:p>
          </table:table-cell>
          <table:table-cell table:number-columns-repeated="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.274665172" calcext:value-type="float">
            <text:p>6.274665172</text:p>
          </table:table-cell>
          <table:table-cell office:value-type="float" office:value="0" calcext:value-type="float">
            <text:p>0</text:p>
          </table:table-cell>
          <table:table-cell office:value-type="float" office:value="18.1104936253678" calcext:value-type="float">
            <text:p>18.1104936254</text:p>
          </table:table-cell>
          <table:table-cell table:number-columns-repeated="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.876682666" calcext:value-type="float">
            <text:p>3.876682666</text:p>
          </table:table-cell>
          <table:table-cell office:value-type="float" office:value="3.125" calcext:value-type="float">
            <text:p>3.125</text:p>
          </table:table-cell>
          <table:table-cell office:value-type="float" office:value="16.5384615384615" calcext:value-type="float">
            <text:p>16.5384615385</text:p>
          </table:table-cell>
          <table:table-cell table:number-columns-repeated="1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.230765794" calcext:value-type="float">
            <text:p>4.230765794</text:p>
          </table:table-cell>
          <table:table-cell office:value-type="float" office:value="2.04834840376454" calcext:value-type="float">
            <text:p>2.0483484038</text:p>
          </table:table-cell>
          <table:table-cell office:value-type="float" office:value="17.8077136002953" calcext:value-type="float">
            <text:p>17.8077136003</text:p>
          </table:table-cell>
          <table:table-cell table:number-columns-repeated="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.121648049" calcext:value-type="float">
            <text:p>1.121648049</text:p>
          </table:table-cell>
          <table:table-cell office:value-type="float" office:value="3.49573355353702" calcext:value-type="float">
            <text:p>3.4957335535</text:p>
          </table:table-cell>
          <table:table-cell office:value-type="float" office:value="7.73465455546381" calcext:value-type="float">
            <text:p>7.7346545555</text:p>
          </table:table-cell>
          <table:table-cell table:number-columns-repeated="1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.606950118" calcext:value-type="float">
            <text:p>5.606950118</text:p>
          </table:table-cell>
          <table:table-cell office:value-type="float" office:value="2.21432034911911" calcext:value-type="float">
            <text:p>2.2143203491</text:p>
          </table:table-cell>
          <table:table-cell office:value-type="float" office:value="11.7666074026184" calcext:value-type="float">
            <text:p>11.7666074026</text:p>
          </table:table-cell>
          <table:table-cell table:number-columns-repeated="1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.992275391" calcext:value-type="float">
            <text:p>4.992275391</text:p>
          </table:table-cell>
          <table:table-cell office:value-type="float" office:value="3.05876039710224" calcext:value-type="float">
            <text:p>3.0587603971</text:p>
          </table:table-cell>
          <table:table-cell office:value-type="float" office:value="11.2691172524819" calcext:value-type="float">
            <text:p>11.2691172525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5.282882609" calcext:value-type="float">
            <text:p>5.282882609</text:p>
          </table:table-cell>
          <table:table-cell office:value-type="float" office:value="0.509849362688282" calcext:value-type="float">
            <text:p>0.5098493627</text:p>
          </table:table-cell>
          <table:table-cell office:value-type="float" office:value="12.9779837775203" calcext:value-type="float">
            <text:p>12.9779837775</text:p>
          </table:table-cell>
          <table:table-cell table:number-columns-repeated="1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5.591396954" calcext:value-type="float">
            <text:p>5.591396954</text:p>
          </table:table-cell>
          <table:table-cell office:value-type="float" office:value="0.468384074941452" calcext:value-type="float">
            <text:p>0.4683840749</text:p>
          </table:table-cell>
          <table:table-cell office:value-type="float" office:value="10.0312256049961" calcext:value-type="float">
            <text:p>10.031225605</text:p>
          </table:table-cell>
          <table:table-cell table:number-columns-repeated="14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3.629022799" calcext:value-type="float">
            <text:p>3.629022799</text:p>
          </table:table-cell>
          <table:table-cell office:value-type="float" office:value="0.0814806192527025" calcext:value-type="float">
            <text:p>0.0814806193</text:p>
          </table:table-cell>
          <table:table-cell office:value-type="float" office:value="11.063904085671" calcext:value-type="float">
            <text:p>11.0639040857</text:p>
          </table:table-cell>
          <table:table-cell table:number-columns-repeated="1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.273465325" calcext:value-type="float">
            <text:p>2.273465325</text:p>
          </table:table-cell>
          <table:table-cell office:value-type="float" office:value="3.09173107773078" calcext:value-type="float">
            <text:p>3.0917310777</text:p>
          </table:table-cell>
          <table:table-cell office:value-type="float" office:value="6.89806037625784" calcext:value-type="float">
            <text:p>6.8980603763</text:p>
          </table:table-cell>
          <table:table-cell table:number-columns-repeated="1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.63042156" calcext:value-type="float">
            <text:p>2.63042156</text:p>
          </table:table-cell>
          <table:table-cell office:value-type="float" office:value="3.57624831309041" calcext:value-type="float">
            <text:p>3.5762483131</text:p>
          </table:table-cell>
          <table:table-cell office:value-type="float" office:value="8.47503373819163" calcext:value-type="float">
            <text:p>8.4750337382</text:p>
          </table:table-cell>
          <table:table-cell table:number-columns-repeated="14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2.568416951" calcext:value-type="float">
            <text:p>2.568416951</text:p>
          </table:table-cell>
          <table:table-cell office:value-type="float" office:value="0.487089509244225" calcext:value-type="float">
            <text:p>0.4870895092</text:p>
          </table:table-cell>
          <table:table-cell office:value-type="float" office:value="9.34373854292148" calcext:value-type="float">
            <text:p>9.3437385429</text:p>
          </table:table-cell>
          <table:table-cell table:number-columns-repeated="14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.998149608" calcext:value-type="float">
            <text:p>3.998149608</text:p>
          </table:table-cell>
          <table:table-cell office:value-type="float" office:value="0.879188441438676" calcext:value-type="float">
            <text:p>0.8791884414</text:p>
          </table:table-cell>
          <table:table-cell office:value-type="float" office:value="9.58499846295728" calcext:value-type="float">
            <text:p>9.584998463</text:p>
          </table:table-cell>
          <table:table-cell table:number-columns-repeated="1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2.246919156" calcext:value-type="float">
            <text:p>2.246919156</text:p>
          </table:table-cell>
          <table:table-cell office:value-type="float" office:value="0.461751577651223" calcext:value-type="float">
            <text:p>0.4617515777</text:p>
          </table:table-cell>
          <table:table-cell office:value-type="float" office:value="9.57364937663537" calcext:value-type="float">
            <text:p>9.5736493766</text:p>
          </table:table-cell>
          <table:table-cell table:number-columns-repeated="1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2.635885402" calcext:value-type="float">
            <text:p>2.635885402</text:p>
          </table:table-cell>
          <table:table-cell office:value-type="float" office:value="0.45859607066549" calcext:value-type="float">
            <text:p>0.4585960707</text:p>
          </table:table-cell>
          <table:table-cell office:value-type="float" office:value="9.36474021574861" calcext:value-type="float">
            <text:p>9.3647402157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4.88390767" calcext:value-type="float">
            <text:p>44.88390767</text:p>
          </table:table-cell>
          <table:table-cell office:value-type="float" office:value="66.6548547129695" calcext:value-type="float">
            <text:p>66.654854713</text:p>
          </table:table-cell>
          <table:table-cell office:value-type="float" office:value="2.94117647058824" calcext:value-type="float">
            <text:p>2.9411764706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6.41141767" calcext:value-type="float">
            <text:p>26.41141767</text:p>
          </table:table-cell>
          <table:table-cell office:value-type="float" office:value="54.1976893453145" calcext:value-type="float">
            <text:p>54.1976893453</text:p>
          </table:table-cell>
          <table:table-cell office:value-type="float" office:value="3.97946084724005" calcext:value-type="float">
            <text:p>3.9794608472</text:p>
          </table:table-cell>
          <table:table-cell table:number-columns-repeated="14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7.74114816" calcext:value-type="float">
            <text:p>17.74114816</text:p>
          </table:table-cell>
          <table:table-cell office:value-type="float" office:value="13.3279072133482" calcext:value-type="float">
            <text:p>13.3279072133</text:p>
          </table:table-cell>
          <table:table-cell office:value-type="float" office:value="16.05453250585" calcext:value-type="float">
            <text:p>16.0545325059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32.83785932" calcext:value-type="float">
            <text:p>32.83785932</text:p>
          </table:table-cell>
          <table:table-cell office:value-type="float" office:value="57.9528932829311" calcext:value-type="float">
            <text:p>57.9528932829</text:p>
          </table:table-cell>
          <table:table-cell office:value-type="float" office:value="2.93690026170398" calcext:value-type="float">
            <text:p>2.9369002617</text:p>
          </table:table-cell>
          <table:table-cell table:number-columns-repeated="1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4.18976888" calcext:value-type="float">
            <text:p>24.18976888</text:p>
          </table:table-cell>
          <table:table-cell office:value-type="float" office:value="31.8921757395414" calcext:value-type="float">
            <text:p>31.8921757395</text:p>
          </table:table-cell>
          <table:table-cell office:value-type="float" office:value="10.5023630316821" calcext:value-type="float">
            <text:p>10.5023630317</text:p>
          </table:table-cell>
          <table:table-cell table:number-columns-repeated="1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8.13941468" calcext:value-type="float">
            <text:p>18.13941468</text:p>
          </table:table-cell>
          <table:table-cell office:value-type="float" office:value="26.4994867282593" calcext:value-type="float">
            <text:p>26.4994867283</text:p>
          </table:table-cell>
          <table:table-cell office:value-type="float" office:value="9.00425282299457" calcext:value-type="float">
            <text:p>9.004252823</text:p>
          </table:table-cell>
          <table:table-cell table:number-columns-repeated="1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39.49338022" calcext:value-type="float">
            <text:p>39.49338022</text:p>
          </table:table-cell>
          <table:table-cell office:value-type="float" office:value="62.3603351955307" calcext:value-type="float">
            <text:p>62.3603351955</text:p>
          </table:table-cell>
          <table:table-cell office:value-type="float" office:value="10.6843575418994" calcext:value-type="float">
            <text:p>10.6843575419</text:p>
          </table:table-cell>
          <table:table-cell table:number-columns-repeated="14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5.27457049" calcext:value-type="float">
            <text:p>15.27457049</text:p>
          </table:table-cell>
          <table:table-cell office:value-type="float" office:value="18.6686390532544" calcext:value-type="float">
            <text:p>18.6686390533</text:p>
          </table:table-cell>
          <table:table-cell office:value-type="float" office:value="18.0769230769231" calcext:value-type="float">
            <text:p>18.0769230769</text:p>
          </table:table-cell>
          <table:table-cell table:number-columns-repeated="14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9.373311122" calcext:value-type="float">
            <text:p>9.373311122</text:p>
          </table:table-cell>
          <table:table-cell office:value-type="float" office:value="17.9507758159444" calcext:value-type="float">
            <text:p>17.9507758159</text:p>
          </table:table-cell>
          <table:table-cell office:value-type="float" office:value="12.9213483146067" calcext:value-type="float">
            <text:p>12.9213483146</text:p>
          </table:table-cell>
          <table:table-cell table:number-columns-repeated="1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4.9236682" calcext:value-type="float">
            <text:p>24.9236682</text:p>
          </table:table-cell>
          <table:table-cell office:value-type="float" office:value="50.9615384615385" calcext:value-type="float">
            <text:p>50.9615384615</text:p>
          </table:table-cell>
          <table:table-cell office:value-type="float" office:value="8.65384615384615" calcext:value-type="float">
            <text:p>8.6538461538</text:p>
          </table:table-cell>
          <table:table-cell table:number-columns-repeated="1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2.58159626" calcext:value-type="float">
            <text:p>12.58159626</text:p>
          </table:table-cell>
          <table:table-cell office:value-type="float" office:value="5.08474576271187" calcext:value-type="float">
            <text:p>5.0847457627</text:p>
          </table:table-cell>
          <table:table-cell office:value-type="float" office:value="37.8442796610169" calcext:value-type="float">
            <text:p>37.844279661</text:p>
          </table:table-cell>
          <table:table-cell table:number-columns-repeated="1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7.32786088" calcext:value-type="float">
            <text:p>17.32786088</text:p>
          </table:table-cell>
          <table:table-cell office:value-type="float" office:value="2.37275162648296" calcext:value-type="float">
            <text:p>2.3727516265</text:p>
          </table:table-cell>
          <table:table-cell office:value-type="float" office:value="39.9158055874474" calcext:value-type="float">
            <text:p>39.9158055874</text:p>
          </table:table-cell>
          <table:table-cell table:number-columns-repeated="1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24.91687939" calcext:value-type="float">
            <text:p>24.91687939</text:p>
          </table:table-cell>
          <table:table-cell office:value-type="float" office:value="2.25098480585256" calcext:value-type="float">
            <text:p>2.2509848059</text:p>
          </table:table-cell>
          <table:table-cell office:value-type="float" office:value="44.0630275745639" calcext:value-type="float">
            <text:p>44.0630275746</text:p>
          </table:table-cell>
          <table:table-cell table:number-columns-repeated="1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8.36559674" calcext:value-type="float">
            <text:p>18.36559674</text:p>
          </table:table-cell>
          <table:table-cell office:value-type="float" office:value="3.369384359401" calcext:value-type="float">
            <text:p>3.3693843594</text:p>
          </table:table-cell>
          <table:table-cell office:value-type="float" office:value="40.765391014975" calcext:value-type="float">
            <text:p>40.765391015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5.51502133" calcext:value-type="float">
            <text:p>15.51502133</text:p>
          </table:table-cell>
          <table:table-cell office:value-type="float" office:value="4.67133800467134" calcext:value-type="float">
            <text:p>4.6713380047</text:p>
          </table:table-cell>
          <table:table-cell office:value-type="float" office:value="37.8712045378712" calcext:value-type="float">
            <text:p>37.8712045379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2.03247778" calcext:value-type="float">
            <text:p>22.03247778</text:p>
          </table:table-cell>
          <table:table-cell office:value-type="float" office:value="28.1118881118881" calcext:value-type="float">
            <text:p>28.1118881119</text:p>
          </table:table-cell>
          <table:table-cell office:value-type="float" office:value="17.3146853146853" calcext:value-type="float">
            <text:p>17.3146853147</text:p>
          </table:table-cell>
          <table:table-cell table:number-columns-repeated="1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4.25194027" calcext:value-type="float">
            <text:p>24.25194027</text:p>
          </table:table-cell>
          <table:table-cell office:value-type="float" office:value="24.3177892918826" calcext:value-type="float">
            <text:p>24.3177892919</text:p>
          </table:table-cell>
          <table:table-cell office:value-type="float" office:value="18.9291882556131" calcext:value-type="float">
            <text:p>18.9291882556</text:p>
          </table:table-cell>
          <table:table-cell table:number-columns-repeated="14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6.90085007" calcext:value-type="float">
            <text:p>26.90085007</text:p>
          </table:table-cell>
          <table:table-cell office:value-type="float" office:value="12.2318481848185" calcext:value-type="float">
            <text:p>12.2318481848</text:p>
          </table:table-cell>
          <table:table-cell office:value-type="float" office:value="29.1872937293729" calcext:value-type="float">
            <text:p>29.1872937294</text:p>
          </table:table-cell>
          <table:table-cell table:number-columns-repeated="1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9.25739075" calcext:value-type="float">
            <text:p>29.25739075</text:p>
          </table:table-cell>
          <table:table-cell office:value-type="float" office:value="13.533107781537" calcext:value-type="float">
            <text:p>13.5331077815</text:p>
          </table:table-cell>
          <table:table-cell office:value-type="float" office:value="28.9511841469309" calcext:value-type="float">
            <text:p>28.9511841469</text:p>
          </table:table-cell>
          <table:table-cell table:number-columns-repeated="14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7.60780611" calcext:value-type="float">
            <text:p>27.60780611</text:p>
          </table:table-cell>
          <table:table-cell office:value-type="float" office:value="9.10560344827587" calcext:value-type="float">
            <text:p>9.1056034483</text:p>
          </table:table-cell>
          <table:table-cell office:value-type="float" office:value="28.5021551724138" calcext:value-type="float">
            <text:p>28.5021551724</text:p>
          </table:table-cell>
          <table:table-cell table:number-columns-repeated="1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6.43105313" calcext:value-type="float">
            <text:p>16.43105313</text:p>
          </table:table-cell>
          <table:table-cell office:value-type="float" office:value="7.28179551122194" calcext:value-type="float">
            <text:p>7.2817955112</text:p>
          </table:table-cell>
          <table:table-cell office:value-type="float" office:value="36.1596009975062" calcext:value-type="float">
            <text:p>36.1596009975</text:p>
          </table:table-cell>
          <table:table-cell table:number-columns-repeated="1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5.32751968" calcext:value-type="float">
            <text:p>15.32751968</text:p>
          </table:table-cell>
          <table:table-cell office:value-type="float" office:value="20.3661327231121" calcext:value-type="float">
            <text:p>20.3661327231</text:p>
          </table:table-cell>
          <table:table-cell office:value-type="float" office:value="23.3409610983982" calcext:value-type="float">
            <text:p>23.3409610984</text:p>
          </table:table-cell>
          <table:table-cell table:number-columns-repeated="1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8.23123026" calcext:value-type="float">
            <text:p>18.23123026</text:p>
          </table:table-cell>
          <table:table-cell office:value-type="float" office:value="5.83958724202626" calcext:value-type="float">
            <text:p>5.839587242</text:p>
          </table:table-cell>
          <table:table-cell office:value-type="float" office:value="33.0440900562852" calcext:value-type="float">
            <text:p>33.0440900563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2.64238609" calcext:value-type="float">
            <text:p>22.64238609</text:p>
          </table:table-cell>
          <table:table-cell office:value-type="float" office:value="30.2155771905424" calcext:value-type="float">
            <text:p>30.2155771905</text:p>
          </table:table-cell>
          <table:table-cell office:value-type="float" office:value="10.3963838664812" calcext:value-type="float">
            <text:p>10.3963838665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7.40759713" calcext:value-type="float">
            <text:p>17.40759713</text:p>
          </table:table-cell>
          <table:table-cell office:value-type="float" office:value="24.1867043847242" calcext:value-type="float">
            <text:p>24.1867043847</text:p>
          </table:table-cell>
          <table:table-cell office:value-type="float" office:value="10.0707213578501" calcext:value-type="float">
            <text:p>10.0707213579</text:p>
          </table:table-cell>
          <table:table-cell table:number-columns-repeated="14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7.19799488" calcext:value-type="float">
            <text:p>17.19799488</text:p>
          </table:table-cell>
          <table:table-cell office:value-type="float" office:value="25.3377364154908" calcext:value-type="float">
            <text:p>25.3377364155</text:p>
          </table:table-cell>
          <table:table-cell office:value-type="float" office:value="9.96697688381867" calcext:value-type="float">
            <text:p>9.9669768838</text:p>
          </table:table-cell>
          <table:table-cell table:number-columns-repeated="14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2.14855444" calcext:value-type="float">
            <text:p>12.14855444</text:p>
          </table:table-cell>
          <table:table-cell office:value-type="float" office:value="20.7882804325078" calcext:value-type="float">
            <text:p>20.7882804325</text:p>
          </table:table-cell>
          <table:table-cell office:value-type="float" office:value="7.63864666899197" calcext:value-type="float">
            <text:p>7.638646669</text:p>
          </table:table-cell>
          <table:table-cell table:number-columns-repeated="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.92940767" calcext:value-type="float">
            <text:p>11.92940767</text:p>
          </table:table-cell>
          <table:table-cell office:value-type="float" office:value="8.98950131233596" calcext:value-type="float">
            <text:p>8.9895013123</text:p>
          </table:table-cell>
          <table:table-cell office:value-type="float" office:value="12.0734908136483" calcext:value-type="float">
            <text:p>12.0734908136</text:p>
          </table:table-cell>
          <table:table-cell table:number-columns-repeated="14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4.19572783" calcext:value-type="float">
            <text:p>14.19572783</text:p>
          </table:table-cell>
          <table:table-cell office:value-type="float" office:value="11.5360101975781" calcext:value-type="float">
            <text:p>11.5360101976</text:p>
          </table:table-cell>
          <table:table-cell office:value-type="float" office:value="11.9184193753983" calcext:value-type="float">
            <text:p>11.9184193754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.29581742" calcext:value-type="float">
            <text:p>12.29581742</text:p>
          </table:table-cell>
          <table:table-cell office:value-type="float" office:value="8.27791790873652" calcext:value-type="float">
            <text:p>8.2779179087</text:p>
          </table:table-cell>
          <table:table-cell office:value-type="float" office:value="13.9646869983949" calcext:value-type="float">
            <text:p>13.9646869984</text:p>
          </table:table-cell>
          <table:table-cell table:number-columns-repeated="1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7.99402137" calcext:value-type="float">
            <text:p>17.99402137</text:p>
          </table:table-cell>
          <table:table-cell office:value-type="float" office:value="8.8495575221239" calcext:value-type="float">
            <text:p>8.8495575221</text:p>
          </table:table-cell>
          <table:table-cell office:value-type="float" office:value="12.1147390906317" calcext:value-type="float">
            <text:p>12.1147390906</text:p>
          </table:table-cell>
          <table:table-cell table:number-columns-repeated="1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1.85106546" calcext:value-type="float">
            <text:p>11.85106546</text:p>
          </table:table-cell>
          <table:table-cell office:value-type="float" office:value="13.7058261700096" calcext:value-type="float">
            <text:p>13.70582617</text:p>
          </table:table-cell>
          <table:table-cell office:value-type="float" office:value="13.2282712511939" calcext:value-type="float">
            <text:p>13.2282712512</text:p>
          </table:table-cell>
          <table:table-cell table:number-columns-repeated="1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5.73353411" calcext:value-type="float">
            <text:p>15.73353411</text:p>
          </table:table-cell>
          <table:table-cell office:value-type="float" office:value="18.941504178273" calcext:value-type="float">
            <text:p>18.9415041783</text:p>
          </table:table-cell>
          <table:table-cell office:value-type="float" office:value="15.1965335809347" calcext:value-type="float">
            <text:p>15.1965335809</text:p>
          </table:table-cell>
          <table:table-cell table:number-columns-repeated="14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14.24300071" calcext:value-type="float">
            <text:p>14.24300071</text:p>
          </table:table-cell>
          <table:table-cell office:value-type="float" office:value="17.3608481635744" calcext:value-type="float">
            <text:p>17.3608481636</text:p>
          </table:table-cell>
          <table:table-cell office:value-type="float" office:value="11.5107913669065" calcext:value-type="float">
            <text:p>11.5107913669</text:p>
          </table:table-cell>
          <table:table-cell table:number-columns-repeated="1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1.60652666" calcext:value-type="float">
            <text:p>11.60652666</text:p>
          </table:table-cell>
          <table:table-cell office:value-type="float" office:value="5.33043897732755" calcext:value-type="float">
            <text:p>5.3304389773</text:p>
          </table:table-cell>
          <table:table-cell office:value-type="float" office:value="13.7481910274964" calcext:value-type="float">
            <text:p>13.7481910275</text:p>
          </table:table-cell>
          <table:table-cell table:number-columns-repeated="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.554089903" calcext:value-type="float">
            <text:p>4.554089903</text:p>
          </table:table-cell>
          <table:table-cell office:value-type="float" office:value="0.807017543859654" calcext:value-type="float">
            <text:p>0.8070175439</text:p>
          </table:table-cell>
          <table:table-cell office:value-type="float" office:value="10.421052631579" calcext:value-type="float">
            <text:p>10.4210526316</text:p>
          </table:table-cell>
          <table:table-cell table:number-columns-repeated="1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.546467622" calcext:value-type="float">
            <text:p>1.546467622</text:p>
          </table:table-cell>
          <table:table-cell office:value-type="float" office:value="3.30731306491371" calcext:value-type="float">
            <text:p>3.3073130649</text:p>
          </table:table-cell>
          <table:table-cell office:value-type="float" office:value="12.4075595727198" calcext:value-type="float">
            <text:p>12.4075595727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3.24223687" calcext:value-type="float">
            <text:p>23.24223687</text:p>
          </table:table-cell>
          <table:table-cell office:value-type="float" office:value="4.01785714285714" calcext:value-type="float">
            <text:p>4.0178571429</text:p>
          </table:table-cell>
          <table:table-cell office:value-type="float" office:value="35.9546703296703" calcext:value-type="float">
            <text:p>35.9546703297</text:p>
          </table:table-cell>
          <table:table-cell table:number-columns-repeated="1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1.20310445" calcext:value-type="float">
            <text:p>21.20310445</text:p>
          </table:table-cell>
          <table:table-cell office:value-type="float" office:value="3.4804753820034" calcext:value-type="float">
            <text:p>3.480475382</text:p>
          </table:table-cell>
          <table:table-cell office:value-type="float" office:value="34.3803056027165" calcext:value-type="float">
            <text:p>34.3803056027</text:p>
          </table:table-cell>
          <table:table-cell table:number-columns-repeated="1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4.85851585" calcext:value-type="float">
            <text:p>14.85851585</text:p>
          </table:table-cell>
          <table:table-cell office:value-type="float" office:value="19.8631938963431" calcext:value-type="float">
            <text:p>19.8631938963</text:p>
          </table:table-cell>
          <table:table-cell office:value-type="float" office:value="15.5222309918443" calcext:value-type="float">
            <text:p>15.5222309918</text:p>
          </table:table-cell>
          <table:table-cell table:number-columns-repeated="14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3.36410926" calcext:value-type="float">
            <text:p>13.36410926</text:p>
          </table:table-cell>
          <table:table-cell office:value-type="float" office:value="5.63521173724575" calcext:value-type="float">
            <text:p>5.6352117372</text:p>
          </table:table-cell>
          <table:table-cell office:value-type="float" office:value="24.7415805268423" calcext:value-type="float">
            <text:p>24.7415805268</text:p>
          </table:table-cell>
          <table:table-cell table:number-columns-repeated="14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6.086707785" calcext:value-type="float">
            <text:p>6.086707785</text:p>
          </table:table-cell>
          <table:table-cell office:value-type="float" office:value="5.41217739914808" calcext:value-type="float">
            <text:p>5.4121773991</text:p>
          </table:table-cell>
          <table:table-cell office:value-type="float" office:value="7.91781508393887" calcext:value-type="float">
            <text:p>7.9178150839</text:p>
          </table:table-cell>
          <table:table-cell table:number-columns-repeated="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8.319906684" calcext:value-type="float">
            <text:p>8.319906684</text:p>
          </table:table-cell>
          <table:table-cell office:value-type="float" office:value="14.7177419354839" calcext:value-type="float">
            <text:p>14.7177419355</text:p>
          </table:table-cell>
          <table:table-cell office:value-type="float" office:value="13.8104838709677" calcext:value-type="float">
            <text:p>13.810483871</text:p>
          </table:table-cell>
          <table:table-cell table:number-columns-repeated="14"/>
        </table:table-row>
        <table:table-row table:style-name="ro3" table:number-rows-repeated="2">
          <table:table-cell table:number-columns-repeated="18"/>
        </table:table-row>
        <table:table-row table:style-name="ro5">
          <table:table-cell table:style-name="ce14" office:value-type="string" calcext:value-type="string">
            <text:p>L7</text:p>
          </table:table-cell>
          <table:table-cell table:style-name="ce14" office:value-type="string" calcext:value-type="string">
            <text:p>MP2 (kcal/mol)</text:p>
          </table:table-cell>
          <table:table-cell table:style-name="ce14" office:value-type="string" calcext:value-type="string">
            <text:p>RPA (PBE) (kcal/mol)</text:p>
          </table:table-cell>
          <table:table-cell table:style-name="ce14" office:value-type="string" calcext:value-type="string">
            <text:p>SCS-MP2 (kcal/mol)</text:p>
          </table:table-cell>
          <table:table-cell table:style-name="ce14"/>
          <table:table-cell/>
          <table:table-cell table:style-name="ce14" office:value-type="string" calcext:value-type="string">
            <text:p>MP2 Error (%)</text:p>
          </table:table-cell>
          <table:table-cell table:style-name="ce14" office:value-type="string" calcext:value-type="string">
            <text:p>RPA Error (%)</text:p>
          </table:table-cell>
          <table:table-cell table:style-name="ce14" office:value-type="string" calcext:value-type="string">
            <text:p>SCS-MP2 Error (%)</text:p>
          </table:table-cell>
          <table:table-cell/>
          <table:table-cell table:style-name="ce22" office:value-type="string" calcext:value-type="string">
            <text:p>Reference with CP (kcal/mol)</text:p>
          </table:table-cell>
          <table:table-cell/>
          <table:table-cell table:style-name="ce14" office:value-type="string" calcext:value-type="string">
            <text:p>MP2 Abs Error</text:p>
          </table:table-cell>
          <table:table-cell table:style-name="ce14" office:value-type="string" calcext:value-type="string">
            <text:p>RPA Abs Error</text:p>
          </table:table-cell>
          <table:table-cell table:style-name="ce14" office:value-type="string" calcext:value-type="string">
            <text:p>SCS-MP2 Abs Error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c2c2pd</text:p>
          </table:table-cell>
          <table:table-cell office:value-type="float" office:value="-38.98" calcext:value-type="float">
            <text:p>-38.98</text:p>
          </table:table-cell>
          <table:table-cell table:style-name="ce17" office:value-type="float" office:value="-18.1269625" calcext:value-type="float">
            <text:p>-18.1269625</text:p>
          </table:table-cell>
          <table:table-cell table:style-name="ce17" office:value-type="float" office:value="-27.53" calcext:value-type="float">
            <text:p>-27.53</text:p>
          </table:table-cell>
          <table:table-cell table:style-name="ce17" table:number-columns-repeated="2"/>
          <table:table-cell table:formula="of:=([.B136]-[.K136])/[.K136]*100" office:value-type="float" office:value="60.0164203612479" calcext:value-type="float">
            <text:p>60.0164203612</text:p>
          </table:table-cell>
          <table:table-cell table:formula="of:=([.C136]-[.$K136])/[.$K136]*100" office:value-type="float" office:value="-25.5871818555008" calcext:value-type="float">
            <text:p>-25.5871818555</text:p>
          </table:table-cell>
          <table:table-cell table:formula="of:=([.D136]-[.$K136])/[.$K136]*100" office:value-type="float" office:value="13.0131362889984" calcext:value-type="float">
            <text:p>13.013136289</text:p>
          </table:table-cell>
          <table:table-cell/>
          <table:table-cell table:style-name="ce15" office:value-type="float" office:value="-24.36" calcext:value-type="float">
            <text:p>-24.36</text:p>
          </table:table-cell>
          <table:table-cell/>
          <table:table-cell table:formula="of:=ABS([.G136])" office:value-type="float" office:value="60.0164203612479" calcext:value-type="float">
            <text:p>60.0164203612</text:p>
          </table:table-cell>
          <table:table-cell table:formula="of:=ABS([.H136])" office:value-type="float" office:value="25.5871818555008" calcext:value-type="float">
            <text:p>25.5871818555</text:p>
          </table:table-cell>
          <table:table-cell table:formula="of:=ABS([.I136])" office:value-type="float" office:value="13.0131362889984" calcext:value-type="float">
            <text:p>13.013136289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c3a</text:p>
          </table:table-cell>
          <table:table-cell office:value-type="float" office:value="-27.54" calcext:value-type="float">
            <text:p>-27.54</text:p>
          </table:table-cell>
          <table:table-cell table:style-name="ce17" office:value-type="float" office:value="-14.955203" calcext:value-type="float">
            <text:p>-14.955203</text:p>
          </table:table-cell>
          <table:table-cell table:style-name="ce17" office:value-type="float" office:value="-19.61" calcext:value-type="float">
            <text:p>-19.61</text:p>
          </table:table-cell>
          <table:table-cell table:style-name="ce17" table:number-columns-repeated="2"/>
          <table:table-cell table:formula="of:=([.B137]-[.K137])/[.K137]*100" office:value-type="float" office:value="89.6694214876033" calcext:value-type="float">
            <text:p>89.6694214876</text:p>
          </table:table-cell>
          <table:table-cell table:formula="of:=([.C137]-[.$K137])/[.$K137]*100" office:value-type="float" office:value="2.99726584022038" calcext:value-type="float">
            <text:p>2.9972658402</text:p>
          </table:table-cell>
          <table:table-cell table:formula="of:=([.D137]-[.$K137])/[.$K137]*100" office:value-type="float" office:value="35.0550964187328" calcext:value-type="float">
            <text:p>35.0550964187</text:p>
          </table:table-cell>
          <table:table-cell/>
          <table:table-cell table:style-name="ce15" office:value-type="float" office:value="-14.52" calcext:value-type="float">
            <text:p>-14.52</text:p>
          </table:table-cell>
          <table:table-cell/>
          <table:table-cell table:formula="of:=ABS([.G137])" office:value-type="float" office:value="89.6694214876033" calcext:value-type="float">
            <text:p>89.6694214876</text:p>
          </table:table-cell>
          <table:table-cell table:formula="of:=ABS([.H137])" office:value-type="float" office:value="2.99726584022038" calcext:value-type="float">
            <text:p>2.9972658402</text:p>
          </table:table-cell>
          <table:table-cell table:formula="of:=ABS([.I137])" office:value-type="float" office:value="35.0550964187328" calcext:value-type="float">
            <text:p>35.0550964187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c3gc</text:p>
          </table:table-cell>
          <table:table-cell office:value-type="float" office:value="-46.02" calcext:value-type="float">
            <text:p>-46.02</text:p>
          </table:table-cell>
          <table:table-cell table:style-name="ce17" office:value-type="float" office:value="-25.56047661" calcext:value-type="float">
            <text:p>-25.56047661</text:p>
          </table:table-cell>
          <table:table-cell table:style-name="ce17" office:value-type="float" office:value="-32.07" calcext:value-type="float">
            <text:p>-32.07</text:p>
          </table:table-cell>
          <table:table-cell table:style-name="ce17" table:number-columns-repeated="2"/>
          <table:table-cell table:formula="of:=([.B138]-[.K138])/[.K138]*100" office:value-type="float" office:value="85.6393707139976" calcext:value-type="float">
            <text:p>85.639370714</text:p>
          </table:table-cell>
          <table:table-cell table:formula="of:=([.C138]-[.$K138])/[.$K138]*100" office:value-type="float" office:value="3.10801375554659" calcext:value-type="float">
            <text:p>3.1080137555</text:p>
          </table:table-cell>
          <table:table-cell table:formula="of:=([.D138]-[.$K138])/[.$K138]*100" office:value-type="float" office:value="29.3666801129488" calcext:value-type="float">
            <text:p>29.3666801129</text:p>
          </table:table-cell>
          <table:table-cell/>
          <table:table-cell table:style-name="ce15" office:value-type="float" office:value="-24.79" calcext:value-type="float">
            <text:p>-24.79</text:p>
          </table:table-cell>
          <table:table-cell/>
          <table:table-cell table:formula="of:=ABS([.G138])" office:value-type="float" office:value="85.6393707139976" calcext:value-type="float">
            <text:p>85.639370714</text:p>
          </table:table-cell>
          <table:table-cell table:formula="of:=ABS([.H138])" office:value-type="float" office:value="3.10801375554659" calcext:value-type="float">
            <text:p>3.1080137555</text:p>
          </table:table-cell>
          <table:table-cell table:formula="of:=ABS([.I138])" office:value-type="float" office:value="29.3666801129488" calcext:value-type="float">
            <text:p>29.3666801129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cbh</text:p>
          </table:table-cell>
          <table:table-cell office:value-type="float" office:value="-11.92" calcext:value-type="float">
            <text:p>-11.92</text:p>
          </table:table-cell>
          <table:table-cell table:style-name="ce17" office:value-type="float" office:value="-9.212148084" calcext:value-type="float">
            <text:p>-9.212148084</text:p>
          </table:table-cell>
          <table:table-cell table:style-name="ce17" office:value-type="float" office:value="-7.87" calcext:value-type="float">
            <text:p>-7.87</text:p>
          </table:table-cell>
          <table:table-cell table:style-name="ce17" table:number-columns-repeated="2"/>
          <table:table-cell table:formula="of:=([.B139]-[.K139])/[.K139]*100" office:value-type="float" office:value="7.7757685352622" calcext:value-type="float">
            <text:p>7.7757685353</text:p>
          </table:table-cell>
          <table:table-cell table:formula="of:=([.C139]-[.$K139])/[.$K139]*100" office:value-type="float" office:value="-16.7075218444846" calcext:value-type="float">
            <text:p>-16.7075218445</text:p>
          </table:table-cell>
          <table:table-cell table:formula="of:=([.D139]-[.$K139])/[.$K139]*100" office:value-type="float" office:value="-28.8426763110307" calcext:value-type="float">
            <text:p>-28.842676311</text:p>
          </table:table-cell>
          <table:table-cell/>
          <table:table-cell table:style-name="ce15" office:value-type="float" office:value="-11.06" calcext:value-type="float">
            <text:p>-11.06</text:p>
          </table:table-cell>
          <table:table-cell/>
          <table:table-cell table:formula="of:=ABS([.G139])" office:value-type="float" office:value="7.7757685352622" calcext:value-type="float">
            <text:p>7.7757685353</text:p>
          </table:table-cell>
          <table:table-cell table:formula="of:=ABS([.H139])" office:value-type="float" office:value="16.7075218444846" calcext:value-type="float">
            <text:p>16.7075218445</text:p>
          </table:table-cell>
          <table:table-cell table:formula="of:=ABS([.I139])" office:value-type="float" office:value="28.8426763110307" calcext:value-type="float">
            <text:p>28.842676311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gcgc</text:p>
          </table:table-cell>
          <table:table-cell office:value-type="float" office:value="-18.21" calcext:value-type="float">
            <text:p>-18.21</text:p>
          </table:table-cell>
          <table:table-cell table:style-name="ce17" office:value-type="float" office:value="-12.78998128" calcext:value-type="float">
            <text:p>-12.78998128</text:p>
          </table:table-cell>
          <table:table-cell table:style-name="ce17" office:value-type="float" office:value="-11.7" calcext:value-type="float">
            <text:p>-11.7</text:p>
          </table:table-cell>
          <table:table-cell table:style-name="ce17" table:number-columns-repeated="2"/>
          <table:table-cell table:formula="of:=([.B140]-[.K140])/[.K140]*100" office:value-type="float" office:value="26.7223382045929" calcext:value-type="float">
            <text:p>26.7223382046</text:p>
          </table:table-cell>
          <table:table-cell table:formula="of:=([.C140]-[.$K140])/[.$K140]*100" office:value-type="float" office:value="-10.9952590118302" calcext:value-type="float">
            <text:p>-10.9952590118</text:p>
          </table:table-cell>
          <table:table-cell table:formula="of:=([.D140]-[.$K140])/[.$K140]*100" office:value-type="float" office:value="-18.580375782881" calcext:value-type="float">
            <text:p>-18.5803757829</text:p>
          </table:table-cell>
          <table:table-cell/>
          <table:table-cell table:style-name="ce15" office:value-type="float" office:value="-14.37" calcext:value-type="float">
            <text:p>-14.37</text:p>
          </table:table-cell>
          <table:table-cell/>
          <table:table-cell table:formula="of:=ABS([.G140])" office:value-type="float" office:value="26.7223382045929" calcext:value-type="float">
            <text:p>26.7223382046</text:p>
          </table:table-cell>
          <table:table-cell table:formula="of:=ABS([.H140])" office:value-type="float" office:value="10.9952590118302" calcext:value-type="float">
            <text:p>10.9952590118</text:p>
          </table:table-cell>
          <table:table-cell table:formula="of:=ABS([.I140])" office:value-type="float" office:value="18.580375782881" calcext:value-type="float">
            <text:p>18.5803757829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ggg</text:p>
          </table:table-cell>
          <table:table-cell office:value-type="float" office:value="-4.36" calcext:value-type="float">
            <text:p>-4.36</text:p>
          </table:table-cell>
          <table:table-cell table:style-name="ce17" office:value-type="float" office:value="-1.910060404" calcext:value-type="float">
            <text:p>-1.910060404</text:p>
          </table:table-cell>
          <table:table-cell table:style-name="ce17" office:value-type="float" office:value="-1.79" calcext:value-type="float">
            <text:p>-1.79</text:p>
          </table:table-cell>
          <table:table-cell table:style-name="ce17" table:number-columns-repeated="2"/>
          <table:table-cell table:formula="of:=([.B141]-[.K141])/[.K141]*100" office:value-type="float" office:value="81.6666666666667" calcext:value-type="float">
            <text:p>81.6666666667</text:p>
          </table:table-cell>
          <table:table-cell table:formula="of:=([.C141]-[.$K141])/[.$K141]*100" office:value-type="float" office:value="-20.4141498333333" calcext:value-type="float">
            <text:p>-20.4141498333</text:p>
          </table:table-cell>
          <table:table-cell table:formula="of:=([.D141]-[.$K141])/[.$K141]*100" office:value-type="float" office:value="-25.4166666666667" calcext:value-type="float">
            <text:p>-25.4166666667</text:p>
          </table:table-cell>
          <table:table-cell/>
          <table:table-cell table:style-name="ce15" office:value-type="float" office:value="-2.4" calcext:value-type="float">
            <text:p>-2.4</text:p>
          </table:table-cell>
          <table:table-cell/>
          <table:table-cell table:formula="of:=ABS([.G141])" office:value-type="float" office:value="81.6666666666667" calcext:value-type="float">
            <text:p>81.6666666667</text:p>
          </table:table-cell>
          <table:table-cell table:formula="of:=ABS([.H141])" office:value-type="float" office:value="20.4141498333333" calcext:value-type="float">
            <text:p>20.4141498333</text:p>
          </table:table-cell>
          <table:table-cell table:formula="of:=ABS([.I141])" office:value-type="float" office:value="25.4166666666667" calcext:value-type="float">
            <text:p>25.4166666667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phe</text:p>
          </table:table-cell>
          <table:table-cell office:value-type="float" office:value="-26.36" calcext:value-type="float">
            <text:p>-26.36</text:p>
          </table:table-cell>
          <table:table-cell table:style-name="ce17" office:value-type="float" office:value="-23.86194844" calcext:value-type="float">
            <text:p>-23.86194844</text:p>
          </table:table-cell>
          <table:table-cell table:style-name="ce17" office:value-type="float" office:value="-22.77" calcext:value-type="float">
            <text:p>-22.77</text:p>
          </table:table-cell>
          <table:table-cell table:style-name="ce17" table:number-columns-repeated="2"/>
          <table:table-cell table:formula="of:=([.B142]-[.K142])/[.K142]*100" office:value-type="float" office:value="2.32919254658384" calcext:value-type="float">
            <text:p>2.3291925466</text:p>
          </table:table-cell>
          <table:table-cell table:formula="of:=([.C142]-[.$K142])/[.$K142]*100" office:value-type="float" office:value="-7.36821257763976" calcext:value-type="float">
            <text:p>-7.3682125776</text:p>
          </table:table-cell>
          <table:table-cell table:formula="of:=([.D142]-[.$K142])/[.$K142]*100" office:value-type="float" office:value="-11.6071428571429" calcext:value-type="float">
            <text:p>-11.6071428571</text:p>
          </table:table-cell>
          <table:table-cell/>
          <table:table-cell table:style-name="ce15" office:value-type="float" office:value="-25.76" calcext:value-type="float">
            <text:p>-25.76</text:p>
          </table:table-cell>
          <table:table-cell/>
          <table:table-cell table:formula="of:=ABS([.G142])" office:value-type="float" office:value="2.32919254658384" calcext:value-type="float">
            <text:p>2.3291925466</text:p>
          </table:table-cell>
          <table:table-cell table:formula="of:=ABS([.H142])" office:value-type="float" office:value="7.36821257763976" calcext:value-type="float">
            <text:p>7.3682125776</text:p>
          </table:table-cell>
          <table:table-cell table:formula="of:=ABS([.I142])" office:value-type="float" office:value="11.6071428571429" calcext:value-type="float">
            <text:p>11.6071428571</text:p>
          </table:table-cell>
          <table:table-cell table:number-columns-repeated="3"/>
        </table:table-row>
        <table:table-row table:style-name="ro3">
          <table:table-cell table:style-name="ce15"/>
          <table:table-cell/>
          <table:table-cell table:style-name="ce17" table:number-columns-repeated="3"/>
          <table:table-cell table:number-columns-repeated="13"/>
        </table:table-row>
        <table:table-row table:style-name="ro3">
          <table:table-cell table:style-name="ce15"/>
          <table:table-cell/>
          <table:table-cell table:style-name="ce17" table:number-columns-repeated="3"/>
          <table:table-cell table:style-name="ce14" office:value-type="string" calcext:value-type="string">
            <text:p>Average Error</text:p>
          </table:table-cell>
          <table:table-cell table:style-name="ce21" table:formula="of:=AVERAGE([.G136:.G142])" office:value-type="float" office:value="50.5455969308506" calcext:value-type="float">
            <text:p>50.5456</text:p>
          </table:table-cell>
          <table:table-cell table:style-name="ce21" table:formula="of:=AVERAGE([.H136:.H142])" office:value-type="float" office:value="-10.7095779324317" calcext:value-type="float">
            <text:p>-10.7096</text:p>
          </table:table-cell>
          <table:table-cell table:style-name="ce21" table:formula="of:=AVERAGE([.I136:.I142])" office:value-type="float" office:value="-1.00170697100591" calcext:value-type="float">
            <text:p>-1.0017</text:p>
          </table:table-cell>
          <table:table-cell table:number-columns-repeated="9"/>
        </table:table-row>
        <table:table-row table:style-name="ro3">
          <table:table-cell table:style-name="ce15"/>
          <table:table-cell/>
          <table:table-cell table:style-name="ce17" table:number-columns-repeated="3"/>
          <table:table-cell table:style-name="ce14" office:value-type="string" calcext:value-type="string">
            <text:p>Abs Average Error</text:p>
          </table:table-cell>
          <table:table-cell table:style-name="ce21" table:formula="of:=(SUMIF([.G136:.G142];&quot;&gt;0&quot;)-SUMIF([.G136:.G142];&quot;&lt;0&quot;))/7" office:value-type="float" office:value="50.5455969308506" calcext:value-type="float">
            <text:p>50.5456</text:p>
          </table:table-cell>
          <table:table-cell table:style-name="ce21" table:formula="of:=(SUMIF([.H136:.H142];&quot;&gt;0&quot;)-SUMIF([.H136:.H142];&quot;&lt;0&quot;))/7" office:value-type="float" office:value="12.4539435312222" calcext:value-type="float">
            <text:p>12.4539</text:p>
          </table:table-cell>
          <table:table-cell table:style-name="ce21" table:formula="of:=(SUMIF([.I136:.I142];&quot;&gt;0&quot;)-SUMIF([.I136:.I142];&quot;&lt;0&quot;))/7" office:value-type="float" office:value="23.1259677769145" calcext:value-type="float">
            <text:p>23.126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4" office:value-type="string" calcext:value-type="string">
            <text:p>STD</text:p>
          </table:table-cell>
          <table:table-cell table:formula="of:=STDEV([.G136:.G142])" office:value-type="float" office:value="37.7317099473705" calcext:value-type="float">
            <text:p>37.7317099474</text:p>
          </table:table-cell>
          <table:table-cell table:formula="of:=STDEV([.H136:.H142])" office:value-type="float" office:value="11.1171555701127" calcext:value-type="float">
            <text:p>11.1171555701</text:p>
          </table:table-cell>
          <table:table-cell table:formula="of:=STDEV([.I136:.I142])" office:value-type="float" office:value="26.4935291931041" calcext:value-type="float">
            <text:p>26.4935291931</text:p>
          </table:table-cell>
          <table:table-cell table:number-columns-repeated="9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style-name="ce14" office:value-type="string" calcext:value-type="string">
            <text:p>S22</text:p>
          </table:table-cell>
          <table:table-cell table:style-name="ce14" office:value-type="string" calcext:value-type="string">
            <text:p>MP2 (kcal/mol)</text:p>
          </table:table-cell>
          <table:table-cell table:style-name="ce14" office:value-type="string" calcext:value-type="string">
            <text:p>RPA (PBE) (kcal/mol)</text:p>
          </table:table-cell>
          <table:table-cell table:style-name="ce14"/>
          <table:table-cell table:style-name="ce14" office:value-type="string" calcext:value-type="string">
            <text:p>MP2 Error (%)</text:p>
          </table:table-cell>
          <table:table-cell table:style-name="ce14" office:value-type="string" calcext:value-type="string">
            <text:p>RPA Error (%)</text:p>
          </table:table-cell>
          <table:table-cell table:style-name="ce14"/>
          <table:table-cell table:style-name="ce14" office:value-type="string" calcext:value-type="string">
            <text:p>Ref</text:p>
          </table:table-cell>
          <table:table-cell table:style-name="ce14"/>
          <table:table-cell table:style-name="ce14" office:value-type="string" calcext:value-type="string">
            <text:p>MP2 Abs Error</text:p>
          </table:table-cell>
          <table:table-cell table:style-name="ce14" office:value-type="string" calcext:value-type="string">
            <text:p>RPA Abs Error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68" calcext:value-type="float">
            <text:p>-2.68</text:p>
          </table:table-cell>
          <table:table-cell/>
          <table:table-cell table:formula="of:=([.B150]-[.H150])/[.H150]*100" office:value-type="float" office:value="0.946372239747642" calcext:value-type="float">
            <text:p>0.9463722397</text:p>
          </table:table-cell>
          <table:table-cell table:formula="of:=([.C150]-[.H150])/[.H150]*100" office:value-type="float" office:value="-15.4574132492114" calcext:value-type="float">
            <text:p>-15.4574132492</text:p>
          </table:table-cell>
          <table:table-cell/>
          <table:table-cell office:value-type="float" office:value="-3.17" calcext:value-type="float">
            <text:p>-3.17</text:p>
          </table:table-cell>
          <table:table-cell/>
          <table:table-cell table:formula="of:=ABS([.E150])" office:value-type="float" office:value="0.946372239747642" calcext:value-type="float">
            <text:p>0.9463722397</text:p>
          </table:table-cell>
          <table:table-cell table:formula="of:=ABS([.F150])" office:value-type="float" office:value="15.4574132492114" calcext:value-type="float">
            <text:p>15.457413249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5.03" calcext:value-type="float">
            <text:p>-5.03</text:p>
          </table:table-cell>
          <table:table-cell office:value-type="float" office:value="-4.49" calcext:value-type="float">
            <text:p>-4.49</text:p>
          </table:table-cell>
          <table:table-cell/>
          <table:table-cell table:formula="of:=([.B151]-[.H151])/[.H151]*100" office:value-type="float" office:value="0.19920318725101" calcext:value-type="float">
            <text:p>0.1992031873</text:p>
          </table:table-cell>
          <table:table-cell table:formula="of:=([.C151]-[.H151])/[.H151]*100" office:value-type="float" office:value="-10.5577689243028" calcext:value-type="float">
            <text:p>-10.5577689243</text:p>
          </table:table-cell>
          <table:table-cell/>
          <table:table-cell office:value-type="float" office:value="-5.02" calcext:value-type="float">
            <text:p>-5.02</text:p>
          </table:table-cell>
          <table:table-cell/>
          <table:table-cell table:formula="of:=ABS([.E151])" office:value-type="float" office:value="0.19920318725101" calcext:value-type="float">
            <text:p>0.1992031873</text:p>
          </table:table-cell>
          <table:table-cell table:formula="of:=ABS([.F151])" office:value-type="float" office:value="10.5577689243028" calcext:value-type="float">
            <text:p>10.5577689243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18.6" calcext:value-type="float">
            <text:p>-18.6</text:p>
          </table:table-cell>
          <table:table-cell office:value-type="float" office:value="-17.88" calcext:value-type="float">
            <text:p>-17.88</text:p>
          </table:table-cell>
          <table:table-cell/>
          <table:table-cell table:formula="of:=([.B152]-[.H152])/[.H152]*100" office:value-type="float" office:value="-0.0537345513164858" calcext:value-type="float">
            <text:p>-0.0537345513</text:p>
          </table:table-cell>
          <table:table-cell table:formula="of:=([.C152]-[.H152])/[.H152]*100" office:value-type="float" office:value="-3.92262224610425" calcext:value-type="float">
            <text:p>-3.9226222461</text:p>
          </table:table-cell>
          <table:table-cell/>
          <table:table-cell office:value-type="float" office:value="-18.61" calcext:value-type="float">
            <text:p>-18.61</text:p>
          </table:table-cell>
          <table:table-cell/>
          <table:table-cell table:formula="of:=ABS([.E152])" office:value-type="float" office:value="0.0537345513164858" calcext:value-type="float">
            <text:p>0.0537345513</text:p>
          </table:table-cell>
          <table:table-cell table:formula="of:=ABS([.F152])" office:value-type="float" office:value="3.92262224610425" calcext:value-type="float">
            <text:p>3.9226222461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15.6" calcext:value-type="float">
            <text:p>-15.6</text:p>
          </table:table-cell>
          <table:table-cell office:value-type="float" office:value="-15.41" calcext:value-type="float">
            <text:p>-15.41</text:p>
          </table:table-cell>
          <table:table-cell/>
          <table:table-cell table:formula="of:=([.B153]-[.H153])/[.H153]*100" office:value-type="float" office:value="-2.25563909774437" calcext:value-type="float">
            <text:p>-2.2556390977</text:p>
          </table:table-cell>
          <table:table-cell table:formula="of:=([.C153]-[.H153])/[.H153]*100" office:value-type="float" office:value="-3.44611528822056" calcext:value-type="float">
            <text:p>-3.4461152882</text:p>
          </table:table-cell>
          <table:table-cell/>
          <table:table-cell office:value-type="float" office:value="-15.96" calcext:value-type="float">
            <text:p>-15.96</text:p>
          </table:table-cell>
          <table:table-cell/>
          <table:table-cell table:formula="of:=ABS([.E153])" office:value-type="float" office:value="2.25563909774437" calcext:value-type="float">
            <text:p>2.2556390977</text:p>
          </table:table-cell>
          <table:table-cell table:formula="of:=ABS([.F153])" office:value-type="float" office:value="3.44611528822056" calcext:value-type="float">
            <text:p>3.4461152882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20.43" calcext:value-type="float">
            <text:p>-20.43</text:p>
          </table:table-cell>
          <table:table-cell office:value-type="float" office:value="-19.45" calcext:value-type="float">
            <text:p>-19.45</text:p>
          </table:table-cell>
          <table:table-cell/>
          <table:table-cell table:formula="of:=([.B154]-[.H154])/[.H154]*100" office:value-type="float" office:value="-0.195407914020514" calcext:value-type="float">
            <text:p>-0.195407914</text:p>
          </table:table-cell>
          <table:table-cell table:formula="of:=([.C154]-[.H154])/[.H154]*100" office:value-type="float" office:value="-4.9829018075232" calcext:value-type="float">
            <text:p>-4.9829018075</text:p>
          </table:table-cell>
          <table:table-cell/>
          <table:table-cell office:value-type="float" office:value="-20.47" calcext:value-type="float">
            <text:p>-20.47</text:p>
          </table:table-cell>
          <table:table-cell/>
          <table:table-cell table:formula="of:=ABS([.E154])" office:value-type="float" office:value="0.195407914020514" calcext:value-type="float">
            <text:p>0.195407914</text:p>
          </table:table-cell>
          <table:table-cell table:formula="of:=ABS([.F154])" office:value-type="float" office:value="4.9829018075232" calcext:value-type="float">
            <text:p>4.9829018075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17.37" calcext:value-type="float">
            <text:p>-17.37</text:p>
          </table:table-cell>
          <table:table-cell office:value-type="float" office:value="-16.19" calcext:value-type="float">
            <text:p>-16.19</text:p>
          </table:table-cell>
          <table:table-cell/>
          <table:table-cell table:formula="of:=([.B155]-[.H155])/[.H155]*100" office:value-type="float" office:value="3.94973070017953" calcext:value-type="float">
            <text:p>3.9497307002</text:p>
          </table:table-cell>
          <table:table-cell table:formula="of:=([.C155]-[.H155])/[.H155]*100" office:value-type="float" office:value="-3.11190903650508" calcext:value-type="float">
            <text:p>-3.1119090365</text:p>
          </table:table-cell>
          <table:table-cell/>
          <table:table-cell office:value-type="float" office:value="-16.71" calcext:value-type="float">
            <text:p>-16.71</text:p>
          </table:table-cell>
          <table:table-cell/>
          <table:table-cell table:formula="of:=ABS([.E155])" office:value-type="float" office:value="3.94973070017953" calcext:value-type="float">
            <text:p>3.9497307002</text:p>
          </table:table-cell>
          <table:table-cell table:formula="of:=ABS([.F155])" office:value-type="float" office:value="3.11190903650508" calcext:value-type="float">
            <text:p>3.1119090365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5.89" calcext:value-type="float">
            <text:p>-15.89</text:p>
          </table:table-cell>
          <table:table-cell/>
          <table:table-cell table:formula="of:=([.B156]-[.H156])/[.H156]*100" office:value-type="float" office:value="1.03848503359803" calcext:value-type="float">
            <text:p>1.0384850336</text:p>
          </table:table-cell>
          <table:table-cell table:formula="of:=([.C156]-[.H156])/[.H156]*100" office:value-type="float" office:value="-2.93219303604154" calcext:value-type="float">
            <text:p>-2.932193036</text:p>
          </table:table-cell>
          <table:table-cell/>
          <table:table-cell office:value-type="float" office:value="-16.37" calcext:value-type="float">
            <text:p>-16.37</text:p>
          </table:table-cell>
          <table:table-cell/>
          <table:table-cell table:formula="of:=ABS([.E156])" office:value-type="float" office:value="1.03848503359803" calcext:value-type="float">
            <text:p>1.0384850336</text:p>
          </table:table-cell>
          <table:table-cell table:formula="of:=ABS([.F156])" office:value-type="float" office:value="2.93219303604154" calcext:value-type="float">
            <text:p>2.932193036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([.B157]-[.H157])/[.H157]*100" office:value-type="float" office:value="-3.77358490566038" calcext:value-type="float">
            <text:p>-3.7735849057</text:p>
          </table:table-cell>
          <table:table-cell table:formula="of:=([.C157]-[.H157])/[.H157]*100" office:value-type="float" office:value="-24.5283018867925" calcext:value-type="float">
            <text:p>-24.5283018868</text:p>
          </table:table-cell>
          <table:table-cell/>
          <table:table-cell office:value-type="float" office:value="-0.53" calcext:value-type="float">
            <text:p>-0.53</text:p>
          </table:table-cell>
          <table:table-cell/>
          <table:table-cell table:formula="of:=ABS([.E157])" office:value-type="float" office:value="3.77358490566038" calcext:value-type="float">
            <text:p>3.7735849057</text:p>
          </table:table-cell>
          <table:table-cell table:formula="of:=ABS([.F157])" office:value-type="float" office:value="24.5283018867925" calcext:value-type="float">
            <text:p>24.5283018868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1.62" calcext:value-type="float">
            <text:p>-1.62</text:p>
          </table:table-cell>
          <table:table-cell office:value-type="float" office:value="-1.18" calcext:value-type="float">
            <text:p>-1.18</text:p>
          </table:table-cell>
          <table:table-cell/>
          <table:table-cell table:formula="of:=([.B158]-[.H158])/[.H158]*100" office:value-type="float" office:value="7.28476821192054" calcext:value-type="float">
            <text:p>7.2847682119</text:p>
          </table:table-cell>
          <table:table-cell table:formula="of:=([.C158]-[.H158])/[.H158]*100" office:value-type="float" office:value="-21.8543046357616" calcext:value-type="float">
            <text:p>-21.8543046358</text:p>
          </table:table-cell>
          <table:table-cell/>
          <table:table-cell office:value-type="float" office:value="-1.51" calcext:value-type="float">
            <text:p>-1.51</text:p>
          </table:table-cell>
          <table:table-cell/>
          <table:table-cell table:formula="of:=ABS([.E158])" office:value-type="float" office:value="7.28476821192054" calcext:value-type="float">
            <text:p>7.2847682119</text:p>
          </table:table-cell>
          <table:table-cell table:formula="of:=ABS([.F158])" office:value-type="float" office:value="21.8543046357616" calcext:value-type="float">
            <text:p>21.8543046358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1.86" calcext:value-type="float">
            <text:p>-1.86</text:p>
          </table:table-cell>
          <table:table-cell office:value-type="float" office:value="-1.23" calcext:value-type="float">
            <text:p>-1.23</text:p>
          </table:table-cell>
          <table:table-cell/>
          <table:table-cell table:formula="of:=([.B159]-[.H159])/[.H159]*100" office:value-type="float" office:value="24" calcext:value-type="float">
            <text:p>24</text:p>
          </table:table-cell>
          <table:table-cell table:formula="of:=([.C159]-[.H159])/[.H159]*100" office:value-type="float" office:value="-18" calcext:value-type="float">
            <text:p>-18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table:formula="of:=ABS([.E159])" office:value-type="float" office:value="24" calcext:value-type="float">
            <text:p>24</text:p>
          </table:table-cell>
          <table:table-cell table:formula="of:=ABS([.F159])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4.95" calcext:value-type="float">
            <text:p>-4.95</text:p>
          </table:table-cell>
          <table:table-cell office:value-type="float" office:value="-2.17" calcext:value-type="float">
            <text:p>-2.17</text:p>
          </table:table-cell>
          <table:table-cell/>
          <table:table-cell table:formula="of:=([.B160]-[.H160])/[.H160]*100" office:value-type="float" office:value="81.3186813186813" calcext:value-type="float">
            <text:p>81.3186813187</text:p>
          </table:table-cell>
          <table:table-cell table:formula="of:=([.C160]-[.H160])/[.H160]*100" office:value-type="float" office:value="-20.5128205128205" calcext:value-type="float">
            <text:p>-20.5128205128</text:p>
          </table:table-cell>
          <table:table-cell/>
          <table:table-cell office:value-type="float" office:value="-2.73" calcext:value-type="float">
            <text:p>-2.73</text:p>
          </table:table-cell>
          <table:table-cell/>
          <table:table-cell table:formula="of:=ABS([.E160])" office:value-type="float" office:value="81.3186813186813" calcext:value-type="float">
            <text:p>81.3186813187</text:p>
          </table:table-cell>
          <table:table-cell table:formula="of:=ABS([.F160])" office:value-type="float" office:value="20.5128205128205" calcext:value-type="float">
            <text:p>20.5128205128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6.9" calcext:value-type="float">
            <text:p>-6.9</text:p>
          </table:table-cell>
          <table:table-cell office:value-type="float" office:value="-3.57" calcext:value-type="float">
            <text:p>-3.57</text:p>
          </table:table-cell>
          <table:table-cell/>
          <table:table-cell table:formula="of:=([.B161]-[.H161])/[.H161]*100" office:value-type="float" office:value="56.1085972850679" calcext:value-type="float">
            <text:p>56.1085972851</text:p>
          </table:table-cell>
          <table:table-cell table:formula="of:=([.C161]-[.H161])/[.H161]*100" office:value-type="float" office:value="-19.2307692307692" calcext:value-type="float">
            <text:p>-19.2307692308</text:p>
          </table:table-cell>
          <table:table-cell/>
          <table:table-cell office:value-type="float" office:value="-4.42" calcext:value-type="float">
            <text:p>-4.42</text:p>
          </table:table-cell>
          <table:table-cell/>
          <table:table-cell table:formula="of:=ABS([.E161])" office:value-type="float" office:value="56.1085972850679" calcext:value-type="float">
            <text:p>56.1085972851</text:p>
          </table:table-cell>
          <table:table-cell table:formula="of:=ABS([.F161])" office:value-type="float" office:value="19.2307692307692" calcext:value-type="float">
            <text:p>19.2307692308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11.15" calcext:value-type="float">
            <text:p>-11.15</text:p>
          </table:table-cell>
          <table:table-cell office:value-type="float" office:value="-9.23" calcext:value-type="float">
            <text:p>-9.23</text:p>
          </table:table-cell>
          <table:table-cell/>
          <table:table-cell table:formula="of:=([.B162]-[.H162])/[.H162]*100" office:value-type="float" office:value="12.8542510121457" calcext:value-type="float">
            <text:p>12.8542510121</text:p>
          </table:table-cell>
          <table:table-cell table:formula="of:=([.C162]-[.H162])/[.H162]*100" office:value-type="float" office:value="-6.57894736842106" calcext:value-type="float">
            <text:p>-6.5789473684</text:p>
          </table:table-cell>
          <table:table-cell/>
          <table:table-cell office:value-type="float" office:value="-9.88" calcext:value-type="float">
            <text:p>-9.88</text:p>
          </table:table-cell>
          <table:table-cell/>
          <table:table-cell table:formula="of:=ABS([.E162])" office:value-type="float" office:value="12.8542510121457" calcext:value-type="float">
            <text:p>12.8542510121</text:p>
          </table:table-cell>
          <table:table-cell table:formula="of:=ABS([.F162])" office:value-type="float" office:value="6.57894736842106" calcext:value-type="float">
            <text:p>6.5789473684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8.12" calcext:value-type="float">
            <text:p>-8.12</text:p>
          </table:table-cell>
          <table:table-cell office:value-type="float" office:value="-3.82" calcext:value-type="float">
            <text:p>-3.82</text:p>
          </table:table-cell>
          <table:table-cell/>
          <table:table-cell table:formula="of:=([.B163]-[.H163])/[.H163]*100" office:value-type="float" office:value="55.5555555555556" calcext:value-type="float">
            <text:p>55.5555555556</text:p>
          </table:table-cell>
          <table:table-cell table:formula="of:=([.C163]-[.H163])/[.H163]*100" office:value-type="float" office:value="-26.8199233716475" calcext:value-type="float">
            <text:p>-26.8199233716</text:p>
          </table:table-cell>
          <table:table-cell/>
          <table:table-cell office:value-type="float" office:value="-5.22" calcext:value-type="float">
            <text:p>-5.22</text:p>
          </table:table-cell>
          <table:table-cell/>
          <table:table-cell table:formula="of:=ABS([.E163])" office:value-type="float" office:value="55.5555555555556" calcext:value-type="float">
            <text:p>55.5555555556</text:p>
          </table:table-cell>
          <table:table-cell table:formula="of:=ABS([.F163])" office:value-type="float" office:value="26.8199233716475" calcext:value-type="float">
            <text:p>26.8199233716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0.77" calcext:value-type="float">
            <text:p>-10.77</text:p>
          </table:table-cell>
          <table:table-cell/>
          <table:table-cell table:formula="of:=([.B164]-[.H164])/[.H164]*100" office:value-type="float" office:value="22.0768601798855" calcext:value-type="float">
            <text:p>22.0768601799</text:p>
          </table:table-cell>
          <table:table-cell table:formula="of:=([.C164]-[.H164])/[.H164]*100" office:value-type="float" office:value="-11.9378577269011" calcext:value-type="float">
            <text:p>-11.9378577269</text:p>
          </table:table-cell>
          <table:table-cell/>
          <table:table-cell office:value-type="float" office:value="-12.23" calcext:value-type="float">
            <text:p>-12.23</text:p>
          </table:table-cell>
          <table:table-cell/>
          <table:table-cell table:formula="of:=ABS([.E164])" office:value-type="float" office:value="22.0768601798855" calcext:value-type="float">
            <text:p>22.0768601799</text:p>
          </table:table-cell>
          <table:table-cell table:formula="of:=ABS([.F164])" office:value-type="float" office:value="11.9378577269011" calcext:value-type="float">
            <text:p>11.9378577269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1.69" calcext:value-type="float">
            <text:p>-1.69</text:p>
          </table:table-cell>
          <table:table-cell office:value-type="float" office:value="-1.26" calcext:value-type="float">
            <text:p>-1.26</text:p>
          </table:table-cell>
          <table:table-cell/>
          <table:table-cell table:formula="of:=([.B165]-[.H165])/[.H165]*100" office:value-type="float" office:value="10.4575163398693" calcext:value-type="float">
            <text:p>10.4575163399</text:p>
          </table:table-cell>
          <table:table-cell table:formula="of:=([.C165]-[.H165])/[.H165]*100" office:value-type="float" office:value="-17.6470588235294" calcext:value-type="float">
            <text:p>-17.6470588235</text:p>
          </table:table-cell>
          <table:table-cell/>
          <table:table-cell office:value-type="float" office:value="-1.53" calcext:value-type="float">
            <text:p>-1.53</text:p>
          </table:table-cell>
          <table:table-cell/>
          <table:table-cell table:formula="of:=ABS([.E165])" office:value-type="float" office:value="10.4575163398693" calcext:value-type="float">
            <text:p>10.4575163399</text:p>
          </table:table-cell>
          <table:table-cell table:formula="of:=ABS([.F165])" office:value-type="float" office:value="17.6470588235294" calcext:value-type="float">
            <text:p>17.6470588235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3.61" calcext:value-type="float">
            <text:p>-3.61</text:p>
          </table:table-cell>
          <table:table-cell office:value-type="float" office:value="-3.06" calcext:value-type="float">
            <text:p>-3.06</text:p>
          </table:table-cell>
          <table:table-cell/>
          <table:table-cell table:formula="of:=([.B166]-[.H166])/[.H166]*100" office:value-type="float" office:value="10.0609756097561" calcext:value-type="float">
            <text:p>10.0609756098</text:p>
          </table:table-cell>
          <table:table-cell table:formula="of:=([.C166]-[.H166])/[.H166]*100" office:value-type="float" office:value="-6.70731707317074" calcext:value-type="float">
            <text:p>-6.7073170732</text:p>
          </table:table-cell>
          <table:table-cell/>
          <table:table-cell office:value-type="float" office:value="-3.28" calcext:value-type="float">
            <text:p>-3.28</text:p>
          </table:table-cell>
          <table:table-cell/>
          <table:table-cell table:formula="of:=ABS([.E166])" office:value-type="float" office:value="10.0609756097561" calcext:value-type="float">
            <text:p>10.0609756098</text:p>
          </table:table-cell>
          <table:table-cell table:formula="of:=ABS([.F166])" office:value-type="float" office:value="6.70731707317074" calcext:value-type="float">
            <text:p>6.7073170732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2.72" calcext:value-type="float">
            <text:p>-2.72</text:p>
          </table:table-cell>
          <table:table-cell office:value-type="float" office:value="-2.09" calcext:value-type="float">
            <text:p>-2.09</text:p>
          </table:table-cell>
          <table:table-cell/>
          <table:table-cell table:formula="of:=([.B167]-[.H167])/[.H167]*100" office:value-type="float" office:value="15.7446808510638" calcext:value-type="float">
            <text:p>15.7446808511</text:p>
          </table:table-cell>
          <table:table-cell table:formula="of:=([.C167]-[.H167])/[.H167]*100" office:value-type="float" office:value="-11.0638297872341" calcext:value-type="float">
            <text:p>-11.0638297872</text:p>
          </table:table-cell>
          <table:table-cell/>
          <table:table-cell office:value-type="float" office:value="-2.35" calcext:value-type="float">
            <text:p>-2.35</text:p>
          </table:table-cell>
          <table:table-cell/>
          <table:table-cell table:formula="of:=ABS([.E167])" office:value-type="float" office:value="15.7446808510638" calcext:value-type="float">
            <text:p>15.7446808511</text:p>
          </table:table-cell>
          <table:table-cell table:formula="of:=ABS([.F167])" office:value-type="float" office:value="11.0638297872341" calcext:value-type="float">
            <text:p>11.0638297872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5.16" calcext:value-type="float">
            <text:p>-5.16</text:p>
          </table:table-cell>
          <table:table-cell office:value-type="float" office:value="-4.05" calcext:value-type="float">
            <text:p>-4.05</text:p>
          </table:table-cell>
          <table:table-cell/>
          <table:table-cell table:formula="of:=([.B168]-[.H168])/[.H168]*100" office:value-type="float" office:value="15.695067264574" calcext:value-type="float">
            <text:p>15.6950672646</text:p>
          </table:table-cell>
          <table:table-cell table:formula="of:=([.C168]-[.H168])/[.H168]*100" office:value-type="float" office:value="-9.19282511210763" calcext:value-type="float">
            <text:p>-9.1928251121</text:p>
          </table:table-cell>
          <table:table-cell/>
          <table:table-cell office:value-type="float" office:value="-4.46" calcext:value-type="float">
            <text:p>-4.46</text:p>
          </table:table-cell>
          <table:table-cell/>
          <table:table-cell table:formula="of:=ABS([.E168])" office:value-type="float" office:value="15.695067264574" calcext:value-type="float">
            <text:p>15.6950672646</text:p>
          </table:table-cell>
          <table:table-cell table:formula="of:=ABS([.F168])" office:value-type="float" office:value="9.19282511210763" calcext:value-type="float">
            <text:p>9.1928251121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3.62" calcext:value-type="float">
            <text:p>-3.62</text:p>
          </table:table-cell>
          <table:table-cell office:value-type="float" office:value="-2.41" calcext:value-type="float">
            <text:p>-2.41</text:p>
          </table:table-cell>
          <table:table-cell/>
          <table:table-cell table:formula="of:=([.B169]-[.H169])/[.H169]*100" office:value-type="float" office:value="32.1167883211679" calcext:value-type="float">
            <text:p>32.1167883212</text:p>
          </table:table-cell>
          <table:table-cell table:formula="of:=([.C169]-[.H169])/[.H169]*100" office:value-type="float" office:value="-12.043795620438" calcext:value-type="float">
            <text:p>-12.0437956204</text:p>
          </table:table-cell>
          <table:table-cell/>
          <table:table-cell office:value-type="float" office:value="-2.74" calcext:value-type="float">
            <text:p>-2.74</text:p>
          </table:table-cell>
          <table:table-cell/>
          <table:table-cell table:formula="of:=ABS([.E169])" office:value-type="float" office:value="32.1167883211679" calcext:value-type="float">
            <text:p>32.1167883212</text:p>
          </table:table-cell>
          <table:table-cell table:formula="of:=ABS([.F169])" office:value-type="float" office:value="12.043795620438" calcext:value-type="float">
            <text:p>12.0437956204</text:p>
          </table:table-cell>
          <table:table-cell table:number-columns-repeated="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7.03" calcext:value-type="float">
            <text:p>-7.03</text:p>
          </table:table-cell>
          <table:table-cell office:value-type="float" office:value="-5.28" calcext:value-type="float">
            <text:p>-5.28</text:p>
          </table:table-cell>
          <table:table-cell/>
          <table:table-cell table:formula="of:=([.B170]-[.H170])/[.H170]*100" office:value-type="float" office:value="22.6876090750436" calcext:value-type="float">
            <text:p>22.687609075</text:p>
          </table:table-cell>
          <table:table-cell table:formula="of:=([.C170]-[.H170])/[.H170]*100" office:value-type="float" office:value="-7.85340314136126" calcext:value-type="float">
            <text:p>-7.8534031414</text:p>
          </table:table-cell>
          <table:table-cell/>
          <table:table-cell office:value-type="float" office:value="-5.73" calcext:value-type="float">
            <text:p>-5.73</text:p>
          </table:table-cell>
          <table:table-cell/>
          <table:table-cell table:formula="of:=ABS([.E170])" office:value-type="float" office:value="22.6876090750436" calcext:value-type="float">
            <text:p>22.687609075</text:p>
          </table:table-cell>
          <table:table-cell table:formula="of:=ABS([.F170])" office:value-type="float" office:value="7.85340314136126" calcext:value-type="float">
            <text:p>7.8534031414</text:p>
          </table:table-cell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7.76" calcext:value-type="float">
            <text:p>-7.76</text:p>
          </table:table-cell>
          <table:table-cell office:value-type="float" office:value="-6.4" calcext:value-type="float">
            <text:p>-6.4</text:p>
          </table:table-cell>
          <table:table-cell/>
          <table:table-cell table:formula="of:=([.B171]-[.H171])/[.H171]*100" office:value-type="float" office:value="10.0709219858156" calcext:value-type="float">
            <text:p>10.0709219858</text:p>
          </table:table-cell>
          <table:table-cell table:formula="of:=([.C171]-[.H171])/[.H171]*100" office:value-type="float" office:value="-9.21985815602836" calcext:value-type="float">
            <text:p>-9.219858156</text:p>
          </table:table-cell>
          <table:table-cell/>
          <table:table-cell office:value-type="float" office:value="-7.05" calcext:value-type="float">
            <text:p>-7.05</text:p>
          </table:table-cell>
          <table:table-cell/>
          <table:table-cell table:formula="of:=ABS([.E171])" office:value-type="float" office:value="10.0709219858156" calcext:value-type="float">
            <text:p>10.0709219858</text:p>
          </table:table-cell>
          <table:table-cell table:formula="of:=ABS([.F171])" office:value-type="float" office:value="9.21985815602836" calcext:value-type="float">
            <text:p>9.219858156</text:p>
          </table:table-cell>
          <table:table-cell table:number-columns-repeated="7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table:style-name="ce14" office:value-type="string" calcext:value-type="string">
            <text:p>Average Error</text:p>
          </table:table-cell>
          <table:table-cell table:style-name="ce21" table:formula="of:=AVERAGE([.E136:.E171])" office:value-type="float" office:value="17.0858044410264" calcext:value-type="float">
            <text:p>17.0858</text:p>
          </table:table-cell>
          <table:table-cell table:style-name="ce21" table:formula="of:=AVERAGE([.F136:.F171])" office:value-type="float" office:value="-12.1637243652223" calcext:value-type="float">
            <text:p>-12.1637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14" office:value-type="string" calcext:value-type="string">
            <text:p>Abs Average Error</text:p>
          </table:table-cell>
          <table:table-cell table:style-name="ce21" table:formula="of:=(SUMIF([.E150:.E171];&quot;&gt;0&quot;)-SUMIF([.E150:.E171];&quot;&lt;0&quot;))/22" office:value-type="float" office:value="17.6565650290939" calcext:value-type="float">
            <text:p>17.6566</text:p>
          </table:table-cell>
          <table:table-cell table:style-name="ce21" table:formula="of:=(SUMIF([.F150:.F171];&quot;&gt;0&quot;)-SUMIF([.F150:.F171];&quot;&lt;0&quot;))/22" office:value-type="float" office:value="12.1637243652223" calcext:value-type="float">
            <text:p>12.1637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14" office:value-type="string" calcext:value-type="string">
            <text:p>STD</text:p>
          </table:table-cell>
          <table:table-cell table:style-name="ce21" table:formula="of:=STDEV([.E150:.E171])" office:value-type="float" office:value="21.9263933770077" calcext:value-type="float">
            <text:p>21.9264</text:p>
          </table:table-cell>
          <table:table-cell table:style-name="ce21" table:formula="of:=STDEV([.F150:.F171])" office:value-type="float" office:value="7.3021305724621" calcext:value-type="float">
            <text:p>7.3021</text:p>
          </table:table-cell>
          <table:table-cell table:number-columns-repeated="12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style-name="ce14" office:value-type="string" calcext:value-type="string">
            <text:p>S30L</text:p>
          </table:table-cell>
          <table:table-cell table:style-name="ce16" office:value-type="string" calcext:value-type="string">
            <text:p>MP2 – CBS (kcal/mol)</text:p>
          </table:table-cell>
          <table:table-cell table:style-name="ce14" office:value-type="string" calcext:value-type="string">
            <text:p>RPA (PBE) (kcal/mol)</text:p>
          </table:table-cell>
          <table:table-cell table:style-name="ce14" office:value-type="string" calcext:value-type="string">
            <text:p>SCS-MP2 – CBS (kcal/mol)</text:p>
          </table:table-cell>
          <table:table-cell table:style-name="ce14" office:value-type="string" calcext:value-type="string">
            <text:p>SOS-MP2 -CBS (kcal/mol)</text:p>
          </table:table-cell>
          <table:table-cell table:style-name="ce14" table:number-columns-repeated="2"/>
          <table:table-cell table:style-name="ce14" office:value-type="string" calcext:value-type="string">
            <text:p>MP2 Error (%)</text:p>
          </table:table-cell>
          <table:table-cell table:style-name="ce14" office:value-type="string" calcext:value-type="string">
            <text:p>RPA Error (%)</text:p>
          </table:table-cell>
          <table:table-cell table:style-name="ce14" office:value-type="string" calcext:value-type="string">
            <text:p>SCS-MP2 Error (%)</text:p>
          </table:table-cell>
          <table:table-cell table:style-name="ce14" office:value-type="string" calcext:value-type="string">
            <text:p>SOS-MP2 Error (%)</text:p>
          </table:table-cell>
          <table:table-cell table:style-name="ce14"/>
          <table:table-cell table:style-name="ce14" office:value-type="string" calcext:value-type="string">
            <text:p>Ref</text:p>
          </table:table-cell>
          <table:table-cell table:style-name="ce14"/>
          <table:table-cell table:style-name="ce14" office:value-type="string" calcext:value-type="string">
            <text:p>MP2 Abs Error</text:p>
          </table:table-cell>
          <table:table-cell table:style-name="ce14" office:value-type="string" calcext:value-type="string">
            <text:p>RPA Abs Error</text:p>
          </table:table-cell>
          <table:table-cell table:style-name="ce14" office:value-type="string" calcext:value-type="string">
            <text:p>SCS-MP2 Abs Error</text:p>
          </table:table-cell>
          <table:table-cell table:style-name="ce14" office:value-type="string" calcext:value-type="string">
            <text:p>SOS-MP2 Abs Err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" office:value-type="float" office:value="-48.85238789" calcext:value-type="float">
            <text:p>-48.85238789</text:p>
          </table:table-cell>
          <table:table-cell office:value-type="float" office:value="-27.7333091" calcext:value-type="float">
            <text:p>-27.7333091</text:p>
          </table:table-cell>
          <table:table-cell office:value-type="float" office:value="-29.1741386" calcext:value-type="float">
            <text:p>-29.1741386</text:p>
          </table:table-cell>
          <table:table-cell office:value-type="float" office:value="-19.33501407" calcext:value-type="float">
            <text:p>-19.33501407</text:p>
          </table:table-cell>
          <table:table-cell table:number-columns-repeated="2"/>
          <table:table-cell table:formula="of:=([.B179]-[.$M179])/[.$M179]*100" office:value-type="float" office:value="68.4565099655173" calcext:value-type="float">
            <text:p>68.4565099655</text:p>
          </table:table-cell>
          <table:table-cell table:formula="of:=([.C179]-[.$M179])/[.$M179]*100" office:value-type="float" office:value="-4.36789965517242" calcext:value-type="float">
            <text:p>-4.3678996552</text:p>
          </table:table-cell>
          <table:table-cell table:formula="of:=([.D179]-[.$M179])/[.$M179]*100" office:value-type="float" office:value="0.60047793103448" calcext:value-type="float">
            <text:p>0.600477931</text:p>
          </table:table-cell>
          <table:table-cell table:formula="of:=([.E179]-[.$M179])/[.$M179]*100" office:value-type="float" office:value="-33.3275376896552" calcext:value-type="float">
            <text:p>-33.3275376897</text:p>
          </table:table-cell>
          <table:table-cell/>
          <table:table-cell office:value-type="float" office:value="-29" calcext:value-type="float">
            <text:p>-29</text:p>
          </table:table-cell>
          <table:table-cell/>
          <table:table-cell table:formula="of:=ABS([.H179])" office:value-type="float" office:value="68.4565099655173" calcext:value-type="float">
            <text:p>68.4565099655</text:p>
          </table:table-cell>
          <table:table-cell table:formula="of:=ABS([.I179])" office:value-type="float" office:value="4.36789965517242" calcext:value-type="float">
            <text:p>4.3678996552</text:p>
          </table:table-cell>
          <table:table-cell table:formula="of:=ABS([.J179])" office:value-type="float" office:value="0.60047793103448" calcext:value-type="float">
            <text:p>0.600477931</text:p>
          </table:table-cell>
          <table:table-cell table:formula="of:=ABS([.K179])" office:value-type="float" office:value="33.3275376896552" calcext:value-type="float">
            <text:p>33.32753768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" office:value-type="float" office:value="-32.68605088" calcext:value-type="float">
            <text:p>-32.68605088</text:p>
          </table:table-cell>
          <table:table-cell office:value-type="float" office:value="-18.08281448" calcext:value-type="float">
            <text:p>-18.08281448</text:p>
          </table:table-cell>
          <table:table-cell office:value-type="float" office:value="-22.64006399" calcext:value-type="float">
            <text:p>-22.64006399</text:p>
          </table:table-cell>
          <table:table-cell office:value-type="float" office:value="-17.61707038" calcext:value-type="float">
            <text:p>-17.61707038</text:p>
          </table:table-cell>
          <table:table-cell table:number-columns-repeated="2"/>
          <table:table-cell table:formula="of:=([.B180]-[.$M180])/[.$M180]*100" office:value-type="float" office:value="57.1444753846154" calcext:value-type="float">
            <text:p>57.1444753846</text:p>
          </table:table-cell>
          <table:table-cell table:formula="of:=([.C180]-[.$M180])/[.$M180]*100" office:value-type="float" office:value="-13.0633919230769" calcext:value-type="float">
            <text:p>-13.0633919231</text:p>
          </table:table-cell>
          <table:table-cell table:formula="of:=([.D180]-[.$M180])/[.$M180]*100" office:value-type="float" office:value="8.84646149038462" calcext:value-type="float">
            <text:p>8.8464614904</text:p>
          </table:table-cell>
          <table:table-cell table:formula="of:=([.E180]-[.$M180])/[.$M180]*100" office:value-type="float" office:value="-15.30254625" calcext:value-type="float">
            <text:p>-15.30254625</text:p>
          </table:table-cell>
          <table:table-cell/>
          <table:table-cell office:value-type="float" office:value="-20.8" calcext:value-type="float">
            <text:p>-20.8</text:p>
          </table:table-cell>
          <table:table-cell/>
          <table:table-cell table:formula="of:=ABS([.H180])" office:value-type="float" office:value="57.1444753846154" calcext:value-type="float">
            <text:p>57.1444753846</text:p>
          </table:table-cell>
          <table:table-cell table:formula="of:=ABS([.I180])" office:value-type="float" office:value="13.0633919230769" calcext:value-type="float">
            <text:p>13.0633919231</text:p>
          </table:table-cell>
          <table:table-cell table:formula="of:=ABS([.J180])" office:value-type="float" office:value="8.84646149038462" calcext:value-type="float">
            <text:p>8.8464614904</text:p>
          </table:table-cell>
          <table:table-cell table:formula="of:=ABS([.K180])" office:value-type="float" office:value="15.30254625" calcext:value-type="float">
            <text:p>15.302546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" office:value-type="float" office:value="-40.90996861" calcext:value-type="float">
            <text:p>-40.90996861</text:p>
          </table:table-cell>
          <table:table-cell office:value-type="float" office:value="-17.61080857" calcext:value-type="float">
            <text:p>-17.61080857</text:p>
          </table:table-cell>
          <table:table-cell office:value-type="float" office:value="-21.72488182" calcext:value-type="float">
            <text:p>-21.72488182</text:p>
          </table:table-cell>
          <table:table-cell office:value-type="float" office:value="-12.13233851" calcext:value-type="float">
            <text:p>-12.13233851</text:p>
          </table:table-cell>
          <table:table-cell table:number-columns-repeated="2"/>
          <table:table-cell table:formula="of:=([.B181]-[.$M181])/[.$M181]*100" office:value-type="float" office:value="74.0849728085106" calcext:value-type="float">
            <text:p>74.0849728085</text:p>
          </table:table-cell>
          <table:table-cell table:formula="of:=([.C181]-[.$M181])/[.$M181]*100" office:value-type="float" office:value="-25.0603890638298" calcext:value-type="float">
            <text:p>-25.0603890638</text:p>
          </table:table-cell>
          <table:table-cell table:formula="of:=([.D181]-[.$M181])/[.$M181]*100" office:value-type="float" office:value="-7.55369438297872" calcext:value-type="float">
            <text:p>-7.553694383</text:p>
          </table:table-cell>
          <table:table-cell table:formula="of:=([.E181]-[.$M181])/[.$M181]*100" office:value-type="float" office:value="-48.3730276170213" calcext:value-type="float">
            <text:p>-48.373027617</text:p>
          </table:table-cell>
          <table:table-cell/>
          <table:table-cell office:value-type="float" office:value="-23.5" calcext:value-type="float">
            <text:p>-23.5</text:p>
          </table:table-cell>
          <table:table-cell/>
          <table:table-cell table:formula="of:=ABS([.H181])" office:value-type="float" office:value="74.0849728085106" calcext:value-type="float">
            <text:p>74.0849728085</text:p>
          </table:table-cell>
          <table:table-cell table:formula="of:=ABS([.I181])" office:value-type="float" office:value="25.0603890638298" calcext:value-type="float">
            <text:p>25.0603890638</text:p>
          </table:table-cell>
          <table:table-cell table:formula="of:=ABS([.J181])" office:value-type="float" office:value="7.55369438297872" calcext:value-type="float">
            <text:p>7.553694383</text:p>
          </table:table-cell>
          <table:table-cell table:formula="of:=ABS([.K181])" office:value-type="float" office:value="48.3730276170213" calcext:value-type="float">
            <text:p>48.3730276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" office:value-type="float" office:value="-32.32308381" calcext:value-type="float">
            <text:p>-32.32308381</text:p>
          </table:table-cell>
          <table:table-cell office:value-type="float" office:value="-18.73188422" calcext:value-type="float">
            <text:p>-18.73188422</text:p>
          </table:table-cell>
          <table:table-cell office:value-type="float" office:value="-21.66243461" calcext:value-type="float">
            <text:p>-21.66243461</text:p>
          </table:table-cell>
          <table:table-cell office:value-type="float" office:value="-16.33210996" calcext:value-type="float">
            <text:p>-16.33210996</text:p>
          </table:table-cell>
          <table:table-cell table:number-columns-repeated="2"/>
          <table:table-cell table:formula="of:=([.B182]-[.$M182])/[.$M182]*100" office:value-type="float" office:value="59.2270138423645" calcext:value-type="float">
            <text:p>59.2270138424</text:p>
          </table:table-cell>
          <table:table-cell table:formula="of:=([.C182]-[.$M182])/[.$M182]*100" office:value-type="float" office:value="-7.72470827586207" calcext:value-type="float">
            <text:p>-7.7247082759</text:p>
          </table:table-cell>
          <table:table-cell table:formula="of:=([.D182]-[.$M182])/[.$M182]*100" office:value-type="float" office:value="6.71150054187191" calcext:value-type="float">
            <text:p>6.7115005419</text:p>
          </table:table-cell>
          <table:table-cell table:formula="of:=([.E182]-[.$M182])/[.$M182]*100" office:value-type="float" office:value="-19.5462563546798" calcext:value-type="float">
            <text:p>-19.5462563547</text:p>
          </table:table-cell>
          <table:table-cell/>
          <table:table-cell office:value-type="float" office:value="-20.3" calcext:value-type="float">
            <text:p>-20.3</text:p>
          </table:table-cell>
          <table:table-cell/>
          <table:table-cell table:formula="of:=ABS([.H182])" office:value-type="float" office:value="59.2270138423645" calcext:value-type="float">
            <text:p>59.2270138424</text:p>
          </table:table-cell>
          <table:table-cell table:formula="of:=ABS([.I182])" office:value-type="float" office:value="7.72470827586207" calcext:value-type="float">
            <text:p>7.7247082759</text:p>
          </table:table-cell>
          <table:table-cell table:formula="of:=ABS([.J182])" office:value-type="float" office:value="6.71150054187191" calcext:value-type="float">
            <text:p>6.7115005419</text:p>
          </table:table-cell>
          <table:table-cell table:formula="of:=ABS([.K182])" office:value-type="float" office:value="19.5462563546798" calcext:value-type="float">
            <text:p>19.54625635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7" office:value-type="float" office:value="-56.30807788" calcext:value-type="float">
            <text:p>-56.30807788</text:p>
          </table:table-cell>
          <table:table-cell office:value-type="float" office:value="-29.94890262" calcext:value-type="float">
            <text:p>-29.94890262</text:p>
          </table:table-cell>
          <table:table-cell office:value-type="float" office:value="-40.1059439" calcext:value-type="float">
            <text:p>-40.1059439</text:p>
          </table:table-cell>
          <table:table-cell office:value-type="float" office:value="-32.00487677" calcext:value-type="float">
            <text:p>-32.00487677</text:p>
          </table:table-cell>
          <table:table-cell table:number-columns-repeated="2"/>
          <table:table-cell table:formula="of:=([.B183]-[.$M183])/[.$M183]*100" office:value-type="float" office:value="94.1657857931034" calcext:value-type="float">
            <text:p>94.1657857931</text:p>
          </table:table-cell>
          <table:table-cell table:formula="of:=([.C183]-[.$M183])/[.$M183]*100" office:value-type="float" office:value="3.27207799999999" calcext:value-type="float">
            <text:p>3.272078</text:p>
          </table:table-cell>
          <table:table-cell table:formula="of:=([.D183]-[.$M183])/[.$M183]*100" office:value-type="float" office:value="38.2963582758621" calcext:value-type="float">
            <text:p>38.2963582759</text:p>
          </table:table-cell>
          <table:table-cell table:formula="of:=([.E183]-[.$M183])/[.$M183]*100" office:value-type="float" office:value="10.3616440344828" calcext:value-type="float">
            <text:p>10.3616440345</text:p>
          </table:table-cell>
          <table:table-cell/>
          <table:table-cell office:value-type="float" office:value="-29" calcext:value-type="float">
            <text:p>-29</text:p>
          </table:table-cell>
          <table:table-cell/>
          <table:table-cell table:formula="of:=ABS([.H183])" office:value-type="float" office:value="94.1657857931034" calcext:value-type="float">
            <text:p>94.1657857931</text:p>
          </table:table-cell>
          <table:table-cell table:formula="of:=ABS([.I183])" office:value-type="float" office:value="3.27207799999999" calcext:value-type="float">
            <text:p>3.272078</text:p>
          </table:table-cell>
          <table:table-cell table:formula="of:=ABS([.J183])" office:value-type="float" office:value="38.2963582758621" calcext:value-type="float">
            <text:p>38.2963582759</text:p>
          </table:table-cell>
          <table:table-cell table:formula="of:=ABS([.K183])" office:value-type="float" office:value="10.3616440344828" calcext:value-type="float">
            <text:p>10.3616440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" office:value-type="float" office:value="-46.3712065" calcext:value-type="float">
            <text:p>-46.3712065</text:p>
          </table:table-cell>
          <table:table-cell office:value-type="float" office:value="-20.05169039" calcext:value-type="float">
            <text:p>-20.05169039</text:p>
          </table:table-cell>
          <table:table-cell office:value-type="float" office:value="-30.43936139" calcext:value-type="float">
            <text:p>-30.43936139</text:p>
          </table:table-cell>
          <table:table-cell office:value-type="float" office:value="-22.47343872" calcext:value-type="float">
            <text:p>-22.47343872</text:p>
          </table:table-cell>
          <table:table-cell table:number-columns-repeated="2"/>
          <table:table-cell table:formula="of:=([.B184]-[.$M184])/[.$M184]*100" office:value-type="float" office:value="81.847868627451" calcext:value-type="float">
            <text:p>81.8478686275</text:p>
          </table:table-cell>
          <table:table-cell table:formula="of:=([.C184]-[.$M184])/[.$M184]*100" office:value-type="float" office:value="-21.3659200392157" calcext:value-type="float">
            <text:p>-21.3659200392</text:p>
          </table:table-cell>
          <table:table-cell table:formula="of:=([.D184]-[.$M184])/[.$M184]*100" office:value-type="float" office:value="19.3700446666667" calcext:value-type="float">
            <text:p>19.3700446667</text:p>
          </table:table-cell>
          <table:table-cell table:formula="of:=([.E184]-[.$M184])/[.$M184]*100" office:value-type="float" office:value="-11.8688677647059" calcext:value-type="float">
            <text:p>-11.8688677647</text:p>
          </table:table-cell>
          <table:table-cell/>
          <table:table-cell office:value-type="float" office:value="-25.5" calcext:value-type="float">
            <text:p>-25.5</text:p>
          </table:table-cell>
          <table:table-cell/>
          <table:table-cell table:formula="of:=ABS([.H184])" office:value-type="float" office:value="81.847868627451" calcext:value-type="float">
            <text:p>81.8478686275</text:p>
          </table:table-cell>
          <table:table-cell table:formula="of:=ABS([.I184])" office:value-type="float" office:value="21.3659200392157" calcext:value-type="float">
            <text:p>21.3659200392</text:p>
          </table:table-cell>
          <table:table-cell table:formula="of:=ABS([.J184])" office:value-type="float" office:value="19.3700446666667" calcext:value-type="float">
            <text:p>19.3700446667</text:p>
          </table:table-cell>
          <table:table-cell table:formula="of:=ABS([.K184])" office:value-type="float" office:value="11.8688677647059" calcext:value-type="float">
            <text:p>11.868867764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" office:value-type="float" office:value="-68.67181142" calcext:value-type="float">
            <text:p>-68.67181142</text:p>
          </table:table-cell>
          <table:table-cell office:value-type="float" office:value="-33.96461922" calcext:value-type="float">
            <text:p>-33.96461922</text:p>
          </table:table-cell>
          <table:table-cell office:value-type="float" office:value="-45.32630456" calcext:value-type="float">
            <text:p>-45.32630456</text:p>
          </table:table-cell>
          <table:table-cell office:value-type="float" office:value="-33.65355116" calcext:value-type="float">
            <text:p>-33.65355116</text:p>
          </table:table-cell>
          <table:table-cell table:number-columns-repeated="2"/>
          <table:table-cell table:formula="of:=([.B185]-[.$M185])/[.$M185]*100" office:value-type="float" office:value="95.6461863817664" calcext:value-type="float">
            <text:p>95.6461863818</text:p>
          </table:table-cell>
          <table:table-cell table:formula="of:=([.C185]-[.$M185])/[.$M185]*100" office:value-type="float" office:value="-3.23470307692307" calcext:value-type="float">
            <text:p>-3.2347030769</text:p>
          </table:table-cell>
          <table:table-cell table:formula="of:=([.D185]-[.$M185])/[.$M185]*100" office:value-type="float" office:value="29.1347708262108" calcext:value-type="float">
            <text:p>29.1347708262</text:p>
          </table:table-cell>
          <table:table-cell table:formula="of:=([.E185]-[.$M185])/[.$M185]*100" office:value-type="float" office:value="-4.12093686609687" calcext:value-type="float">
            <text:p>-4.1209368661</text:p>
          </table:table-cell>
          <table:table-cell/>
          <table:table-cell office:value-type="float" office:value="-35.1" calcext:value-type="float">
            <text:p>-35.1</text:p>
          </table:table-cell>
          <table:table-cell/>
          <table:table-cell table:formula="of:=ABS([.H185])" office:value-type="float" office:value="95.6461863817664" calcext:value-type="float">
            <text:p>95.6461863818</text:p>
          </table:table-cell>
          <table:table-cell table:formula="of:=ABS([.I185])" office:value-type="float" office:value="3.23470307692307" calcext:value-type="float">
            <text:p>3.2347030769</text:p>
          </table:table-cell>
          <table:table-cell table:formula="of:=ABS([.J185])" office:value-type="float" office:value="29.1347708262108" calcext:value-type="float">
            <text:p>29.1347708262</text:p>
          </table:table-cell>
          <table:table-cell table:formula="of:=ABS([.K185])" office:value-type="float" office:value="4.12093686609687" calcext:value-type="float">
            <text:p>4.12093686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" office:value-type="float" office:value="-77.48250991" calcext:value-type="float">
            <text:p>-77.48250991</text:p>
          </table:table-cell>
          <table:table-cell office:value-type="float" office:value="-38.60628335" calcext:value-type="float">
            <text:p>-38.60628335</text:p>
          </table:table-cell>
          <table:table-cell office:value-type="float" office:value="-51.46488717" calcext:value-type="float">
            <text:p>-51.46488717</text:p>
          </table:table-cell>
          <table:table-cell office:value-type="float" office:value="-38.45607573" calcext:value-type="float">
            <text:p>-38.45607573</text:p>
          </table:table-cell>
          <table:table-cell table:number-columns-repeated="2"/>
          <table:table-cell table:formula="of:=([.B186]-[.$M186])/[.$M186]*100" office:value-type="float" office:value="110.550298668478" calcext:value-type="float">
            <text:p>110.5502986685</text:p>
          </table:table-cell>
          <table:table-cell table:formula="of:=([.C186]-[.$M186])/[.$M186]*100" office:value-type="float" office:value="4.90837866847826" calcext:value-type="float">
            <text:p>4.9083786685</text:p>
          </table:table-cell>
          <table:table-cell table:formula="of:=([.D186]-[.$M186])/[.$M186]*100" office:value-type="float" office:value="39.850236875" calcext:value-type="float">
            <text:p>39.850236875</text:p>
          </table:table-cell>
          <table:table-cell table:formula="of:=([.E186]-[.$M186])/[.$M186]*100" office:value-type="float" office:value="4.50020578804349" calcext:value-type="float">
            <text:p>4.500205788</text:p>
          </table:table-cell>
          <table:table-cell/>
          <table:table-cell office:value-type="float" office:value="-36.8" calcext:value-type="float">
            <text:p>-36.8</text:p>
          </table:table-cell>
          <table:table-cell/>
          <table:table-cell table:formula="of:=ABS([.H186])" office:value-type="float" office:value="110.550298668478" calcext:value-type="float">
            <text:p>110.5502986685</text:p>
          </table:table-cell>
          <table:table-cell table:formula="of:=ABS([.I186])" office:value-type="float" office:value="4.90837866847826" calcext:value-type="float">
            <text:p>4.9083786685</text:p>
          </table:table-cell>
          <table:table-cell table:formula="of:=ABS([.J186])" office:value-type="float" office:value="39.850236875" calcext:value-type="float">
            <text:p>39.850236875</text:p>
          </table:table-cell>
          <table:table-cell table:formula="of:=ABS([.K186])" office:value-type="float" office:value="4.50020578804349" calcext:value-type="float">
            <text:p>4.5002057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" office:value-type="float" office:value="-85.27496616" calcext:value-type="float">
            <text:p>-85.27496616</text:p>
          </table:table-cell>
          <table:table-cell office:value-type="float" office:value="-32.84558322" calcext:value-type="float">
            <text:p>-32.84558322</text:p>
          </table:table-cell>
          <table:table-cell office:value-type="float" office:value="-49.74883327" calcext:value-type="float">
            <text:p>-49.74883327</text:p>
          </table:table-cell>
          <table:table-cell office:value-type="float" office:value="-31.98576698" calcext:value-type="float">
            <text:p>-31.98576698</text:p>
          </table:table-cell>
          <table:table-cell table:number-columns-repeated="2"/>
          <table:table-cell table:formula="of:=([.B187]-[.$M187])/[.$M187]*100" office:value-type="float" office:value="200.263965352113" calcext:value-type="float">
            <text:p>200.2639653521</text:p>
          </table:table-cell>
          <table:table-cell table:formula="of:=([.C187]-[.$M187])/[.$M187]*100" office:value-type="float" office:value="15.6534620422535" calcext:value-type="float">
            <text:p>15.6534620423</text:p>
          </table:table-cell>
          <table:table-cell table:formula="of:=([.D187]-[.$M187])/[.$M187]*100" office:value-type="float" office:value="75.1719481338028" calcext:value-type="float">
            <text:p>75.1719481338</text:p>
          </table:table-cell>
          <table:table-cell table:formula="of:=([.E187]-[.$M187])/[.$M187]*100" office:value-type="float" office:value="12.6259400704225" calcext:value-type="float">
            <text:p>12.6259400704</text:p>
          </table:table-cell>
          <table:table-cell/>
          <table:table-cell office:value-type="float" office:value="-28.4" calcext:value-type="float">
            <text:p>-28.4</text:p>
          </table:table-cell>
          <table:table-cell/>
          <table:table-cell table:formula="of:=ABS([.H187])" office:value-type="float" office:value="200.263965352113" calcext:value-type="float">
            <text:p>200.2639653521</text:p>
          </table:table-cell>
          <table:table-cell table:formula="of:=ABS([.I187])" office:value-type="float" office:value="15.6534620422535" calcext:value-type="float">
            <text:p>15.6534620423</text:p>
          </table:table-cell>
          <table:table-cell table:formula="of:=ABS([.J187])" office:value-type="float" office:value="75.1719481338028" calcext:value-type="float">
            <text:p>75.1719481338</text:p>
          </table:table-cell>
          <table:table-cell table:formula="of:=ABS([.K187])" office:value-type="float" office:value="12.6259400704225" calcext:value-type="float">
            <text:p>12.62594007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7" office:value-type="float" office:value="-86.76180113" calcext:value-type="float">
            <text:p>-86.76180113</text:p>
          </table:table-cell>
          <table:table-cell office:value-type="float" office:value="-33.35380357" calcext:value-type="float">
            <text:p>-33.35380357</text:p>
          </table:table-cell>
          <table:table-cell office:value-type="float" office:value="-26.88880829" calcext:value-type="float">
            <text:p>-26.88880829</text:p>
          </table:table-cell>
          <table:table-cell office:value-type="float" office:value="3.047688175" calcext:value-type="float">
            <text:p>3.047688175</text:p>
          </table:table-cell>
          <table:table-cell table:number-columns-repeated="2"/>
          <table:table-cell table:formula="of:=([.B188]-[.$M188])/[.$M188]*100" office:value-type="float" office:value="191.146983657718" calcext:value-type="float">
            <text:p>191.1469836577</text:p>
          </table:table-cell>
          <table:table-cell table:formula="of:=([.C188]-[.$M188])/[.$M188]*100" office:value-type="float" office:value="11.9255153355705" calcext:value-type="float">
            <text:p>11.9255153356</text:p>
          </table:table-cell>
          <table:table-cell table:formula="of:=([.D188]-[.$M188])/[.$M188]*100" office:value-type="float" office:value="-9.76909969798658" calcext:value-type="float">
            <text:p>-9.769099698</text:p>
          </table:table-cell>
          <table:table-cell table:formula="of:=([.E188]-[.$M188])/[.$M188]*100" office:value-type="float" office:value="-110.227141526846" calcext:value-type="float">
            <text:p>-110.2271415268</text:p>
          </table:table-cell>
          <table:table-cell/>
          <table:table-cell office:value-type="float" office:value="-29.8" calcext:value-type="float">
            <text:p>-29.8</text:p>
          </table:table-cell>
          <table:table-cell/>
          <table:table-cell table:formula="of:=ABS([.H188])" office:value-type="float" office:value="191.146983657718" calcext:value-type="float">
            <text:p>191.1469836577</text:p>
          </table:table-cell>
          <table:table-cell table:formula="of:=ABS([.I188])" office:value-type="float" office:value="11.9255153355705" calcext:value-type="float">
            <text:p>11.9255153356</text:p>
          </table:table-cell>
          <table:table-cell table:formula="of:=ABS([.J188])" office:value-type="float" office:value="9.76909969798658" calcext:value-type="float">
            <text:p>9.769099698</text:p>
          </table:table-cell>
          <table:table-cell table:formula="of:=ABS([.K188])" office:value-type="float" office:value="110.227141526846" calcext:value-type="float">
            <text:p>110.22714152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7" office:value-type="float" office:value="-99.52814734" calcext:value-type="float">
            <text:p>-99.52814734</text:p>
          </table:table-cell>
          <table:table-cell office:value-type="float" office:value="-37.74337765" calcext:value-type="float">
            <text:p>-37.74337765</text:p>
          </table:table-cell>
          <table:table-cell office:value-type="float" office:value="-66.51402234" calcext:value-type="float">
            <text:p>-66.51402234</text:p>
          </table:table-cell>
          <table:table-cell office:value-type="float" office:value="-50.00695982" calcext:value-type="float">
            <text:p>-50.00695982</text:p>
          </table:table-cell>
          <table:table-cell table:number-columns-repeated="2"/>
          <table:table-cell table:formula="of:=([.B189]-[.$M189])/[.$M189]*100" office:value-type="float" office:value="201.600446484849" calcext:value-type="float">
            <text:p>201.6004464848</text:p>
          </table:table-cell>
          <table:table-cell table:formula="of:=([.C189]-[.$M189])/[.$M189]*100" office:value-type="float" office:value="14.3738716666667" calcext:value-type="float">
            <text:p>14.3738716667</text:p>
          </table:table-cell>
          <table:table-cell table:formula="of:=([.D189]-[.$M189])/[.$M189]*100" office:value-type="float" office:value="101.557643454545" calcext:value-type="float">
            <text:p>101.5576434545</text:p>
          </table:table-cell>
          <table:table-cell table:formula="of:=([.E189]-[.$M189])/[.$M189]*100" office:value-type="float" office:value="51.5362418787879" calcext:value-type="float">
            <text:p>51.5362418788</text:p>
          </table:table-cell>
          <table:table-cell/>
          <table:table-cell office:value-type="float" office:value="-33" calcext:value-type="float">
            <text:p>-33</text:p>
          </table:table-cell>
          <table:table-cell/>
          <table:table-cell table:formula="of:=ABS([.H189])" office:value-type="float" office:value="201.600446484849" calcext:value-type="float">
            <text:p>201.6004464848</text:p>
          </table:table-cell>
          <table:table-cell table:formula="of:=ABS([.I189])" office:value-type="float" office:value="14.3738716666667" calcext:value-type="float">
            <text:p>14.3738716667</text:p>
          </table:table-cell>
          <table:table-cell table:formula="of:=ABS([.J189])" office:value-type="float" office:value="101.557643454545" calcext:value-type="float">
            <text:p>101.5576434545</text:p>
          </table:table-cell>
          <table:table-cell table:formula="of:=ABS([.K189])" office:value-type="float" office:value="51.5362418787879" calcext:value-type="float">
            <text:p>51.536241878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7" office:value-type="float" office:value="-100.4597112" calcext:value-type="float">
            <text:p>-100.4597112</text:p>
          </table:table-cell>
          <table:table-cell office:value-type="float" office:value="-38.19915736" calcext:value-type="float">
            <text:p>-38.19915736</text:p>
          </table:table-cell>
          <table:table-cell office:value-type="float" office:value="-67.34520664" calcext:value-type="float">
            <text:p>-67.34520664</text:p>
          </table:table-cell>
          <table:table-cell office:value-type="float" office:value="-50.78795423" calcext:value-type="float">
            <text:p>-50.78795423</text:p>
          </table:table-cell>
          <table:table-cell table:number-columns-repeated="2"/>
          <table:table-cell table:formula="of:=([.B190]-[.$M190])/[.$M190]*100" office:value-type="float" office:value="196.341330973451" calcext:value-type="float">
            <text:p>196.3413309735</text:p>
          </table:table-cell>
          <table:table-cell table:formula="of:=([.C190]-[.$M190])/[.$M190]*100" office:value-type="float" office:value="12.6818801179941" calcext:value-type="float">
            <text:p>12.681880118</text:p>
          </table:table-cell>
          <table:table-cell table:formula="of:=([.D190]-[.$M190])/[.$M190]*100" office:value-type="float" office:value="98.6584266666667" calcext:value-type="float">
            <text:p>98.6584266667</text:p>
          </table:table-cell>
          <table:table-cell table:formula="of:=([.E190]-[.$M190])/[.$M190]*100" office:value-type="float" office:value="49.8169741297935" calcext:value-type="float">
            <text:p>49.8169741298</text:p>
          </table:table-cell>
          <table:table-cell/>
          <table:table-cell office:value-type="float" office:value="-33.9" calcext:value-type="float">
            <text:p>-33.9</text:p>
          </table:table-cell>
          <table:table-cell/>
          <table:table-cell table:formula="of:=ABS([.H190])" office:value-type="float" office:value="196.341330973451" calcext:value-type="float">
            <text:p>196.3413309735</text:p>
          </table:table-cell>
          <table:table-cell table:formula="of:=ABS([.I190])" office:value-type="float" office:value="12.6818801179941" calcext:value-type="float">
            <text:p>12.681880118</text:p>
          </table:table-cell>
          <table:table-cell table:formula="of:=ABS([.J190])" office:value-type="float" office:value="98.6584266666667" calcext:value-type="float">
            <text:p>98.6584266667</text:p>
          </table:table-cell>
          <table:table-cell table:formula="of:=ABS([.K190])" office:value-type="float" office:value="49.8169741297935" calcext:value-type="float">
            <text:p>49.81697412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7" office:value-type="float" office:value="-36.14435885" calcext:value-type="float">
            <text:p>-36.14435885</text:p>
          </table:table-cell>
          <table:table-cell office:value-type="float" office:value="-24.90589769" calcext:value-type="float">
            <text:p>-24.90589769</text:p>
          </table:table-cell>
          <table:table-cell office:value-type="float" office:value="-26.20996044" calcext:value-type="float">
            <text:p>-26.20996044</text:p>
          </table:table-cell>
          <table:table-cell office:value-type="float" office:value="-21.2427613" calcext:value-type="float">
            <text:p>-21.2427613</text:p>
          </table:table-cell>
          <table:table-cell table:number-columns-repeated="2"/>
          <table:table-cell table:formula="of:=([.B191]-[.$M191])/[.$M191]*100" office:value-type="float" office:value="17.351814448052" calcext:value-type="float">
            <text:p>17.3518144481</text:p>
          </table:table-cell>
          <table:table-cell table:formula="of:=([.C191]-[.$M191])/[.$M191]*100" office:value-type="float" office:value="-19.1366958116883" calcext:value-type="float">
            <text:p>-19.1366958117</text:p>
          </table:table-cell>
          <table:table-cell table:formula="of:=([.D191]-[.$M191])/[.$M191]*100" office:value-type="float" office:value="-14.9027258441558" calcext:value-type="float">
            <text:p>-14.9027258442</text:p>
          </table:table-cell>
          <table:table-cell table:formula="of:=([.E191]-[.$M191])/[.$M191]*100" office:value-type="float" office:value="-31.0299957792208" calcext:value-type="float">
            <text:p>-31.0299957792</text:p>
          </table:table-cell>
          <table:table-cell/>
          <table:table-cell office:value-type="float" office:value="-30.8" calcext:value-type="float">
            <text:p>-30.8</text:p>
          </table:table-cell>
          <table:table-cell/>
          <table:table-cell table:formula="of:=ABS([.H191])" office:value-type="float" office:value="17.351814448052" calcext:value-type="float">
            <text:p>17.3518144481</text:p>
          </table:table-cell>
          <table:table-cell table:formula="of:=ABS([.I191])" office:value-type="float" office:value="19.1366958116883" calcext:value-type="float">
            <text:p>19.1366958117</text:p>
          </table:table-cell>
          <table:table-cell table:formula="of:=ABS([.J191])" office:value-type="float" office:value="14.9027258441558" calcext:value-type="float">
            <text:p>14.9027258442</text:p>
          </table:table-cell>
          <table:table-cell table:formula="of:=ABS([.K191])" office:value-type="float" office:value="31.0299957792208" calcext:value-type="float">
            <text:p>31.029995779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float" office:value="-41.39763748" calcext:value-type="float">
            <text:p>-41.39763748</text:p>
          </table:table-cell>
          <table:table-cell office:value-type="float" office:value="-26.46256461" calcext:value-type="float">
            <text:p>-26.46256461</text:p>
          </table:table-cell>
          <table:table-cell office:value-type="float" office:value="-29.29136465" calcext:value-type="float">
            <text:p>-29.29136465</text:p>
          </table:table-cell>
          <table:table-cell office:value-type="float" office:value="-23.23822834" calcext:value-type="float">
            <text:p>-23.23822834</text:p>
          </table:table-cell>
          <table:table-cell table:number-columns-repeated="2"/>
          <table:table-cell table:formula="of:=([.B192]-[.$M192])/[.$M192]*100" office:value-type="float" office:value="32.2608226198083" calcext:value-type="float">
            <text:p>32.2608226198</text:p>
          </table:table-cell>
          <table:table-cell table:formula="of:=([.C192]-[.$M192])/[.$M192]*100" office:value-type="float" office:value="-15.45506514377" calcext:value-type="float">
            <text:p>-15.4550651438</text:p>
          </table:table-cell>
          <table:table-cell table:formula="of:=([.D192]-[.$M192])/[.$M192]*100" office:value-type="float" office:value="-6.41736533546327" calcext:value-type="float">
            <text:p>-6.4173653355</text:p>
          </table:table-cell>
          <table:table-cell table:formula="of:=([.E192]-[.$M192])/[.$M192]*100" office:value-type="float" office:value="-25.7564589776358" calcext:value-type="float">
            <text:p>-25.7564589776</text:p>
          </table:table-cell>
          <table:table-cell/>
          <table:table-cell office:value-type="float" office:value="-31.3" calcext:value-type="float">
            <text:p>-31.3</text:p>
          </table:table-cell>
          <table:table-cell/>
          <table:table-cell table:formula="of:=ABS([.H192])" office:value-type="float" office:value="32.2608226198083" calcext:value-type="float">
            <text:p>32.2608226198</text:p>
          </table:table-cell>
          <table:table-cell table:formula="of:=ABS([.I192])" office:value-type="float" office:value="15.45506514377" calcext:value-type="float">
            <text:p>15.4550651438</text:p>
          </table:table-cell>
          <table:table-cell table:formula="of:=ABS([.J192])" office:value-type="float" office:value="6.41736533546327" calcext:value-type="float">
            <text:p>6.4173653355</text:p>
          </table:table-cell>
          <table:table-cell table:formula="of:=ABS([.K192])" office:value-type="float" office:value="25.7564589776358" calcext:value-type="float">
            <text:p>25.756458977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7" office:value-type="float" office:value="-24.0755518" calcext:value-type="float">
            <text:p>-24.0755518</text:p>
          </table:table-cell>
          <table:table-cell office:value-type="float" office:value="-10.92870341" calcext:value-type="float">
            <text:p>-10.92870341</text:p>
          </table:table-cell>
          <table:table-cell office:value-type="float" office:value="-18.37295914" calcext:value-type="float">
            <text:p>-18.37295914</text:p>
          </table:table-cell>
          <table:table-cell office:value-type="float" office:value="-15.52166293" calcext:value-type="float">
            <text:p>-15.52166293</text:p>
          </table:table-cell>
          <table:table-cell table:number-columns-repeated="2"/>
          <table:table-cell table:formula="of:=([.B193]-[.$M193])/[.$M193]*100" office:value-type="float" office:value="38.3652402298851" calcext:value-type="float">
            <text:p>38.3652402299</text:p>
          </table:table-cell>
          <table:table-cell table:formula="of:=([.C193]-[.$M193])/[.$M193]*100" office:value-type="float" office:value="-37.1913597126437" calcext:value-type="float">
            <text:p>-37.1913597126</text:p>
          </table:table-cell>
          <table:table-cell table:formula="of:=([.D193]-[.$M193])/[.$M193]*100" office:value-type="float" office:value="5.5917191954023" calcext:value-type="float">
            <text:p>5.5917191954</text:p>
          </table:table-cell>
          <table:table-cell table:formula="of:=([.E193]-[.$M193])/[.$M193]*100" office:value-type="float" office:value="-10.7950406321839" calcext:value-type="float">
            <text:p>-10.7950406322</text:p>
          </table:table-cell>
          <table:table-cell/>
          <table:table-cell office:value-type="float" office:value="-17.4" calcext:value-type="float">
            <text:p>-17.4</text:p>
          </table:table-cell>
          <table:table-cell/>
          <table:table-cell table:formula="of:=ABS([.H193])" office:value-type="float" office:value="38.3652402298851" calcext:value-type="float">
            <text:p>38.3652402299</text:p>
          </table:table-cell>
          <table:table-cell table:formula="of:=ABS([.I193])" office:value-type="float" office:value="37.1913597126437" calcext:value-type="float">
            <text:p>37.1913597126</text:p>
          </table:table-cell>
          <table:table-cell table:formula="of:=ABS([.J193])" office:value-type="float" office:value="5.5917191954023" calcext:value-type="float">
            <text:p>5.5917191954</text:p>
          </table:table-cell>
          <table:table-cell table:formula="of:=ABS([.K193])" office:value-type="float" office:value="10.7950406321839" calcext:value-type="float">
            <text:p>10.79504063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7" office:value-type="float" office:value="-33.65095557" calcext:value-type="float">
            <text:p>-33.65095557</text:p>
          </table:table-cell>
          <table:table-cell office:value-type="float" office:value="-17.64669951" calcext:value-type="float">
            <text:p>-17.64669951</text:p>
          </table:table-cell>
          <table:table-cell office:value-type="float" office:value="-25.1479245" calcext:value-type="float">
            <text:p>-25.1479245</text:p>
          </table:table-cell>
          <table:table-cell office:value-type="float" office:value="-20.89640924" calcext:value-type="float">
            <text:p>-20.89640924</text:p>
          </table:table-cell>
          <table:table-cell table:number-columns-repeated="2"/>
          <table:table-cell table:formula="of:=([.B194]-[.$M194])/[.$M194]*100" office:value-type="float" office:value="34.0675520717131" calcext:value-type="float">
            <text:p>34.0675520717</text:p>
          </table:table-cell>
          <table:table-cell table:formula="of:=([.C194]-[.$M194])/[.$M194]*100" office:value-type="float" office:value="-29.6944242629482" calcext:value-type="float">
            <text:p>-29.6944242629</text:p>
          </table:table-cell>
          <table:table-cell table:formula="of:=([.D194]-[.$M194])/[.$M194]*100" office:value-type="float" office:value="0.190934262948195" calcext:value-type="float">
            <text:p>0.1909342629</text:p>
          </table:table-cell>
          <table:table-cell table:formula="of:=([.E194]-[.$M194])/[.$M194]*100" office:value-type="float" office:value="-16.7473735458167" calcext:value-type="float">
            <text:p>-16.7473735458</text:p>
          </table:table-cell>
          <table:table-cell/>
          <table:table-cell office:value-type="float" office:value="-25.1" calcext:value-type="float">
            <text:p>-25.1</text:p>
          </table:table-cell>
          <table:table-cell/>
          <table:table-cell table:formula="of:=ABS([.H194])" office:value-type="float" office:value="34.0675520717131" calcext:value-type="float">
            <text:p>34.0675520717</text:p>
          </table:table-cell>
          <table:table-cell table:formula="of:=ABS([.I194])" office:value-type="float" office:value="29.6944242629482" calcext:value-type="float">
            <text:p>29.6944242629</text:p>
          </table:table-cell>
          <table:table-cell table:formula="of:=ABS([.J194])" office:value-type="float" office:value="0.190934262948195" calcext:value-type="float">
            <text:p>0.1909342629</text:p>
          </table:table-cell>
          <table:table-cell table:formula="of:=ABS([.K194])" office:value-type="float" office:value="16.7473735458167" calcext:value-type="float">
            <text:p>16.74737354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7" office:value-type="float" office:value="-42.72623148" calcext:value-type="float">
            <text:p>-42.72623148</text:p>
          </table:table-cell>
          <table:table-cell office:value-type="float" office:value="-33.64273349" calcext:value-type="float">
            <text:p>-33.64273349</text:p>
          </table:table-cell>
          <table:table-cell office:value-type="float" office:value="-31.39741313" calcext:value-type="float">
            <text:p>-31.39741313</text:p>
          </table:table-cell>
          <table:table-cell office:value-type="float" office:value="-25.73300393" calcext:value-type="float">
            <text:p>-25.73300393</text:p>
          </table:table-cell>
          <table:table-cell table:number-columns-repeated="2"/>
          <table:table-cell table:formula="of:=([.B195]-[.$M195])/[.$M195]*100" office:value-type="float" office:value="27.922848742515" calcext:value-type="float">
            <text:p>27.9228487425</text:p>
          </table:table-cell>
          <table:table-cell table:formula="of:=([.C195]-[.$M195])/[.$M195]*100" office:value-type="float" office:value="0.726746976047902" calcext:value-type="float">
            <text:p>0.726746976</text:p>
          </table:table-cell>
          <table:table-cell table:formula="of:=([.D195]-[.$M195])/[.$M195]*100" office:value-type="float" office:value="-5.99576907185628" calcext:value-type="float">
            <text:p>-5.9957690719</text:p>
          </table:table-cell>
          <table:table-cell table:formula="of:=([.E195]-[.$M195])/[.$M195]*100" office:value-type="float" office:value="-22.9550780538922" calcext:value-type="float">
            <text:p>-22.9550780539</text:p>
          </table:table-cell>
          <table:table-cell/>
          <table:table-cell office:value-type="float" office:value="-33.4" calcext:value-type="float">
            <text:p>-33.4</text:p>
          </table:table-cell>
          <table:table-cell/>
          <table:table-cell table:formula="of:=ABS([.H195])" office:value-type="float" office:value="27.922848742515" calcext:value-type="float">
            <text:p>27.9228487425</text:p>
          </table:table-cell>
          <table:table-cell table:formula="of:=ABS([.I195])" office:value-type="float" office:value="0.726746976047902" calcext:value-type="float">
            <text:p>0.726746976</text:p>
          </table:table-cell>
          <table:table-cell table:formula="of:=ABS([.J195])" office:value-type="float" office:value="5.99576907185628" calcext:value-type="float">
            <text:p>5.9957690719</text:p>
          </table:table-cell>
          <table:table-cell table:formula="of:=ABS([.K195])" office:value-type="float" office:value="22.9550780538922" calcext:value-type="float">
            <text:p>22.955078053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7" office:value-type="float" office:value="-31.66426928" calcext:value-type="float">
            <text:p>-31.66426928</text:p>
          </table:table-cell>
          <table:table-cell office:value-type="float" office:value="-20.49955737" calcext:value-type="float">
            <text:p>-20.49955737</text:p>
          </table:table-cell>
          <table:table-cell office:value-type="float" office:value="-21.34791987" calcext:value-type="float">
            <text:p>-21.34791987</text:p>
          </table:table-cell>
          <table:table-cell office:value-type="float" office:value="-16.18974504" calcext:value-type="float">
            <text:p>-16.18974504</text:p>
          </table:table-cell>
          <table:table-cell table:number-columns-repeated="2"/>
          <table:table-cell table:formula="of:=([.B196]-[.$M196])/[.$M196]*100" office:value-type="float" office:value="35.898151416309" calcext:value-type="float">
            <text:p>35.8981514163</text:p>
          </table:table-cell>
          <table:table-cell table:formula="of:=([.C196]-[.$M196])/[.$M196]*100" office:value-type="float" office:value="-12.0190670815451" calcext:value-type="float">
            <text:p>-12.0190670815</text:p>
          </table:table-cell>
          <table:table-cell table:formula="of:=([.D196]-[.$M196])/[.$M196]*100" office:value-type="float" office:value="-8.37802630901289" calcext:value-type="float">
            <text:p>-8.378026309</text:p>
          </table:table-cell>
          <table:table-cell table:formula="of:=([.E196]-[.$M196])/[.$M196]*100" office:value-type="float" office:value="-30.5161157081545" calcext:value-type="float">
            <text:p>-30.5161157082</text:p>
          </table:table-cell>
          <table:table-cell/>
          <table:table-cell office:value-type="float" office:value="-23.3" calcext:value-type="float">
            <text:p>-23.3</text:p>
          </table:table-cell>
          <table:table-cell/>
          <table:table-cell table:formula="of:=ABS([.H196])" office:value-type="float" office:value="35.898151416309" calcext:value-type="float">
            <text:p>35.8981514163</text:p>
          </table:table-cell>
          <table:table-cell table:formula="of:=ABS([.I196])" office:value-type="float" office:value="12.0190670815451" calcext:value-type="float">
            <text:p>12.0190670815</text:p>
          </table:table-cell>
          <table:table-cell table:formula="of:=ABS([.J196])" office:value-type="float" office:value="8.37802630901289" calcext:value-type="float">
            <text:p>8.378026309</text:p>
          </table:table-cell>
          <table:table-cell table:formula="of:=ABS([.K196])" office:value-type="float" office:value="30.5161157081545" calcext:value-type="float">
            <text:p>30.516115708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7" office:value-type="float" office:value="-17.99308056" calcext:value-type="float">
            <text:p>-17.99308056</text:p>
          </table:table-cell>
          <table:table-cell office:value-type="float" office:value="-15.03386839" calcext:value-type="float">
            <text:p>-15.03386839</text:p>
          </table:table-cell>
          <table:table-cell office:value-type="float" office:value="-12.89650649" calcext:value-type="float">
            <text:p>-12.89650649</text:p>
          </table:table-cell>
          <table:table-cell office:value-type="float" office:value="-10.34821949" calcext:value-type="float">
            <text:p>-10.34821949</text:p>
          </table:table-cell>
          <table:table-cell table:number-columns-repeated="2"/>
          <table:table-cell table:formula="of:=([.B197]-[.$M197])/[.$M197]*100" office:value-type="float" office:value="2.8176032" calcext:value-type="float">
            <text:p>2.8176032</text:p>
          </table:table-cell>
          <table:table-cell table:formula="of:=([.C197]-[.$M197])/[.$M197]*100" office:value-type="float" office:value="-14.0921806285714" calcext:value-type="float">
            <text:p>-14.0921806286</text:p>
          </table:table-cell>
          <table:table-cell table:formula="of:=([.D197]-[.$M197])/[.$M197]*100" office:value-type="float" office:value="-26.3056772" calcext:value-type="float">
            <text:p>-26.3056772</text:p>
          </table:table-cell>
          <table:table-cell table:formula="of:=([.E197]-[.$M197])/[.$M197]*100" office:value-type="float" office:value="-40.8673172" calcext:value-type="float">
            <text:p>-40.8673172</text:p>
          </table:table-cell>
          <table:table-cell/>
          <table:table-cell office:value-type="float" office:value="-17.5" calcext:value-type="float">
            <text:p>-17.5</text:p>
          </table:table-cell>
          <table:table-cell/>
          <table:table-cell table:formula="of:=ABS([.H197])" office:value-type="float" office:value="2.8176032" calcext:value-type="float">
            <text:p>2.8176032</text:p>
          </table:table-cell>
          <table:table-cell table:formula="of:=ABS([.I197])" office:value-type="float" office:value="14.0921806285714" calcext:value-type="float">
            <text:p>14.0921806286</text:p>
          </table:table-cell>
          <table:table-cell table:formula="of:=ABS([.J197])" office:value-type="float" office:value="26.3056772" calcext:value-type="float">
            <text:p>26.3056772</text:p>
          </table:table-cell>
          <table:table-cell table:formula="of:=ABS([.K197])" office:value-type="float" office:value="40.8673172" calcext:value-type="float">
            <text:p>40.86731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7" office:value-type="float" office:value="-21.97216723" calcext:value-type="float">
            <text:p>-21.97216723</text:p>
          </table:table-cell>
          <table:table-cell office:value-type="float" office:value="-17.60264423" calcext:value-type="float">
            <text:p>-17.60264423</text:p>
          </table:table-cell>
          <table:table-cell office:value-type="float" office:value="-14.55898114" calcext:value-type="float">
            <text:p>-14.55898114</text:p>
          </table:table-cell>
          <table:table-cell office:value-type="float" office:value="-10.85238819" calcext:value-type="float">
            <text:p>-10.85238819</text:p>
          </table:table-cell>
          <table:table-cell table:number-columns-repeated="2"/>
          <table:table-cell table:formula="of:=([.B198]-[.$M198])/[.$M198]*100" office:value-type="float" office:value="14.4383709895833" calcext:value-type="float">
            <text:p>14.4383709896</text:p>
          </table:table-cell>
          <table:table-cell table:formula="of:=([.C198]-[.$M198])/[.$M198]*100" office:value-type="float" office:value="-8.31956130208333" calcext:value-type="float">
            <text:p>-8.3195613021</text:p>
          </table:table-cell>
          <table:table-cell table:formula="of:=([.D198]-[.$M198])/[.$M198]*100" office:value-type="float" office:value="-24.1719732291667" calcext:value-type="float">
            <text:p>-24.1719732292</text:p>
          </table:table-cell>
          <table:table-cell table:formula="of:=([.E198]-[.$M198])/[.$M198]*100" office:value-type="float" office:value="-43.47714484375" calcext:value-type="float">
            <text:p>-43.4771448438</text:p>
          </table:table-cell>
          <table:table-cell/>
          <table:table-cell office:value-type="float" office:value="-19.2" calcext:value-type="float">
            <text:p>-19.2</text:p>
          </table:table-cell>
          <table:table-cell/>
          <table:table-cell table:formula="of:=ABS([.H198])" office:value-type="float" office:value="14.4383709895833" calcext:value-type="float">
            <text:p>14.4383709896</text:p>
          </table:table-cell>
          <table:table-cell table:formula="of:=ABS([.I198])" office:value-type="float" office:value="8.31956130208333" calcext:value-type="float">
            <text:p>8.3195613021</text:p>
          </table:table-cell>
          <table:table-cell table:formula="of:=ABS([.J198])" office:value-type="float" office:value="24.1719732291667" calcext:value-type="float">
            <text:p>24.1719732292</text:p>
          </table:table-cell>
          <table:table-cell table:formula="of:=ABS([.K198])" office:value-type="float" office:value="43.47714484375" calcext:value-type="float">
            <text:p>43.47714484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7" office:value-type="float" office:value="-34.56159242" calcext:value-type="float">
            <text:p>-34.56159242</text:p>
          </table:table-cell>
          <table:table-cell office:value-type="float" office:value="-30.37335992" calcext:value-type="float">
            <text:p>-30.37335992</text:p>
          </table:table-cell>
          <table:table-cell office:value-type="float" office:value="-22.44133707" calcext:value-type="float">
            <text:p>-22.44133707</text:p>
          </table:table-cell>
          <table:table-cell office:value-type="float" office:value="-16.38120929" calcext:value-type="float">
            <text:p>-16.38120929</text:p>
          </table:table-cell>
          <table:table-cell table:number-columns-repeated="2"/>
          <table:table-cell table:formula="of:=([.B199]-[.$M199])/[.$M199]*100" office:value-type="float" office:value="42.8164976033058" calcext:value-type="float">
            <text:p>42.8164976033</text:p>
          </table:table-cell>
          <table:table-cell table:formula="of:=([.C199]-[.$M199])/[.$M199]*100" office:value-type="float" office:value="25.5097517355372" calcext:value-type="float">
            <text:p>25.5097517355</text:p>
          </table:table-cell>
          <table:table-cell table:formula="of:=([.D199]-[.$M199])/[.$M199]*100" office:value-type="float" office:value="-7.26720219008264" calcext:value-type="float">
            <text:p>-7.2672021901</text:p>
          </table:table-cell>
          <table:table-cell table:formula="of:=([.E199]-[.$M199])/[.$M199]*100" office:value-type="float" office:value="-32.3090525206612" calcext:value-type="float">
            <text:p>-32.3090525207</text:p>
          </table:table-cell>
          <table:table-cell/>
          <table:table-cell office:value-type="float" office:value="-24.2" calcext:value-type="float">
            <text:p>-24.2</text:p>
          </table:table-cell>
          <table:table-cell/>
          <table:table-cell table:formula="of:=ABS([.H199])" office:value-type="float" office:value="42.8164976033058" calcext:value-type="float">
            <text:p>42.8164976033</text:p>
          </table:table-cell>
          <table:table-cell table:formula="of:=ABS([.I199])" office:value-type="float" office:value="25.5097517355372" calcext:value-type="float">
            <text:p>25.5097517355</text:p>
          </table:table-cell>
          <table:table-cell table:formula="of:=ABS([.J199])" office:value-type="float" office:value="7.26720219008264" calcext:value-type="float">
            <text:p>7.2672021901</text:p>
          </table:table-cell>
          <table:table-cell table:formula="of:=ABS([.K199])" office:value-type="float" office:value="32.3090525206612" calcext:value-type="float">
            <text:p>32.309052520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7" office:value-type="float" office:value="-39.31040896" calcext:value-type="float">
            <text:p>-39.31040896</text:p>
          </table:table-cell>
          <table:table-cell office:value-type="float" office:value="-35.62512175" calcext:value-type="float">
            <text:p>-35.62512175</text:p>
          </table:table-cell>
          <table:table-cell office:value-type="float" office:value="-32.79715515" calcext:value-type="float">
            <text:p>-32.79715515</text:p>
          </table:table-cell>
          <table:table-cell office:value-type="float" office:value="-29.54052824" calcext:value-type="float">
            <text:p>-29.54052824</text:p>
          </table:table-cell>
          <table:table-cell table:number-columns-repeated="2"/>
          <table:table-cell table:formula="of:=([.B200]-[.$M200])/[.$M200]*100" office:value-type="float" office:value="-7.72204469483569" calcext:value-type="float">
            <text:p>-7.7220446948</text:p>
          </table:table-cell>
          <table:table-cell table:formula="of:=([.C200]-[.$M200])/[.$M200]*100" office:value-type="float" office:value="-16.3729536384977" calcext:value-type="float">
            <text:p>-16.3729536385</text:p>
          </table:table-cell>
          <table:table-cell table:formula="of:=([.D200]-[.$M200])/[.$M200]*100" office:value-type="float" office:value="-23.0113728873239" calcext:value-type="float">
            <text:p>-23.0113728873</text:p>
          </table:table-cell>
          <table:table-cell table:formula="of:=([.E200]-[.$M200])/[.$M200]*100" office:value-type="float" office:value="-30.6560369953052" calcext:value-type="float">
            <text:p>-30.6560369953</text:p>
          </table:table-cell>
          <table:table-cell/>
          <table:table-cell office:value-type="float" office:value="-42.6" calcext:value-type="float">
            <text:p>-42.6</text:p>
          </table:table-cell>
          <table:table-cell/>
          <table:table-cell table:formula="of:=ABS([.H200])" office:value-type="float" office:value="7.72204469483569" calcext:value-type="float">
            <text:p>7.7220446948</text:p>
          </table:table-cell>
          <table:table-cell table:formula="of:=ABS([.I200])" office:value-type="float" office:value="16.3729536384977" calcext:value-type="float">
            <text:p>16.3729536385</text:p>
          </table:table-cell>
          <table:table-cell table:formula="of:=ABS([.J200])" office:value-type="float" office:value="23.0113728873239" calcext:value-type="float">
            <text:p>23.0113728873</text:p>
          </table:table-cell>
          <table:table-cell table:formula="of:=ABS([.K200])" office:value-type="float" office:value="30.6560369953052" calcext:value-type="float">
            <text:p>30.656036995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7" office:value-type="float" office:value="-67.95872916" calcext:value-type="float">
            <text:p>-67.95872916</text:p>
          </table:table-cell>
          <table:table-cell office:value-type="float" office:value="-63.03572717" calcext:value-type="float">
            <text:p>-63.03572717</text:p>
          </table:table-cell>
          <table:table-cell office:value-type="float" office:value="-58.09499765" calcext:value-type="float">
            <text:p>-58.09499765</text:p>
          </table:table-cell>
          <table:table-cell office:value-type="float" office:value="-53.16313191" calcext:value-type="float">
            <text:p>-53.16313191</text:p>
          </table:table-cell>
          <table:table-cell table:number-columns-repeated="2"/>
          <table:table-cell table:formula="of:=([.B201]-[.$M201])/[.$M201]*100" office:value-type="float" office:value="10.862527177814" calcext:value-type="float">
            <text:p>10.8625271778</text:p>
          </table:table-cell>
          <table:table-cell table:formula="of:=([.C201]-[.$M201])/[.$M201]*100" office:value-type="float" office:value="2.83152882544862" calcext:value-type="float">
            <text:p>2.8315288254</text:p>
          </table:table-cell>
          <table:table-cell table:formula="of:=([.D201]-[.$M201])/[.$M201]*100" office:value-type="float" office:value="-5.2283888254486" calcext:value-type="float">
            <text:p>-5.2283888254</text:p>
          </table:table-cell>
          <table:table-cell table:formula="of:=([.E201]-[.$M201])/[.$M201]*100" office:value-type="float" office:value="-13.2738468026101" calcext:value-type="float">
            <text:p>-13.2738468026</text:p>
          </table:table-cell>
          <table:table-cell/>
          <table:table-cell office:value-type="float" office:value="-61.3" calcext:value-type="float">
            <text:p>-61.3</text:p>
          </table:table-cell>
          <table:table-cell/>
          <table:table-cell table:formula="of:=ABS([.H201])" office:value-type="float" office:value="10.862527177814" calcext:value-type="float">
            <text:p>10.8625271778</text:p>
          </table:table-cell>
          <table:table-cell table:formula="of:=ABS([.I201])" office:value-type="float" office:value="2.83152882544862" calcext:value-type="float">
            <text:p>2.8315288254</text:p>
          </table:table-cell>
          <table:table-cell table:formula="of:=ABS([.J201])" office:value-type="float" office:value="5.2283888254486" calcext:value-type="float">
            <text:p>5.2283888254</text:p>
          </table:table-cell>
          <table:table-cell table:formula="of:=ABS([.K201])" office:value-type="float" office:value="13.2738468026101" calcext:value-type="float">
            <text:p>13.27384680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7" office:value-type="float" office:value="-147.4987195" calcext:value-type="float">
            <text:p>-147.4987195</text:p>
          </table:table-cell>
          <table:table-cell office:value-type="float" office:value="-137.7338897" calcext:value-type="float">
            <text:p>-137.7338897</text:p>
          </table:table-cell>
          <table:table-cell office:value-type="float" office:value="-124.5316857" calcext:value-type="float">
            <text:p>-124.5316857</text:p>
          </table:table-cell>
          <table:table-cell office:value-type="float" office:value="-113.0481687" calcext:value-type="float">
            <text:p>-113.0481687</text:p>
          </table:table-cell>
          <table:table-cell table:number-columns-repeated="2"/>
          <table:table-cell table:formula="of:=([.B202]-[.$M202])/[.$M202]*100" office:value-type="float" office:value="8.85514354243542" calcext:value-type="float">
            <text:p>8.8551435424</text:p>
          </table:table-cell>
          <table:table-cell table:formula="of:=([.C202]-[.$M202])/[.$M202]*100" office:value-type="float" office:value="1.64862708487084" calcext:value-type="float">
            <text:p>1.6486270849</text:p>
          </table:table-cell>
          <table:table-cell table:formula="of:=([.D202]-[.$M202])/[.$M202]*100" office:value-type="float" office:value="-8.09469690036901" calcext:value-type="float">
            <text:p>-8.0946969004</text:p>
          </table:table-cell>
          <table:table-cell table:formula="of:=([.E202]-[.$M202])/[.$M202]*100" office:value-type="float" office:value="-16.569617195572" calcext:value-type="float">
            <text:p>-16.5696171956</text:p>
          </table:table-cell>
          <table:table-cell/>
          <table:table-cell office:value-type="float" office:value="-135.5" calcext:value-type="float">
            <text:p>-135.5</text:p>
          </table:table-cell>
          <table:table-cell/>
          <table:table-cell table:formula="of:=ABS([.H202])" office:value-type="float" office:value="8.85514354243542" calcext:value-type="float">
            <text:p>8.8551435424</text:p>
          </table:table-cell>
          <table:table-cell table:formula="of:=ABS([.I202])" office:value-type="float" office:value="1.64862708487084" calcext:value-type="float">
            <text:p>1.6486270849</text:p>
          </table:table-cell>
          <table:table-cell table:formula="of:=ABS([.J202])" office:value-type="float" office:value="8.09469690036901" calcext:value-type="float">
            <text:p>8.0946969004</text:p>
          </table:table-cell>
          <table:table-cell table:formula="of:=ABS([.K202])" office:value-type="float" office:value="16.569617195572" calcext:value-type="float">
            <text:p>16.569617195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7" office:value-type="float" office:value="-53.24165609" calcext:value-type="float">
            <text:p>-53.24165609</text:p>
          </table:table-cell>
          <table:table-cell office:value-type="float" office:value="-27.89218901" calcext:value-type="float">
            <text:p>-27.89218901</text:p>
          </table:table-cell>
          <table:table-cell office:value-type="float" office:value="-34.56821034" calcext:value-type="float">
            <text:p>-34.56821034</text:p>
          </table:table-cell>
          <table:table-cell office:value-type="float" office:value="-25.23148753" calcext:value-type="float">
            <text:p>-25.23148753</text:p>
          </table:table-cell>
          <table:table-cell table:number-columns-repeated="2"/>
          <table:table-cell table:formula="of:=([.B203]-[.$M203])/[.$M203]*100" office:value-type="float" office:value="104.775600346154" calcext:value-type="float">
            <text:p>104.7756003462</text:p>
          </table:table-cell>
          <table:table-cell table:formula="of:=([.C203]-[.$M203])/[.$M203]*100" office:value-type="float" office:value="7.27765003846154" calcext:value-type="float">
            <text:p>7.2776500385</text:p>
          </table:table-cell>
          <table:table-cell table:formula="of:=([.D203]-[.$M203])/[.$M203]*100" office:value-type="float" office:value="32.9546551538462" calcext:value-type="float">
            <text:p>32.9546551538</text:p>
          </table:table-cell>
          <table:table-cell table:formula="of:=([.E203]-[.$M203])/[.$M203]*100" office:value-type="float" office:value="-2.9558171923077" calcext:value-type="float">
            <text:p>-2.9558171923</text:p>
          </table:table-cell>
          <table:table-cell/>
          <table:table-cell office:value-type="float" office:value="-26" calcext:value-type="float">
            <text:p>-26</text:p>
          </table:table-cell>
          <table:table-cell/>
          <table:table-cell table:formula="of:=ABS([.H203])" office:value-type="float" office:value="104.775600346154" calcext:value-type="float">
            <text:p>104.7756003462</text:p>
          </table:table-cell>
          <table:table-cell table:formula="of:=ABS([.I203])" office:value-type="float" office:value="7.27765003846154" calcext:value-type="float">
            <text:p>7.2776500385</text:p>
          </table:table-cell>
          <table:table-cell table:formula="of:=ABS([.J203])" office:value-type="float" office:value="32.9546551538462" calcext:value-type="float">
            <text:p>32.9546551538</text:p>
          </table:table-cell>
          <table:table-cell table:formula="of:=ABS([.K203])" office:value-type="float" office:value="2.9558171923077" calcext:value-type="float">
            <text:p>2.95581719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7" office:value-type="float" office:value="-52.31218099" calcext:value-type="float">
            <text:p>-52.31218099</text:p>
          </table:table-cell>
          <table:table-cell office:value-type="float" office:value="-27.69330806" calcext:value-type="float">
            <text:p>-27.69330806</text:p>
          </table:table-cell>
          <table:table-cell office:value-type="float" office:value="-36.72872653" calcext:value-type="float">
            <text:p>-36.72872653</text:p>
          </table:table-cell>
          <table:table-cell office:value-type="float" office:value="-28.93699914" calcext:value-type="float">
            <text:p>-28.93699914</text:p>
          </table:table-cell>
          <table:table-cell table:number-columns-repeated="2"/>
          <table:table-cell table:formula="of:=([.B204]-[.$M204])/[.$M204]*100" office:value-type="float" office:value="102.760391434109" calcext:value-type="float">
            <text:p>102.7603914341</text:p>
          </table:table-cell>
          <table:table-cell table:formula="of:=([.C204]-[.$M204])/[.$M204]*100" office:value-type="float" office:value="7.33840333333333" calcext:value-type="float">
            <text:p>7.3384033333</text:p>
          </table:table-cell>
          <table:table-cell table:formula="of:=([.D204]-[.$M204])/[.$M204]*100" office:value-type="float" office:value="42.3594051550388" calcext:value-type="float">
            <text:p>42.359405155</text:p>
          </table:table-cell>
          <table:table-cell table:formula="of:=([.E204]-[.$M204])/[.$M204]*100" office:value-type="float" office:value="12.1589113953488" calcext:value-type="float">
            <text:p>12.1589113953</text:p>
          </table:table-cell>
          <table:table-cell/>
          <table:table-cell office:value-type="float" office:value="-25.8" calcext:value-type="float">
            <text:p>-25.8</text:p>
          </table:table-cell>
          <table:table-cell/>
          <table:table-cell table:formula="of:=ABS([.H204])" office:value-type="float" office:value="102.760391434109" calcext:value-type="float">
            <text:p>102.7603914341</text:p>
          </table:table-cell>
          <table:table-cell table:formula="of:=ABS([.I204])" office:value-type="float" office:value="7.33840333333333" calcext:value-type="float">
            <text:p>7.3384033333</text:p>
          </table:table-cell>
          <table:table-cell table:formula="of:=ABS([.J204])" office:value-type="float" office:value="42.3594051550388" calcext:value-type="float">
            <text:p>42.359405155</text:p>
          </table:table-cell>
          <table:table-cell table:formula="of:=ABS([.K204])" office:value-type="float" office:value="12.1589113953488" calcext:value-type="float">
            <text:p>12.15891139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7" office:value-type="float" office:value="-87.46893851" calcext:value-type="float">
            <text:p>-87.46893851</text:p>
          </table:table-cell>
          <table:table-cell office:value-type="float" office:value="-82.10705958" calcext:value-type="float">
            <text:p>-82.10705958</text:p>
          </table:table-cell>
          <table:table-cell office:value-type="float" office:value="-81.12302383" calcext:value-type="float">
            <text:p>-81.12302383</text:p>
          </table:table-cell>
          <table:table-cell office:value-type="float" office:value="-77.95006632" calcext:value-type="float">
            <text:p>-77.95006632</text:p>
          </table:table-cell>
          <table:table-cell table:number-columns-repeated="2"/>
          <table:table-cell table:formula="of:=([.B205]-[.$M205])/[.$M205]*100" office:value-type="float" office:value="6.40990086374696" calcext:value-type="float">
            <text:p>6.4099008637</text:p>
          </table:table-cell>
          <table:table-cell table:formula="of:=([.C205]-[.$M205])/[.$M205]*100" office:value-type="float" office:value="-0.113066204379568" calcext:value-type="float">
            <text:p>-0.1130662044</text:p>
          </table:table-cell>
          <table:table-cell table:formula="of:=([.D205]-[.$M205])/[.$M205]*100" office:value-type="float" office:value="-1.31018998783456" calcext:value-type="float">
            <text:p>-1.3101899878</text:p>
          </table:table-cell>
          <table:table-cell table:formula="of:=([.E205]-[.$M205])/[.$M205]*100" office:value-type="float" office:value="-5.17023562043795" calcext:value-type="float">
            <text:p>-5.1702356204</text:p>
          </table:table-cell>
          <table:table-cell/>
          <table:table-cell office:value-type="float" office:value="-82.2" calcext:value-type="float">
            <text:p>-82.2</text:p>
          </table:table-cell>
          <table:table-cell/>
          <table:table-cell table:formula="of:=ABS([.H205])" office:value-type="float" office:value="6.40990086374696" calcext:value-type="float">
            <text:p>6.4099008637</text:p>
          </table:table-cell>
          <table:table-cell table:formula="of:=ABS([.I205])" office:value-type="float" office:value="0.113066204379568" calcext:value-type="float">
            <text:p>0.1130662044</text:p>
          </table:table-cell>
          <table:table-cell table:formula="of:=ABS([.J205])" office:value-type="float" office:value="1.31018998783456" calcext:value-type="float">
            <text:p>1.3101899878</text:p>
          </table:table-cell>
          <table:table-cell table:formula="of:=ABS([.K205])" office:value-type="float" office:value="5.17023562043795" calcext:value-type="float">
            <text:p>5.17023562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7" office:value-type="float" office:value="-83.29699789" calcext:value-type="float">
            <text:p>-83.29699789</text:p>
          </table:table-cell>
          <table:table-cell office:value-type="float" office:value="-78.72180147" calcext:value-type="float">
            <text:p>-78.72180147</text:p>
          </table:table-cell>
          <table:table-cell office:value-type="float" office:value="-78.71199229" calcext:value-type="float">
            <text:p>-78.71199229</text:p>
          </table:table-cell>
          <table:table-cell office:value-type="float" office:value="-76.4194894" calcext:value-type="float">
            <text:p>-76.4194894</text:p>
          </table:table-cell>
          <table:table-cell table:number-columns-repeated="2"/>
          <table:table-cell table:formula="of:=([.B206]-[.$M206])/[.$M206]*100" office:value-type="float" office:value="3.99125828963796" calcext:value-type="float">
            <text:p>3.9912582896</text:p>
          </table:table-cell>
          <table:table-cell table:formula="of:=([.C206]-[.$M206])/[.$M206]*100" office:value-type="float" office:value="-1.72059741573033" calcext:value-type="float">
            <text:p>-1.7205974157</text:p>
          </table:table-cell>
          <table:table-cell table:formula="of:=([.D206]-[.$M206])/[.$M206]*100" office:value-type="float" office:value="-1.73284358302122" calcext:value-type="float">
            <text:p>-1.732843583</text:p>
          </table:table-cell>
          <table:table-cell table:formula="of:=([.E206]-[.$M206])/[.$M206]*100" office:value-type="float" office:value="-4.59489463171035" calcext:value-type="float">
            <text:p>-4.5948946317</text:p>
          </table:table-cell>
          <table:table-cell/>
          <table:table-cell office:value-type="float" office:value="-80.1" calcext:value-type="float">
            <text:p>-80.1</text:p>
          </table:table-cell>
          <table:table-cell/>
          <table:table-cell table:formula="of:=ABS([.H206])" office:value-type="float" office:value="3.99125828963796" calcext:value-type="float">
            <text:p>3.9912582896</text:p>
          </table:table-cell>
          <table:table-cell table:formula="of:=ABS([.I206])" office:value-type="float" office:value="1.72059741573033" calcext:value-type="float">
            <text:p>1.7205974157</text:p>
          </table:table-cell>
          <table:table-cell table:formula="of:=ABS([.J206])" office:value-type="float" office:value="1.73284358302122" calcext:value-type="float">
            <text:p>1.732843583</text:p>
          </table:table-cell>
          <table:table-cell table:formula="of:=ABS([.K206])" office:value-type="float" office:value="4.59489463171035" calcext:value-type="float">
            <text:p>4.594894631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7" office:value-type="float" office:value="-67.13538636" calcext:value-type="float">
            <text:p>-67.13538636</text:p>
          </table:table-cell>
          <table:table-cell office:value-type="float" office:value="-54.2566351" calcext:value-type="float">
            <text:p>-54.2566351</text:p>
          </table:table-cell>
          <table:table-cell office:value-type="float" office:value="-35.81120636" calcext:value-type="float">
            <text:p>-35.81120636</text:p>
          </table:table-cell>
          <table:table-cell office:value-type="float" office:value="-20.1491163" calcext:value-type="float">
            <text:p>-20.1491163</text:p>
          </table:table-cell>
          <table:table-cell table:number-columns-repeated="2"/>
          <table:table-cell table:formula="of:=([.B207]-[.$M207])/[.$M207]*100" office:value-type="float" office:value="25.4867034766355" calcext:value-type="float">
            <text:p>25.4867034766</text:p>
          </table:table-cell>
          <table:table-cell table:formula="of:=([.C207]-[.$M207])/[.$M207]*100" office:value-type="float" office:value="1.41427121495327" calcext:value-type="float">
            <text:p>1.414271215</text:p>
          </table:table-cell>
          <table:table-cell table:formula="of:=([.D207]-[.$M207])/[.$M207]*100" office:value-type="float" office:value="-33.063165682243" calcext:value-type="float">
            <text:p>-33.0631656822</text:p>
          </table:table-cell>
          <table:table-cell table:formula="of:=([.E207]-[.$M207])/[.$M207]*100" office:value-type="float" office:value="-62.3381003738318" calcext:value-type="float">
            <text:p>-62.3381003738</text:p>
          </table:table-cell>
          <table:table-cell/>
          <table:table-cell office:value-type="float" office:value="-53.5" calcext:value-type="float">
            <text:p>-53.5</text:p>
          </table:table-cell>
          <table:table-cell/>
          <table:table-cell table:formula="of:=ABS([.H207])" office:value-type="float" office:value="25.4867034766355" calcext:value-type="float">
            <text:p>25.4867034766</text:p>
          </table:table-cell>
          <table:table-cell table:formula="of:=ABS([.I207])" office:value-type="float" office:value="1.41427121495327" calcext:value-type="float">
            <text:p>1.414271215</text:p>
          </table:table-cell>
          <table:table-cell table:formula="of:=ABS([.J207])" office:value-type="float" office:value="33.063165682243" calcext:value-type="float">
            <text:p>33.0631656822</text:p>
          </table:table-cell>
          <table:table-cell table:formula="of:=ABS([.K207])" office:value-type="float" office:value="62.3381003738318" calcext:value-type="float">
            <text:p>62.33810037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7" office:value-type="float" office:value="-65.53759464" calcext:value-type="float">
            <text:p>-65.53759464</text:p>
          </table:table-cell>
          <table:table-cell office:value-type="float" office:value="-49.7968025" calcext:value-type="float">
            <text:p>-49.7968025</text:p>
          </table:table-cell>
          <table:table-cell office:value-type="float" office:value="-31.60214575" calcext:value-type="float">
            <text:p>-31.60214575</text:p>
          </table:table-cell>
          <table:table-cell office:value-type="float" office:value="-14.63442127" calcext:value-type="float">
            <text:p>-14.63442127</text:p>
          </table:table-cell>
          <table:table-cell table:number-columns-repeated="2"/>
          <table:table-cell table:formula="of:=([.B208]-[.$M208])/[.$M208]*100" office:value-type="float" office:value="32.9362974442191" calcext:value-type="float">
            <text:p>32.9362974442</text:p>
          </table:table-cell>
          <table:table-cell table:formula="of:=([.C208]-[.$M208])/[.$M208]*100" office:value-type="float" office:value="1.00771298174442" calcext:value-type="float">
            <text:p>1.0077129817</text:p>
          </table:table-cell>
          <table:table-cell table:formula="of:=([.D208]-[.$M208])/[.$M208]*100" office:value-type="float" office:value="-35.8982844827586" calcext:value-type="float">
            <text:p>-35.8982844828</text:p>
          </table:table-cell>
          <table:table-cell table:formula="of:=([.E208]-[.$M208])/[.$M208]*100" office:value-type="float" office:value="-70.3155755172414" calcext:value-type="float">
            <text:p>-70.3155755172</text:p>
          </table:table-cell>
          <table:table-cell/>
          <table:table-cell office:value-type="float" office:value="-49.3" calcext:value-type="float">
            <text:p>-49.3</text:p>
          </table:table-cell>
          <table:table-cell/>
          <table:table-cell table:formula="of:=ABS([.H208])" office:value-type="float" office:value="32.9362974442191" calcext:value-type="float">
            <text:p>32.9362974442</text:p>
          </table:table-cell>
          <table:table-cell table:formula="of:=ABS([.I208])" office:value-type="float" office:value="1.00771298174442" calcext:value-type="float">
            <text:p>1.0077129817</text:p>
          </table:table-cell>
          <table:table-cell table:formula="of:=ABS([.J208])" office:value-type="float" office:value="35.8982844827586" calcext:value-type="float">
            <text:p>35.8982844828</text:p>
          </table:table-cell>
          <table:table-cell table:formula="of:=ABS([.K208])" office:value-type="float" office:value="70.3155755172414" calcext:value-type="float">
            <text:p>70.3155755172</text:p>
          </table:table-cell>
        </table:table-row>
        <table:table-row table:style-name="ro2">
          <table:table-cell office:value-type="string" calcext:value-type="string">
            <text:p>23-ci</text:p>
          </table:table-cell>
          <table:table-cell table:style-name="ce17" office:value-type="float" office:value="-69.57723839" calcext:value-type="float">
            <text:p>-69.57723839</text:p>
          </table:table-cell>
          <table:table-cell office:value-type="float" office:value="-66.73162237" calcext:value-type="float">
            <text:p>-66.73162237</text:p>
          </table:table-cell>
          <table:table-cell office:value-type="float" office:value="-62.3045637" calcext:value-type="float">
            <text:p>-62.3045637</text:p>
          </table:table-cell>
          <table:table-cell office:value-type="float" office:value="-58.66822645" calcext:value-type="float">
            <text:p>-58.66822645</text:p>
          </table:table-cell>
          <table:table-cell table:number-columns-repeated="2"/>
          <table:table-cell table:formula="of:=([.B209]-[.$M209])/[.$M209]*100" office:value-type="float" office:value="3.38371231797921" calcext:value-type="float">
            <text:p>3.383712318</text:p>
          </table:table-cell>
          <table:table-cell table:formula="of:=([.C209]-[.$M209])/[.$M209]*100" office:value-type="float" office:value="-0.844543283803864" calcext:value-type="float">
            <text:p>-0.8445432838</text:p>
          </table:table-cell>
          <table:table-cell table:formula="of:=([.D209]-[.$M209])/[.$M209]*100" office:value-type="float" office:value="-7.42263937592867" calcext:value-type="float">
            <text:p>-7.4226393759</text:p>
          </table:table-cell>
          <table:table-cell table:formula="of:=([.E209]-[.$M209])/[.$M209]*100" office:value-type="float" office:value="-12.8258150817236" calcext:value-type="float">
            <text:p>-12.8258150817</text:p>
          </table:table-cell>
          <table:table-cell/>
          <table:table-cell office:value-type="float" office:value="-67.3" calcext:value-type="float">
            <text:p>-67.3</text:p>
          </table:table-cell>
          <table:table-cell/>
          <table:table-cell table:formula="of:=ABS([.H209])" office:value-type="float" office:value="3.38371231797921" calcext:value-type="float">
            <text:p>3.383712318</text:p>
          </table:table-cell>
          <table:table-cell table:formula="of:=ABS([.I209])" office:value-type="float" office:value="0.844543283803864" calcext:value-type="float">
            <text:p>0.8445432838</text:p>
          </table:table-cell>
          <table:table-cell table:formula="of:=ABS([.J209])" office:value-type="float" office:value="7.42263937592867" calcext:value-type="float">
            <text:p>7.4226393759</text:p>
          </table:table-cell>
          <table:table-cell table:formula="of:=ABS([.K209])" office:value-type="float" office:value="12.8258150817236" calcext:value-type="float">
            <text:p>12.8258150817</text:p>
          </table:table-cell>
        </table:table-row>
        <table:table-row table:style-name="ro2">
          <table:table-cell office:value-type="string" calcext:value-type="string">
            <text:p>24-ci</text:p>
          </table:table-cell>
          <table:table-cell table:style-name="ce17" office:value-type="float" office:value="-77.04045338" calcext:value-type="float">
            <text:p>-77.04045338</text:p>
          </table:table-cell>
          <table:table-cell office:value-type="float" office:value="-65.89340131" calcext:value-type="float">
            <text:p>-65.89340131</text:p>
          </table:table-cell>
          <table:table-cell office:value-type="float" office:value="-60.48110681" calcext:value-type="float">
            <text:p>-60.48110681</text:p>
          </table:table-cell>
          <table:table-cell office:value-type="float" office:value="-52.20143365" calcext:value-type="float">
            <text:p>-52.20143365</text:p>
          </table:table-cell>
          <table:table-cell table:number-columns-repeated="2"/>
          <table:table-cell table:formula="of:=([.B210]-[.$M210])/[.$M210]*100" office:value-type="float" office:value="2.17566761273209" calcext:value-type="float">
            <text:p>2.1756676127</text:p>
          </table:table-cell>
          <table:table-cell table:formula="of:=([.C210]-[.$M210])/[.$M210]*100" office:value-type="float" office:value="-12.6082210742706" calcext:value-type="float">
            <text:p>-12.6082210743</text:p>
          </table:table-cell>
          <table:table-cell table:formula="of:=([.D210]-[.$M210])/[.$M210]*100" office:value-type="float" office:value="-19.7863304907162" calcext:value-type="float">
            <text:p>-19.7863304907</text:p>
          </table:table-cell>
          <table:table-cell table:formula="of:=([.E210]-[.$M210])/[.$M210]*100" office:value-type="float" office:value="-30.7673293766578" calcext:value-type="float">
            <text:p>-30.7673293767</text:p>
          </table:table-cell>
          <table:table-cell/>
          <table:table-cell office:value-type="float" office:value="-75.4" calcext:value-type="float">
            <text:p>-75.4</text:p>
          </table:table-cell>
          <table:table-cell/>
          <table:table-cell table:formula="of:=ABS([.H210])" office:value-type="float" office:value="2.17566761273209" calcext:value-type="float">
            <text:p>2.1756676127</text:p>
          </table:table-cell>
          <table:table-cell table:formula="of:=ABS([.I210])" office:value-type="float" office:value="12.6082210742706" calcext:value-type="float">
            <text:p>12.6082210743</text:p>
          </table:table-cell>
          <table:table-cell table:formula="of:=ABS([.J210])" office:value-type="float" office:value="19.7863304907162" calcext:value-type="float">
            <text:p>19.7863304907</text:p>
          </table:table-cell>
          <table:table-cell table:formula="of:=ABS([.K210])" office:value-type="float" office:value="30.7673293766578" calcext:value-type="float">
            <text:p>30.7673293767</text:p>
          </table:table-cell>
        </table:table-row>
        <table:table-row table:style-name="ro2">
          <table:table-cell office:value-type="string" calcext:value-type="string">
            <text:p>25-ci</text:p>
          </table:table-cell>
          <table:table-cell table:style-name="ce17" office:value-type="float" office:value="-56.9992473" calcext:value-type="float">
            <text:p>-56.9992473</text:p>
          </table:table-cell>
          <table:table-cell office:value-type="float" office:value="-29.85999567" calcext:value-type="float">
            <text:p>-29.85999567</text:p>
          </table:table-cell>
          <table:table-cell office:value-type="float" office:value="-39.36281364" calcext:value-type="float">
            <text:p>-39.36281364</text:p>
          </table:table-cell>
          <table:table-cell office:value-type="float" office:value="-30.54459678" calcext:value-type="float">
            <text:p>-30.54459678</text:p>
          </table:table-cell>
          <table:table-cell table:number-columns-repeated="2"/>
          <table:table-cell table:formula="of:=([.B211]-[.$M211])/[.$M211]*100" office:value-type="float" office:value="95.8737020618556" calcext:value-type="float">
            <text:p>95.8737020619</text:p>
          </table:table-cell>
          <table:table-cell table:formula="of:=([.C211]-[.$M211])/[.$M211]*100" office:value-type="float" office:value="2.61166896907216" calcext:value-type="float">
            <text:p>2.6116689691</text:p>
          </table:table-cell>
          <table:table-cell table:formula="of:=([.D211]-[.$M211])/[.$M211]*100" office:value-type="float" office:value="35.2674008247423" calcext:value-type="float">
            <text:p>35.2674008247</text:p>
          </table:table-cell>
          <table:table-cell table:formula="of:=([.E211]-[.$M211])/[.$M211]*100" office:value-type="float" office:value="4.96425010309278" calcext:value-type="float">
            <text:p>4.9642501031</text:p>
          </table:table-cell>
          <table:table-cell/>
          <table:table-cell office:value-type="float" office:value="-29.1" calcext:value-type="float">
            <text:p>-29.1</text:p>
          </table:table-cell>
          <table:table-cell/>
          <table:table-cell table:formula="of:=ABS([.H211])" office:value-type="float" office:value="95.8737020618556" calcext:value-type="float">
            <text:p>95.8737020619</text:p>
          </table:table-cell>
          <table:table-cell table:formula="of:=ABS([.I211])" office:value-type="float" office:value="2.61166896907216" calcext:value-type="float">
            <text:p>2.6116689691</text:p>
          </table:table-cell>
          <table:table-cell table:formula="of:=ABS([.J211])" office:value-type="float" office:value="35.2674008247423" calcext:value-type="float">
            <text:p>35.2674008247</text:p>
          </table:table-cell>
          <table:table-cell table:formula="of:=ABS([.K211])" office:value-type="float" office:value="4.96425010309278" calcext:value-type="float">
            <text:p>4.9642501031</text:p>
          </table:table-cell>
        </table:table-row>
        <table:table-row table:style-name="ro2">
          <table:table-cell office:value-type="string" calcext:value-type="string">
            <text:p>26-ci</text:p>
          </table:table-cell>
          <table:table-cell table:style-name="ce17" office:value-type="float" office:value="-56.83177829" calcext:value-type="float">
            <text:p>-56.83177829</text:p>
          </table:table-cell>
          <table:table-cell office:value-type="float" office:value="-29.76249547" calcext:value-type="float">
            <text:p>-29.76249547</text:p>
          </table:table-cell>
          <table:table-cell office:value-type="float" office:value="-39.17427778" calcext:value-type="float">
            <text:p>-39.17427778</text:p>
          </table:table-cell>
          <table:table-cell office:value-type="float" office:value="-30.34552756" calcext:value-type="float">
            <text:p>-30.34552756</text:p>
          </table:table-cell>
          <table:table-cell table:number-columns-repeated="2"/>
          <table:table-cell table:formula="of:=([.B212]-[.$M212])/[.$M212]*100" office:value-type="float" office:value="93.3053683333334" calcext:value-type="float">
            <text:p>93.3053683333</text:p>
          </table:table-cell>
          <table:table-cell table:formula="of:=([.C212]-[.$M212])/[.$M212]*100" office:value-type="float" office:value="1.23297778911565" calcext:value-type="float">
            <text:p>1.2329777891</text:p>
          </table:table-cell>
          <table:table-cell table:formula="of:=([.D212]-[.$M212])/[.$M212]*100" office:value-type="float" office:value="33.2458427891156" calcext:value-type="float">
            <text:p>33.2458427891</text:p>
          </table:table-cell>
          <table:table-cell table:formula="of:=([.E212]-[.$M212])/[.$M212]*100" office:value-type="float" office:value="3.21608013605443" calcext:value-type="float">
            <text:p>3.2160801361</text:p>
          </table:table-cell>
          <table:table-cell/>
          <table:table-cell office:value-type="float" office:value="-29.4" calcext:value-type="float">
            <text:p>-29.4</text:p>
          </table:table-cell>
          <table:table-cell/>
          <table:table-cell table:formula="of:=ABS([.H212])" office:value-type="float" office:value="93.3053683333334" calcext:value-type="float">
            <text:p>93.3053683333</text:p>
          </table:table-cell>
          <table:table-cell table:formula="of:=ABS([.I212])" office:value-type="float" office:value="1.23297778911565" calcext:value-type="float">
            <text:p>1.2329777891</text:p>
          </table:table-cell>
          <table:table-cell table:formula="of:=ABS([.J212])" office:value-type="float" office:value="33.2458427891156" calcext:value-type="float">
            <text:p>33.2458427891</text:p>
          </table:table-cell>
          <table:table-cell table:formula="of:=ABS([.K212])" office:value-type="float" office:value="3.21608013605443" calcext:value-type="float">
            <text:p>3.2160801361</text:p>
          </table:table-cell>
        </table:table-row>
        <table:table-row table:style-name="ro2">
          <table:table-cell office:value-type="string" calcext:value-type="string">
            <text:p>27-ci</text:p>
          </table:table-cell>
          <table:table-cell table:style-name="ce17" office:value-type="float" office:value="-40.13258993" calcext:value-type="float">
            <text:p>-40.13258993</text:p>
          </table:table-cell>
          <table:table-cell office:value-type="float" office:value="-34.56392742" calcext:value-type="float">
            <text:p>-34.56392742</text:p>
          </table:table-cell>
          <table:table-cell office:value-type="float" office:value="-32.76799056" calcext:value-type="float">
            <text:p>-32.76799056</text:p>
          </table:table-cell>
          <table:table-cell office:value-type="float" office:value="-29.08569107" calcext:value-type="float">
            <text:p>-29.08569107</text:p>
          </table:table-cell>
          <table:table-cell table:number-columns-repeated="2"/>
          <table:table-cell table:formula="of:=([.B213]-[.$M213])/[.$M213]*100" office:value-type="float" office:value="10.5580989807163" calcext:value-type="float">
            <text:p>10.5580989807</text:p>
          </table:table-cell>
          <table:table-cell table:formula="of:=([.C213]-[.$M213])/[.$M213]*100" office:value-type="float" office:value="-4.78256909090909" calcext:value-type="float">
            <text:p>-4.7825690909</text:p>
          </table:table-cell>
          <table:table-cell table:formula="of:=([.D213]-[.$M213])/[.$M213]*100" office:value-type="float" office:value="-9.730053553719" calcext:value-type="float">
            <text:p>-9.7300535537</text:p>
          </table:table-cell>
          <table:table-cell table:formula="of:=([.E213]-[.$M213])/[.$M213]*100" office:value-type="float" office:value="-19.8741292837466" calcext:value-type="float">
            <text:p>-19.8741292837</text:p>
          </table:table-cell>
          <table:table-cell/>
          <table:table-cell office:value-type="float" office:value="-36.3" calcext:value-type="float">
            <text:p>-36.3</text:p>
          </table:table-cell>
          <table:table-cell/>
          <table:table-cell table:formula="of:=ABS([.H213])" office:value-type="float" office:value="10.5580989807163" calcext:value-type="float">
            <text:p>10.5580989807</text:p>
          </table:table-cell>
          <table:table-cell table:formula="of:=ABS([.I213])" office:value-type="float" office:value="4.78256909090909" calcext:value-type="float">
            <text:p>4.7825690909</text:p>
          </table:table-cell>
          <table:table-cell table:formula="of:=ABS([.J213])" office:value-type="float" office:value="9.730053553719" calcext:value-type="float">
            <text:p>9.7300535537</text:p>
          </table:table-cell>
          <table:table-cell table:formula="of:=ABS([.K213])" office:value-type="float" office:value="19.8741292837466" calcext:value-type="float">
            <text:p>19.8741292837</text:p>
          </table:table-cell>
        </table:table-row>
        <table:table-row table:style-name="ro2">
          <table:table-cell office:value-type="string" calcext:value-type="string">
            <text:p>28-ci</text:p>
          </table:table-cell>
          <table:table-cell table:style-name="ce17" office:value-type="float" office:value="-34.95232438" calcext:value-type="float">
            <text:p>-34.95232438</text:p>
          </table:table-cell>
          <table:table-cell office:value-type="float" office:value="-30.06623905" calcext:value-type="float">
            <text:p>-30.06623905</text:p>
          </table:table-cell>
          <table:table-cell office:value-type="float" office:value="-28.53739637" calcext:value-type="float">
            <text:p>-28.53739637</text:p>
          </table:table-cell>
          <table:table-cell office:value-type="float" office:value="-25.32993217" calcext:value-type="float">
            <text:p>-25.32993217</text:p>
          </table:table-cell>
          <table:table-cell table:number-columns-repeated="2"/>
          <table:table-cell table:formula="of:=([.B214]-[.$M214])/[.$M214]*100" office:value-type="float" office:value="9.2260136875" calcext:value-type="float">
            <text:p>9.2260136875</text:p>
          </table:table-cell>
          <table:table-cell table:formula="of:=([.C214]-[.$M214])/[.$M214]*100" office:value-type="float" office:value="-6.04300296875" calcext:value-type="float">
            <text:p>-6.0430029688</text:p>
          </table:table-cell>
          <table:table-cell table:formula="of:=([.D214]-[.$M214])/[.$M214]*100" office:value-type="float" office:value="-10.82063634375" calcext:value-type="float">
            <text:p>-10.8206363438</text:p>
          </table:table-cell>
          <table:table-cell table:formula="of:=([.E214]-[.$M214])/[.$M214]*100" office:value-type="float" office:value="-20.84396196875" calcext:value-type="float">
            <text:p>-20.8439619688</text:p>
          </table:table-cell>
          <table:table-cell/>
          <table:table-cell office:value-type="float" office:value="-32" calcext:value-type="float">
            <text:p>-32</text:p>
          </table:table-cell>
          <table:table-cell/>
          <table:table-cell table:formula="of:=ABS([.H214])" office:value-type="float" office:value="9.2260136875" calcext:value-type="float">
            <text:p>9.2260136875</text:p>
          </table:table-cell>
          <table:table-cell table:formula="of:=ABS([.I214])" office:value-type="float" office:value="6.04300296875" calcext:value-type="float">
            <text:p>6.0430029688</text:p>
          </table:table-cell>
          <table:table-cell table:formula="of:=ABS([.J214])" office:value-type="float" office:value="10.82063634375" calcext:value-type="float">
            <text:p>10.8206363438</text:p>
          </table:table-cell>
          <table:table-cell table:formula="of:=ABS([.K214])" office:value-type="float" office:value="20.84396196875" calcext:value-type="float">
            <text:p>20.8439619688</text:p>
          </table:table-cell>
        </table:table-row>
        <table:table-row table:style-name="ro2">
          <table:table-cell office:value-type="string" calcext:value-type="string">
            <text:p>29-ci</text:p>
          </table:table-cell>
          <table:table-cell table:style-name="ce17" office:value-type="float" office:value="-85.73505978" calcext:value-type="float">
            <text:p>-85.73505978</text:p>
          </table:table-cell>
          <table:table-cell table:style-name="ce17" office:value-type="float" office:value="-99.5046972" calcext:value-type="float">
            <text:p>-99.5046972</text:p>
          </table:table-cell>
          <table:table-cell table:style-name="ce17" office:value-type="float" office:value="-78.5308479" calcext:value-type="float">
            <text:p>-78.5308479</text:p>
          </table:table-cell>
          <table:table-cell table:style-name="ce17" office:value-type="float" office:value="-74.92874191" calcext:value-type="float">
            <text:p>-74.92874191</text:p>
          </table:table-cell>
          <table:table-cell table:style-name="ce17"/>
          <table:table-cell/>
          <table:table-cell table:formula="of:=([.B215]-[.$M215])/[.$M215]*100" office:value-type="float" office:value="80.4948626947369" calcext:value-type="float">
            <text:p>80.4948626947</text:p>
          </table:table-cell>
          <table:table-cell table:formula="of:=([.C215]-[.$M215])/[.$M215]*100" office:value-type="float" office:value="109.483573052632" calcext:value-type="float">
            <text:p>109.4835730526</text:p>
          </table:table-cell>
          <table:table-cell table:formula="of:=([.D215]-[.$M215])/[.$M215]*100" office:value-type="float" office:value="65.3281008421053" calcext:value-type="float">
            <text:p>65.3281008421</text:p>
          </table:table-cell>
          <table:table-cell table:formula="of:=([.E215]-[.$M215])/[.$M215]*100" office:value-type="float" office:value="57.7447198105263" calcext:value-type="float">
            <text:p>57.7447198105</text:p>
          </table:table-cell>
          <table:table-cell/>
          <table:table-cell office:value-type="float" office:value="-47.5" calcext:value-type="float">
            <text:p>-47.5</text:p>
          </table:table-cell>
          <table:table-cell/>
          <table:table-cell table:formula="of:=ABS([.H215])" office:value-type="float" office:value="80.4948626947369" calcext:value-type="float">
            <text:p>80.4948626947</text:p>
          </table:table-cell>
          <table:table-cell table:formula="of:=ABS([.I215])" office:value-type="float" office:value="109.483573052632" calcext:value-type="float">
            <text:p>109.4835730526</text:p>
          </table:table-cell>
          <table:table-cell table:formula="of:=ABS([.J215])" office:value-type="float" office:value="65.3281008421053" calcext:value-type="float">
            <text:p>65.3281008421</text:p>
          </table:table-cell>
          <table:table-cell table:formula="of:=ABS([.K215])" office:value-type="float" office:value="57.7447198105263" calcext:value-type="float">
            <text:p>57.7447198105</text:p>
          </table:table-cell>
        </table:table-row>
        <table:table-row table:style-name="ro2">
          <table:table-cell office:value-type="string" calcext:value-type="string">
            <text:p>30-ci</text:p>
          </table:table-cell>
          <table:table-cell table:style-name="ce17" office:value-type="float" office:value="-91.1590228" calcext:value-type="float">
            <text:p>-91.1590228</text:p>
          </table:table-cell>
          <table:table-cell table:style-name="ce17" office:value-type="float" office:value="-100.5732955" calcext:value-type="float">
            <text:p>-100.5732955</text:p>
          </table:table-cell>
          <table:table-cell table:style-name="ce17" office:value-type="float" office:value="-81.57660558" calcext:value-type="float">
            <text:p>-81.57660558</text:p>
          </table:table-cell>
          <table:table-cell table:style-name="ce17" office:value-type="float" office:value="-76.78539695" calcext:value-type="float">
            <text:p>-76.78539695</text:p>
          </table:table-cell>
          <table:table-cell table:style-name="ce17"/>
          <table:table-cell/>
          <table:table-cell table:formula="of:=([.B216]-[.$M216])/[.$M216]*100" office:value-type="float" office:value="74.9693335892515" calcext:value-type="float">
            <text:p>74.9693335893</text:p>
          </table:table-cell>
          <table:table-cell table:formula="of:=([.C216]-[.$M216])/[.$M216]*100" office:value-type="float" office:value="93.0389548944338" calcext:value-type="float">
            <text:p>93.0389548944</text:p>
          </table:table-cell>
          <table:table-cell table:formula="of:=([.D216]-[.$M216])/[.$M216]*100" office:value-type="float" office:value="56.5769780806142" calcext:value-type="float">
            <text:p>56.5769780806</text:p>
          </table:table-cell>
          <table:table-cell table:formula="of:=([.E216]-[.$M216])/[.$M216]*100" office:value-type="float" office:value="47.3808002879079" calcext:value-type="float">
            <text:p>47.3808002879</text:p>
          </table:table-cell>
          <table:table-cell/>
          <table:table-cell office:value-type="float" office:value="-52.1" calcext:value-type="float">
            <text:p>-52.1</text:p>
          </table:table-cell>
          <table:table-cell/>
          <table:table-cell table:formula="of:=ABS([.H216])" office:value-type="float" office:value="74.9693335892515" calcext:value-type="float">
            <text:p>74.9693335893</text:p>
          </table:table-cell>
          <table:table-cell table:formula="of:=ABS([.I216])" office:value-type="float" office:value="93.0389548944338" calcext:value-type="float">
            <text:p>93.0389548944</text:p>
          </table:table-cell>
          <table:table-cell table:formula="of:=ABS([.J216])" office:value-type="float" office:value="56.5769780806142" calcext:value-type="float">
            <text:p>56.5769780806</text:p>
          </table:table-cell>
          <table:table-cell table:formula="of:=ABS([.K216])" office:value-type="float" office:value="47.3808002879079" calcext:value-type="float">
            <text:p>47.3808002879</text:p>
          </table:table-cell>
        </table:table-row>
        <table:table-row table:style-name="ro3">
          <table:table-cell table:number-columns-repeated="2"/>
          <table:table-cell table:style-name="ce17" table:number-columns-repeated="4"/>
          <table:table-cell table:number-columns-repeated="12"/>
        </table:table-row>
        <table:table-row table:style-name="ro3">
          <table:table-cell table:number-columns-repeated="6"/>
          <table:table-cell table:style-name="ce14" office:value-type="string" calcext:value-type="string">
            <text:p>S30L Average Error</text:p>
          </table:table-cell>
          <table:table-cell table:style-name="ce21" table:formula="of:=AVERAGE([.H179:.H208])" office:value-type="float" office:value="65.4923505713675" calcext:value-type="float">
            <text:p>65.4924</text:p>
          </table:table-cell>
          <table:table-cell table:style-name="ce21" table:formula="of:=AVERAGE([.I179:.I208])" office:value-type="float" office:value="-3.94540350715258" calcext:value-type="float">
            <text:p>-3.9454</text:p>
          </table:table-cell>
          <table:table-cell table:style-name="ce21" table:formula="of:=AVERAGE([.J179:.J208])" office:value-type="float" office:value="9.3398035673193" calcext:value-type="float">
            <text:p>9.3398</text:p>
          </table:table-cell>
          <table:table-cell table:style-name="ce21" table:formula="of:=AVERAGE([.K179:.K208])" office:value-type="float" office:value="-18.7364699454152" calcext:value-type="float">
            <text:p>-18.7365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4" office:value-type="string" calcext:value-type="string">
            <text:p>Abs Average Error</text:p>
          </table:table-cell>
          <table:table-cell table:style-name="ce21" table:formula="of:=(SUMIF([.H179:.H208];&quot;&gt;0&quot;)-SUMIF([.H179:.H208];&quot;&lt;0&quot;))/30" office:value-type="float" office:value="66.0071535510232" calcext:value-type="float">
            <text:p>66.0072</text:p>
          </table:table-cell>
          <table:table-cell table:style-name="ce21" table:formula="of:=(SUMIF([.I179:.I208];&quot;&gt;0&quot;)-SUMIF([.I179:.I208];&quot;&lt;0&quot;))/30" office:value-type="float" office:value="11.3167287085766" calcext:value-type="float">
            <text:p>11.3167</text:p>
          </table:table-cell>
          <table:table-cell table:style-name="ce21" table:formula="of:=(SUMIF([.J179:.J208];&quot;&gt;0&quot;)-SUMIF([.J179:.J208];&quot;&lt;0&quot;))/30" office:value-type="float" office:value="23.9465019412994" calcext:value-type="float">
            <text:p>23.9465</text:p>
          </table:table-cell>
          <table:table-cell table:style-name="ce21" table:formula="of:=(SUMIF([.K179:.K208];&quot;&gt;0&quot;)-SUMIF([.K179:.K208];&quot;&lt;0&quot;))/30" office:value-type="float" office:value="28.1364644318738" calcext:value-type="float">
            <text:p>28.1365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4" office:value-type="string" calcext:value-type="string">
            <text:p>S30L STD</text:p>
          </table:table-cell>
          <table:table-cell table:style-name="ce21" table:formula="of:=STDEV([.H179:.H208])" office:value-type="float" office:value="62.344838919527" calcext:value-type="float">
            <text:p>62.3448</text:p>
          </table:table-cell>
          <table:table-cell table:style-name="ce21" table:formula="of:=STDEV([.I179:.I208])" office:value-type="float" office:value="14.3743918910008" calcext:value-type="float">
            <text:p>14.3744</text:p>
          </table:table-cell>
          <table:table-cell table:style-name="ce21" table:formula="of:=STDEV([.J179:.J208])" office:value-type="float" office:value="34.8668613484215" calcext:value-type="float">
            <text:p>34.8669</text:p>
          </table:table-cell>
          <table:table-cell table:style-name="ce21" table:formula="of:=STDEV([.K179:.K208])" office:value-type="float" office:value="32.0446053562608" calcext:value-type="float">
            <text:p>32.0446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 table:number-columns-repeated="4"/>
          <table:table-cell table:number-columns-repeated="7"/>
        </table:table-row>
        <table:table-row table:style-name="ro3">
          <table:table-cell table:number-columns-repeated="6"/>
          <table:table-cell table:style-name="ce14" office:value-type="string" calcext:value-type="string">
            <text:p>S30L-ci Average Err</text:p>
          </table:table-cell>
          <table:table-cell table:style-name="ce21" table:formula="of:=AVERAGE([.H208:.H216])" office:value-type="float" office:value="44.7692285247027" calcext:value-type="float">
            <text:p>44.7692</text:p>
          </table:table-cell>
          <table:table-cell table:style-name="ce21" table:formula="of:=AVERAGE([.I208:.I216])" office:value-type="float" office:value="20.3440612521404" calcext:value-type="float">
            <text:p>20.3441</text:p>
          </table:table-cell>
          <table:table-cell table:style-name="ce21" table:formula="of:=AVERAGE([.J208:.J216])" office:value-type="float" office:value="11.8622642544117" calcext:value-type="float">
            <text:p>11.8623</text:p>
          </table:table-cell>
          <table:table-cell table:style-name="ce21" table:formula="of:=AVERAGE([.K208:.K216])" office:value-type="float" office:value="-4.59121787672644" calcext:value-type="float">
            <text:p>-4.5912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4" office:value-type="string" calcext:value-type="string">
            <text:p>Abs Average Error</text:p>
          </table:table-cell>
          <table:table-cell table:style-name="ce21" table:formula="of:=(SUMIF([.H209:.H216];&quot;&gt;0&quot;)-SUMIF([.H209:.H216];&quot;&lt;0&quot;))/30" office:value-type="float" office:value="12.3328919759368" calcext:value-type="float">
            <text:p>12.3329</text:p>
          </table:table-cell>
          <table:table-cell table:style-name="ce21" table:formula="of:=(SUMIF([.I183:.I212];&quot;&gt;0&quot;)-SUMIF([.I183:.I212];&quot;&lt;0&quot;))/30" office:value-type="float" office:value="10.2194294485206" calcext:value-type="float">
            <text:p>10.2194</text:p>
          </table:table-cell>
          <table:table-cell table:style-name="ce21" table:formula="of:=(SUMIF([.J183:.J212];&quot;&gt;0&quot;)-SUMIF([.J183:.J212];&quot;&lt;0&quot;))/30" office:value-type="float" office:value="26.3468379124405" calcext:value-type="float">
            <text:p>26.3468</text:p>
          </table:table-cell>
          <table:table-cell table:style-name="ce21" table:formula="of:=(SUMIF([.K183:.K212];&quot;&gt;0&quot;)-SUMIF([.K183:.K212];&quot;&lt;0&quot;))/30" office:value-type="float" office:value="25.9772679914129" calcext:value-type="float">
            <text:p>25.9773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4" office:value-type="string" calcext:value-type="string">
            <text:p>S30L-ci STD</text:p>
          </table:table-cell>
          <table:table-cell table:style-name="ce21" table:formula="of:=STDEV([.H209:.H216])" office:value-type="float" office:value="43.258331934102" calcext:value-type="float">
            <text:p>43.2583</text:p>
          </table:table-cell>
          <table:table-cell table:style-name="ce21" table:formula="of:=STDEV([.I209:.I216])" office:value-type="float" office:value="48.8814442746721" calcext:value-type="float">
            <text:p>48.8814</text:p>
          </table:table-cell>
          <table:table-cell table:style-name="ce21" table:formula="of:=STDEV([.J209:.J216])" office:value-type="float" office:value="33.662630057451" calcext:value-type="float">
            <text:p>33.6626</text:p>
          </table:table-cell>
          <table:table-cell table:style-name="ce21" table:formula="of:=STDEV([.K209:.K216])" office:value-type="float" office:value="32.6231200828965" calcext:value-type="float">
            <text:p>32.6231</text:p>
          </table:table-cell>
          <table:table-cell table:number-columns-repeated="7"/>
        </table:table-row>
        <table:table-row table:style-name="ro3">
          <table:table-cell/>
          <table:table-cell table:style-name="ce14" office:value-type="string" calcext:value-type="string">
            <text:p>Ref</text:p>
          </table:table-cell>
          <table:table-cell table:number-columns-repeated="16"/>
        </table:table-row>
        <table:table-row table:style-name="ro3">
          <table:table-cell table:style-name="ce14" office:value-type="string" calcext:value-type="string">
            <text:p>s66</text:p>
          </table:table-cell>
          <table:table-cell table:style-name="ce14" office:value-type="string" calcext:value-type="string">
            <text:p>CCSD(T)/aDZ</text:p>
          </table:table-cell>
          <table:table-cell table:style-name="ce14" office:value-type="string" calcext:value-type="string">
            <text:p>MP2/CBS CP</text:p>
          </table:table-cell>
          <table:table-cell table:style-name="ce14" office:value-type="string" calcext:value-type="string">
            <text:p>SCS-MP2/CBS</text:p>
          </table:table-cell>
          <table:table-cell table:style-name="ce14"/>
          <table:table-cell table:style-name="ce14" office:value-type="string" calcext:value-type="string">
            <text:p>MP2 Error (%)</text:p>
          </table:table-cell>
          <table:table-cell table:style-name="ce14" office:value-type="string" calcext:value-type="string">
            <text:p>SCS-MP2 Error (%)</text:p>
          </table:table-cell>
          <table:table-cell table:style-name="ce14" office:value-type="string" calcext:value-type="string">
            <text:p>SCS-MP2 kcal/mol</text:p>
          </table:table-cell>
          <table:table-cell/>
          <table:table-cell table:style-name="ce14" office:value-type="string" calcext:value-type="string">
            <text:p>MP2 Error (%)</text:p>
          </table:table-cell>
          <table:table-cell table:style-name="ce14" office:value-type="string" calcext:value-type="string">
            <text:p>SCS-MP2 Error (%)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4.918" calcext:value-type="float">
            <text:p>-4.918</text:p>
          </table:table-cell>
          <table:table-cell office:value-type="float" office:value="-4.955" calcext:value-type="float">
            <text:p>-4.955</text:p>
          </table:table-cell>
          <table:table-cell office:value-type="float" office:value="-4.508" calcext:value-type="float">
            <text:p>-4.508</text:p>
          </table:table-cell>
          <table:table-cell/>
          <table:table-cell table:formula="of:=([.C227]-[.$B227])/[.$B227]*100" office:value-type="float" office:value="0.752338348922325" calcext:value-type="float">
            <text:p>0.7523383489</text:p>
          </table:table-cell>
          <table:table-cell table:formula="of:=([.D227]-[.$B227])/[.$B227]*100" office:value-type="float" office:value="-8.33672224481497" calcext:value-type="float">
            <text:p>-8.3367222448</text:p>
          </table:table-cell>
          <table:table-cell table:formula="of:=ABS([.D227]-[.B227])" office:value-type="float" office:value="0.41" calcext:value-type="float">
            <text:p>0.41</text:p>
          </table:table-cell>
          <table:table-cell/>
          <table:table-cell table:formula="of:=ABS(([.C227]-[.$B227])/[.$B227])*100" office:value-type="float" office:value="0.752338348922325" calcext:value-type="float">
            <text:p>0.7523383489</text:p>
          </table:table-cell>
          <table:table-cell table:formula="of:=ABS(([.D227]-[.$B227])/[.$B227])*100" office:value-type="float" office:value="8.33672224481497" calcext:value-type="float">
            <text:p>8.3367222448</text:p>
          </table:table-cell>
          <table:table-cell/>
          <table:table-cell table:formula="of:=[.C227]-[.B227]" office:value-type="float" office:value="-0.0369999999999999" calcext:value-type="float">
            <text:p>-0.037</text:p>
          </table:table-cell>
          <table:table-cell table:formula="of:=[.D227]-[.B227]" office:value-type="float" office:value="0.41" calcext:value-type="float">
            <text:p>0.41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5.592" calcext:value-type="float">
            <text:p>-5.592</text:p>
          </table:table-cell>
          <table:table-cell office:value-type="float" office:value="-5.694" calcext:value-type="float">
            <text:p>-5.694</text:p>
          </table:table-cell>
          <table:table-cell office:value-type="float" office:value="-5.095" calcext:value-type="float">
            <text:p>-5.095</text:p>
          </table:table-cell>
          <table:table-cell/>
          <table:table-cell table:formula="of:=([.C228]-[.$B228])/[.$B228]*100" office:value-type="float" office:value="1.82403433476395" calcext:value-type="float">
            <text:p>1.8240343348</text:p>
          </table:table-cell>
          <table:table-cell table:formula="of:=([.D228]-[.$B228])/[.$B228]*100" office:value-type="float" office:value="-8.88769670958512" calcext:value-type="float">
            <text:p>-8.8876967096</text:p>
          </table:table-cell>
          <table:table-cell table:formula="of:=ABS([.D228]-[.B228])" office:value-type="float" office:value="0.497" calcext:value-type="float">
            <text:p>0.497</text:p>
          </table:table-cell>
          <table:table-cell/>
          <table:table-cell table:formula="of:=ABS(([.C228]-[.$B228])/[.$B228])*100" office:value-type="float" office:value="1.82403433476395" calcext:value-type="float">
            <text:p>1.8240343348</text:p>
          </table:table-cell>
          <table:table-cell table:formula="of:=ABS(([.D228]-[.$B228])/[.$B228])*100" office:value-type="float" office:value="8.88769670958512" calcext:value-type="float">
            <text:p>8.8876967096</text:p>
          </table:table-cell>
          <table:table-cell/>
          <table:table-cell table:formula="of:=[.C228]-[.B228]" office:value-type="float" office:value="-0.102" calcext:value-type="float">
            <text:p>-0.102</text:p>
          </table:table-cell>
          <table:table-cell table:formula="of:=[.D228]-[.B228]" office:value-type="float" office:value="0.497" calcext:value-type="float">
            <text:p>0.497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6.908" calcext:value-type="float">
            <text:p>-6.908</text:p>
          </table:table-cell>
          <table:table-cell office:value-type="float" office:value="-7.084" calcext:value-type="float">
            <text:p>-7.084</text:p>
          </table:table-cell>
          <table:table-cell office:value-type="float" office:value="-6.391" calcext:value-type="float">
            <text:p>-6.391</text:p>
          </table:table-cell>
          <table:table-cell/>
          <table:table-cell table:formula="of:=([.C229]-[.$B229])/[.$B229]*100" office:value-type="float" office:value="2.54777070063693" calcext:value-type="float">
            <text:p>2.5477707006</text:p>
          </table:table-cell>
          <table:table-cell table:formula="of:=([.D229]-[.$B229])/[.$B229]*100" office:value-type="float" office:value="-7.48407643312102" calcext:value-type="float">
            <text:p>-7.4840764331</text:p>
          </table:table-cell>
          <table:table-cell table:formula="of:=ABS([.D229]-[.B229])" office:value-type="float" office:value="0.517" calcext:value-type="float">
            <text:p>0.517</text:p>
          </table:table-cell>
          <table:table-cell/>
          <table:table-cell table:formula="of:=ABS(([.C229]-[.$B229])/[.$B229])*100" office:value-type="float" office:value="2.54777070063693" calcext:value-type="float">
            <text:p>2.5477707006</text:p>
          </table:table-cell>
          <table:table-cell table:formula="of:=ABS(([.D229]-[.$B229])/[.$B229])*100" office:value-type="float" office:value="7.48407643312102" calcext:value-type="float">
            <text:p>7.4840764331</text:p>
          </table:table-cell>
          <table:table-cell/>
          <table:table-cell table:formula="of:=[.C229]-[.B229]" office:value-type="float" office:value="-0.175999999999999" calcext:value-type="float">
            <text:p>-0.176</text:p>
          </table:table-cell>
          <table:table-cell table:formula="of:=[.D229]-[.B229]" office:value-type="float" office:value="0.517" calcext:value-type="float">
            <text:p>0.517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8.103" calcext:value-type="float">
            <text:p>-8.103</text:p>
          </table:table-cell>
          <table:table-cell office:value-type="float" office:value="-8.071" calcext:value-type="float">
            <text:p>-8.071</text:p>
          </table:table-cell>
          <table:table-cell office:value-type="float" office:value="-7.26" calcext:value-type="float">
            <text:p>-7.26</text:p>
          </table:table-cell>
          <table:table-cell/>
          <table:table-cell table:formula="of:=([.C230]-[.$B230])/[.$B230]*100" office:value-type="float" office:value="-0.394915463408614" calcext:value-type="float">
            <text:p>-0.3949154634</text:p>
          </table:table-cell>
          <table:table-cell table:formula="of:=([.D230]-[.$B230])/[.$B230]*100" office:value-type="float" office:value="-10.4035542391707" calcext:value-type="float">
            <text:p>-10.4035542392</text:p>
          </table:table-cell>
          <table:table-cell table:formula="of:=ABS([.D230]-[.B230])" office:value-type="float" office:value="0.843" calcext:value-type="float">
            <text:p>0.843</text:p>
          </table:table-cell>
          <table:table-cell/>
          <table:table-cell table:formula="of:=ABS(([.C230]-[.$B230])/[.$B230])*100" office:value-type="float" office:value="0.394915463408614" calcext:value-type="float">
            <text:p>0.3949154634</text:p>
          </table:table-cell>
          <table:table-cell table:formula="of:=ABS(([.D230]-[.$B230])/[.$B230])*100" office:value-type="float" office:value="10.4035542391707" calcext:value-type="float">
            <text:p>10.4035542392</text:p>
          </table:table-cell>
          <table:table-cell/>
          <table:table-cell table:formula="of:=[.C230]-[.B230]" office:value-type="float" office:value="0.032" calcext:value-type="float">
            <text:p>0.032</text:p>
          </table:table-cell>
          <table:table-cell table:formula="of:=[.D230]-[.B230]" office:value-type="float" office:value="0.843" calcext:value-type="float">
            <text:p>0.843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5.757" calcext:value-type="float">
            <text:p>-5.757</text:p>
          </table:table-cell>
          <table:table-cell office:value-type="float" office:value="-5.838" calcext:value-type="float">
            <text:p>-5.838</text:p>
          </table:table-cell>
          <table:table-cell office:value-type="float" office:value="-5.15" calcext:value-type="float">
            <text:p>-5.15</text:p>
          </table:table-cell>
          <table:table-cell/>
          <table:table-cell table:formula="of:=([.C231]-[.$B231])/[.$B231]*100" office:value-type="float" office:value="1.40698280354352" calcext:value-type="float">
            <text:p>1.4069828035</text:p>
          </table:table-cell>
          <table:table-cell table:formula="of:=([.D231]-[.$B231])/[.$B231]*100" office:value-type="float" office:value="-10.5436859475421" calcext:value-type="float">
            <text:p>-10.5436859475</text:p>
          </table:table-cell>
          <table:table-cell table:formula="of:=ABS([.D231]-[.B231])" office:value-type="float" office:value="0.606999999999999" calcext:value-type="float">
            <text:p>0.607</text:p>
          </table:table-cell>
          <table:table-cell/>
          <table:table-cell table:formula="of:=ABS(([.C231]-[.$B231])/[.$B231])*100" office:value-type="float" office:value="1.40698280354352" calcext:value-type="float">
            <text:p>1.4069828035</text:p>
          </table:table-cell>
          <table:table-cell table:formula="of:=ABS(([.D231]-[.$B231])/[.$B231])*100" office:value-type="float" office:value="10.5436859475421" calcext:value-type="float">
            <text:p>10.5436859475</text:p>
          </table:table-cell>
          <table:table-cell/>
          <table:table-cell table:formula="of:=[.C231]-[.B231]" office:value-type="float" office:value="-0.0810000000000004" calcext:value-type="float">
            <text:p>-0.081</text:p>
          </table:table-cell>
          <table:table-cell table:formula="of:=[.D231]-[.B231]" office:value-type="float" office:value="0.606999999999999" calcext:value-type="float">
            <text:p>0.607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7.554" calcext:value-type="float">
            <text:p>-7.554</text:p>
          </table:table-cell>
          <table:table-cell office:value-type="float" office:value="-7.727" calcext:value-type="float">
            <text:p>-7.727</text:p>
          </table:table-cell>
          <table:table-cell office:value-type="float" office:value="-6.779" calcext:value-type="float">
            <text:p>-6.779</text:p>
          </table:table-cell>
          <table:table-cell/>
          <table:table-cell table:formula="of:=([.C232]-[.$B232])/[.$B232]*100" office:value-type="float" office:value="2.29017738946254" calcext:value-type="float">
            <text:p>2.2901773895</text:p>
          </table:table-cell>
          <table:table-cell table:formula="of:=([.D232]-[.$B232])/[.$B232]*100" office:value-type="float" office:value="-10.2594651840085" calcext:value-type="float">
            <text:p>-10.259465184</text:p>
          </table:table-cell>
          <table:table-cell table:formula="of:=ABS([.D232]-[.B232])" office:value-type="float" office:value="0.775" calcext:value-type="float">
            <text:p>0.775</text:p>
          </table:table-cell>
          <table:table-cell/>
          <table:table-cell table:formula="of:=ABS(([.C232]-[.$B232])/[.$B232])*100" office:value-type="float" office:value="2.29017738946254" calcext:value-type="float">
            <text:p>2.2901773895</text:p>
          </table:table-cell>
          <table:table-cell table:formula="of:=ABS(([.D232]-[.$B232])/[.$B232])*100" office:value-type="float" office:value="10.2594651840085" calcext:value-type="float">
            <text:p>10.259465184</text:p>
          </table:table-cell>
          <table:table-cell/>
          <table:table-cell table:formula="of:=[.C232]-[.B232]" office:value-type="float" office:value="-0.173" calcext:value-type="float">
            <text:p>-0.173</text:p>
          </table:table-cell>
          <table:table-cell table:formula="of:=[.D232]-[.B232]" office:value-type="float" office:value="0.775" calcext:value-type="float">
            <text:p>0.775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8.23" calcext:value-type="float">
            <text:p>-8.23</text:p>
          </table:table-cell>
          <table:table-cell office:value-type="float" office:value="-8.181" calcext:value-type="float">
            <text:p>-8.181</text:p>
          </table:table-cell>
          <table:table-cell office:value-type="float" office:value="-7.195" calcext:value-type="float">
            <text:p>-7.195</text:p>
          </table:table-cell>
          <table:table-cell/>
          <table:table-cell table:formula="of:=([.C233]-[.$B233])/[.$B233]*100" office:value-type="float" office:value="-0.595382746051048" calcext:value-type="float">
            <text:p>-0.5953827461</text:p>
          </table:table-cell>
          <table:table-cell table:formula="of:=([.D233]-[.$B233])/[.$B233]*100" office:value-type="float" office:value="-12.5759416767922" calcext:value-type="float">
            <text:p>-12.5759416768</text:p>
          </table:table-cell>
          <table:table-cell table:formula="of:=ABS([.D233]-[.B233])" office:value-type="float" office:value="1.035" calcext:value-type="float">
            <text:p>1.035</text:p>
          </table:table-cell>
          <table:table-cell/>
          <table:table-cell table:formula="of:=ABS(([.C233]-[.$B233])/[.$B233])*100" office:value-type="float" office:value="0.595382746051048" calcext:value-type="float">
            <text:p>0.5953827461</text:p>
          </table:table-cell>
          <table:table-cell table:formula="of:=ABS(([.D233]-[.$B233])/[.$B233])*100" office:value-type="float" office:value="12.5759416767922" calcext:value-type="float">
            <text:p>12.5759416768</text:p>
          </table:table-cell>
          <table:table-cell/>
          <table:table-cell table:formula="of:=[.C233]-[.B233]" office:value-type="float" office:value="0.0490000000000013" calcext:value-type="float">
            <text:p>0.049</text:p>
          </table:table-cell>
          <table:table-cell table:formula="of:=[.D233]-[.B233]" office:value-type="float" office:value="1.035" calcext:value-type="float">
            <text:p>1.035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5.009" calcext:value-type="float">
            <text:p>-5.009</text:p>
          </table:table-cell>
          <table:table-cell office:value-type="float" office:value="-5.031" calcext:value-type="float">
            <text:p>-5.031</text:p>
          </table:table-cell>
          <table:table-cell office:value-type="float" office:value="-4.516" calcext:value-type="float">
            <text:p>-4.516</text:p>
          </table:table-cell>
          <table:table-cell/>
          <table:table-cell table:formula="of:=([.C234]-[.$B234])/[.$B234]*100" office:value-type="float" office:value="0.439209423038518" calcext:value-type="float">
            <text:p>0.439209423</text:p>
          </table:table-cell>
          <table:table-cell table:formula="of:=([.D234]-[.$B234])/[.$B234]*100" office:value-type="float" office:value="-9.84228388899981" calcext:value-type="float">
            <text:p>-9.842283889</text:p>
          </table:table-cell>
          <table:table-cell table:formula="of:=ABS([.D234]-[.B234])" office:value-type="float" office:value="0.493" calcext:value-type="float">
            <text:p>0.493</text:p>
          </table:table-cell>
          <table:table-cell/>
          <table:table-cell table:formula="of:=ABS(([.C234]-[.$B234])/[.$B234])*100" office:value-type="float" office:value="0.439209423038518" calcext:value-type="float">
            <text:p>0.439209423</text:p>
          </table:table-cell>
          <table:table-cell table:formula="of:=ABS(([.D234]-[.$B234])/[.$B234])*100" office:value-type="float" office:value="9.84228388899981" calcext:value-type="float">
            <text:p>9.842283889</text:p>
          </table:table-cell>
          <table:table-cell/>
          <table:table-cell table:formula="of:=[.C234]-[.B234]" office:value-type="float" office:value="-0.0219999999999994" calcext:value-type="float">
            <text:p>-0.022</text:p>
          </table:table-cell>
          <table:table-cell table:formula="of:=[.D234]-[.B234]" office:value-type="float" office:value="0.493" calcext:value-type="float">
            <text:p>0.493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float" office:value="-3.059" calcext:value-type="float">
            <text:p>-3.059</text:p>
          </table:table-cell>
          <table:table-cell office:value-type="float" office:value="-2.505" calcext:value-type="float">
            <text:p>-2.505</text:p>
          </table:table-cell>
          <table:table-cell/>
          <table:table-cell table:formula="of:=([.C235]-[.$B235])/[.$B235]*100" office:value-type="float" office:value="-0" calcext:value-type="float">
            <text:p>0</text:p>
          </table:table-cell>
          <table:table-cell table:formula="of:=([.D235]-[.$B235])/[.$B235]*100" office:value-type="float" office:value="-18.1104936253678" calcext:value-type="float">
            <text:p>-18.1104936254</text:p>
          </table:table-cell>
          <table:table-cell table:formula="of:=ABS([.D235]-[.B235])" office:value-type="float" office:value="0.554" calcext:value-type="float">
            <text:p>0.554</text:p>
          </table:table-cell>
          <table:table-cell/>
          <table:table-cell table:formula="of:=ABS(([.C235]-[.$B235])/[.$B235])*100" office:value-type="float" office:value="0" calcext:value-type="float">
            <text:p>0</text:p>
          </table:table-cell>
          <table:table-cell table:formula="of:=ABS(([.D235]-[.$B235])/[.$B235])*100" office:value-type="float" office:value="18.1104936253678" calcext:value-type="float">
            <text:p>18.1104936254</text:p>
          </table:table-cell>
          <table:table-cell/>
          <table:table-cell table:formula="of:=[.C235]-[.B235]" office:value-type="float" office:value="0" calcext:value-type="float">
            <text:p>0</text:p>
          </table:table-cell>
          <table:table-cell table:formula="of:=[.D235]-[.B235]" office:value-type="float" office:value="0.554" calcext:value-type="float">
            <text:p>0.554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4.16" calcext:value-type="float">
            <text:p>-4.16</text:p>
          </table:table-cell>
          <table:table-cell office:value-type="float" office:value="-4.29" calcext:value-type="float">
            <text:p>-4.29</text:p>
          </table:table-cell>
          <table:table-cell office:value-type="float" office:value="-3.472" calcext:value-type="float">
            <text:p>-3.472</text:p>
          </table:table-cell>
          <table:table-cell/>
          <table:table-cell table:formula="of:=([.C236]-[.$B236])/[.$B236]*100" office:value-type="float" office:value="3.125" calcext:value-type="float">
            <text:p>3.125</text:p>
          </table:table-cell>
          <table:table-cell table:formula="of:=([.D236]-[.$B236])/[.$B236]*100" office:value-type="float" office:value="-16.5384615384615" calcext:value-type="float">
            <text:p>-16.5384615385</text:p>
          </table:table-cell>
          <table:table-cell table:formula="of:=ABS([.D236]-[.B236])" office:value-type="float" office:value="0.688" calcext:value-type="float">
            <text:p>0.688</text:p>
          </table:table-cell>
          <table:table-cell/>
          <table:table-cell table:formula="of:=ABS(([.C236]-[.$B236])/[.$B236])*100" office:value-type="float" office:value="3.125" calcext:value-type="float">
            <text:p>3.125</text:p>
          </table:table-cell>
          <table:table-cell table:formula="of:=ABS(([.D236]-[.$B236])/[.$B236])*100" office:value-type="float" office:value="16.5384615384615" calcext:value-type="float">
            <text:p>16.5384615385</text:p>
          </table:table-cell>
          <table:table-cell/>
          <table:table-cell table:formula="of:=[.C236]-[.B236]" office:value-type="float" office:value="-0.13" calcext:value-type="float">
            <text:p>-0.13</text:p>
          </table:table-cell>
          <table:table-cell table:formula="of:=[.D236]-[.B236]" office:value-type="float" office:value="0.688" calcext:value-type="float">
            <text:p>0.688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5.419" calcext:value-type="float">
            <text:p>-5.419</text:p>
          </table:table-cell>
          <table:table-cell office:value-type="float" office:value="-5.53" calcext:value-type="float">
            <text:p>-5.53</text:p>
          </table:table-cell>
          <table:table-cell office:value-type="float" office:value="-4.454" calcext:value-type="float">
            <text:p>-4.454</text:p>
          </table:table-cell>
          <table:table-cell/>
          <table:table-cell table:formula="of:=([.C237]-[.$B237])/[.$B237]*100" office:value-type="float" office:value="2.04834840376454" calcext:value-type="float">
            <text:p>2.0483484038</text:p>
          </table:table-cell>
          <table:table-cell table:formula="of:=([.D237]-[.$B237])/[.$B237]*100" office:value-type="float" office:value="-17.8077136002953" calcext:value-type="float">
            <text:p>-17.8077136003</text:p>
          </table:table-cell>
          <table:table-cell table:formula="of:=ABS([.D237]-[.B237])" office:value-type="float" office:value="0.965" calcext:value-type="float">
            <text:p>0.965</text:p>
          </table:table-cell>
          <table:table-cell/>
          <table:table-cell table:formula="of:=ABS(([.C237]-[.$B237])/[.$B237])*100" office:value-type="float" office:value="2.04834840376454" calcext:value-type="float">
            <text:p>2.0483484038</text:p>
          </table:table-cell>
          <table:table-cell table:formula="of:=ABS(([.D237]-[.$B237])/[.$B237])*100" office:value-type="float" office:value="17.8077136002953" calcext:value-type="float">
            <text:p>17.8077136003</text:p>
          </table:table-cell>
          <table:table-cell/>
          <table:table-cell table:formula="of:=[.C237]-[.B237]" office:value-type="float" office:value="-0.111000000000001" calcext:value-type="float">
            <text:p>-0.111</text:p>
          </table:table-cell>
          <table:table-cell table:formula="of:=[.D237]-[.B237]" office:value-type="float" office:value="0.965" calcext:value-type="float">
            <text:p>0.965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7.266" calcext:value-type="float">
            <text:p>-7.266</text:p>
          </table:table-cell>
          <table:table-cell office:value-type="float" office:value="-7.52" calcext:value-type="float">
            <text:p>-7.52</text:p>
          </table:table-cell>
          <table:table-cell office:value-type="float" office:value="-6.704" calcext:value-type="float">
            <text:p>-6.704</text:p>
          </table:table-cell>
          <table:table-cell/>
          <table:table-cell table:formula="of:=([.C238]-[.$B238])/[.$B238]*100" office:value-type="float" office:value="3.49573355353702" calcext:value-type="float">
            <text:p>3.4957335535</text:p>
          </table:table-cell>
          <table:table-cell table:formula="of:=([.D238]-[.$B238])/[.$B238]*100" office:value-type="float" office:value="-7.73465455546381" calcext:value-type="float">
            <text:p>-7.7346545555</text:p>
          </table:table-cell>
          <table:table-cell table:formula="of:=ABS([.D238]-[.B238])" office:value-type="float" office:value="0.562" calcext:value-type="float">
            <text:p>0.562</text:p>
          </table:table-cell>
          <table:table-cell/>
          <table:table-cell table:formula="of:=ABS(([.C238]-[.$B238])/[.$B238])*100" office:value-type="float" office:value="3.49573355353702" calcext:value-type="float">
            <text:p>3.4957335535</text:p>
          </table:table-cell>
          <table:table-cell table:formula="of:=ABS(([.D238]-[.$B238])/[.$B238])*100" office:value-type="float" office:value="7.73465455546381" calcext:value-type="float">
            <text:p>7.7346545555</text:p>
          </table:table-cell>
          <table:table-cell/>
          <table:table-cell table:formula="of:=[.C238]-[.B238]" office:value-type="float" office:value="-0.254" calcext:value-type="float">
            <text:p>-0.254</text:p>
          </table:table-cell>
          <table:table-cell table:formula="of:=[.D238]-[.B238]" office:value-type="float" office:value="0.562" calcext:value-type="float">
            <text:p>0.56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6.187" calcext:value-type="float">
            <text:p>-6.187</text:p>
          </table:table-cell>
          <table:table-cell office:value-type="float" office:value="-6.324" calcext:value-type="float">
            <text:p>-6.324</text:p>
          </table:table-cell>
          <table:table-cell office:value-type="float" office:value="-5.459" calcext:value-type="float">
            <text:p>-5.459</text:p>
          </table:table-cell>
          <table:table-cell/>
          <table:table-cell table:formula="of:=([.C239]-[.$B239])/[.$B239]*100" office:value-type="float" office:value="2.21432034911911" calcext:value-type="float">
            <text:p>2.2143203491</text:p>
          </table:table-cell>
          <table:table-cell table:formula="of:=([.D239]-[.$B239])/[.$B239]*100" office:value-type="float" office:value="-11.7666074026184" calcext:value-type="float">
            <text:p>-11.7666074026</text:p>
          </table:table-cell>
          <table:table-cell table:formula="of:=ABS([.D239]-[.B239])" office:value-type="float" office:value="0.728000000000001" calcext:value-type="float">
            <text:p>0.728</text:p>
          </table:table-cell>
          <table:table-cell/>
          <table:table-cell table:formula="of:=ABS(([.C239]-[.$B239])/[.$B239])*100" office:value-type="float" office:value="2.21432034911911" calcext:value-type="float">
            <text:p>2.2143203491</text:p>
          </table:table-cell>
          <table:table-cell table:formula="of:=ABS(([.D239]-[.$B239])/[.$B239])*100" office:value-type="float" office:value="11.7666074026184" calcext:value-type="float">
            <text:p>11.7666074026</text:p>
          </table:table-cell>
          <table:table-cell/>
          <table:table-cell table:formula="of:=[.C239]-[.B239]" office:value-type="float" office:value="-0.137" calcext:value-type="float">
            <text:p>-0.137</text:p>
          </table:table-cell>
          <table:table-cell table:formula="of:=[.D239]-[.B239]" office:value-type="float" office:value="0.728000000000001" calcext:value-type="float">
            <text:p>0.728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7.454" calcext:value-type="float">
            <text:p>-7.454</text:p>
          </table:table-cell>
          <table:table-cell office:value-type="float" office:value="-7.682" calcext:value-type="float">
            <text:p>-7.682</text:p>
          </table:table-cell>
          <table:table-cell office:value-type="float" office:value="-6.614" calcext:value-type="float">
            <text:p>-6.614</text:p>
          </table:table-cell>
          <table:table-cell/>
          <table:table-cell table:formula="of:=([.C240]-[.$B240])/[.$B240]*100" office:value-type="float" office:value="3.05876039710224" calcext:value-type="float">
            <text:p>3.0587603971</text:p>
          </table:table-cell>
          <table:table-cell table:formula="of:=([.D240]-[.$B240])/[.$B240]*100" office:value-type="float" office:value="-11.2691172524819" calcext:value-type="float">
            <text:p>-11.2691172525</text:p>
          </table:table-cell>
          <table:table-cell table:formula="of:=ABS([.D240]-[.B240])" office:value-type="float" office:value="0.84" calcext:value-type="float">
            <text:p>0.84</text:p>
          </table:table-cell>
          <table:table-cell/>
          <table:table-cell table:formula="of:=ABS(([.C240]-[.$B240])/[.$B240])*100" office:value-type="float" office:value="3.05876039710224" calcext:value-type="float">
            <text:p>3.0587603971</text:p>
          </table:table-cell>
          <table:table-cell table:formula="of:=ABS(([.D240]-[.$B240])/[.$B240])*100" office:value-type="float" office:value="11.2691172524819" calcext:value-type="float">
            <text:p>11.2691172525</text:p>
          </table:table-cell>
          <table:table-cell/>
          <table:table-cell table:formula="of:=[.C240]-[.B240]" office:value-type="float" office:value="-0.228000000000001" calcext:value-type="float">
            <text:p>-0.228</text:p>
          </table:table-cell>
          <table:table-cell table:formula="of:=[.D240]-[.B240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8.63" calcext:value-type="float">
            <text:p>-8.63</text:p>
          </table:table-cell>
          <table:table-cell office:value-type="float" office:value="-8.674" calcext:value-type="float">
            <text:p>-8.674</text:p>
          </table:table-cell>
          <table:table-cell office:value-type="float" office:value="-7.51" calcext:value-type="float">
            <text:p>-7.51</text:p>
          </table:table-cell>
          <table:table-cell/>
          <table:table-cell table:formula="of:=([.C241]-[.$B241])/[.$B241]*100" office:value-type="float" office:value="0.509849362688282" calcext:value-type="float">
            <text:p>0.5098493627</text:p>
          </table:table-cell>
          <table:table-cell table:formula="of:=([.D241]-[.$B241])/[.$B241]*100" office:value-type="float" office:value="-12.9779837775203" calcext:value-type="float">
            <text:p>-12.9779837775</text:p>
          </table:table-cell>
          <table:table-cell table:formula="of:=ABS([.D241]-[.B241])" office:value-type="float" office:value="1.12" calcext:value-type="float">
            <text:p>1.12</text:p>
          </table:table-cell>
          <table:table-cell/>
          <table:table-cell table:formula="of:=ABS(([.C241]-[.$B241])/[.$B241])*100" office:value-type="float" office:value="0.509849362688282" calcext:value-type="float">
            <text:p>0.5098493627</text:p>
          </table:table-cell>
          <table:table-cell table:formula="of:=ABS(([.D241]-[.$B241])/[.$B241])*100" office:value-type="float" office:value="12.9779837775203" calcext:value-type="float">
            <text:p>12.9779837775</text:p>
          </table:table-cell>
          <table:table-cell/>
          <table:table-cell table:formula="of:=[.C241]-[.B241]" office:value-type="float" office:value="-0.0439999999999987" calcext:value-type="float">
            <text:p>-0.044</text:p>
          </table:table-cell>
          <table:table-cell table:formula="of:=[.D241]-[.B241]" office:value-type="float" office:value="1.12" calcext:value-type="float">
            <text:p>1.12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5.124" calcext:value-type="float">
            <text:p>-5.124</text:p>
          </table:table-cell>
          <table:table-cell office:value-type="float" office:value="-5.148" calcext:value-type="float">
            <text:p>-5.148</text:p>
          </table:table-cell>
          <table:table-cell office:value-type="float" office:value="-4.61" calcext:value-type="float">
            <text:p>-4.61</text:p>
          </table:table-cell>
          <table:table-cell/>
          <table:table-cell table:formula="of:=([.C242]-[.$B242])/[.$B242]*100" office:value-type="float" office:value="0.468384074941452" calcext:value-type="float">
            <text:p>0.4683840749</text:p>
          </table:table-cell>
          <table:table-cell table:formula="of:=([.D242]-[.$B242])/[.$B242]*100" office:value-type="float" office:value="-10.0312256049961" calcext:value-type="float">
            <text:p>-10.031225605</text:p>
          </table:table-cell>
          <table:table-cell table:formula="of:=ABS([.D242]-[.B242])" office:value-type="float" office:value="0.513999999999999" calcext:value-type="float">
            <text:p>0.514</text:p>
          </table:table-cell>
          <table:table-cell/>
          <table:table-cell table:formula="of:=ABS(([.C242]-[.$B242])/[.$B242])*100" office:value-type="float" office:value="0.468384074941452" calcext:value-type="float">
            <text:p>0.4683840749</text:p>
          </table:table-cell>
          <table:table-cell table:formula="of:=ABS(([.D242]-[.$B242])/[.$B242])*100" office:value-type="float" office:value="10.0312256049961" calcext:value-type="float">
            <text:p>10.031225605</text:p>
          </table:table-cell>
          <table:table-cell/>
          <table:table-cell table:formula="of:=[.C242]-[.B242]" office:value-type="float" office:value="-0.024" calcext:value-type="float">
            <text:p>-0.024</text:p>
          </table:table-cell>
          <table:table-cell table:formula="of:=[.D242]-[.B242]" office:value-type="float" office:value="0.513999999999999" calcext:value-type="float">
            <text:p>0.514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17.182" calcext:value-type="float">
            <text:p>-17.182</text:p>
          </table:table-cell>
          <table:table-cell office:value-type="float" office:value="-17.168" calcext:value-type="float">
            <text:p>-17.168</text:p>
          </table:table-cell>
          <table:table-cell office:value-type="float" office:value="-15.281" calcext:value-type="float">
            <text:p>-15.281</text:p>
          </table:table-cell>
          <table:table-cell/>
          <table:table-cell table:formula="of:=([.C243]-[.$B243])/[.$B243]*100" office:value-type="float" office:value="-0.0814806192527025" calcext:value-type="float">
            <text:p>-0.0814806193</text:p>
          </table:table-cell>
          <table:table-cell table:formula="of:=([.D243]-[.$B243])/[.$B243]*100" office:value-type="float" office:value="-11.063904085671" calcext:value-type="float">
            <text:p>-11.0639040857</text:p>
          </table:table-cell>
          <table:table-cell table:formula="of:=ABS([.D243]-[.B243])" office:value-type="float" office:value="1.901" calcext:value-type="float">
            <text:p>1.901</text:p>
          </table:table-cell>
          <table:table-cell/>
          <table:table-cell table:formula="of:=ABS(([.C243]-[.$B243])/[.$B243])*100" office:value-type="float" office:value="0.0814806192527025" calcext:value-type="float">
            <text:p>0.0814806193</text:p>
          </table:table-cell>
          <table:table-cell table:formula="of:=ABS(([.D243]-[.$B243])/[.$B243])*100" office:value-type="float" office:value="11.063904085671" calcext:value-type="float">
            <text:p>11.0639040857</text:p>
          </table:table-cell>
          <table:table-cell/>
          <table:table-cell table:formula="of:=[.C243]-[.B243]" office:value-type="float" office:value="0.0139999999999993" calcext:value-type="float">
            <text:p>0.014</text:p>
          </table:table-cell>
          <table:table-cell table:formula="of:=[.D243]-[.B243]" office:value-type="float" office:value="1.901" calcext:value-type="float">
            <text:p>1.901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6.857" calcext:value-type="float">
            <text:p>-6.857</text:p>
          </table:table-cell>
          <table:table-cell office:value-type="float" office:value="-7.069" calcext:value-type="float">
            <text:p>-7.069</text:p>
          </table:table-cell>
          <table:table-cell office:value-type="float" office:value="-6.384" calcext:value-type="float">
            <text:p>-6.384</text:p>
          </table:table-cell>
          <table:table-cell/>
          <table:table-cell table:formula="of:=([.C244]-[.$B244])/[.$B244]*100" office:value-type="float" office:value="3.09173107773078" calcext:value-type="float">
            <text:p>3.0917310777</text:p>
          </table:table-cell>
          <table:table-cell table:formula="of:=([.D244]-[.$B244])/[.$B244]*100" office:value-type="float" office:value="-6.89806037625784" calcext:value-type="float">
            <text:p>-6.8980603763</text:p>
          </table:table-cell>
          <table:table-cell table:formula="of:=ABS([.D244]-[.B244])" office:value-type="float" office:value="0.473" calcext:value-type="float">
            <text:p>0.473</text:p>
          </table:table-cell>
          <table:table-cell/>
          <table:table-cell table:formula="of:=ABS(([.C244]-[.$B244])/[.$B244])*100" office:value-type="float" office:value="3.09173107773078" calcext:value-type="float">
            <text:p>3.0917310777</text:p>
          </table:table-cell>
          <table:table-cell table:formula="of:=ABS(([.D244]-[.$B244])/[.$B244])*100" office:value-type="float" office:value="6.89806037625784" calcext:value-type="float">
            <text:p>6.8980603763</text:p>
          </table:table-cell>
          <table:table-cell/>
          <table:table-cell table:formula="of:=[.C244]-[.B244]" office:value-type="float" office:value="-0.212" calcext:value-type="float">
            <text:p>-0.212</text:p>
          </table:table-cell>
          <table:table-cell table:formula="of:=[.D244]-[.B244]" office:value-type="float" office:value="0.473" calcext:value-type="float">
            <text:p>0.473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7.41" calcext:value-type="float">
            <text:p>-7.41</text:p>
          </table:table-cell>
          <table:table-cell office:value-type="float" office:value="-7.675" calcext:value-type="float">
            <text:p>-7.675</text:p>
          </table:table-cell>
          <table:table-cell office:value-type="float" office:value="-6.782" calcext:value-type="float">
            <text:p>-6.782</text:p>
          </table:table-cell>
          <table:table-cell/>
          <table:table-cell table:formula="of:=([.C245]-[.$B245])/[.$B245]*100" office:value-type="float" office:value="3.57624831309041" calcext:value-type="float">
            <text:p>3.5762483131</text:p>
          </table:table-cell>
          <table:table-cell table:formula="of:=([.D245]-[.$B245])/[.$B245]*100" office:value-type="float" office:value="-8.47503373819163" calcext:value-type="float">
            <text:p>-8.4750337382</text:p>
          </table:table-cell>
          <table:table-cell table:formula="of:=ABS([.D245]-[.B245])" office:value-type="float" office:value="0.628" calcext:value-type="float">
            <text:p>0.628</text:p>
          </table:table-cell>
          <table:table-cell/>
          <table:table-cell table:formula="of:=ABS(([.C245]-[.$B245])/[.$B245])*100" office:value-type="float" office:value="3.57624831309041" calcext:value-type="float">
            <text:p>3.5762483131</text:p>
          </table:table-cell>
          <table:table-cell table:formula="of:=ABS(([.D245]-[.$B245])/[.$B245])*100" office:value-type="float" office:value="8.47503373819163" calcext:value-type="float">
            <text:p>8.4750337382</text:p>
          </table:table-cell>
          <table:table-cell/>
          <table:table-cell table:formula="of:=[.C245]-[.B245]" office:value-type="float" office:value="-0.265" calcext:value-type="float">
            <text:p>-0.265</text:p>
          </table:table-cell>
          <table:table-cell table:formula="of:=[.D245]-[.B245]" office:value-type="float" office:value="0.628" calcext:value-type="float">
            <text:p>0.628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19.093" calcext:value-type="float">
            <text:p>-19.093</text:p>
          </table:table-cell>
          <table:table-cell office:value-type="float" office:value="-19" calcext:value-type="float">
            <text:p>-19</text:p>
          </table:table-cell>
          <table:table-cell office:value-type="float" office:value="-17.309" calcext:value-type="float">
            <text:p>-17.309</text:p>
          </table:table-cell>
          <table:table-cell/>
          <table:table-cell table:formula="of:=([.C246]-[.$B246])/[.$B246]*100" office:value-type="float" office:value="-0.487089509244225" calcext:value-type="float">
            <text:p>-0.4870895092</text:p>
          </table:table-cell>
          <table:table-cell table:formula="of:=([.D246]-[.$B246])/[.$B246]*100" office:value-type="float" office:value="-9.34373854292148" calcext:value-type="float">
            <text:p>-9.3437385429</text:p>
          </table:table-cell>
          <table:table-cell table:formula="of:=ABS([.D246]-[.B246])" office:value-type="float" office:value="1.784" calcext:value-type="float">
            <text:p>1.784</text:p>
          </table:table-cell>
          <table:table-cell/>
          <table:table-cell table:formula="of:=ABS(([.C246]-[.$B246])/[.$B246])*100" office:value-type="float" office:value="0.487089509244225" calcext:value-type="float">
            <text:p>0.4870895092</text:p>
          </table:table-cell>
          <table:table-cell table:formula="of:=ABS(([.D246]-[.$B246])/[.$B246])*100" office:value-type="float" office:value="9.34373854292148" calcext:value-type="float">
            <text:p>9.3437385429</text:p>
          </table:table-cell>
          <table:table-cell/>
          <table:table-cell table:formula="of:=[.C246]-[.B246]" office:value-type="float" office:value="0.093" calcext:value-type="float">
            <text:p>0.093</text:p>
          </table:table-cell>
          <table:table-cell table:formula="of:=[.D246]-[.B246]" office:value-type="float" office:value="1.784" calcext:value-type="float">
            <text:p>1.784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16.265" calcext:value-type="float">
            <text:p>-16.265</text:p>
          </table:table-cell>
          <table:table-cell office:value-type="float" office:value="-16.122" calcext:value-type="float">
            <text:p>-16.122</text:p>
          </table:table-cell>
          <table:table-cell office:value-type="float" office:value="-14.706" calcext:value-type="float">
            <text:p>-14.706</text:p>
          </table:table-cell>
          <table:table-cell/>
          <table:table-cell table:formula="of:=([.C247]-[.$B247])/[.$B247]*100" office:value-type="float" office:value="-0.879188441438676" calcext:value-type="float">
            <text:p>-0.8791884414</text:p>
          </table:table-cell>
          <table:table-cell table:formula="of:=([.D247]-[.$B247])/[.$B247]*100" office:value-type="float" office:value="-9.58499846295728" calcext:value-type="float">
            <text:p>-9.584998463</text:p>
          </table:table-cell>
          <table:table-cell table:formula="of:=ABS([.D247]-[.B247])" office:value-type="float" office:value="1.559" calcext:value-type="float">
            <text:p>1.559</text:p>
          </table:table-cell>
          <table:table-cell/>
          <table:table-cell table:formula="of:=ABS(([.C247]-[.$B247])/[.$B247])*100" office:value-type="float" office:value="0.879188441438676" calcext:value-type="float">
            <text:p>0.8791884414</text:p>
          </table:table-cell>
          <table:table-cell table:formula="of:=ABS(([.D247]-[.$B247])/[.$B247])*100" office:value-type="float" office:value="9.58499846295728" calcext:value-type="float">
            <text:p>9.584998463</text:p>
          </table:table-cell>
          <table:table-cell/>
          <table:table-cell table:formula="of:=[.C247]-[.B247]" office:value-type="float" office:value="0.143000000000001" calcext:value-type="float">
            <text:p>0.143</text:p>
          </table:table-cell>
          <table:table-cell table:formula="of:=[.D247]-[.B247]" office:value-type="float" office:value="1.559" calcext:value-type="float">
            <text:p>1.559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19.491" calcext:value-type="float">
            <text:p>-19.491</text:p>
          </table:table-cell>
          <table:table-cell office:value-type="float" office:value="-19.401" calcext:value-type="float">
            <text:p>-19.401</text:p>
          </table:table-cell>
          <table:table-cell office:value-type="float" office:value="-17.625" calcext:value-type="float">
            <text:p>-17.625</text:p>
          </table:table-cell>
          <table:table-cell/>
          <table:table-cell table:formula="of:=([.C248]-[.$B248])/[.$B248]*100" office:value-type="float" office:value="-0.461751577651223" calcext:value-type="float">
            <text:p>-0.4617515777</text:p>
          </table:table-cell>
          <table:table-cell table:formula="of:=([.D248]-[.$B248])/[.$B248]*100" office:value-type="float" office:value="-9.57364937663537" calcext:value-type="float">
            <text:p>-9.5736493766</text:p>
          </table:table-cell>
          <table:table-cell table:formula="of:=ABS([.D248]-[.B248])" office:value-type="float" office:value="1.866" calcext:value-type="float">
            <text:p>1.866</text:p>
          </table:table-cell>
          <table:table-cell/>
          <table:table-cell table:formula="of:=ABS(([.C248]-[.$B248])/[.$B248])*100" office:value-type="float" office:value="0.461751577651223" calcext:value-type="float">
            <text:p>0.4617515777</text:p>
          </table:table-cell>
          <table:table-cell table:formula="of:=ABS(([.D248]-[.$B248])/[.$B248])*100" office:value-type="float" office:value="9.57364937663537" calcext:value-type="float">
            <text:p>9.5736493766</text:p>
          </table:table-cell>
          <table:table-cell/>
          <table:table-cell table:formula="of:=[.C248]-[.B248]" office:value-type="float" office:value="0.0899999999999999" calcext:value-type="float">
            <text:p>0.09</text:p>
          </table:table-cell>
          <table:table-cell table:formula="of:=[.D248]-[.B248]" office:value-type="float" office:value="1.866" calcext:value-type="float">
            <text:p>1.86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19.189" calcext:value-type="float">
            <text:p>-19.189</text:p>
          </table:table-cell>
          <table:table-cell office:value-type="float" office:value="-19.101" calcext:value-type="float">
            <text:p>-19.101</text:p>
          </table:table-cell>
          <table:table-cell office:value-type="float" office:value="-17.392" calcext:value-type="float">
            <text:p>-17.392</text:p>
          </table:table-cell>
          <table:table-cell/>
          <table:table-cell table:formula="of:=([.C249]-[.$B249])/[.$B249]*100" office:value-type="float" office:value="-0.45859607066549" calcext:value-type="float">
            <text:p>-0.4585960707</text:p>
          </table:table-cell>
          <table:table-cell table:formula="of:=([.D249]-[.$B249])/[.$B249]*100" office:value-type="float" office:value="-9.36474021574861" calcext:value-type="float">
            <text:p>-9.3647402157</text:p>
          </table:table-cell>
          <table:table-cell table:formula="of:=ABS([.D249]-[.B249])" office:value-type="float" office:value="1.797" calcext:value-type="float">
            <text:p>1.797</text:p>
          </table:table-cell>
          <table:table-cell/>
          <table:table-cell table:formula="of:=ABS(([.C249]-[.$B249])/[.$B249])*100" office:value-type="float" office:value="0.45859607066549" calcext:value-type="float">
            <text:p>0.4585960707</text:p>
          </table:table-cell>
          <table:table-cell table:formula="of:=ABS(([.D249]-[.$B249])/[.$B249])*100" office:value-type="float" office:value="9.36474021574861" calcext:value-type="float">
            <text:p>9.3647402157</text:p>
          </table:table-cell>
          <table:table-cell/>
          <table:table-cell table:formula="of:=[.C249]-[.B249]" office:value-type="float" office:value="0.088000000000001" calcext:value-type="float">
            <text:p>0.088</text:p>
          </table:table-cell>
          <table:table-cell table:formula="of:=[.D249]-[.B249]" office:value-type="float" office:value="1.797" calcext:value-type="float">
            <text:p>1.797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2.822" calcext:value-type="float">
            <text:p>-2.822</text:p>
          </table:table-cell>
          <table:table-cell office:value-type="float" office:value="-4.703" calcext:value-type="float">
            <text:p>-4.703</text:p>
          </table:table-cell>
          <table:table-cell office:value-type="float" office:value="-2.905" calcext:value-type="float">
            <text:p>-2.905</text:p>
          </table:table-cell>
          <table:table-cell/>
          <table:table-cell table:formula="of:=([.C250]-[.$B250])/[.$B250]*100" office:value-type="float" office:value="66.6548547129695" calcext:value-type="float">
            <text:p>66.654854713</text:p>
          </table:table-cell>
          <table:table-cell table:formula="of:=([.D250]-[.$B250])/[.$B250]*100" office:value-type="float" office:value="2.94117647058824" calcext:value-type="float">
            <text:p>2.9411764706</text:p>
          </table:table-cell>
          <table:table-cell table:formula="of:=ABS([.D250]-[.B250])" office:value-type="float" office:value="0.0830000000000002" calcext:value-type="float">
            <text:p>0.083</text:p>
          </table:table-cell>
          <table:table-cell/>
          <table:table-cell table:formula="of:=ABS(([.C250]-[.$B250])/[.$B250])*100" office:value-type="float" office:value="66.6548547129695" calcext:value-type="float">
            <text:p>66.654854713</text:p>
          </table:table-cell>
          <table:table-cell table:formula="of:=ABS(([.D250]-[.$B250])/[.$B250])*100" office:value-type="float" office:value="2.94117647058824" calcext:value-type="float">
            <text:p>2.9411764706</text:p>
          </table:table-cell>
          <table:table-cell/>
          <table:table-cell table:formula="of:=[.C250]-[.B250]" office:value-type="float" office:value="-1.881" calcext:value-type="float">
            <text:p>-1.881</text:p>
          </table:table-cell>
          <table:table-cell table:formula="of:=[.D250]-[.B250]" office:value-type="float" office:value="-0.0830000000000002" calcext:value-type="float">
            <text:p>-0.083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3.895" calcext:value-type="float">
            <text:p>-3.895</text:p>
          </table:table-cell>
          <table:table-cell office:value-type="float" office:value="-6.006" calcext:value-type="float">
            <text:p>-6.006</text:p>
          </table:table-cell>
          <table:table-cell office:value-type="float" office:value="-4.05" calcext:value-type="float">
            <text:p>-4.05</text:p>
          </table:table-cell>
          <table:table-cell/>
          <table:table-cell table:formula="of:=([.C251]-[.$B251])/[.$B251]*100" office:value-type="float" office:value="54.1976893453145" calcext:value-type="float">
            <text:p>54.1976893453</text:p>
          </table:table-cell>
          <table:table-cell table:formula="of:=([.D251]-[.$B251])/[.$B251]*100" office:value-type="float" office:value="3.97946084724005" calcext:value-type="float">
            <text:p>3.9794608472</text:p>
          </table:table-cell>
          <table:table-cell table:formula="of:=ABS([.D251]-[.B251])" office:value-type="float" office:value="0.155" calcext:value-type="float">
            <text:p>0.155</text:p>
          </table:table-cell>
          <table:table-cell/>
          <table:table-cell table:formula="of:=ABS(([.C251]-[.$B251])/[.$B251])*100" office:value-type="float" office:value="54.1976893453145" calcext:value-type="float">
            <text:p>54.1976893453</text:p>
          </table:table-cell>
          <table:table-cell table:formula="of:=ABS(([.D251]-[.$B251])/[.$B251])*100" office:value-type="float" office:value="3.97946084724005" calcext:value-type="float">
            <text:p>3.9794608472</text:p>
          </table:table-cell>
          <table:table-cell/>
          <table:table-cell table:formula="of:=[.C251]-[.B251]" office:value-type="float" office:value="-2.111" calcext:value-type="float">
            <text:p>-2.111</text:p>
          </table:table-cell>
          <table:table-cell table:formula="of:=[.D251]-[.B251]" office:value-type="float" office:value="-0.155" calcext:value-type="float">
            <text:p>-0.155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9.829" calcext:value-type="float">
            <text:p>-9.829</text:p>
          </table:table-cell>
          <table:table-cell office:value-type="float" office:value="-11.139" calcext:value-type="float">
            <text:p>-11.139</text:p>
          </table:table-cell>
          <table:table-cell office:value-type="float" office:value="-8.251" calcext:value-type="float">
            <text:p>-8.251</text:p>
          </table:table-cell>
          <table:table-cell/>
          <table:table-cell table:formula="of:=([.C252]-[.$B252])/[.$B252]*100" office:value-type="float" office:value="13.3279072133482" calcext:value-type="float">
            <text:p>13.3279072133</text:p>
          </table:table-cell>
          <table:table-cell table:formula="of:=([.D252]-[.$B252])/[.$B252]*100" office:value-type="float" office:value="-16.05453250585" calcext:value-type="float">
            <text:p>-16.0545325059</text:p>
          </table:table-cell>
          <table:table-cell table:formula="of:=ABS([.D252]-[.B252])" office:value-type="float" office:value="1.578" calcext:value-type="float">
            <text:p>1.578</text:p>
          </table:table-cell>
          <table:table-cell/>
          <table:table-cell table:formula="of:=ABS(([.C252]-[.$B252])/[.$B252])*100" office:value-type="float" office:value="13.3279072133482" calcext:value-type="float">
            <text:p>13.3279072133</text:p>
          </table:table-cell>
          <table:table-cell table:formula="of:=ABS(([.D252]-[.$B252])/[.$B252])*100" office:value-type="float" office:value="16.05453250585" calcext:value-type="float">
            <text:p>16.0545325059</text:p>
          </table:table-cell>
          <table:table-cell/>
          <table:table-cell table:formula="of:=[.C252]-[.B252]" office:value-type="float" office:value="-1.31" calcext:value-type="float">
            <text:p>-1.31</text:p>
          </table:table-cell>
          <table:table-cell table:formula="of:=[.D252]-[.B252]" office:value-type="float" office:value="1.578" calcext:value-type="float">
            <text:p>1.578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3.439" calcext:value-type="float">
            <text:p>-3.439</text:p>
          </table:table-cell>
          <table:table-cell office:value-type="float" office:value="-5.432" calcext:value-type="float">
            <text:p>-5.432</text:p>
          </table:table-cell>
          <table:table-cell office:value-type="float" office:value="-3.54" calcext:value-type="float">
            <text:p>-3.54</text:p>
          </table:table-cell>
          <table:table-cell/>
          <table:table-cell table:formula="of:=([.C253]-[.$B253])/[.$B253]*100" office:value-type="float" office:value="57.9528932829311" calcext:value-type="float">
            <text:p>57.9528932829</text:p>
          </table:table-cell>
          <table:table-cell table:formula="of:=([.D253]-[.$B253])/[.$B253]*100" office:value-type="float" office:value="2.93690026170398" calcext:value-type="float">
            <text:p>2.9369002617</text:p>
          </table:table-cell>
          <table:table-cell table:formula="of:=ABS([.D253]-[.B253])" office:value-type="float" office:value="0.101" calcext:value-type="float">
            <text:p>0.101</text:p>
          </table:table-cell>
          <table:table-cell/>
          <table:table-cell table:formula="of:=ABS(([.C253]-[.$B253])/[.$B253])*100" office:value-type="float" office:value="57.9528932829311" calcext:value-type="float">
            <text:p>57.9528932829</text:p>
          </table:table-cell>
          <table:table-cell table:formula="of:=ABS(([.D253]-[.$B253])/[.$B253])*100" office:value-type="float" office:value="2.93690026170398" calcext:value-type="float">
            <text:p>2.9369002617</text:p>
          </table:table-cell>
          <table:table-cell/>
          <table:table-cell table:formula="of:=[.C253]-[.B253]" office:value-type="float" office:value="-1.993" calcext:value-type="float">
            <text:p>-1.993</text:p>
          </table:table-cell>
          <table:table-cell table:formula="of:=[.D253]-[.B253]" office:value-type="float" office:value="-0.101" calcext:value-type="float">
            <text:p>-0.101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5.713" calcext:value-type="float">
            <text:p>-5.713</text:p>
          </table:table-cell>
          <table:table-cell office:value-type="float" office:value="-7.535" calcext:value-type="float">
            <text:p>-7.535</text:p>
          </table:table-cell>
          <table:table-cell office:value-type="float" office:value="-5.113" calcext:value-type="float">
            <text:p>-5.113</text:p>
          </table:table-cell>
          <table:table-cell/>
          <table:table-cell table:formula="of:=([.C254]-[.$B254])/[.$B254]*100" office:value-type="float" office:value="31.8921757395414" calcext:value-type="float">
            <text:p>31.8921757395</text:p>
          </table:table-cell>
          <table:table-cell table:formula="of:=([.D254]-[.$B254])/[.$B254]*100" office:value-type="float" office:value="-10.5023630316821" calcext:value-type="float">
            <text:p>-10.5023630317</text:p>
          </table:table-cell>
          <table:table-cell table:formula="of:=ABS([.D254]-[.B254])" office:value-type="float" office:value="0.6" calcext:value-type="float">
            <text:p>0.6</text:p>
          </table:table-cell>
          <table:table-cell/>
          <table:table-cell table:formula="of:=ABS(([.C254]-[.$B254])/[.$B254])*100" office:value-type="float" office:value="31.8921757395414" calcext:value-type="float">
            <text:p>31.8921757395</text:p>
          </table:table-cell>
          <table:table-cell table:formula="of:=ABS(([.D254]-[.$B254])/[.$B254])*100" office:value-type="float" office:value="10.5023630316821" calcext:value-type="float">
            <text:p>10.5023630317</text:p>
          </table:table-cell>
          <table:table-cell/>
          <table:table-cell table:formula="of:=[.C254]-[.B254]" office:value-type="float" office:value="-1.822" calcext:value-type="float">
            <text:p>-1.822</text:p>
          </table:table-cell>
          <table:table-cell table:formula="of:=[.D254]-[.B254]" office:value-type="float" office:value="0.6" calcext:value-type="float">
            <text:p>0.6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6.819" calcext:value-type="float">
            <text:p>-6.819</text:p>
          </table:table-cell>
          <table:table-cell office:value-type="float" office:value="-8.626" calcext:value-type="float">
            <text:p>-8.626</text:p>
          </table:table-cell>
          <table:table-cell office:value-type="float" office:value="-6.205" calcext:value-type="float">
            <text:p>-6.205</text:p>
          </table:table-cell>
          <table:table-cell/>
          <table:table-cell table:formula="of:=([.C255]-[.$B255])/[.$B255]*100" office:value-type="float" office:value="26.4994867282593" calcext:value-type="float">
            <text:p>26.4994867283</text:p>
          </table:table-cell>
          <table:table-cell table:formula="of:=([.D255]-[.$B255])/[.$B255]*100" office:value-type="float" office:value="-9.00425282299457" calcext:value-type="float">
            <text:p>-9.004252823</text:p>
          </table:table-cell>
          <table:table-cell table:formula="of:=ABS([.D255]-[.B255])" office:value-type="float" office:value="0.614" calcext:value-type="float">
            <text:p>0.614</text:p>
          </table:table-cell>
          <table:table-cell/>
          <table:table-cell table:formula="of:=ABS(([.C255]-[.$B255])/[.$B255])*100" office:value-type="float" office:value="26.4994867282593" calcext:value-type="float">
            <text:p>26.4994867283</text:p>
          </table:table-cell>
          <table:table-cell table:formula="of:=ABS(([.D255]-[.$B255])/[.$B255])*100" office:value-type="float" office:value="9.00425282299457" calcext:value-type="float">
            <text:p>9.004252823</text:p>
          </table:table-cell>
          <table:table-cell/>
          <table:table-cell table:formula="of:=[.C255]-[.B255]" office:value-type="float" office:value="-1.807" calcext:value-type="float">
            <text:p>-1.807</text:p>
          </table:table-cell>
          <table:table-cell table:formula="of:=[.D255]-[.B255]" office:value-type="float" office:value="0.614" calcext:value-type="float">
            <text:p>0.614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1.432" calcext:value-type="float">
            <text:p>-1.432</text:p>
          </table:table-cell>
          <table:table-cell office:value-type="float" office:value="-2.325" calcext:value-type="float">
            <text:p>-2.325</text:p>
          </table:table-cell>
          <table:table-cell office:value-type="float" office:value="-1.279" calcext:value-type="float">
            <text:p>-1.279</text:p>
          </table:table-cell>
          <table:table-cell/>
          <table:table-cell table:formula="of:=([.C256]-[.$B256])/[.$B256]*100" office:value-type="float" office:value="62.3603351955307" calcext:value-type="float">
            <text:p>62.3603351955</text:p>
          </table:table-cell>
          <table:table-cell table:formula="of:=([.D256]-[.$B256])/[.$B256]*100" office:value-type="float" office:value="-10.6843575418994" calcext:value-type="float">
            <text:p>-10.6843575419</text:p>
          </table:table-cell>
          <table:table-cell table:formula="of:=ABS([.D256]-[.B256])" office:value-type="float" office:value="0.153" calcext:value-type="float">
            <text:p>0.153</text:p>
          </table:table-cell>
          <table:table-cell/>
          <table:table-cell table:formula="of:=ABS(([.C256]-[.$B256])/[.$B256])*100" office:value-type="float" office:value="62.3603351955307" calcext:value-type="float">
            <text:p>62.3603351955</text:p>
          </table:table-cell>
          <table:table-cell table:formula="of:=ABS(([.D256]-[.$B256])/[.$B256])*100" office:value-type="float" office:value="10.6843575418994" calcext:value-type="float">
            <text:p>10.6843575419</text:p>
          </table:table-cell>
          <table:table-cell/>
          <table:table-cell table:formula="of:=[.C256]-[.B256]" office:value-type="float" office:value="-0.893" calcext:value-type="float">
            <text:p>-0.893</text:p>
          </table:table-cell>
          <table:table-cell table:formula="of:=[.D256]-[.B256]" office:value-type="float" office:value="0.153" calcext:value-type="float">
            <text:p>0.153</text:p>
          </table:table-cell>
          <table:table-cell table:number-columns-repeated="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3.38" calcext:value-type="float">
            <text:p>-3.38</text:p>
          </table:table-cell>
          <table:table-cell office:value-type="float" office:value="-4.011" calcext:value-type="float">
            <text:p>-4.011</text:p>
          </table:table-cell>
          <table:table-cell office:value-type="float" office:value="-2.769" calcext:value-type="float">
            <text:p>-2.769</text:p>
          </table:table-cell>
          <table:table-cell/>
          <table:table-cell table:formula="of:=([.C257]-[.$B257])/[.$B257]*100" office:value-type="float" office:value="18.6686390532544" calcext:value-type="float">
            <text:p>18.6686390533</text:p>
          </table:table-cell>
          <table:table-cell table:formula="of:=([.D257]-[.$B257])/[.$B257]*100" office:value-type="float" office:value="-18.0769230769231" calcext:value-type="float">
            <text:p>-18.0769230769</text:p>
          </table:table-cell>
          <table:table-cell table:formula="of:=ABS([.D257]-[.B257])" office:value-type="float" office:value="0.611" calcext:value-type="float">
            <text:p>0.611</text:p>
          </table:table-cell>
          <table:table-cell/>
          <table:table-cell table:formula="of:=ABS(([.C257]-[.$B257])/[.$B257])*100" office:value-type="float" office:value="18.6686390532544" calcext:value-type="float">
            <text:p>18.6686390533</text:p>
          </table:table-cell>
          <table:table-cell table:formula="of:=ABS(([.D257]-[.$B257])/[.$B257])*100" office:value-type="float" office:value="18.0769230769231" calcext:value-type="float">
            <text:p>18.0769230769</text:p>
          </table:table-cell>
          <table:table-cell/>
          <table:table-cell table:formula="of:=[.C257]-[.B257]" office:value-type="float" office:value="-0.631" calcext:value-type="float">
            <text:p>-0.631</text:p>
          </table:table-cell>
          <table:table-cell table:formula="of:=[.D257]-[.B257]" office:value-type="float" office:value="0.611" calcext:value-type="float">
            <text:p>0.611</text:p>
          </table:table-cell>
          <table:table-cell table:number-columns-repeated="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3.738" calcext:value-type="float">
            <text:p>-3.738</text:p>
          </table:table-cell>
          <table:table-cell office:value-type="float" office:value="-4.409" calcext:value-type="float">
            <text:p>-4.409</text:p>
          </table:table-cell>
          <table:table-cell office:value-type="float" office:value="-3.255" calcext:value-type="float">
            <text:p>-3.255</text:p>
          </table:table-cell>
          <table:table-cell/>
          <table:table-cell table:formula="of:=([.C258]-[.$B258])/[.$B258]*100" office:value-type="float" office:value="17.9507758159444" calcext:value-type="float">
            <text:p>17.9507758159</text:p>
          </table:table-cell>
          <table:table-cell table:formula="of:=([.D258]-[.$B258])/[.$B258]*100" office:value-type="float" office:value="-12.9213483146067" calcext:value-type="float">
            <text:p>-12.9213483146</text:p>
          </table:table-cell>
          <table:table-cell table:formula="of:=ABS([.D258]-[.B258])" office:value-type="float" office:value="0.483" calcext:value-type="float">
            <text:p>0.483</text:p>
          </table:table-cell>
          <table:table-cell/>
          <table:table-cell table:formula="of:=ABS(([.C258]-[.$B258])/[.$B258])*100" office:value-type="float" office:value="17.9507758159444" calcext:value-type="float">
            <text:p>17.9507758159</text:p>
          </table:table-cell>
          <table:table-cell table:formula="of:=ABS(([.D258]-[.$B258])/[.$B258])*100" office:value-type="float" office:value="12.9213483146067" calcext:value-type="float">
            <text:p>12.9213483146</text:p>
          </table:table-cell>
          <table:table-cell/>
          <table:table-cell table:formula="of:=[.C258]-[.B258]" office:value-type="float" office:value="-0.671" calcext:value-type="float">
            <text:p>-0.671</text:p>
          </table:table-cell>
          <table:table-cell table:formula="of:=[.D258]-[.B258]" office:value-type="float" office:value="0.483" calcext:value-type="float">
            <text:p>0.483</text:p>
          </table:table-cell>
          <table:table-cell table:number-columns-repeated="4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1.872" calcext:value-type="float">
            <text:p>-1.872</text:p>
          </table:table-cell>
          <table:table-cell office:value-type="float" office:value="-2.826" calcext:value-type="float">
            <text:p>-2.826</text:p>
          </table:table-cell>
          <table:table-cell office:value-type="float" office:value="-1.71" calcext:value-type="float">
            <text:p>-1.71</text:p>
          </table:table-cell>
          <table:table-cell/>
          <table:table-cell table:formula="of:=([.C259]-[.$B259])/[.$B259]*100" office:value-type="float" office:value="50.9615384615385" calcext:value-type="float">
            <text:p>50.9615384615</text:p>
          </table:table-cell>
          <table:table-cell table:formula="of:=([.D259]-[.$B259])/[.$B259]*100" office:value-type="float" office:value="-8.65384615384615" calcext:value-type="float">
            <text:p>-8.6538461538</text:p>
          </table:table-cell>
          <table:table-cell table:formula="of:=ABS([.D259]-[.B259])" office:value-type="float" office:value="0.162" calcext:value-type="float">
            <text:p>0.162</text:p>
          </table:table-cell>
          <table:table-cell/>
          <table:table-cell table:formula="of:=ABS(([.C259]-[.$B259])/[.$B259])*100" office:value-type="float" office:value="50.9615384615385" calcext:value-type="float">
            <text:p>50.9615384615</text:p>
          </table:table-cell>
          <table:table-cell table:formula="of:=ABS(([.D259]-[.$B259])/[.$B259])*100" office:value-type="float" office:value="8.65384615384615" calcext:value-type="float">
            <text:p>8.6538461538</text:p>
          </table:table-cell>
          <table:table-cell/>
          <table:table-cell table:formula="of:=[.C259]-[.B259]" office:value-type="float" office:value="-0.954" calcext:value-type="float">
            <text:p>-0.954</text:p>
          </table:table-cell>
          <table:table-cell table:formula="of:=[.D259]-[.B259]" office:value-type="float" office:value="0.162" calcext:value-type="float">
            <text:p>0.162</text:p>
          </table:table-cell>
          <table:table-cell table:number-columns-repeated="4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3.776" calcext:value-type="float">
            <text:p>-3.776</text:p>
          </table:table-cell>
          <table:table-cell office:value-type="float" office:value="-3.968" calcext:value-type="float">
            <text:p>-3.968</text:p>
          </table:table-cell>
          <table:table-cell office:value-type="float" office:value="-2.347" calcext:value-type="float">
            <text:p>-2.347</text:p>
          </table:table-cell>
          <table:table-cell/>
          <table:table-cell table:formula="of:=([.C260]-[.$B260])/[.$B260]*100" office:value-type="float" office:value="5.08474576271187" calcext:value-type="float">
            <text:p>5.0847457627</text:p>
          </table:table-cell>
          <table:table-cell table:formula="of:=([.D260]-[.$B260])/[.$B260]*100" office:value-type="float" office:value="-37.8442796610169" calcext:value-type="float">
            <text:p>-37.844279661</text:p>
          </table:table-cell>
          <table:table-cell table:formula="of:=ABS([.D260]-[.B260])" office:value-type="float" office:value="1.429" calcext:value-type="float">
            <text:p>1.429</text:p>
          </table:table-cell>
          <table:table-cell/>
          <table:table-cell table:formula="of:=ABS(([.C260]-[.$B260])/[.$B260])*100" office:value-type="float" office:value="5.08474576271187" calcext:value-type="float">
            <text:p>5.0847457627</text:p>
          </table:table-cell>
          <table:table-cell table:formula="of:=ABS(([.D260]-[.$B260])/[.$B260])*100" office:value-type="float" office:value="37.8442796610169" calcext:value-type="float">
            <text:p>37.844279661</text:p>
          </table:table-cell>
          <table:table-cell/>
          <table:table-cell table:formula="of:=[.C260]-[.B260]" office:value-type="float" office:value="-0.192" calcext:value-type="float">
            <text:p>-0.192</text:p>
          </table:table-cell>
          <table:table-cell table:formula="of:=[.D260]-[.B260]" office:value-type="float" office:value="1.429" calcext:value-type="float">
            <text:p>1.429</text:p>
          </table:table-cell>
          <table:table-cell table:number-columns-repeated="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2.613" calcext:value-type="float">
            <text:p>-2.613</text:p>
          </table:table-cell>
          <table:table-cell office:value-type="float" office:value="-2.675" calcext:value-type="float">
            <text:p>-2.675</text:p>
          </table:table-cell>
          <table:table-cell office:value-type="float" office:value="-1.57" calcext:value-type="float">
            <text:p>-1.57</text:p>
          </table:table-cell>
          <table:table-cell/>
          <table:table-cell table:formula="of:=([.C261]-[.$B261])/[.$B261]*100" office:value-type="float" office:value="2.37275162648296" calcext:value-type="float">
            <text:p>2.3727516265</text:p>
          </table:table-cell>
          <table:table-cell table:formula="of:=([.D261]-[.$B261])/[.$B261]*100" office:value-type="float" office:value="-39.9158055874474" calcext:value-type="float">
            <text:p>-39.9158055874</text:p>
          </table:table-cell>
          <table:table-cell table:formula="of:=ABS([.D261]-[.B261])" office:value-type="float" office:value="1.043" calcext:value-type="float">
            <text:p>1.043</text:p>
          </table:table-cell>
          <table:table-cell/>
          <table:table-cell table:formula="of:=ABS(([.C261]-[.$B261])/[.$B261])*100" office:value-type="float" office:value="2.37275162648296" calcext:value-type="float">
            <text:p>2.3727516265</text:p>
          </table:table-cell>
          <table:table-cell table:formula="of:=ABS(([.D261]-[.$B261])/[.$B261])*100" office:value-type="float" office:value="39.9158055874474" calcext:value-type="float">
            <text:p>39.9158055874</text:p>
          </table:table-cell>
          <table:table-cell/>
          <table:table-cell table:formula="of:=[.C261]-[.B261]" office:value-type="float" office:value="-0.0619999999999998" calcext:value-type="float">
            <text:p>-0.062</text:p>
          </table:table-cell>
          <table:table-cell table:formula="of:=[.D261]-[.B261]" office:value-type="float" office:value="1.043" calcext:value-type="float">
            <text:p>1.043</text:p>
          </table:table-cell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1.777" calcext:value-type="float">
            <text:p>-1.777</text:p>
          </table:table-cell>
          <table:table-cell office:value-type="float" office:value="-1.737" calcext:value-type="float">
            <text:p>-1.737</text:p>
          </table:table-cell>
          <table:table-cell office:value-type="float" office:value="-0.994" calcext:value-type="float">
            <text:p>-0.994</text:p>
          </table:table-cell>
          <table:table-cell/>
          <table:table-cell table:formula="of:=([.C262]-[.$B262])/[.$B262]*100" office:value-type="float" office:value="-2.25098480585256" calcext:value-type="float">
            <text:p>-2.2509848059</text:p>
          </table:table-cell>
          <table:table-cell table:formula="of:=([.D262]-[.$B262])/[.$B262]*100" office:value-type="float" office:value="-44.0630275745639" calcext:value-type="float">
            <text:p>-44.0630275746</text:p>
          </table:table-cell>
          <table:table-cell table:formula="of:=ABS([.D262]-[.B262])" office:value-type="float" office:value="0.783" calcext:value-type="float">
            <text:p>0.783</text:p>
          </table:table-cell>
          <table:table-cell/>
          <table:table-cell table:formula="of:=ABS(([.C262]-[.$B262])/[.$B262])*100" office:value-type="float" office:value="2.25098480585256" calcext:value-type="float">
            <text:p>2.2509848059</text:p>
          </table:table-cell>
          <table:table-cell table:formula="of:=ABS(([.D262]-[.$B262])/[.$B262])*100" office:value-type="float" office:value="44.0630275745639" calcext:value-type="float">
            <text:p>44.0630275746</text:p>
          </table:table-cell>
          <table:table-cell/>
          <table:table-cell table:formula="of:=[.C262]-[.B262]" office:value-type="float" office:value="0.04" calcext:value-type="float">
            <text:p>0.04</text:p>
          </table:table-cell>
          <table:table-cell table:formula="of:=[.D262]-[.B262]" office:value-type="float" office:value="0.783" calcext:value-type="float">
            <text:p>0.783</text:p>
          </table:table-cell>
          <table:table-cell table:number-columns-repeated="4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2.404" calcext:value-type="float">
            <text:p>-2.404</text:p>
          </table:table-cell>
          <table:table-cell office:value-type="float" office:value="-2.485" calcext:value-type="float">
            <text:p>-2.485</text:p>
          </table:table-cell>
          <table:table-cell office:value-type="float" office:value="-1.424" calcext:value-type="float">
            <text:p>-1.424</text:p>
          </table:table-cell>
          <table:table-cell/>
          <table:table-cell table:formula="of:=([.C263]-[.$B263])/[.$B263]*100" office:value-type="float" office:value="3.369384359401" calcext:value-type="float">
            <text:p>3.3693843594</text:p>
          </table:table-cell>
          <table:table-cell table:formula="of:=([.D263]-[.$B263])/[.$B263]*100" office:value-type="float" office:value="-40.765391014975" calcext:value-type="float">
            <text:p>-40.765391015</text:p>
          </table:table-cell>
          <table:table-cell table:formula="of:=ABS([.D263]-[.B263])" office:value-type="float" office:value="0.98" calcext:value-type="float">
            <text:p>0.98</text:p>
          </table:table-cell>
          <table:table-cell/>
          <table:table-cell table:formula="of:=ABS(([.C263]-[.$B263])/[.$B263])*100" office:value-type="float" office:value="3.369384359401" calcext:value-type="float">
            <text:p>3.3693843594</text:p>
          </table:table-cell>
          <table:table-cell table:formula="of:=ABS(([.D263]-[.$B263])/[.$B263])*100" office:value-type="float" office:value="40.765391014975" calcext:value-type="float">
            <text:p>40.765391015</text:p>
          </table:table-cell>
          <table:table-cell/>
          <table:table-cell table:formula="of:=[.C263]-[.B263]" office:value-type="float" office:value="-0.081" calcext:value-type="float">
            <text:p>-0.081</text:p>
          </table:table-cell>
          <table:table-cell table:formula="of:=[.D263]-[.B263]" office:value-type="float" office:value="0.98" calcext:value-type="float">
            <text:p>0.98</text:p>
          </table:table-cell>
          <table:table-cell table:number-columns-repeated="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2.997" calcext:value-type="float">
            <text:p>-2.997</text:p>
          </table:table-cell>
          <table:table-cell office:value-type="float" office:value="-3.137" calcext:value-type="float">
            <text:p>-3.137</text:p>
          </table:table-cell>
          <table:table-cell office:value-type="float" office:value="-1.862" calcext:value-type="float">
            <text:p>-1.862</text:p>
          </table:table-cell>
          <table:table-cell/>
          <table:table-cell table:formula="of:=([.C264]-[.$B264])/[.$B264]*100" office:value-type="float" office:value="4.67133800467134" calcext:value-type="float">
            <text:p>4.6713380047</text:p>
          </table:table-cell>
          <table:table-cell table:formula="of:=([.D264]-[.$B264])/[.$B264]*100" office:value-type="float" office:value="-37.8712045378712" calcext:value-type="float">
            <text:p>-37.8712045379</text:p>
          </table:table-cell>
          <table:table-cell table:formula="of:=ABS([.D264]-[.B264])" office:value-type="float" office:value="1.135" calcext:value-type="float">
            <text:p>1.135</text:p>
          </table:table-cell>
          <table:table-cell/>
          <table:table-cell table:formula="of:=ABS(([.C264]-[.$B264])/[.$B264])*100" office:value-type="float" office:value="4.67133800467134" calcext:value-type="float">
            <text:p>4.6713380047</text:p>
          </table:table-cell>
          <table:table-cell table:formula="of:=ABS(([.D264]-[.$B264])/[.$B264])*100" office:value-type="float" office:value="37.8712045378712" calcext:value-type="float">
            <text:p>37.8712045379</text:p>
          </table:table-cell>
          <table:table-cell/>
          <table:table-cell table:formula="of:=[.C264]-[.B264]" office:value-type="float" office:value="-0.14" calcext:value-type="float">
            <text:p>-0.14</text:p>
          </table:table-cell>
          <table:table-cell table:formula="of:=[.D264]-[.B264]" office:value-type="float" office:value="1.135" calcext:value-type="float">
            <text:p>1.135</text:p>
          </table:table-cell>
          <table:table-cell table:number-columns-repeated="4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3.575" calcext:value-type="float">
            <text:p>-3.575</text:p>
          </table:table-cell>
          <table:table-cell office:value-type="float" office:value="-4.58" calcext:value-type="float">
            <text:p>-4.58</text:p>
          </table:table-cell>
          <table:table-cell office:value-type="float" office:value="-2.956" calcext:value-type="float">
            <text:p>-2.956</text:p>
          </table:table-cell>
          <table:table-cell/>
          <table:table-cell table:formula="of:=([.C265]-[.$B265])/[.$B265]*100" office:value-type="float" office:value="28.1118881118881" calcext:value-type="float">
            <text:p>28.1118881119</text:p>
          </table:table-cell>
          <table:table-cell table:formula="of:=([.D265]-[.$B265])/[.$B265]*100" office:value-type="float" office:value="-17.3146853146853" calcext:value-type="float">
            <text:p>-17.3146853147</text:p>
          </table:table-cell>
          <table:table-cell table:formula="of:=ABS([.D265]-[.B265])" office:value-type="float" office:value="0.619" calcext:value-type="float">
            <text:p>0.619</text:p>
          </table:table-cell>
          <table:table-cell/>
          <table:table-cell table:formula="of:=ABS(([.C265]-[.$B265])/[.$B265])*100" office:value-type="float" office:value="28.1118881118881" calcext:value-type="float">
            <text:p>28.1118881119</text:p>
          </table:table-cell>
          <table:table-cell table:formula="of:=ABS(([.D265]-[.$B265])/[.$B265])*100" office:value-type="float" office:value="17.3146853146853" calcext:value-type="float">
            <text:p>17.3146853147</text:p>
          </table:table-cell>
          <table:table-cell/>
          <table:table-cell table:formula="of:=[.C265]-[.B265]" office:value-type="float" office:value="-1.005" calcext:value-type="float">
            <text:p>-1.005</text:p>
          </table:table-cell>
          <table:table-cell table:formula="of:=[.D265]-[.B265]" office:value-type="float" office:value="0.619" calcext:value-type="float">
            <text:p>0.619</text:p>
          </table:table-cell>
          <table:table-cell table:number-columns-repeated="4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2.895" calcext:value-type="float">
            <text:p>-2.895</text:p>
          </table:table-cell>
          <table:table-cell office:value-type="float" office:value="-3.599" calcext:value-type="float">
            <text:p>-3.599</text:p>
          </table:table-cell>
          <table:table-cell office:value-type="float" office:value="-2.347" calcext:value-type="float">
            <text:p>-2.347</text:p>
          </table:table-cell>
          <table:table-cell/>
          <table:table-cell table:formula="of:=([.C266]-[.$B266])/[.$B266]*100" office:value-type="float" office:value="24.3177892918826" calcext:value-type="float">
            <text:p>24.3177892919</text:p>
          </table:table-cell>
          <table:table-cell table:formula="of:=([.D266]-[.$B266])/[.$B266]*100" office:value-type="float" office:value="-18.9291882556131" calcext:value-type="float">
            <text:p>-18.9291882556</text:p>
          </table:table-cell>
          <table:table-cell table:formula="of:=ABS([.D266]-[.B266])" office:value-type="float" office:value="0.548" calcext:value-type="float">
            <text:p>0.548</text:p>
          </table:table-cell>
          <table:table-cell/>
          <table:table-cell table:formula="of:=ABS(([.C266]-[.$B266])/[.$B266])*100" office:value-type="float" office:value="24.3177892918826" calcext:value-type="float">
            <text:p>24.3177892919</text:p>
          </table:table-cell>
          <table:table-cell table:formula="of:=ABS(([.D266]-[.$B266])/[.$B266])*100" office:value-type="float" office:value="18.9291882556131" calcext:value-type="float">
            <text:p>18.9291882556</text:p>
          </table:table-cell>
          <table:table-cell/>
          <table:table-cell table:formula="of:=[.C266]-[.B266]" office:value-type="float" office:value="-0.704" calcext:value-type="float">
            <text:p>-0.704</text:p>
          </table:table-cell>
          <table:table-cell table:formula="of:=[.D266]-[.B266]" office:value-type="float" office:value="0.548" calcext:value-type="float">
            <text:p>0.548</text:p>
          </table:table-cell>
          <table:table-cell table:number-columns-repeated="4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4.848" calcext:value-type="float">
            <text:p>-4.848</text:p>
          </table:table-cell>
          <table:table-cell office:value-type="float" office:value="-5.441" calcext:value-type="float">
            <text:p>-5.441</text:p>
          </table:table-cell>
          <table:table-cell office:value-type="float" office:value="-3.433" calcext:value-type="float">
            <text:p>-3.433</text:p>
          </table:table-cell>
          <table:table-cell/>
          <table:table-cell table:formula="of:=([.C267]-[.$B267])/[.$B267]*100" office:value-type="float" office:value="12.2318481848185" calcext:value-type="float">
            <text:p>12.2318481848</text:p>
          </table:table-cell>
          <table:table-cell table:formula="of:=([.D267]-[.$B267])/[.$B267]*100" office:value-type="float" office:value="-29.1872937293729" calcext:value-type="float">
            <text:p>-29.1872937294</text:p>
          </table:table-cell>
          <table:table-cell table:formula="of:=ABS([.D267]-[.B267])" office:value-type="float" office:value="1.415" calcext:value-type="float">
            <text:p>1.415</text:p>
          </table:table-cell>
          <table:table-cell/>
          <table:table-cell table:formula="of:=ABS(([.C267]-[.$B267])/[.$B267])*100" office:value-type="float" office:value="12.2318481848185" calcext:value-type="float">
            <text:p>12.2318481848</text:p>
          </table:table-cell>
          <table:table-cell table:formula="of:=ABS(([.D267]-[.$B267])/[.$B267])*100" office:value-type="float" office:value="29.1872937293729" calcext:value-type="float">
            <text:p>29.1872937294</text:p>
          </table:table-cell>
          <table:table-cell/>
          <table:table-cell table:formula="of:=[.C267]-[.B267]" office:value-type="float" office:value="-0.593" calcext:value-type="float">
            <text:p>-0.593</text:p>
          </table:table-cell>
          <table:table-cell table:formula="of:=[.D267]-[.B267]" office:value-type="float" office:value="1.415" calcext:value-type="float">
            <text:p>1.415</text:p>
          </table:table-cell>
          <table:table-cell table:number-columns-repeated="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4.138" calcext:value-type="float">
            <text:p>-4.138</text:p>
          </table:table-cell>
          <table:table-cell office:value-type="float" office:value="-4.698" calcext:value-type="float">
            <text:p>-4.698</text:p>
          </table:table-cell>
          <table:table-cell office:value-type="float" office:value="-2.94" calcext:value-type="float">
            <text:p>-2.94</text:p>
          </table:table-cell>
          <table:table-cell/>
          <table:table-cell table:formula="of:=([.C268]-[.$B268])/[.$B268]*100" office:value-type="float" office:value="13.533107781537" calcext:value-type="float">
            <text:p>13.5331077815</text:p>
          </table:table-cell>
          <table:table-cell table:formula="of:=([.D268]-[.$B268])/[.$B268]*100" office:value-type="float" office:value="-28.9511841469309" calcext:value-type="float">
            <text:p>-28.9511841469</text:p>
          </table:table-cell>
          <table:table-cell table:formula="of:=ABS([.D268]-[.B268])" office:value-type="float" office:value="1.198" calcext:value-type="float">
            <text:p>1.198</text:p>
          </table:table-cell>
          <table:table-cell/>
          <table:table-cell table:formula="of:=ABS(([.C268]-[.$B268])/[.$B268])*100" office:value-type="float" office:value="13.533107781537" calcext:value-type="float">
            <text:p>13.5331077815</text:p>
          </table:table-cell>
          <table:table-cell table:formula="of:=ABS(([.D268]-[.$B268])/[.$B268])*100" office:value-type="float" office:value="28.9511841469309" calcext:value-type="float">
            <text:p>28.9511841469</text:p>
          </table:table-cell>
          <table:table-cell/>
          <table:table-cell table:formula="of:=[.C268]-[.B268]" office:value-type="float" office:value="-0.560000000000001" calcext:value-type="float">
            <text:p>-0.56</text:p>
          </table:table-cell>
          <table:table-cell table:formula="of:=[.D268]-[.B268]" office:value-type="float" office:value="1.198" calcext:value-type="float">
            <text:p>1.198</text:p>
          </table:table-cell>
          <table:table-cell table:number-columns-repeated="4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3.712" calcext:value-type="float">
            <text:p>-3.712</text:p>
          </table:table-cell>
          <table:table-cell office:value-type="float" office:value="-4.05" calcext:value-type="float">
            <text:p>-4.05</text:p>
          </table:table-cell>
          <table:table-cell office:value-type="float" office:value="-2.654" calcext:value-type="float">
            <text:p>-2.654</text:p>
          </table:table-cell>
          <table:table-cell/>
          <table:table-cell table:formula="of:=([.C269]-[.$B269])/[.$B269]*100" office:value-type="float" office:value="9.10560344827587" calcext:value-type="float">
            <text:p>9.1056034483</text:p>
          </table:table-cell>
          <table:table-cell table:formula="of:=([.D269]-[.$B269])/[.$B269]*100" office:value-type="float" office:value="-28.5021551724138" calcext:value-type="float">
            <text:p>-28.5021551724</text:p>
          </table:table-cell>
          <table:table-cell table:formula="of:=ABS([.D269]-[.B269])" office:value-type="float" office:value="1.058" calcext:value-type="float">
            <text:p>1.058</text:p>
          </table:table-cell>
          <table:table-cell/>
          <table:table-cell table:formula="of:=ABS(([.C269]-[.$B269])/[.$B269])*100" office:value-type="float" office:value="9.10560344827587" calcext:value-type="float">
            <text:p>9.1056034483</text:p>
          </table:table-cell>
          <table:table-cell table:formula="of:=ABS(([.D269]-[.$B269])/[.$B269])*100" office:value-type="float" office:value="28.5021551724138" calcext:value-type="float">
            <text:p>28.5021551724</text:p>
          </table:table-cell>
          <table:table-cell/>
          <table:table-cell table:formula="of:=[.C269]-[.B269]" office:value-type="float" office:value="-0.338" calcext:value-type="float">
            <text:p>-0.338</text:p>
          </table:table-cell>
          <table:table-cell table:formula="of:=[.D269]-[.B269]" office:value-type="float" office:value="1.058" calcext:value-type="float">
            <text:p>1.058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2.005" calcext:value-type="float">
            <text:p>-2.005</text:p>
          </table:table-cell>
          <table:table-cell office:value-type="float" office:value="-2.151" calcext:value-type="float">
            <text:p>-2.151</text:p>
          </table:table-cell>
          <table:table-cell office:value-type="float" office:value="-1.28" calcext:value-type="float">
            <text:p>-1.28</text:p>
          </table:table-cell>
          <table:table-cell/>
          <table:table-cell table:formula="of:=([.C270]-[.$B270])/[.$B270]*100" office:value-type="float" office:value="7.28179551122194" calcext:value-type="float">
            <text:p>7.2817955112</text:p>
          </table:table-cell>
          <table:table-cell table:formula="of:=([.D270]-[.$B270])/[.$B270]*100" office:value-type="float" office:value="-36.1596009975062" calcext:value-type="float">
            <text:p>-36.1596009975</text:p>
          </table:table-cell>
          <table:table-cell table:formula="of:=ABS([.D270]-[.B270])" office:value-type="float" office:value="0.725" calcext:value-type="float">
            <text:p>0.725</text:p>
          </table:table-cell>
          <table:table-cell/>
          <table:table-cell table:formula="of:=ABS(([.C270]-[.$B270])/[.$B270])*100" office:value-type="float" office:value="7.28179551122194" calcext:value-type="float">
            <text:p>7.2817955112</text:p>
          </table:table-cell>
          <table:table-cell table:formula="of:=ABS(([.D270]-[.$B270])/[.$B270])*100" office:value-type="float" office:value="36.1596009975062" calcext:value-type="float">
            <text:p>36.1596009975</text:p>
          </table:table-cell>
          <table:table-cell/>
          <table:table-cell table:formula="of:=[.C270]-[.B270]" office:value-type="float" office:value="-0.146" calcext:value-type="float">
            <text:p>-0.146</text:p>
          </table:table-cell>
          <table:table-cell table:formula="of:=[.D270]-[.B270]" office:value-type="float" office:value="0.725" calcext:value-type="float">
            <text:p>0.725</text:p>
          </table:table-cell>
          <table:table-cell table:number-columns-repeated="4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1.748" calcext:value-type="float">
            <text:p>-1.748</text:p>
          </table:table-cell>
          <table:table-cell office:value-type="float" office:value="-2.104" calcext:value-type="float">
            <text:p>-2.104</text:p>
          </table:table-cell>
          <table:table-cell office:value-type="float" office:value="-1.34" calcext:value-type="float">
            <text:p>-1.34</text:p>
          </table:table-cell>
          <table:table-cell/>
          <table:table-cell table:formula="of:=([.C271]-[.$B271])/[.$B271]*100" office:value-type="float" office:value="20.3661327231121" calcext:value-type="float">
            <text:p>20.3661327231</text:p>
          </table:table-cell>
          <table:table-cell table:formula="of:=([.D271]-[.$B271])/[.$B271]*100" office:value-type="float" office:value="-23.3409610983982" calcext:value-type="float">
            <text:p>-23.3409610984</text:p>
          </table:table-cell>
          <table:table-cell table:formula="of:=ABS([.D271]-[.B271])" office:value-type="float" office:value="0.408" calcext:value-type="float">
            <text:p>0.408</text:p>
          </table:table-cell>
          <table:table-cell/>
          <table:table-cell table:formula="of:=ABS(([.C271]-[.$B271])/[.$B271])*100" office:value-type="float" office:value="20.3661327231121" calcext:value-type="float">
            <text:p>20.3661327231</text:p>
          </table:table-cell>
          <table:table-cell table:formula="of:=ABS(([.D271]-[.$B271])/[.$B271])*100" office:value-type="float" office:value="23.3409610983982" calcext:value-type="float">
            <text:p>23.3409610984</text:p>
          </table:table-cell>
          <table:table-cell/>
          <table:table-cell table:formula="of:=[.C271]-[.B271]" office:value-type="float" office:value="-0.356" calcext:value-type="float">
            <text:p>-0.356</text:p>
          </table:table-cell>
          <table:table-cell table:formula="of:=[.D271]-[.B271]" office:value-type="float" office:value="0.408" calcext:value-type="float">
            <text:p>0.408</text:p>
          </table:table-cell>
          <table:table-cell table:number-columns-repeated="4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4.264" calcext:value-type="float">
            <text:p>-4.264</text:p>
          </table:table-cell>
          <table:table-cell office:value-type="float" office:value="-4.513" calcext:value-type="float">
            <text:p>-4.513</text:p>
          </table:table-cell>
          <table:table-cell office:value-type="float" office:value="-2.855" calcext:value-type="float">
            <text:p>-2.855</text:p>
          </table:table-cell>
          <table:table-cell/>
          <table:table-cell table:formula="of:=([.C272]-[.$B272])/[.$B272]*100" office:value-type="float" office:value="5.83958724202626" calcext:value-type="float">
            <text:p>5.839587242</text:p>
          </table:table-cell>
          <table:table-cell table:formula="of:=([.D272]-[.$B272])/[.$B272]*100" office:value-type="float" office:value="-33.0440900562852" calcext:value-type="float">
            <text:p>-33.0440900563</text:p>
          </table:table-cell>
          <table:table-cell table:formula="of:=ABS([.D272]-[.B272])" office:value-type="float" office:value="1.409" calcext:value-type="float">
            <text:p>1.409</text:p>
          </table:table-cell>
          <table:table-cell/>
          <table:table-cell table:formula="of:=ABS(([.C272]-[.$B272])/[.$B272])*100" office:value-type="float" office:value="5.83958724202626" calcext:value-type="float">
            <text:p>5.839587242</text:p>
          </table:table-cell>
          <table:table-cell table:formula="of:=ABS(([.D272]-[.$B272])/[.$B272])*100" office:value-type="float" office:value="33.0440900562852" calcext:value-type="float">
            <text:p>33.0440900563</text:p>
          </table:table-cell>
          <table:table-cell/>
          <table:table-cell table:formula="of:=[.C272]-[.B272]" office:value-type="float" office:value="-0.249" calcext:value-type="float">
            <text:p>-0.249</text:p>
          </table:table-cell>
          <table:table-cell table:formula="of:=[.D272]-[.B272]" office:value-type="float" office:value="1.409" calcext:value-type="float">
            <text:p>1.409</text:p>
          </table:table-cell>
          <table:table-cell table:number-columns-repeated="4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2.876" calcext:value-type="float">
            <text:p>-2.876</text:p>
          </table:table-cell>
          <table:table-cell office:value-type="float" office:value="-3.745" calcext:value-type="float">
            <text:p>-3.745</text:p>
          </table:table-cell>
          <table:table-cell office:value-type="float" office:value="-2.577" calcext:value-type="float">
            <text:p>-2.577</text:p>
          </table:table-cell>
          <table:table-cell/>
          <table:table-cell table:formula="of:=([.C273]-[.$B273])/[.$B273]*100" office:value-type="float" office:value="30.2155771905424" calcext:value-type="float">
            <text:p>30.2155771905</text:p>
          </table:table-cell>
          <table:table-cell table:formula="of:=([.D273]-[.$B273])/[.$B273]*100" office:value-type="float" office:value="-10.3963838664812" calcext:value-type="float">
            <text:p>-10.3963838665</text:p>
          </table:table-cell>
          <table:table-cell table:formula="of:=ABS([.D273]-[.B273])" office:value-type="float" office:value="0.299" calcext:value-type="float">
            <text:p>0.299</text:p>
          </table:table-cell>
          <table:table-cell/>
          <table:table-cell table:formula="of:=ABS(([.C273]-[.$B273])/[.$B273])*100" office:value-type="float" office:value="30.2155771905424" calcext:value-type="float">
            <text:p>30.2155771905</text:p>
          </table:table-cell>
          <table:table-cell table:formula="of:=ABS(([.D273]-[.$B273])/[.$B273])*100" office:value-type="float" office:value="10.3963838664812" calcext:value-type="float">
            <text:p>10.3963838665</text:p>
          </table:table-cell>
          <table:table-cell/>
          <table:table-cell table:formula="of:=[.C273]-[.B273]" office:value-type="float" office:value="-0.869" calcext:value-type="float">
            <text:p>-0.869</text:p>
          </table:table-cell>
          <table:table-cell table:formula="of:=[.D273]-[.B273]" office:value-type="float" office:value="0.299" calcext:value-type="float">
            <text:p>0.299</text:p>
          </table:table-cell>
          <table:table-cell table:number-columns-repeated="4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3.535" calcext:value-type="float">
            <text:p>-3.535</text:p>
          </table:table-cell>
          <table:table-cell office:value-type="float" office:value="-4.39" calcext:value-type="float">
            <text:p>-4.39</text:p>
          </table:table-cell>
          <table:table-cell office:value-type="float" office:value="-3.179" calcext:value-type="float">
            <text:p>-3.179</text:p>
          </table:table-cell>
          <table:table-cell/>
          <table:table-cell table:formula="of:=([.C274]-[.$B274])/[.$B274]*100" office:value-type="float" office:value="24.1867043847242" calcext:value-type="float">
            <text:p>24.1867043847</text:p>
          </table:table-cell>
          <table:table-cell table:formula="of:=([.D274]-[.$B274])/[.$B274]*100" office:value-type="float" office:value="-10.0707213578501" calcext:value-type="float">
            <text:p>-10.0707213579</text:p>
          </table:table-cell>
          <table:table-cell table:formula="of:=ABS([.D274]-[.B274])" office:value-type="float" office:value="0.356" calcext:value-type="float">
            <text:p>0.356</text:p>
          </table:table-cell>
          <table:table-cell/>
          <table:table-cell table:formula="of:=ABS(([.C274]-[.$B274])/[.$B274])*100" office:value-type="float" office:value="24.1867043847242" calcext:value-type="float">
            <text:p>24.1867043847</text:p>
          </table:table-cell>
          <table:table-cell table:formula="of:=ABS(([.D274]-[.$B274])/[.$B274])*100" office:value-type="float" office:value="10.0707213578501" calcext:value-type="float">
            <text:p>10.0707213579</text:p>
          </table:table-cell>
          <table:table-cell/>
          <table:table-cell table:formula="of:=[.C274]-[.B274]" office:value-type="float" office:value="-0.855" calcext:value-type="float">
            <text:p>-0.855</text:p>
          </table:table-cell>
          <table:table-cell table:formula="of:=[.D274]-[.B274]" office:value-type="float" office:value="0.356" calcext:value-type="float">
            <text:p>0.356</text:p>
          </table:table-cell>
          <table:table-cell table:number-columns-repeated="4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3.331" calcext:value-type="float">
            <text:p>-3.331</text:p>
          </table:table-cell>
          <table:table-cell office:value-type="float" office:value="-4.175" calcext:value-type="float">
            <text:p>-4.175</text:p>
          </table:table-cell>
          <table:table-cell office:value-type="float" office:value="-2.999" calcext:value-type="float">
            <text:p>-2.999</text:p>
          </table:table-cell>
          <table:table-cell/>
          <table:table-cell table:formula="of:=([.C275]-[.$B275])/[.$B275]*100" office:value-type="float" office:value="25.3377364154908" calcext:value-type="float">
            <text:p>25.3377364155</text:p>
          </table:table-cell>
          <table:table-cell table:formula="of:=([.D275]-[.$B275])/[.$B275]*100" office:value-type="float" office:value="-9.96697688381867" calcext:value-type="float">
            <text:p>-9.9669768838</text:p>
          </table:table-cell>
          <table:table-cell table:formula="of:=ABS([.D275]-[.B275])" office:value-type="float" office:value="0.332" calcext:value-type="float">
            <text:p>0.332</text:p>
          </table:table-cell>
          <table:table-cell/>
          <table:table-cell table:formula="of:=ABS(([.C275]-[.$B275])/[.$B275])*100" office:value-type="float" office:value="25.3377364154908" calcext:value-type="float">
            <text:p>25.3377364155</text:p>
          </table:table-cell>
          <table:table-cell table:formula="of:=ABS(([.D275]-[.$B275])/[.$B275])*100" office:value-type="float" office:value="9.96697688381867" calcext:value-type="float">
            <text:p>9.9669768838</text:p>
          </table:table-cell>
          <table:table-cell/>
          <table:table-cell table:formula="of:=[.C275]-[.B275]" office:value-type="float" office:value="-0.844" calcext:value-type="float">
            <text:p>-0.844</text:p>
          </table:table-cell>
          <table:table-cell table:formula="of:=[.D275]-[.B275]" office:value-type="float" office:value="0.332" calcext:value-type="float">
            <text:p>0.332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2.867" calcext:value-type="float">
            <text:p>-2.867</text:p>
          </table:table-cell>
          <table:table-cell office:value-type="float" office:value="-3.463" calcext:value-type="float">
            <text:p>-3.463</text:p>
          </table:table-cell>
          <table:table-cell office:value-type="float" office:value="-2.648" calcext:value-type="float">
            <text:p>-2.648</text:p>
          </table:table-cell>
          <table:table-cell/>
          <table:table-cell table:formula="of:=([.C276]-[.$B276])/[.$B276]*100" office:value-type="float" office:value="20.7882804325078" calcext:value-type="float">
            <text:p>20.7882804325</text:p>
          </table:table-cell>
          <table:table-cell table:formula="of:=([.D276]-[.$B276])/[.$B276]*100" office:value-type="float" office:value="-7.63864666899197" calcext:value-type="float">
            <text:p>-7.638646669</text:p>
          </table:table-cell>
          <table:table-cell table:formula="of:=ABS([.D276]-[.B276])" office:value-type="float" office:value="0.219" calcext:value-type="float">
            <text:p>0.219</text:p>
          </table:table-cell>
          <table:table-cell/>
          <table:table-cell table:formula="of:=ABS(([.C276]-[.$B276])/[.$B276])*100" office:value-type="float" office:value="20.7882804325078" calcext:value-type="float">
            <text:p>20.7882804325</text:p>
          </table:table-cell>
          <table:table-cell table:formula="of:=ABS(([.D276]-[.$B276])/[.$B276])*100" office:value-type="float" office:value="7.63864666899197" calcext:value-type="float">
            <text:p>7.638646669</text:p>
          </table:table-cell>
          <table:table-cell/>
          <table:table-cell table:formula="of:=[.C276]-[.B276]" office:value-type="float" office:value="-0.596" calcext:value-type="float">
            <text:p>-0.596</text:p>
          </table:table-cell>
          <table:table-cell table:formula="of:=[.D276]-[.B276]" office:value-type="float" office:value="0.219" calcext:value-type="float">
            <text:p>0.219</text:p>
          </table:table-cell>
          <table:table-cell table:number-columns-repeated="4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661" calcext:value-type="float">
            <text:p>-1.661</text:p>
          </table:table-cell>
          <table:table-cell office:value-type="float" office:value="-1.34" calcext:value-type="float">
            <text:p>-1.34</text:p>
          </table:table-cell>
          <table:table-cell/>
          <table:table-cell table:formula="of:=([.C277]-[.$B277])/[.$B277]*100" office:value-type="float" office:value="8.98950131233596" calcext:value-type="float">
            <text:p>8.9895013123</text:p>
          </table:table-cell>
          <table:table-cell table:formula="of:=([.D277]-[.$B277])/[.$B277]*100" office:value-type="float" office:value="-12.0734908136483" calcext:value-type="float">
            <text:p>-12.0734908136</text:p>
          </table:table-cell>
          <table:table-cell table:formula="of:=ABS([.D277]-[.B277])" office:value-type="float" office:value="0.184" calcext:value-type="float">
            <text:p>0.184</text:p>
          </table:table-cell>
          <table:table-cell/>
          <table:table-cell table:formula="of:=ABS(([.C277]-[.$B277])/[.$B277])*100" office:value-type="float" office:value="8.98950131233596" calcext:value-type="float">
            <text:p>8.9895013123</text:p>
          </table:table-cell>
          <table:table-cell table:formula="of:=ABS(([.D277]-[.$B277])/[.$B277])*100" office:value-type="float" office:value="12.0734908136483" calcext:value-type="float">
            <text:p>12.0734908136</text:p>
          </table:table-cell>
          <table:table-cell/>
          <table:table-cell table:formula="of:=[.C277]-[.B277]" office:value-type="float" office:value="-0.137" calcext:value-type="float">
            <text:p>-0.137</text:p>
          </table:table-cell>
          <table:table-cell table:formula="of:=[.D277]-[.B277]" office:value-type="float" office:value="0.184" calcext:value-type="float">
            <text:p>0.184</text:p>
          </table:table-cell>
          <table:table-cell table:number-columns-repeated="4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4.707" calcext:value-type="float">
            <text:p>-4.707</text:p>
          </table:table-cell>
          <table:table-cell office:value-type="float" office:value="-5.25" calcext:value-type="float">
            <text:p>-5.25</text:p>
          </table:table-cell>
          <table:table-cell office:value-type="float" office:value="-4.146" calcext:value-type="float">
            <text:p>-4.146</text:p>
          </table:table-cell>
          <table:table-cell/>
          <table:table-cell table:formula="of:=([.C278]-[.$B278])/[.$B278]*100" office:value-type="float" office:value="11.5360101975781" calcext:value-type="float">
            <text:p>11.5360101976</text:p>
          </table:table-cell>
          <table:table-cell table:formula="of:=([.D278]-[.$B278])/[.$B278]*100" office:value-type="float" office:value="-11.9184193753983" calcext:value-type="float">
            <text:p>-11.9184193754</text:p>
          </table:table-cell>
          <table:table-cell table:formula="of:=ABS([.D278]-[.B278])" office:value-type="float" office:value="0.561" calcext:value-type="float">
            <text:p>0.561</text:p>
          </table:table-cell>
          <table:table-cell/>
          <table:table-cell table:formula="of:=ABS(([.C278]-[.$B278])/[.$B278])*100" office:value-type="float" office:value="11.5360101975781" calcext:value-type="float">
            <text:p>11.5360101976</text:p>
          </table:table-cell>
          <table:table-cell table:formula="of:=ABS(([.D278]-[.$B278])/[.$B278])*100" office:value-type="float" office:value="11.9184193753983" calcext:value-type="float">
            <text:p>11.9184193754</text:p>
          </table:table-cell>
          <table:table-cell/>
          <table:table-cell table:formula="of:=[.C278]-[.B278]" office:value-type="float" office:value="-0.543" calcext:value-type="float">
            <text:p>-0.543</text:p>
          </table:table-cell>
          <table:table-cell table:formula="of:=[.D278]-[.B278]" office:value-type="float" office:value="0.561" calcext:value-type="float">
            <text:p>0.561</text:p>
          </table:table-cell>
          <table:table-cell table:number-columns-repeated="4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4.361" calcext:value-type="float">
            <text:p>-4.361</text:p>
          </table:table-cell>
          <table:table-cell office:value-type="float" office:value="-4.722" calcext:value-type="float">
            <text:p>-4.722</text:p>
          </table:table-cell>
          <table:table-cell office:value-type="float" office:value="-3.752" calcext:value-type="float">
            <text:p>-3.752</text:p>
          </table:table-cell>
          <table:table-cell/>
          <table:table-cell table:formula="of:=([.C279]-[.$B279])/[.$B279]*100" office:value-type="float" office:value="8.27791790873652" calcext:value-type="float">
            <text:p>8.2779179087</text:p>
          </table:table-cell>
          <table:table-cell table:formula="of:=([.D279]-[.$B279])/[.$B279]*100" office:value-type="float" office:value="-13.9646869983949" calcext:value-type="float">
            <text:p>-13.9646869984</text:p>
          </table:table-cell>
          <table:table-cell table:formula="of:=ABS([.D279]-[.B279])" office:value-type="float" office:value="0.609" calcext:value-type="float">
            <text:p>0.609</text:p>
          </table:table-cell>
          <table:table-cell/>
          <table:table-cell table:formula="of:=ABS(([.C279]-[.$B279])/[.$B279])*100" office:value-type="float" office:value="8.27791790873652" calcext:value-type="float">
            <text:p>8.2779179087</text:p>
          </table:table-cell>
          <table:table-cell table:formula="of:=ABS(([.D279]-[.$B279])/[.$B279])*100" office:value-type="float" office:value="13.9646869983949" calcext:value-type="float">
            <text:p>13.9646869984</text:p>
          </table:table-cell>
          <table:table-cell/>
          <table:table-cell table:formula="of:=[.C279]-[.B279]" office:value-type="float" office:value="-0.361" calcext:value-type="float">
            <text:p>-0.361</text:p>
          </table:table-cell>
          <table:table-cell table:formula="of:=[.D279]-[.B279]" office:value-type="float" office:value="0.609" calcext:value-type="float">
            <text:p>0.609</text:p>
          </table:table-cell>
          <table:table-cell table:number-columns-repeated="4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3.277" calcext:value-type="float">
            <text:p>-3.277</text:p>
          </table:table-cell>
          <table:table-cell office:value-type="float" office:value="-3.567" calcext:value-type="float">
            <text:p>-3.567</text:p>
          </table:table-cell>
          <table:table-cell office:value-type="float" office:value="-2.88" calcext:value-type="float">
            <text:p>-2.88</text:p>
          </table:table-cell>
          <table:table-cell/>
          <table:table-cell table:formula="of:=([.C280]-[.$B280])/[.$B280]*100" office:value-type="float" office:value="8.8495575221239" calcext:value-type="float">
            <text:p>8.8495575221</text:p>
          </table:table-cell>
          <table:table-cell table:formula="of:=([.D280]-[.$B280])/[.$B280]*100" office:value-type="float" office:value="-12.1147390906317" calcext:value-type="float">
            <text:p>-12.1147390906</text:p>
          </table:table-cell>
          <table:table-cell table:formula="of:=ABS([.D280]-[.B280])" office:value-type="float" office:value="0.397" calcext:value-type="float">
            <text:p>0.397</text:p>
          </table:table-cell>
          <table:table-cell/>
          <table:table-cell table:formula="of:=ABS(([.C280]-[.$B280])/[.$B280])*100" office:value-type="float" office:value="8.8495575221239" calcext:value-type="float">
            <text:p>8.8495575221</text:p>
          </table:table-cell>
          <table:table-cell table:formula="of:=ABS(([.D280]-[.$B280])/[.$B280])*100" office:value-type="float" office:value="12.1147390906317" calcext:value-type="float">
            <text:p>12.1147390906</text:p>
          </table:table-cell>
          <table:table-cell/>
          <table:table-cell table:formula="of:=[.C280]-[.B280]" office:value-type="float" office:value="-0.29" calcext:value-type="float">
            <text:p>-0.29</text:p>
          </table:table-cell>
          <table:table-cell table:formula="of:=[.D280]-[.B280]" office:value-type="float" office:value="0.397" calcext:value-type="float">
            <text:p>0.397</text:p>
          </table:table-cell>
          <table:table-cell table:number-columns-repeated="4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4.188" calcext:value-type="float">
            <text:p>-4.188</text:p>
          </table:table-cell>
          <table:table-cell office:value-type="float" office:value="-4.762" calcext:value-type="float">
            <text:p>-4.762</text:p>
          </table:table-cell>
          <table:table-cell office:value-type="float" office:value="-3.634" calcext:value-type="float">
            <text:p>-3.634</text:p>
          </table:table-cell>
          <table:table-cell/>
          <table:table-cell table:formula="of:=([.C281]-[.$B281])/[.$B281]*100" office:value-type="float" office:value="13.7058261700096" calcext:value-type="float">
            <text:p>13.70582617</text:p>
          </table:table-cell>
          <table:table-cell table:formula="of:=([.D281]-[.$B281])/[.$B281]*100" office:value-type="float" office:value="-13.2282712511939" calcext:value-type="float">
            <text:p>-13.2282712512</text:p>
          </table:table-cell>
          <table:table-cell table:formula="of:=ABS([.D281]-[.B281])" office:value-type="float" office:value="0.554" calcext:value-type="float">
            <text:p>0.554</text:p>
          </table:table-cell>
          <table:table-cell/>
          <table:table-cell table:formula="of:=ABS(([.C281]-[.$B281])/[.$B281])*100" office:value-type="float" office:value="13.7058261700096" calcext:value-type="float">
            <text:p>13.70582617</text:p>
          </table:table-cell>
          <table:table-cell table:formula="of:=ABS(([.D281]-[.$B281])/[.$B281])*100" office:value-type="float" office:value="13.2282712511939" calcext:value-type="float">
            <text:p>13.2282712512</text:p>
          </table:table-cell>
          <table:table-cell/>
          <table:table-cell table:formula="of:=[.C281]-[.B281]" office:value-type="float" office:value="-0.574000000000001" calcext:value-type="float">
            <text:p>-0.574</text:p>
          </table:table-cell>
          <table:table-cell table:formula="of:=[.D281]-[.B281]" office:value-type="float" office:value="0.554" calcext:value-type="float">
            <text:p>0.554</text:p>
          </table:table-cell>
          <table:table-cell table:number-columns-repeated="4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3.231" calcext:value-type="float">
            <text:p>-3.231</text:p>
          </table:table-cell>
          <table:table-cell office:value-type="float" office:value="-3.843" calcext:value-type="float">
            <text:p>-3.843</text:p>
          </table:table-cell>
          <table:table-cell office:value-type="float" office:value="-2.74" calcext:value-type="float">
            <text:p>-2.74</text:p>
          </table:table-cell>
          <table:table-cell/>
          <table:table-cell table:formula="of:=([.C282]-[.$B282])/[.$B282]*100" office:value-type="float" office:value="18.941504178273" calcext:value-type="float">
            <text:p>18.9415041783</text:p>
          </table:table-cell>
          <table:table-cell table:formula="of:=([.D282]-[.$B282])/[.$B282]*100" office:value-type="float" office:value="-15.1965335809347" calcext:value-type="float">
            <text:p>-15.1965335809</text:p>
          </table:table-cell>
          <table:table-cell table:formula="of:=ABS([.D282]-[.B282])" office:value-type="float" office:value="0.491" calcext:value-type="float">
            <text:p>0.491</text:p>
          </table:table-cell>
          <table:table-cell/>
          <table:table-cell table:formula="of:=ABS(([.C282]-[.$B282])/[.$B282])*100" office:value-type="float" office:value="18.941504178273" calcext:value-type="float">
            <text:p>18.9415041783</text:p>
          </table:table-cell>
          <table:table-cell table:formula="of:=ABS(([.D282]-[.$B282])/[.$B282])*100" office:value-type="float" office:value="15.1965335809347" calcext:value-type="float">
            <text:p>15.1965335809</text:p>
          </table:table-cell>
          <table:table-cell/>
          <table:table-cell table:formula="of:=[.C282]-[.B282]" office:value-type="float" office:value="-0.612" calcext:value-type="float">
            <text:p>-0.612</text:p>
          </table:table-cell>
          <table:table-cell table:formula="of:=[.D282]-[.B282]" office:value-type="float" office:value="0.491" calcext:value-type="float">
            <text:p>0.491</text:p>
          </table:table-cell>
          <table:table-cell table:number-columns-repeated="4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5.282" calcext:value-type="float">
            <text:p>-5.282</text:p>
          </table:table-cell>
          <table:table-cell office:value-type="float" office:value="-6.199" calcext:value-type="float">
            <text:p>-6.199</text:p>
          </table:table-cell>
          <table:table-cell office:value-type="float" office:value="-4.674" calcext:value-type="float">
            <text:p>-4.674</text:p>
          </table:table-cell>
          <table:table-cell/>
          <table:table-cell table:formula="of:=([.C283]-[.$B283])/[.$B283]*100" office:value-type="float" office:value="17.3608481635744" calcext:value-type="float">
            <text:p>17.3608481636</text:p>
          </table:table-cell>
          <table:table-cell table:formula="of:=([.D283]-[.$B283])/[.$B283]*100" office:value-type="float" office:value="-11.5107913669065" calcext:value-type="float">
            <text:p>-11.5107913669</text:p>
          </table:table-cell>
          <table:table-cell table:formula="of:=ABS([.D283]-[.B283])" office:value-type="float" office:value="0.608" calcext:value-type="float">
            <text:p>0.608</text:p>
          </table:table-cell>
          <table:table-cell/>
          <table:table-cell table:formula="of:=ABS(([.C283]-[.$B283])/[.$B283])*100" office:value-type="float" office:value="17.3608481635744" calcext:value-type="float">
            <text:p>17.3608481636</text:p>
          </table:table-cell>
          <table:table-cell table:formula="of:=ABS(([.D283]-[.$B283])/[.$B283])*100" office:value-type="float" office:value="11.5107913669065" calcext:value-type="float">
            <text:p>11.5107913669</text:p>
          </table:table-cell>
          <table:table-cell/>
          <table:table-cell table:formula="of:=[.C283]-[.B283]" office:value-type="float" office:value="-0.917" calcext:value-type="float">
            <text:p>-0.917</text:p>
          </table:table-cell>
          <table:table-cell table:formula="of:=[.D283]-[.B283]" office:value-type="float" office:value="0.608" calcext:value-type="float">
            <text:p>0.608</text:p>
          </table:table-cell>
          <table:table-cell table:number-columns-repeated="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4.146" calcext:value-type="float">
            <text:p>-4.146</text:p>
          </table:table-cell>
          <table:table-cell office:value-type="float" office:value="-4.367" calcext:value-type="float">
            <text:p>-4.367</text:p>
          </table:table-cell>
          <table:table-cell office:value-type="float" office:value="-3.576" calcext:value-type="float">
            <text:p>-3.576</text:p>
          </table:table-cell>
          <table:table-cell/>
          <table:table-cell table:formula="of:=([.C284]-[.$B284])/[.$B284]*100" office:value-type="float" office:value="5.33043897732755" calcext:value-type="float">
            <text:p>5.3304389773</text:p>
          </table:table-cell>
          <table:table-cell table:formula="of:=([.D284]-[.$B284])/[.$B284]*100" office:value-type="float" office:value="-13.7481910274964" calcext:value-type="float">
            <text:p>-13.7481910275</text:p>
          </table:table-cell>
          <table:table-cell table:formula="of:=ABS([.D284]-[.B284])" office:value-type="float" office:value="0.57" calcext:value-type="float">
            <text:p>0.57</text:p>
          </table:table-cell>
          <table:table-cell/>
          <table:table-cell table:formula="of:=ABS(([.C284]-[.$B284])/[.$B284])*100" office:value-type="float" office:value="5.33043897732755" calcext:value-type="float">
            <text:p>5.3304389773</text:p>
          </table:table-cell>
          <table:table-cell table:formula="of:=ABS(([.D284]-[.$B284])/[.$B284])*100" office:value-type="float" office:value="13.7481910274964" calcext:value-type="float">
            <text:p>13.7481910275</text:p>
          </table:table-cell>
          <table:table-cell/>
          <table:table-cell table:formula="of:=[.C284]-[.B284]" office:value-type="float" office:value="-0.221" calcext:value-type="float">
            <text:p>-0.221</text:p>
          </table:table-cell>
          <table:table-cell table:formula="of:=[.D284]-[.B284]" office:value-type="float" office:value="0.57" calcext:value-type="float">
            <text:p>0.57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2.85" calcext:value-type="float">
            <text:p>-2.85</text:p>
          </table:table-cell>
          <table:table-cell office:value-type="float" office:value="-2.873" calcext:value-type="float">
            <text:p>-2.873</text:p>
          </table:table-cell>
          <table:table-cell office:value-type="float" office:value="-2.553" calcext:value-type="float">
            <text:p>-2.553</text:p>
          </table:table-cell>
          <table:table-cell/>
          <table:table-cell table:formula="of:=([.C285]-[.$B285])/[.$B285]*100" office:value-type="float" office:value="0.807017543859654" calcext:value-type="float">
            <text:p>0.8070175439</text:p>
          </table:table-cell>
          <table:table-cell table:formula="of:=([.D285]-[.$B285])/[.$B285]*100" office:value-type="float" office:value="-10.421052631579" calcext:value-type="float">
            <text:p>-10.4210526316</text:p>
          </table:table-cell>
          <table:table-cell table:formula="of:=ABS([.D285]-[.B285])" office:value-type="float" office:value="0.297" calcext:value-type="float">
            <text:p>0.297</text:p>
          </table:table-cell>
          <table:table-cell/>
          <table:table-cell table:formula="of:=ABS(([.C285]-[.$B285])/[.$B285])*100" office:value-type="float" office:value="0.807017543859654" calcext:value-type="float">
            <text:p>0.8070175439</text:p>
          </table:table-cell>
          <table:table-cell table:formula="of:=ABS(([.D285]-[.$B285])/[.$B285])*100" office:value-type="float" office:value="10.421052631579" calcext:value-type="float">
            <text:p>10.4210526316</text:p>
          </table:table-cell>
          <table:table-cell/>
          <table:table-cell table:formula="of:=[.C285]-[.B285]" office:value-type="float" office:value="-0.0230000000000001" calcext:value-type="float">
            <text:p>-0.023</text:p>
          </table:table-cell>
          <table:table-cell table:formula="of:=[.D285]-[.B285]" office:value-type="float" office:value="0.297" calcext:value-type="float">
            <text:p>0.297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4.868" calcext:value-type="float">
            <text:p>-4.868</text:p>
          </table:table-cell>
          <table:table-cell office:value-type="float" office:value="-5.029" calcext:value-type="float">
            <text:p>-5.029</text:p>
          </table:table-cell>
          <table:table-cell office:value-type="float" office:value="-4.264" calcext:value-type="float">
            <text:p>-4.264</text:p>
          </table:table-cell>
          <table:table-cell/>
          <table:table-cell table:formula="of:=([.C286]-[.$B286])/[.$B286]*100" office:value-type="float" office:value="3.30731306491371" calcext:value-type="float">
            <text:p>3.3073130649</text:p>
          </table:table-cell>
          <table:table-cell table:formula="of:=([.D286]-[.$B286])/[.$B286]*100" office:value-type="float" office:value="-12.4075595727198" calcext:value-type="float">
            <text:p>-12.4075595727</text:p>
          </table:table-cell>
          <table:table-cell table:formula="of:=ABS([.D286]-[.B286])" office:value-type="float" office:value="0.604" calcext:value-type="float">
            <text:p>0.604</text:p>
          </table:table-cell>
          <table:table-cell/>
          <table:table-cell table:formula="of:=ABS(([.C286]-[.$B286])/[.$B286])*100" office:value-type="float" office:value="3.30731306491371" calcext:value-type="float">
            <text:p>3.3073130649</text:p>
          </table:table-cell>
          <table:table-cell table:formula="of:=ABS(([.D286]-[.$B286])/[.$B286])*100" office:value-type="float" office:value="12.4075595727198" calcext:value-type="float">
            <text:p>12.4075595727</text:p>
          </table:table-cell>
          <table:table-cell/>
          <table:table-cell table:formula="of:=[.C286]-[.B286]" office:value-type="float" office:value="-0.161" calcext:value-type="float">
            <text:p>-0.161</text:p>
          </table:table-cell>
          <table:table-cell table:formula="of:=[.D286]-[.B286]" office:value-type="float" office:value="0.604" calcext:value-type="float">
            <text:p>0.604</text:p>
          </table:table-cell>
          <table:table-cell table:number-columns-repeated="4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2.912" calcext:value-type="float">
            <text:p>-2.912</text:p>
          </table:table-cell>
          <table:table-cell office:value-type="float" office:value="-3.029" calcext:value-type="float">
            <text:p>-3.029</text:p>
          </table:table-cell>
          <table:table-cell office:value-type="float" office:value="-1.865" calcext:value-type="float">
            <text:p>-1.865</text:p>
          </table:table-cell>
          <table:table-cell/>
          <table:table-cell table:formula="of:=([.C287]-[.$B287])/[.$B287]*100" office:value-type="float" office:value="4.01785714285714" calcext:value-type="float">
            <text:p>4.0178571429</text:p>
          </table:table-cell>
          <table:table-cell table:formula="of:=([.D287]-[.$B287])/[.$B287]*100" office:value-type="float" office:value="-35.9546703296703" calcext:value-type="float">
            <text:p>-35.9546703297</text:p>
          </table:table-cell>
          <table:table-cell table:formula="of:=ABS([.D287]-[.B287])" office:value-type="float" office:value="1.047" calcext:value-type="float">
            <text:p>1.047</text:p>
          </table:table-cell>
          <table:table-cell/>
          <table:table-cell table:formula="of:=ABS(([.C287]-[.$B287])/[.$B287])*100" office:value-type="float" office:value="4.01785714285714" calcext:value-type="float">
            <text:p>4.0178571429</text:p>
          </table:table-cell>
          <table:table-cell table:formula="of:=ABS(([.D287]-[.$B287])/[.$B287])*100" office:value-type="float" office:value="35.9546703296703" calcext:value-type="float">
            <text:p>35.9546703297</text:p>
          </table:table-cell>
          <table:table-cell/>
          <table:table-cell table:formula="of:=[.C287]-[.B287]" office:value-type="float" office:value="-0.117" calcext:value-type="float">
            <text:p>-0.117</text:p>
          </table:table-cell>
          <table:table-cell table:formula="of:=[.D287]-[.B287]" office:value-type="float" office:value="1.047" calcext:value-type="float">
            <text:p>1.047</text:p>
          </table:table-cell>
          <table:table-cell table:number-columns-repeated="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3.534" calcext:value-type="float">
            <text:p>-3.534</text:p>
          </table:table-cell>
          <table:table-cell office:value-type="float" office:value="-3.657" calcext:value-type="float">
            <text:p>-3.657</text:p>
          </table:table-cell>
          <table:table-cell office:value-type="float" office:value="-2.319" calcext:value-type="float">
            <text:p>-2.319</text:p>
          </table:table-cell>
          <table:table-cell/>
          <table:table-cell table:formula="of:=([.C288]-[.$B288])/[.$B288]*100" office:value-type="float" office:value="3.4804753820034" calcext:value-type="float">
            <text:p>3.480475382</text:p>
          </table:table-cell>
          <table:table-cell table:formula="of:=([.D288]-[.$B288])/[.$B288]*100" office:value-type="float" office:value="-34.3803056027165" calcext:value-type="float">
            <text:p>-34.3803056027</text:p>
          </table:table-cell>
          <table:table-cell table:formula="of:=ABS([.D288]-[.B288])" office:value-type="float" office:value="1.215" calcext:value-type="float">
            <text:p>1.215</text:p>
          </table:table-cell>
          <table:table-cell/>
          <table:table-cell table:formula="of:=ABS(([.C288]-[.$B288])/[.$B288])*100" office:value-type="float" office:value="3.4804753820034" calcext:value-type="float">
            <text:p>3.480475382</text:p>
          </table:table-cell>
          <table:table-cell table:formula="of:=ABS(([.D288]-[.$B288])/[.$B288])*100" office:value-type="float" office:value="34.3803056027165" calcext:value-type="float">
            <text:p>34.3803056027</text:p>
          </table:table-cell>
          <table:table-cell/>
          <table:table-cell table:formula="of:=[.C288]-[.B288]" office:value-type="float" office:value="-0.123" calcext:value-type="float">
            <text:p>-0.123</text:p>
          </table:table-cell>
          <table:table-cell table:formula="of:=[.D288]-[.B288]" office:value-type="float" office:value="1.215" calcext:value-type="float">
            <text:p>1.215</text:p>
          </table:table-cell>
          <table:table-cell table:number-columns-repeated="4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3.801" calcext:value-type="float">
            <text:p>-3.801</text:p>
          </table:table-cell>
          <table:table-cell office:value-type="float" office:value="-4.556" calcext:value-type="float">
            <text:p>-4.556</text:p>
          </table:table-cell>
          <table:table-cell office:value-type="float" office:value="-3.211" calcext:value-type="float">
            <text:p>-3.211</text:p>
          </table:table-cell>
          <table:table-cell/>
          <table:table-cell table:formula="of:=([.C289]-[.$B289])/[.$B289]*100" office:value-type="float" office:value="19.8631938963431" calcext:value-type="float">
            <text:p>19.8631938963</text:p>
          </table:table-cell>
          <table:table-cell table:formula="of:=([.D289]-[.$B289])/[.$B289]*100" office:value-type="float" office:value="-15.5222309918443" calcext:value-type="float">
            <text:p>-15.5222309918</text:p>
          </table:table-cell>
          <table:table-cell table:formula="of:=ABS([.D289]-[.B289])" office:value-type="float" office:value="0.59" calcext:value-type="float">
            <text:p>0.59</text:p>
          </table:table-cell>
          <table:table-cell/>
          <table:table-cell table:formula="of:=ABS(([.C289]-[.$B289])/[.$B289])*100" office:value-type="float" office:value="19.8631938963431" calcext:value-type="float">
            <text:p>19.8631938963</text:p>
          </table:table-cell>
          <table:table-cell table:formula="of:=ABS(([.D289]-[.$B289])/[.$B289])*100" office:value-type="float" office:value="15.5222309918443" calcext:value-type="float">
            <text:p>15.5222309918</text:p>
          </table:table-cell>
          <table:table-cell/>
          <table:table-cell table:formula="of:=[.C289]-[.B289]" office:value-type="float" office:value="-0.755" calcext:value-type="float">
            <text:p>-0.755</text:p>
          </table:table-cell>
          <table:table-cell table:formula="of:=[.D289]-[.B289]" office:value-type="float" office:value="0.59" calcext:value-type="float">
            <text:p>0.59</text:p>
          </table:table-cell>
          <table:table-cell table:number-columns-repeated="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2.999" calcext:value-type="float">
            <text:p>-2.999</text:p>
          </table:table-cell>
          <table:table-cell office:value-type="float" office:value="-3.168" calcext:value-type="float">
            <text:p>-3.168</text:p>
          </table:table-cell>
          <table:table-cell office:value-type="float" office:value="-2.257" calcext:value-type="float">
            <text:p>-2.257</text:p>
          </table:table-cell>
          <table:table-cell/>
          <table:table-cell table:formula="of:=([.C290]-[.$B290])/[.$B290]*100" office:value-type="float" office:value="5.63521173724575" calcext:value-type="float">
            <text:p>5.6352117372</text:p>
          </table:table-cell>
          <table:table-cell table:formula="of:=([.D290]-[.$B290])/[.$B290]*100" office:value-type="float" office:value="-24.7415805268423" calcext:value-type="float">
            <text:p>-24.7415805268</text:p>
          </table:table-cell>
          <table:table-cell table:formula="of:=ABS([.D290]-[.B290])" office:value-type="float" office:value="0.742" calcext:value-type="float">
            <text:p>0.742</text:p>
          </table:table-cell>
          <table:table-cell/>
          <table:table-cell table:formula="of:=ABS(([.C290]-[.$B290])/[.$B290])*100" office:value-type="float" office:value="5.63521173724575" calcext:value-type="float">
            <text:p>5.6352117372</text:p>
          </table:table-cell>
          <table:table-cell table:formula="of:=ABS(([.D290]-[.$B290])/[.$B290])*100" office:value-type="float" office:value="24.7415805268423" calcext:value-type="float">
            <text:p>24.7415805268</text:p>
          </table:table-cell>
          <table:table-cell/>
          <table:table-cell table:formula="of:=[.C290]-[.B290]" office:value-type="float" office:value="-0.169" calcext:value-type="float">
            <text:p>-0.169</text:p>
          </table:table-cell>
          <table:table-cell table:formula="of:=[.D290]-[.B290]" office:value-type="float" office:value="0.742" calcext:value-type="float">
            <text:p>0.742</text:p>
          </table:table-cell>
          <table:table-cell table:number-columns-repeated="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3.991" calcext:value-type="float">
            <text:p>-3.991</text:p>
          </table:table-cell>
          <table:table-cell office:value-type="float" office:value="-4.207" calcext:value-type="float">
            <text:p>-4.207</text:p>
          </table:table-cell>
          <table:table-cell office:value-type="float" office:value="-3.675" calcext:value-type="float">
            <text:p>-3.675</text:p>
          </table:table-cell>
          <table:table-cell/>
          <table:table-cell table:formula="of:=([.C291]-[.$B291])/[.$B291]*100" office:value-type="float" office:value="5.41217739914808" calcext:value-type="float">
            <text:p>5.4121773991</text:p>
          </table:table-cell>
          <table:table-cell table:formula="of:=([.D291]-[.$B291])/[.$B291]*100" office:value-type="float" office:value="-7.91781508393887" calcext:value-type="float">
            <text:p>-7.9178150839</text:p>
          </table:table-cell>
          <table:table-cell table:formula="of:=ABS([.D291]-[.B291])" office:value-type="float" office:value="0.316" calcext:value-type="float">
            <text:p>0.316</text:p>
          </table:table-cell>
          <table:table-cell/>
          <table:table-cell table:formula="of:=ABS(([.C291]-[.$B291])/[.$B291])*100" office:value-type="float" office:value="5.41217739914808" calcext:value-type="float">
            <text:p>5.4121773991</text:p>
          </table:table-cell>
          <table:table-cell table:formula="of:=ABS(([.D291]-[.$B291])/[.$B291])*100" office:value-type="float" office:value="7.91781508393887" calcext:value-type="float">
            <text:p>7.9178150839</text:p>
          </table:table-cell>
          <table:table-cell/>
          <table:table-cell table:formula="of:=[.C291]-[.B291]" office:value-type="float" office:value="-0.216" calcext:value-type="float">
            <text:p>-0.216</text:p>
          </table:table-cell>
          <table:table-cell table:formula="of:=[.D291]-[.B291]" office:value-type="float" office:value="0.316" calcext:value-type="float">
            <text:p>0.316</text:p>
          </table:table-cell>
          <table:table-cell table:number-columns-repeated="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3.968" calcext:value-type="float">
            <text:p>-3.968</text:p>
          </table:table-cell>
          <table:table-cell office:value-type="float" office:value="-4.552" calcext:value-type="float">
            <text:p>-4.552</text:p>
          </table:table-cell>
          <table:table-cell office:value-type="float" office:value="-3.42" calcext:value-type="float">
            <text:p>-3.42</text:p>
          </table:table-cell>
          <table:table-cell/>
          <table:table-cell table:formula="of:=([.C292]-[.$B292])/[.$B292]*100" office:value-type="float" office:value="14.7177419354839" calcext:value-type="float">
            <text:p>14.7177419355</text:p>
          </table:table-cell>
          <table:table-cell table:formula="of:=([.D292]-[.$B292])/[.$B292]*100" office:value-type="float" office:value="-13.8104838709677" calcext:value-type="float">
            <text:p>-13.810483871</text:p>
          </table:table-cell>
          <table:table-cell table:formula="of:=ABS([.D292]-[.B292])" office:value-type="float" office:value="0.548" calcext:value-type="float">
            <text:p>0.548</text:p>
          </table:table-cell>
          <table:table-cell/>
          <table:table-cell table:formula="of:=ABS(([.C292]-[.$B292])/[.$B292])*100" office:value-type="float" office:value="14.7177419354839" calcext:value-type="float">
            <text:p>14.7177419355</text:p>
          </table:table-cell>
          <table:table-cell table:formula="of:=ABS(([.D292]-[.$B292])/[.$B292])*100" office:value-type="float" office:value="13.8104838709677" calcext:value-type="float">
            <text:p>13.810483871</text:p>
          </table:table-cell>
          <table:table-cell/>
          <table:table-cell table:formula="of:=[.C292]-[.B292]" office:value-type="float" office:value="-0.584" calcext:value-type="float">
            <text:p>-0.584</text:p>
          </table:table-cell>
          <table:table-cell table:formula="of:=[.D292]-[.B292]" office:value-type="float" office:value="0.548" calcext:value-type="float">
            <text:p>0.548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4"/>
          <table:table-cell table:style-name="ce14" office:value-type="string" calcext:value-type="string">
            <text:p>S66 Average</text:p>
          </table:table-cell>
          <table:table-cell table:formula="of:=AVERAGE([.F227:.F292])" office:value-type="float" office:value="12.3144342098563" calcext:value-type="float">
            <text:p>12.3144342099</text:p>
          </table:table-cell>
          <table:table-cell table:formula="of:=AVERAGE([.G227:.G292])" office:value-type="float" office:value="-15.7240350361666" calcext:value-type="float">
            <text:p>-15.7240350362</text:p>
          </table:table-cell>
          <table:table-cell table:number-columns-repeated="11"/>
        </table:table-row>
      </table:table>
      <table:table table:name="prep_percent" table:style-name="ta1">
        <table:shapes>
          <draw:frame draw:z-index="0" draw:style-name="gr1" draw:text-style-name="P1" svg:width="453.51pt" svg:height="255.09pt" svg:x="393.22pt" svg:y="93.83pt">
            <loext:p draw:notify-on-update-of-ranges="prep_percent.A2:prep_percent.A66 prep_percent.B1:prep_percent.B1 prep_percent.B2:prep_percent.B66 prep_percent.A2:prep_percent.A66 prep_percent.C1:prep_percent.C1 prep_percent.C2:prep_percent.C66 prep_percent.A2:prep_percent.A66 prep_percent.D1:prep_percent.D1 prep_percent.D2:prep_percent.D66 prep_percent.A2:prep_percent.A66 prep_percent.E1:prep_percent.E1 prep_percent.E2:prep_percent.E6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3"/>
        <table:table-column table:style-name="co1" table:number-columns-repeated="2" table:default-cell-style-name="ce15"/>
        <table:table-column table:style-name="co1" table:number-columns-repeated="2" table:default-cell-style-name="Default"/>
        <table:table-row table:style-name="ro1">
          <table:table-cell table:style-name="ce12" office:value-type="string" calcext:value-type="string">
            <text:p>Number of unfrozen electrons</text:p>
          </table:table-cell>
          <table:table-cell table:style-name="ce12" office:value-type="string" calcext:value-type="string">
            <text:p>RPA (PBE)</text:p>
          </table:table-cell>
          <table:table-cell table:style-name="ce19" office:value-type="string" calcext:value-type="string">
            <text:p>MP2/CBS</text:p>
          </table:table-cell>
          <table:table-cell table:style-name="ce14" office:value-type="string" calcext:value-type="string">
            <text:p>SCS-MP2/CBS</text:p>
          </table:table-cell>
          <table:table-cell table:style-name="ce14" office:value-type="string" calcext:value-type="string">
            <text:p>SOS-MP2/CB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.36789966206897" calcext:value-type="float">
            <text:p>4.3678996621</text:p>
          </table:table-cell>
          <table:table-cell office:value-type="float" office:value="31.5434900344828" calcext:value-type="float">
            <text:p>31.5434900345</text:p>
          </table:table-cell>
          <table:table-cell office:value-type="float" office:value="0.600477941034483" calcext:value-type="float">
            <text:p>0.600477941</text:p>
          </table:table-cell>
          <table:table-cell office:value-type="float" office:value="33.3275376896552" calcext:value-type="float">
            <text:p>33.3275376897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3.0633919182692" calcext:value-type="float">
            <text:p>13.0633919183</text:p>
          </table:table-cell>
          <table:table-cell office:value-type="float" office:value="42.8555246153846" calcext:value-type="float">
            <text:p>42.8555246154</text:p>
          </table:table-cell>
          <table:table-cell office:value-type="float" office:value="8.84646149519231" calcext:value-type="float">
            <text:p>8.8464614952</text:p>
          </table:table-cell>
          <table:table-cell office:value-type="float" office:value="15.30254625" calcext:value-type="float">
            <text:p>15.3025462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5.0603890553191" calcext:value-type="float">
            <text:p>25.0603890553</text:p>
          </table:table-cell>
          <table:table-cell office:value-type="float" office:value="25.9150271914894" calcext:value-type="float">
            <text:p>25.9150271915</text:p>
          </table:table-cell>
          <table:table-cell office:value-type="float" office:value="7.55369438297872" calcext:value-type="float">
            <text:p>7.553694383</text:p>
          </table:table-cell>
          <table:table-cell office:value-type="float" office:value="48.3730276170213" calcext:value-type="float">
            <text:p>48.373027617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7.72470825615764" calcext:value-type="float">
            <text:p>7.7247082562</text:p>
          </table:table-cell>
          <table:table-cell office:value-type="float" office:value="40.7729861576355" calcext:value-type="float">
            <text:p>40.7729861576</text:p>
          </table:table-cell>
          <table:table-cell office:value-type="float" office:value="6.71150051724138" calcext:value-type="float">
            <text:p>6.7115005172</text:p>
          </table:table-cell>
          <table:table-cell office:value-type="float" office:value="19.5462563546798" calcext:value-type="float">
            <text:p>19.5462563547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.27207800241379" calcext:value-type="float">
            <text:p>3.2720780024</text:p>
          </table:table-cell>
          <table:table-cell office:value-type="float" office:value="265.00019862069" calcext:value-type="float">
            <text:p>265.0001986207</text:p>
          </table:table-cell>
          <table:table-cell office:value-type="float" office:value="309.130771068966" calcext:value-type="float">
            <text:p>309.130771069</text:p>
          </table:table-cell>
          <table:table-cell office:value-type="float" office:value="281.196056896552" calcext:value-type="float">
            <text:p>281.1960568966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1.3659200235294" calcext:value-type="float">
            <text:p>21.3659200235</text:p>
          </table:table-cell>
          <table:table-cell office:value-type="float" office:value="289.855632196078" calcext:value-type="float">
            <text:p>289.8556321961</text:p>
          </table:table-cell>
          <table:table-cell office:value-type="float" office:value="327.377808235294" calcext:value-type="float">
            <text:p>327.3778082353</text:p>
          </table:table-cell>
          <table:table-cell office:value-type="float" office:value="296.138895686274" calcext:value-type="float">
            <text:p>296.1388956863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.23470306837607" calcext:value-type="float">
            <text:p>3.2347030684</text:p>
          </table:table-cell>
          <table:table-cell office:value-type="float" office:value="4.35381361823361" calcext:value-type="float">
            <text:p>4.3538136182</text:p>
          </table:table-cell>
          <table:table-cell office:value-type="float" office:value="29.1347708262108" calcext:value-type="float">
            <text:p>29.1347708262</text:p>
          </table:table-cell>
          <table:table-cell office:value-type="float" office:value="4.12093686609687" calcext:value-type="float">
            <text:p>4.120936866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4.90837866304348" calcext:value-type="float">
            <text:p>4.908378663</text:p>
          </table:table-cell>
          <table:table-cell office:value-type="float" office:value="10.5502986684783" calcext:value-type="float">
            <text:p>10.5502986685</text:p>
          </table:table-cell>
          <table:table-cell office:value-type="float" office:value="39.850236875" calcext:value-type="float">
            <text:p>39.850236875</text:p>
          </table:table-cell>
          <table:table-cell office:value-type="float" office:value="4.50020578804349" calcext:value-type="float">
            <text:p>4.500205788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5.6534620387324" calcext:value-type="float">
            <text:p>15.6534620387</text:p>
          </table:table-cell>
          <table:table-cell office:value-type="float" office:value="100.263965352113" calcext:value-type="float">
            <text:p>100.2639653521</text:p>
          </table:table-cell>
          <table:table-cell office:value-type="float" office:value="75.1719481338028" calcext:value-type="float">
            <text:p>75.1719481338</text:p>
          </table:table-cell>
          <table:table-cell office:value-type="float" office:value="12.6259400704225" calcext:value-type="float">
            <text:p>12.6259400704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1.9255153489933" calcext:value-type="float">
            <text:p>11.925515349</text:p>
          </table:table-cell>
          <table:table-cell office:value-type="float" office:value="91.1469836577181" calcext:value-type="float">
            <text:p>91.1469836577</text:p>
          </table:table-cell>
          <table:table-cell office:value-type="float" office:value="9.76909969798658" calcext:value-type="float">
            <text:p>9.769099698</text:p>
          </table:table-cell>
          <table:table-cell office:value-type="float" office:value="110.227141526846" calcext:value-type="float">
            <text:p>110.2271415268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4.3738716727273" calcext:value-type="float">
            <text:p>14.3738716727</text:p>
          </table:table-cell>
          <table:table-cell office:value-type="float" office:value="101.600446484849" calcext:value-type="float">
            <text:p>101.6004464848</text:p>
          </table:table-cell>
          <table:table-cell office:value-type="float" office:value="101.557643454545" calcext:value-type="float">
            <text:p>101.5576434545</text:p>
          </table:table-cell>
          <table:table-cell office:value-type="float" office:value="51.5362418787879" calcext:value-type="float">
            <text:p>51.5362418788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2.6818801091445" calcext:value-type="float">
            <text:p>12.6818801091</text:p>
          </table:table-cell>
          <table:table-cell office:value-type="float" office:value="96.3413309734513" calcext:value-type="float">
            <text:p>96.3413309735</text:p>
          </table:table-cell>
          <table:table-cell office:value-type="float" office:value="98.6584266666667" calcext:value-type="float">
            <text:p>98.6584266667</text:p>
          </table:table-cell>
          <table:table-cell office:value-type="float" office:value="49.8169741297935" calcext:value-type="float">
            <text:p>49.816974129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9.1366958084416" calcext:value-type="float">
            <text:p>19.1366958084</text:p>
          </table:table-cell>
          <table:table-cell office:value-type="float" office:value="82.6481855357143" calcext:value-type="float">
            <text:p>82.6481855357</text:p>
          </table:table-cell>
          <table:table-cell office:value-type="float" office:value="14.9027258344156" calcext:value-type="float">
            <text:p>14.9027258344</text:p>
          </table:table-cell>
          <table:table-cell office:value-type="float" office:value="31.0299957792208" calcext:value-type="float">
            <text:p>31.0299957792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5.45506514377" calcext:value-type="float">
            <text:p>15.4550651438</text:p>
          </table:table-cell>
          <table:table-cell table:number-columns-repeated="3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7.1913597241379" calcext:value-type="float">
            <text:p>37.1913597241</text:p>
          </table:table-cell>
          <table:table-cell office:value-type="float" office:value="61.6347597643678" calcext:value-type="float">
            <text:p>61.6347597644</text:p>
          </table:table-cell>
          <table:table-cell office:value-type="float" office:value="5.59171918563218" calcext:value-type="float">
            <text:p>5.5917191856</text:p>
          </table:table-cell>
          <table:table-cell office:value-type="float" office:value="10.7950406321839" calcext:value-type="float">
            <text:p>10.7950406322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9.6944242629482" calcext:value-type="float">
            <text:p>29.6944242629</text:p>
          </table:table-cell>
          <table:table-cell office:value-type="float" office:value="65.9324479282869" calcext:value-type="float">
            <text:p>65.9324479283</text:p>
          </table:table-cell>
          <table:table-cell office:value-type="float" office:value="0.190934267410359" calcext:value-type="float">
            <text:p>0.1909342674</text:p>
          </table:table-cell>
          <table:table-cell office:value-type="float" office:value="16.7473735458167" calcext:value-type="float">
            <text:p>16.7473735458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0.726746990119761" calcext:value-type="float">
            <text:p>0.7267469901</text:p>
          </table:table-cell>
          <table:table-cell office:value-type="float" office:value="72.077151251497" calcext:value-type="float">
            <text:p>72.0771512515</text:p>
          </table:table-cell>
          <table:table-cell office:value-type="float" office:value="5.99576908682635" calcext:value-type="float">
            <text:p>5.9957690868</text:p>
          </table:table-cell>
          <table:table-cell office:value-type="float" office:value="22.9550780538922" calcext:value-type="float">
            <text:p>22.955078053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2.0190670858369" calcext:value-type="float">
            <text:p>12.0190670858</text:p>
          </table:table-cell>
          <table:table-cell office:value-type="float" office:value="170.350109742489" calcext:value-type="float">
            <text:p>170.3501097425</text:p>
          </table:table-cell>
          <table:table-cell office:value-type="float" office:value="283.336553433476" calcext:value-type="float">
            <text:p>283.3365534335</text:p>
          </table:table-cell>
          <table:table-cell office:value-type="float" office:value="289.829774806867" calcext:value-type="float">
            <text:p>289.8297748069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4.0921806057143" calcext:value-type="float">
            <text:p>14.0921806057</text:p>
          </table:table-cell>
          <table:table-cell office:value-type="float" office:value="97.1823967971429" calcext:value-type="float">
            <text:p>97.1823967971</text:p>
          </table:table-cell>
          <table:table-cell office:value-type="float" office:value="26.3056771771429" calcext:value-type="float">
            <text:p>26.3056771771</text:p>
          </table:table-cell>
          <table:table-cell office:value-type="float" office:value="40.8673172" calcext:value-type="float">
            <text:p>40.8673172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8.31956128125" calcext:value-type="float">
            <text:p>8.3195612813</text:p>
          </table:table-cell>
          <table:table-cell office:value-type="float" office:value="85.5616290104167" calcext:value-type="float">
            <text:p>85.5616290104</text:p>
          </table:table-cell>
          <table:table-cell office:value-type="float" office:value="24.17197321875" calcext:value-type="float">
            <text:p>24.1719732188</text:p>
          </table:table-cell>
          <table:table-cell office:value-type="float" office:value="43.47714484375" calcext:value-type="float">
            <text:p>43.4771448438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25.5097517396694" calcext:value-type="float">
            <text:p>25.5097517397</text:p>
          </table:table-cell>
          <table:table-cell office:value-type="float" office:value="57.1835023966942" calcext:value-type="float">
            <text:p>57.1835023967</text:p>
          </table:table-cell>
          <table:table-cell office:value-type="float" office:value="7.26720219008264" calcext:value-type="float">
            <text:p>7.2672021901</text:p>
          </table:table-cell>
          <table:table-cell office:value-type="float" office:value="32.3090525206612" calcext:value-type="float">
            <text:p>32.3090525207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6.3729536455399" calcext:value-type="float">
            <text:p>16.3729536455</text:p>
          </table:table-cell>
          <table:table-cell office:value-type="float" office:value="107.722044704225" calcext:value-type="float">
            <text:p>107.7220447042</text:p>
          </table:table-cell>
          <table:table-cell office:value-type="float" office:value="23.0113728826291" calcext:value-type="float">
            <text:p>23.0113728826</text:p>
          </table:table-cell>
          <table:table-cell office:value-type="float" office:value="30.6560369953052" calcext:value-type="float">
            <text:p>30.656036995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2.83152882218597" calcext:value-type="float">
            <text:p>2.8315288222</text:p>
          </table:table-cell>
          <table:table-cell office:value-type="float" office:value="89.1374728205546" calcext:value-type="float">
            <text:p>89.1374728206</text:p>
          </table:table-cell>
          <table:table-cell office:value-type="float" office:value="5.22838882544861" calcext:value-type="float">
            <text:p>5.2283888254</text:p>
          </table:table-cell>
          <table:table-cell office:value-type="float" office:value="13.2738468026101" calcext:value-type="float">
            <text:p>13.2738468026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1.64862704870849" calcext:value-type="float">
            <text:p>1.6486270487</text:p>
          </table:table-cell>
          <table:table-cell office:value-type="float" office:value="91.1448564354243" calcext:value-type="float">
            <text:p>91.1448564354</text:p>
          </table:table-cell>
          <table:table-cell office:value-type="float" office:value="8.09469690774908" calcext:value-type="float">
            <text:p>8.0946969077</text:p>
          </table:table-cell>
          <table:table-cell office:value-type="float" office:value="16.569617195572" calcext:value-type="float">
            <text:p>16.5696171956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7.27765004230769" calcext:value-type="float">
            <text:p>7.2776500423</text:p>
          </table:table-cell>
          <table:table-cell office:value-type="float" office:value="4.77560034615384" calcext:value-type="float">
            <text:p>4.7756003462</text:p>
          </table:table-cell>
          <table:table-cell office:value-type="float" office:value="32.9546551423077" calcext:value-type="float">
            <text:p>32.9546551423</text:p>
          </table:table-cell>
          <table:table-cell office:value-type="float" office:value="2.9558171923077" calcext:value-type="float">
            <text:p>2.9558171923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7.33840334883721" calcext:value-type="float">
            <text:p>7.3384033488</text:p>
          </table:table-cell>
          <table:table-cell table:style-name="ce20" office:value-type="float" office:value="2.76039143410853" calcext:value-type="float">
            <text:p>2.7603914341</text:p>
          </table:table-cell>
          <table:table-cell office:value-type="float" office:value="42.3594051550388" calcext:value-type="float">
            <text:p>42.359405155</text:p>
          </table:table-cell>
          <table:table-cell office:value-type="float" office:value="12.1589113953488" calcext:value-type="float">
            <text:p>12.1589113953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.113066201788321" calcext:value-type="float">
            <text:p>0.1130662018</text:p>
          </table:table-cell>
          <table:table-cell office:value-type="float" office:value="93.5900991374696" calcext:value-type="float">
            <text:p>93.5900991375</text:p>
          </table:table-cell>
          <table:table-cell office:value-type="float" office:value="1.31018998661801" calcext:value-type="float">
            <text:p>1.3101899866</text:p>
          </table:table-cell>
          <table:table-cell office:value-type="float" office:value="5.17023562043795" calcext:value-type="float">
            <text:p>5.170235620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.72059741573034" calcext:value-type="float">
            <text:p>1.7205974157</text:p>
          </table:table-cell>
          <table:table-cell office:value-type="float" office:value="96.0087417166042" calcext:value-type="float">
            <text:p>96.0087417166</text:p>
          </table:table-cell>
          <table:table-cell office:value-type="float" office:value="1.73284358177278" calcext:value-type="float">
            <text:p>1.7328435818</text:p>
          </table:table-cell>
          <table:table-cell office:value-type="float" office:value="316.59993545568" calcext:value-type="float">
            <text:p>316.5999354557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.41427120635514" calcext:value-type="float">
            <text:p>1.4142712064</text:p>
          </table:table-cell>
          <table:table-cell office:value-type="float" office:value="74.5132965233645" calcext:value-type="float">
            <text:p>74.5132965234</text:p>
          </table:table-cell>
          <table:table-cell office:value-type="float" office:value="33.063165682243" calcext:value-type="float">
            <text:p>33.0631656822</text:p>
          </table:table-cell>
          <table:table-cell office:value-type="float" office:value="62.3381003738318" calcext:value-type="float">
            <text:p>62.3381003738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.0077129872211" calcext:value-type="float">
            <text:p>1.0077129872</text:p>
          </table:table-cell>
          <table:table-cell office:value-type="float" office:value="67.0637025557809" calcext:value-type="float">
            <text:p>67.0637025558</text:p>
          </table:table-cell>
          <table:table-cell office:value-type="float" office:value="35.8982844827586" calcext:value-type="float">
            <text:p>35.8982844828</text:p>
          </table:table-cell>
          <table:table-cell office:value-type="float" office:value="70.3155755172414" calcext:value-type="float">
            <text:p>70.3155755172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0.844543278157504" calcext:value-type="float">
            <text:p>0.8445432782</text:p>
          </table:table-cell>
          <table:table-cell office:value-type="float" office:value="96.6162876805349" calcext:value-type="float">
            <text:p>96.6162876805</text:p>
          </table:table-cell>
          <table:table-cell office:value-type="float" office:value="7.42263937741456" calcext:value-type="float">
            <text:p>7.4226393774</text:p>
          </table:table-cell>
          <table:table-cell office:value-type="float" office:value="12.8258150817236" calcext:value-type="float">
            <text:p>12.8258150817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2.608221071618" calcext:value-type="float">
            <text:p>12.6082210716</text:p>
          </table:table-cell>
          <table:table-cell office:value-type="float" office:value="97.8243323846154" calcext:value-type="float">
            <text:p>97.8243323846</text:p>
          </table:table-cell>
          <table:table-cell office:value-type="float" office:value="19.7863304907162" calcext:value-type="float">
            <text:p>19.7863304907</text:p>
          </table:table-cell>
          <table:table-cell office:value-type="float" office:value="30.7673293766578" calcext:value-type="float">
            <text:p>30.7673293767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.6116689604811" calcext:value-type="float">
            <text:p>2.6116689605</text:p>
          </table:table-cell>
          <table:table-cell office:value-type="float" office:value="4.12629793814434" calcext:value-type="float">
            <text:p>4.1262979381</text:p>
          </table:table-cell>
          <table:table-cell office:value-type="float" office:value="35.2674008247423" calcext:value-type="float">
            <text:p>35.2674008247</text:p>
          </table:table-cell>
          <table:table-cell office:value-type="float" office:value="4.96425010309278" calcext:value-type="float">
            <text:p>4.9642501031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.23297779965986" calcext:value-type="float">
            <text:p>1.2329777997</text:p>
          </table:table-cell>
          <table:table-cell office:value-type="float" office:value="6.69463166666666" calcext:value-type="float">
            <text:p>6.6946316667</text:p>
          </table:table-cell>
          <table:table-cell office:value-type="float" office:value="33.2458427823129" calcext:value-type="float">
            <text:p>33.2458427823</text:p>
          </table:table-cell>
          <table:table-cell office:value-type="float" office:value="3.21608013605443" calcext:value-type="float">
            <text:p>3.216080136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.78256907713499" calcext:value-type="float">
            <text:p>4.7825690771</text:p>
          </table:table-cell>
          <table:table-cell office:value-type="float" office:value="89.4419010082645" calcext:value-type="float">
            <text:p>89.4419010083</text:p>
          </table:table-cell>
          <table:table-cell office:value-type="float" office:value="9.73005355096419" calcext:value-type="float">
            <text:p>9.730053551</text:p>
          </table:table-cell>
          <table:table-cell office:value-type="float" office:value="19.8741292837466" calcext:value-type="float">
            <text:p>19.8741292837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6.043002978125" calcext:value-type="float">
            <text:p>6.0430029781</text:p>
          </table:table-cell>
          <table:table-cell office:value-type="float" office:value="90.773986315625" calcext:value-type="float">
            <text:p>90.7739863156</text:p>
          </table:table-cell>
          <table:table-cell office:value-type="float" office:value="10.820636359375" calcext:value-type="float">
            <text:p>10.8206363594</text:p>
          </table:table-cell>
          <table:table-cell office:value-type="float" office:value="20.84396196875" calcext:value-type="float">
            <text:p>20.8439619688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5.5871818555008" calcext:value-type="float">
            <text:p>25.5871818555</text:p>
          </table:table-cell>
          <table:table-cell office:value-type="float" office:value="19.5051373052632" calcext:value-type="float">
            <text:p>19.5051373053</text:p>
          </table:table-cell>
          <table:table-cell office:value-type="float" office:value="13.0131362889984" calcext:value-type="float">
            <text:p>13.013136289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.99726584022038" calcext:value-type="float">
            <text:p>2.9972658402</text:p>
          </table:table-cell>
          <table:table-cell office:value-type="float" office:value="25.0306664107486" calcext:value-type="float">
            <text:p>25.0306664107</text:p>
          </table:table-cell>
          <table:table-cell office:value-type="float" office:value="35.0550964187328" calcext:value-type="float">
            <text:p>35.0550964187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.10801375554659" calcext:value-type="float">
            <text:p>3.1080137555</text:p>
          </table:table-cell>
          <table:table-cell office:value-type="float" office:value="85.6393707139976" calcext:value-type="float">
            <text:p>85.639370714</text:p>
          </table:table-cell>
          <table:table-cell office:value-type="float" office:value="29.3666801129488" calcext:value-type="float">
            <text:p>29.3666801129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6.7075218444846" calcext:value-type="float">
            <text:p>16.7075218445</text:p>
          </table:table-cell>
          <table:table-cell office:value-type="float" office:value="7.7757685352622" calcext:value-type="float">
            <text:p>7.7757685353</text:p>
          </table:table-cell>
          <table:table-cell office:value-type="float" office:value="28.8426763110307" calcext:value-type="float">
            <text:p>28.842676311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0.9952590118302" calcext:value-type="float">
            <text:p>10.9952590118</text:p>
          </table:table-cell>
          <table:table-cell office:value-type="float" office:value="26.7223382045929" calcext:value-type="float">
            <text:p>26.7223382046</text:p>
          </table:table-cell>
          <table:table-cell office:value-type="float" office:value="18.580375782881" calcext:value-type="float">
            <text:p>18.5803757829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0.4141498333333" calcext:value-type="float">
            <text:p>20.4141498333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25.4166666666667" calcext:value-type="float">
            <text:p>25.4166666667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.36821257763976" calcext:value-type="float">
            <text:p>7.3682125776</text:p>
          </table:table-cell>
          <table:table-cell office:value-type="float" office:value="2.32919254658384" calcext:value-type="float">
            <text:p>2.3291925466</text:p>
          </table:table-cell>
          <table:table-cell office:value-type="float" office:value="11.6071428571429" calcext:value-type="float">
            <text:p>11.6071428571</text:p>
          </table:table-cell>
          <table:table-cell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.4574132492114" calcext:value-type="float">
            <text:p>15.4574132492</text:p>
          </table:table-cell>
          <table:table-cell table:style-name="Default" office:value-type="float" office:value="0.946372239747642" calcext:value-type="float">
            <text:p>0.9463722397</text:p>
          </table:table-cell>
          <table:table-cell table:number-columns-repeated="2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.5577689243028" calcext:value-type="float">
            <text:p>10.5577689243</text:p>
          </table:table-cell>
          <table:table-cell table:style-name="Default" office:value-type="float" office:value="0.19920318725101" calcext:value-type="float">
            <text:p>0.1992031873</text:p>
          </table:table-cell>
          <table:table-cell table:number-columns-repeated="2"/>
        </table:table-row>
        <table:table-row table:style-name="ro3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.92262224610425" calcext:value-type="float">
            <text:p>3.9226222461</text:p>
          </table:table-cell>
          <table:table-cell table:style-name="Default" office:value-type="float" office:value="0.0537345513164858" calcext:value-type="float">
            <text:p>0.0537345513</text:p>
          </table:table-cell>
          <table:table-cell table:number-columns-repeated="2"/>
        </table:table-row>
        <table:table-row table:style-name="ro3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.44611528822056" calcext:value-type="float">
            <text:p>3.4461152882</text:p>
          </table:table-cell>
          <table:table-cell table:style-name="Default" office:value-type="float" office:value="2.25563909774437" calcext:value-type="float">
            <text:p>2.2556390977</text:p>
          </table:table-cell>
          <table:table-cell table:number-columns-repeated="2"/>
        </table:table-row>
        <table:table-row table:style-name="ro3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4.9829018075232" calcext:value-type="float">
            <text:p>4.9829018075</text:p>
          </table:table-cell>
          <table:table-cell table:style-name="Default" office:value-type="float" office:value="0.195407914020514" calcext:value-type="float">
            <text:p>0.195407914</text:p>
          </table:table-cell>
          <table:table-cell table:number-columns-repeated="2"/>
        </table:table-row>
        <table:table-row table:style-name="ro3"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3.11190903650508" calcext:value-type="float">
            <text:p>3.1119090365</text:p>
          </table:table-cell>
          <table:table-cell table:style-name="Default" office:value-type="float" office:value="3.94973070017953" calcext:value-type="float">
            <text:p>3.9497307002</text:p>
          </table:table-cell>
          <table:table-cell table:number-columns-repeated="2"/>
        </table:table-row>
        <table:table-row table:style-name="ro3"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2.93219303604154" calcext:value-type="float">
            <text:p>2.932193036</text:p>
          </table:table-cell>
          <table:table-cell table:style-name="Default" office:value-type="float" office:value="1.03848503359803" calcext:value-type="float">
            <text:p>1.0384850336</text:p>
          </table:table-cell>
          <table:table-cell table:number-columns-repeated="2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4.5283018867925" calcext:value-type="float">
            <text:p>24.5283018868</text:p>
          </table:table-cell>
          <table:table-cell table:style-name="Default" office:value-type="float" office:value="3.77358490566038" calcext:value-type="float">
            <text:p>3.7735849057</text:p>
          </table:table-cell>
          <table:table-cell table:number-columns-repeated="2"/>
        </table:table-row>
        <table:table-row table:style-name="ro3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1.8543046357616" calcext:value-type="float">
            <text:p>21.8543046358</text:p>
          </table:table-cell>
          <table:table-cell table:style-name="Default" office:value-type="float" office:value="7.28476821192054" calcext:value-type="float">
            <text:p>7.2847682119</text:p>
          </table:table-cell>
          <table:table-cell table:number-columns-repeated="2"/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0.5128205128205" calcext:value-type="float">
            <text:p>20.5128205128</text:p>
          </table:table-cell>
          <table:table-cell table:style-name="Default" office:value-type="float" office:value="81.3186813186813" calcext:value-type="float">
            <text:p>81.3186813187</text:p>
          </table:table-cell>
          <table:table-cell table:number-columns-repeated="2"/>
        </table:table-row>
        <table:table-row table:style-name="ro3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9.2307692307692" calcext:value-type="float">
            <text:p>19.2307692308</text:p>
          </table:table-cell>
          <table:table-cell table:style-name="Default" office:value-type="float" office:value="56.1085972850679" calcext:value-type="float">
            <text:p>56.1085972851</text:p>
          </table:table-cell>
          <table:table-cell table:number-columns-repeated="2"/>
        </table:table-row>
        <table:table-row table:style-name="ro3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.57894736842106" calcext:value-type="float">
            <text:p>6.5789473684</text:p>
          </table:table-cell>
          <table:table-cell table:style-name="Default" office:value-type="float" office:value="12.8542510121457" calcext:value-type="float">
            <text:p>12.8542510121</text:p>
          </table:table-cell>
          <table:table-cell table:number-columns-repeated="2"/>
        </table:table-row>
        <table:table-row table:style-name="ro3"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.8199233716475" calcext:value-type="float">
            <text:p>26.8199233716</text:p>
          </table:table-cell>
          <table:table-cell table:style-name="Default" office:value-type="float" office:value="55.5555555555556" calcext:value-type="float">
            <text:p>55.5555555556</text:p>
          </table:table-cell>
          <table:table-cell table:number-columns-repeated="2"/>
        </table:table-row>
        <table:table-row table:style-name="ro3"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1.9378577269011" calcext:value-type="float">
            <text:p>11.9378577269</text:p>
          </table:table-cell>
          <table:table-cell table:style-name="Default" office:value-type="float" office:value="22.0768601798855" calcext:value-type="float">
            <text:p>22.0768601799</text:p>
          </table:table-cell>
          <table:table-cell table:number-columns-repeated="2"/>
        </table:table-row>
        <table:table-row table:style-name="ro3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7.6470588235294" calcext:value-type="float">
            <text:p>17.6470588235</text:p>
          </table:table-cell>
          <table:table-cell table:style-name="Default" office:value-type="float" office:value="10.4575163398693" calcext:value-type="float">
            <text:p>10.4575163399</text:p>
          </table:table-cell>
          <table:table-cell table:number-columns-repeated="2"/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6.70731707317074" calcext:value-type="float">
            <text:p>6.7073170732</text:p>
          </table:table-cell>
          <table:table-cell table:style-name="Default" office:value-type="float" office:value="10.0609756097561" calcext:value-type="float">
            <text:p>10.0609756098</text:p>
          </table:table-cell>
          <table:table-cell table:number-columns-repeated="2"/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1.0638297872341" calcext:value-type="float">
            <text:p>11.0638297872</text:p>
          </table:table-cell>
          <table:table-cell table:style-name="Default" office:value-type="float" office:value="15.7446808510638" calcext:value-type="float">
            <text:p>15.7446808511</text:p>
          </table:table-cell>
          <table:table-cell table:number-columns-repeated="2"/>
        </table:table-row>
        <table:table-row table:style-name="ro3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9.19282511210763" calcext:value-type="float">
            <text:p>9.1928251121</text:p>
          </table:table-cell>
          <table:table-cell table:style-name="Default" office:value-type="float" office:value="15.695067264574" calcext:value-type="float">
            <text:p>15.6950672646</text:p>
          </table:table-cell>
          <table:table-cell table:number-columns-repeated="2"/>
        </table:table-row>
        <table:table-row table:style-name="ro3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2.043795620438" calcext:value-type="float">
            <text:p>12.0437956204</text:p>
          </table:table-cell>
          <table:table-cell table:style-name="Default" office:value-type="float" office:value="32.1167883211679" calcext:value-type="float">
            <text:p>32.1167883212</text:p>
          </table:table-cell>
          <table:table-cell table:number-columns-repeated="2"/>
        </table:table-row>
        <table:table-row table:style-name="ro3"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.85340314136126" calcext:value-type="float">
            <text:p>7.8534031414</text:p>
          </table:table-cell>
          <table:table-cell table:style-name="Default" office:value-type="float" office:value="22.6876090750436" calcext:value-type="float">
            <text:p>22.687609075</text:p>
          </table:table-cell>
          <table:table-cell table:number-columns-repeated="2"/>
        </table:table-row>
        <table:table-row table:style-name="ro3"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9.21985815602836" calcext:value-type="float">
            <text:p>9.219858156</text:p>
          </table:table-cell>
          <table:table-cell table:style-name="Default" office:value-type="float" office:value="10.0709219858156" calcext:value-type="float">
            <text:p>10.0709219858</text:p>
          </table:table-cell>
          <table:table-cell table:number-columns-repeated="2"/>
        </table:table-row>
      </table:table>
      <table:table table:name="prep_signed_kcal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Number of unfrozen electrons</text:p>
          </table:table-cell>
          <table:table-cell table:style-name="ce1" office:value-type="string" calcext:value-type="string">
            <text:p>RPA (PBE)</text:p>
          </table:table-cell>
          <table:table-cell table:style-name="ce8" office:value-type="string" calcext:value-type="string">
            <text:p>MP2/CBS</text:p>
          </table:table-cell>
          <table:table-cell table:style-name="ce3" office:value-type="string" calcext:value-type="string">
            <text:p>SCS-MP2/CBS</text:p>
          </table:table-cell>
          <table:table-cell table:number-columns-repeated="4"/>
        </table:table-row>
        <table:table-row table:style-name="ro3">
          <table:table-cell table:style-name="ce2" office:value-type="float" office:value="270" calcext:value-type="float">
            <text:p>270</text:p>
          </table:table-cell>
          <table:table-cell table:style-name="ce4" office:value-type="float" office:value="1.266690902" calcext:value-type="float">
            <text:p>1.266690902</text:p>
          </table:table-cell>
          <table:table-cell office:value-type="float" office:value="-19.85238789" calcext:value-type="float">
            <text:p>-19.85238789</text:p>
          </table:table-cell>
          <table:table-cell office:value-type="float" office:value="-0.1741386029" calcext:value-type="float">
            <text:p>-0.1741386029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244" calcext:value-type="float">
            <text:p>244</text:p>
          </table:table-cell>
          <table:table-cell table:style-name="ce4" office:value-type="float" office:value="2.717185519" calcext:value-type="float">
            <text:p>2.717185519</text:p>
          </table:table-cell>
          <table:table-cell office:value-type="float" office:value="-11.88605088" calcext:value-type="float">
            <text:p>-11.88605088</text:p>
          </table:table-cell>
          <table:table-cell office:value-type="float" office:value="-1.840063991" calcext:value-type="float">
            <text:p>-1.84006399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5.889191428" calcext:value-type="float">
            <text:p>5.889191428</text:p>
          </table:table-cell>
          <table:table-cell office:value-type="float" office:value="-17.40996861" calcext:value-type="float">
            <text:p>-17.40996861</text:p>
          </table:table-cell>
          <table:table-cell office:value-type="float" office:value="1.77511818" calcext:value-type="float">
            <text:p>1.77511818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58" calcext:value-type="float">
            <text:p>358</text:p>
          </table:table-cell>
          <table:table-cell table:style-name="ce4" office:value-type="float" office:value="1.568115776" calcext:value-type="float">
            <text:p>1.568115776</text:p>
          </table:table-cell>
          <table:table-cell office:value-type="float" office:value="-12.02308381" calcext:value-type="float">
            <text:p>-12.02308381</text:p>
          </table:table-cell>
          <table:table-cell office:value-type="float" office:value="-1.362434605" calcext:value-type="float">
            <text:p>-1.362434605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28" calcext:value-type="float">
            <text:p>328</text:p>
          </table:table-cell>
          <table:table-cell table:style-name="ce4" office:value-type="float" office:value="-0.9489026207" calcext:value-type="float">
            <text:p>-0.9489026207</text:p>
          </table:table-cell>
          <table:table-cell office:value-type="float" office:value="-105.8500576" calcext:value-type="float">
            <text:p>-105.8500576</text:p>
          </table:table-cell>
          <table:table-cell office:value-type="float" office:value="-89.64792361" calcext:value-type="float">
            <text:p>-89.6479236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286" calcext:value-type="float">
            <text:p>286</text:p>
          </table:table-cell>
          <table:table-cell table:style-name="ce4" office:value-type="float" office:value="5.448309606" calcext:value-type="float">
            <text:p>5.448309606</text:p>
          </table:table-cell>
          <table:table-cell office:value-type="float" office:value="-99.41318621" calcext:value-type="float">
            <text:p>-99.41318621</text:p>
          </table:table-cell>
          <table:table-cell office:value-type="float" office:value="-83.4813411" calcext:value-type="float">
            <text:p>-83.481341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68" calcext:value-type="float">
            <text:p>468</text:p>
          </table:table-cell>
          <table:table-cell table:style-name="ce4" office:value-type="float" office:value="1.135380777" calcext:value-type="float">
            <text:p>1.135380777</text:p>
          </table:table-cell>
          <table:table-cell office:value-type="float" office:value="-33.57181142" calcext:value-type="float">
            <text:p>-33.57181142</text:p>
          </table:table-cell>
          <table:table-cell office:value-type="float" office:value="-10.22630456" calcext:value-type="float">
            <text:p>-10.22630456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40" calcext:value-type="float">
            <text:p>540</text:p>
          </table:table-cell>
          <table:table-cell table:style-name="ce4" office:value-type="float" office:value="-1.806283348" calcext:value-type="float">
            <text:p>-1.806283348</text:p>
          </table:table-cell>
          <table:table-cell office:value-type="float" office:value="-40.68250991" calcext:value-type="float">
            <text:p>-40.68250991</text:p>
          </table:table-cell>
          <table:table-cell office:value-type="float" office:value="-14.66488717" calcext:value-type="float">
            <text:p>-14.66488717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08" calcext:value-type="float">
            <text:p>508</text:p>
          </table:table-cell>
          <table:table-cell table:style-name="ce4" office:value-type="float" office:value="-4.445583219" calcext:value-type="float">
            <text:p>-4.445583219</text:p>
          </table:table-cell>
          <table:table-cell office:value-type="float" office:value="-56.87496616" calcext:value-type="float">
            <text:p>-56.87496616</text:p>
          </table:table-cell>
          <table:table-cell office:value-type="float" office:value="-21.34883327" calcext:value-type="float">
            <text:p>-21.34883327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48" calcext:value-type="float">
            <text:p>548</text:p>
          </table:table-cell>
          <table:table-cell table:style-name="ce4" office:value-type="float" office:value="-3.553803574" calcext:value-type="float">
            <text:p>-3.553803574</text:p>
          </table:table-cell>
          <table:table-cell office:value-type="float" office:value="-56.96180113" calcext:value-type="float">
            <text:p>-56.96180113</text:p>
          </table:table-cell>
          <table:table-cell office:value-type="float" office:value="2.91119171" calcext:value-type="float">
            <text:p>2.9111917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20" calcext:value-type="float">
            <text:p>520</text:p>
          </table:table-cell>
          <table:table-cell table:style-name="ce4" office:value-type="float" office:value="-4.743377652" calcext:value-type="float">
            <text:p>-4.743377652</text:p>
          </table:table-cell>
          <table:table-cell office:value-type="float" office:value="-66.52814734" calcext:value-type="float">
            <text:p>-66.52814734</text:p>
          </table:table-cell>
          <table:table-cell office:value-type="float" office:value="-33.51402234" calcext:value-type="float">
            <text:p>-33.51402234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60" calcext:value-type="float">
            <text:p>560</text:p>
          </table:table-cell>
          <table:table-cell table:style-name="ce4" office:value-type="float" office:value="-4.299157357" calcext:value-type="float">
            <text:p>-4.299157357</text:p>
          </table:table-cell>
          <table:table-cell office:value-type="float" office:value="-66.5597112" calcext:value-type="float">
            <text:p>-66.5597112</text:p>
          </table:table-cell>
          <table:table-cell office:value-type="float" office:value="-33.44520664" calcext:value-type="float">
            <text:p>-33.44520664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90" calcext:value-type="float">
            <text:p>590</text:p>
          </table:table-cell>
          <table:table-cell table:style-name="ce4" office:value-type="float" office:value="5.894102309" calcext:value-type="float">
            <text:p>5.894102309</text:p>
          </table:table-cell>
          <table:table-cell office:value-type="float" office:value="-5.344358855" calcext:value-type="float">
            <text:p>-5.344358855</text:p>
          </table:table-cell>
          <table:table-cell office:value-type="float" office:value="4.590039557" calcext:value-type="float">
            <text:p>4.590039557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90" calcext:value-type="float">
            <text:p>590</text:p>
          </table:table-cell>
          <table:table-cell table:style-name="ce4" office:value-type="float" office:value="4.83743539" calcext:value-type="float">
            <text:p>4.83743539</text:p>
          </table:table-cell>
          <table:table-cell table:number-columns-repeated="3"/>
          <table:table-cell table:style-name="ce7"/>
          <table:table-cell/>
          <table:table-cell table:style-name="ce7"/>
        </table:table-row>
        <table:table-row table:style-name="ro3"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6.471296592" calcext:value-type="float">
            <text:p>6.471296592</text:p>
          </table:table-cell>
          <table:table-cell office:value-type="float" office:value="-6.675551801" calcext:value-type="float">
            <text:p>-6.675551801</text:p>
          </table:table-cell>
          <table:table-cell office:value-type="float" office:value="-0.9729591383" calcext:value-type="float">
            <text:p>-0.9729591383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26" calcext:value-type="float">
            <text:p>326</text:p>
          </table:table-cell>
          <table:table-cell table:style-name="ce4" office:value-type="float" office:value="7.45330049" calcext:value-type="float">
            <text:p>7.45330049</text:p>
          </table:table-cell>
          <table:table-cell office:value-type="float" office:value="-8.55095557" calcext:value-type="float">
            <text:p>-8.55095557</text:p>
          </table:table-cell>
          <table:table-cell office:value-type="float" office:value="-0.04792450112" calcext:value-type="float">
            <text:p>-0.047924501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92" calcext:value-type="float">
            <text:p>392</text:p>
          </table:table-cell>
          <table:table-cell table:style-name="ce4" office:value-type="float" office:value="-0.2427334947" calcext:value-type="float">
            <text:p>-0.2427334947</text:p>
          </table:table-cell>
          <table:table-cell office:value-type="float" office:value="-9.326231482" calcext:value-type="float">
            <text:p>-9.326231482</text:p>
          </table:table-cell>
          <table:table-cell office:value-type="float" office:value="2.002586875" calcext:value-type="float">
            <text:p>2.002586875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2.800442631" calcext:value-type="float">
            <text:p>2.800442631</text:p>
          </table:table-cell>
          <table:table-cell office:value-type="float" office:value="-62.99157557" calcext:value-type="float">
            <text:p>-62.99157557</text:p>
          </table:table-cell>
          <table:table-cell office:value-type="float" office:value="-66.01741695" calcext:value-type="float">
            <text:p>-66.01741695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84" calcext:value-type="float">
            <text:p>484</text:p>
          </table:table-cell>
          <table:table-cell table:style-name="ce4" office:value-type="float" office:value="2.466131606" calcext:value-type="float">
            <text:p>2.466131606</text:p>
          </table:table-cell>
          <table:table-cell office:value-type="float" office:value="-0.4930805605" calcext:value-type="float">
            <text:p>-0.4930805605</text:p>
          </table:table-cell>
          <table:table-cell office:value-type="float" office:value="4.603493506" calcext:value-type="float">
            <text:p>4.603493506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02" calcext:value-type="float">
            <text:p>502</text:p>
          </table:table-cell>
          <table:table-cell table:style-name="ce4" office:value-type="float" office:value="1.597355766" calcext:value-type="float">
            <text:p>1.597355766</text:p>
          </table:table-cell>
          <table:table-cell office:value-type="float" office:value="-2.77216723" calcext:value-type="float">
            <text:p>-2.77216723</text:p>
          </table:table-cell>
          <table:table-cell office:value-type="float" office:value="4.641018858" calcext:value-type="float">
            <text:p>4.641018858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96" calcext:value-type="float">
            <text:p>496</text:p>
          </table:table-cell>
          <table:table-cell table:style-name="ce4" office:value-type="float" office:value="-6.173359921" calcext:value-type="float">
            <text:p>-6.173359921</text:p>
          </table:table-cell>
          <table:table-cell office:value-type="float" office:value="-10.36159242" calcext:value-type="float">
            <text:p>-10.36159242</text:p>
          </table:table-cell>
          <table:table-cell office:value-type="float" office:value="1.75866293" calcext:value-type="float">
            <text:p>1.75866293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48" calcext:value-type="float">
            <text:p>348</text:p>
          </table:table-cell>
          <table:table-cell table:style-name="ce4" office:value-type="float" office:value="6.974878253" calcext:value-type="float">
            <text:p>6.974878253</text:p>
          </table:table-cell>
          <table:table-cell office:value-type="float" office:value="3.289591044" calcext:value-type="float">
            <text:p>3.289591044</text:p>
          </table:table-cell>
          <table:table-cell office:value-type="float" office:value="9.802844848" calcext:value-type="float">
            <text:p>9.802844848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276" calcext:value-type="float">
            <text:p>276</text:p>
          </table:table-cell>
          <table:table-cell table:style-name="ce4" office:value-type="float" office:value="-1.735727168" calcext:value-type="float">
            <text:p>-1.735727168</text:p>
          </table:table-cell>
          <table:table-cell office:value-type="float" office:value="-6.658729161" calcext:value-type="float">
            <text:p>-6.658729161</text:p>
          </table:table-cell>
          <table:table-cell office:value-type="float" office:value="3.20500235" calcext:value-type="float">
            <text:p>3.20500235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58" calcext:value-type="float">
            <text:p>558</text:p>
          </table:table-cell>
          <table:table-cell table:style-name="ce4" office:value-type="float" office:value="-2.233889651" calcext:value-type="float">
            <text:p>-2.233889651</text:p>
          </table:table-cell>
          <table:table-cell office:value-type="float" office:value="-11.99871953" calcext:value-type="float">
            <text:p>-11.99871953</text:p>
          </table:table-cell>
          <table:table-cell office:value-type="float" office:value="10.96831431" calcext:value-type="float">
            <text:p>10.9683143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-1.892189011" calcext:value-type="float">
            <text:p>-1.892189011</text:p>
          </table:table-cell>
          <table:table-cell office:value-type="float" office:value="-27.24165609" calcext:value-type="float">
            <text:p>-27.24165609</text:p>
          </table:table-cell>
          <table:table-cell office:value-type="float" office:value="-8.568210337" calcext:value-type="float">
            <text:p>-8.568210337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-1.893308064" calcext:value-type="float">
            <text:p>-1.893308064</text:p>
          </table:table-cell>
          <table:table-cell office:value-type="float" office:value="-26.51218099" calcext:value-type="float">
            <text:p>-26.51218099</text:p>
          </table:table-cell>
          <table:table-cell office:value-type="float" office:value="-10.92872653" calcext:value-type="float">
            <text:p>-10.92872653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4" office:value-type="float" office:value="0.09294041787" calcext:value-type="float">
            <text:p>0.0929404179</text:p>
          </table:table-cell>
          <table:table-cell office:value-type="float" office:value="-5.268938509" calcext:value-type="float">
            <text:p>-5.268938509</text:p>
          </table:table-cell>
          <table:table-cell office:value-type="float" office:value="1.076976169" calcext:value-type="float">
            <text:p>1.076976169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98" calcext:value-type="float">
            <text:p>398</text:p>
          </table:table-cell>
          <table:table-cell table:style-name="ce4" office:value-type="float" office:value="1.37819853" calcext:value-type="float">
            <text:p>1.37819853</text:p>
          </table:table-cell>
          <table:table-cell office:value-type="float" office:value="-3.196997885" calcext:value-type="float">
            <text:p>-3.196997885</text:p>
          </table:table-cell>
          <table:table-cell office:value-type="float" office:value="1.388007709" calcext:value-type="float">
            <text:p>1.388007709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4" office:value-type="float" office:value="-0.7566350954" calcext:value-type="float">
            <text:p>-0.7566350954</text:p>
          </table:table-cell>
          <table:table-cell office:value-type="float" office:value="-13.63538636" calcext:value-type="float">
            <text:p>-13.63538636</text:p>
          </table:table-cell>
          <table:table-cell office:value-type="float" office:value="17.68879364" calcext:value-type="float">
            <text:p>17.68879364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342" calcext:value-type="float">
            <text:p>342</text:p>
          </table:table-cell>
          <table:table-cell table:style-name="ce4" office:value-type="float" office:value="-0.4968025027" calcext:value-type="float">
            <text:p>-0.4968025027</text:p>
          </table:table-cell>
          <table:table-cell office:value-type="float" office:value="-16.23759464" calcext:value-type="float">
            <text:p>-16.23759464</text:p>
          </table:table-cell>
          <table:table-cell office:value-type="float" office:value="17.69785425" calcext:value-type="float">
            <text:p>17.69785425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0.5683776262" calcext:value-type="float">
            <text:p>0.5683776262</text:p>
          </table:table-cell>
          <table:table-cell office:value-type="float" office:value="-2.277238391" calcext:value-type="float">
            <text:p>-2.277238391</text:p>
          </table:table-cell>
          <table:table-cell office:value-type="float" office:value="4.995436301" calcext:value-type="float">
            <text:p>4.995436301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574" calcext:value-type="float">
            <text:p>574</text:p>
          </table:table-cell>
          <table:table-cell table:style-name="ce4" office:value-type="float" office:value="9.506598688" calcext:value-type="float">
            <text:p>9.506598688</text:p>
          </table:table-cell>
          <table:table-cell office:value-type="float" office:value="-1.640453382" calcext:value-type="float">
            <text:p>-1.640453382</text:p>
          </table:table-cell>
          <table:table-cell office:value-type="float" office:value="14.91889319" calcext:value-type="float">
            <text:p>14.91889319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-0.7599956675" calcext:value-type="float">
            <text:p>-0.7599956675</text:p>
          </table:table-cell>
          <table:table-cell office:value-type="float" office:value="-27.8992473" calcext:value-type="float">
            <text:p>-27.8992473</text:p>
          </table:table-cell>
          <table:table-cell office:value-type="float" office:value="-10.26281364" calcext:value-type="float">
            <text:p>-10.26281364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-0.3624954731" calcext:value-type="float">
            <text:p>-0.3624954731</text:p>
          </table:table-cell>
          <table:table-cell office:value-type="float" office:value="-27.43177829" calcext:value-type="float">
            <text:p>-27.43177829</text:p>
          </table:table-cell>
          <table:table-cell office:value-type="float" office:value="-9.774277778" calcext:value-type="float">
            <text:p>-9.774277778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12" calcext:value-type="float">
            <text:p>412</text:p>
          </table:table-cell>
          <table:table-cell table:style-name="ce4" office:value-type="float" office:value="1.736072575" calcext:value-type="float">
            <text:p>1.736072575</text:p>
          </table:table-cell>
          <table:table-cell office:value-type="float" office:value="-3.832589934" calcext:value-type="float">
            <text:p>-3.832589934</text:p>
          </table:table-cell>
          <table:table-cell office:value-type="float" office:value="3.532009439" calcext:value-type="float">
            <text:p>3.532009439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1.933760953" calcext:value-type="float">
            <text:p>1.933760953</text:p>
          </table:table-cell>
          <table:table-cell office:value-type="float" office:value="-2.952324379" calcext:value-type="float">
            <text:p>-2.952324379</text:p>
          </table:table-cell>
          <table:table-cell office:value-type="float" office:value="3.462603635" calcext:value-type="float">
            <text:p>3.462603635</text:p>
          </table:table-cell>
          <table:table-cell/>
          <table:table-cell table:style-name="ce6"/>
          <table:table-cell/>
          <table:table-cell table:style-name="ce6"/>
        </table:table-row>
        <table:table-row table:style-name="ro3">
          <table:table-cell table:style-name="ce2" office:value-type="float" office:value="216" calcext:value-type="float">
            <text:p>216</text:p>
          </table:table-cell>
          <table:table-cell table:style-name="ce4" office:value-type="float" office:value="25.5871818555008" calcext:value-type="float">
            <text:p>25.5871818555</text:p>
          </table:table-cell>
          <table:table-cell table:style-name="ce4" office:value-type="float" office:value="19.5051373052632" calcext:value-type="float">
            <text:p>19.5051373053</text:p>
          </table:table-cell>
          <table:table-cell office:value-type="float" office:value="13.0131362889984" calcext:value-type="float">
            <text:p>13.013136289</text:p>
          </table:table-cell>
          <table:table-cell table:number-columns-repeated="4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2.99726584022038" calcext:value-type="float">
            <text:p>2.9972658402</text:p>
          </table:table-cell>
          <table:table-cell table:style-name="ce4" office:value-type="float" office:value="25.0306664107486" calcext:value-type="float">
            <text:p>25.0306664107</text:p>
          </table:table-cell>
          <table:table-cell office:value-type="float" office:value="35.0550964187328" calcext:value-type="float">
            <text:p>35.0550964187</text:p>
          </table:table-cell>
          <table:table-cell table:number-columns-repeated="4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4" office:value-type="float" office:value="3.10801375554659" calcext:value-type="float">
            <text:p>3.1080137555</text:p>
          </table:table-cell>
          <table:table-cell table:style-name="ce4" office:value-type="float" office:value="85.6393707139976" calcext:value-type="float">
            <text:p>85.639370714</text:p>
          </table:table-cell>
          <table:table-cell office:value-type="float" office:value="29.3666801129488" calcext:value-type="float">
            <text:p>29.3666801129</text:p>
          </table:table-cell>
          <table:table-cell table:number-columns-repeated="4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16.7075218444846" calcext:value-type="float">
            <text:p>16.7075218445</text:p>
          </table:table-cell>
          <table:table-cell table:style-name="ce4" office:value-type="float" office:value="7.7757685352622" calcext:value-type="float">
            <text:p>7.7757685353</text:p>
          </table:table-cell>
          <table:table-cell office:value-type="float" office:value="28.8426763110307" calcext:value-type="float">
            <text:p>28.842676311</text:p>
          </table:table-cell>
          <table:table-cell table:number-columns-repeated="4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10.9952590118302" calcext:value-type="float">
            <text:p>10.9952590118</text:p>
          </table:table-cell>
          <table:table-cell table:style-name="ce4" office:value-type="float" office:value="26.7223382045929" calcext:value-type="float">
            <text:p>26.7223382046</text:p>
          </table:table-cell>
          <table:table-cell office:value-type="float" office:value="18.580375782881" calcext:value-type="float">
            <text:p>18.5803757829</text:p>
          </table:table-cell>
          <table:table-cell table:number-columns-repeated="4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20.4141498333333" calcext:value-type="float">
            <text:p>20.4141498333</text:p>
          </table:table-cell>
          <table:table-cell table:style-name="ce4" office:value-type="float" office:value="81.6666666666667" calcext:value-type="float">
            <text:p>81.6666666667</text:p>
          </table:table-cell>
          <table:table-cell office:value-type="float" office:value="25.4166666666667" calcext:value-type="float">
            <text:p>25.4166666667</text:p>
          </table:table-cell>
          <table:table-cell table:number-columns-repeated="4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" office:value-type="float" office:value="7.36821257763976" calcext:value-type="float">
            <text:p>7.3682125776</text:p>
          </table:table-cell>
          <table:table-cell table:style-name="ce4" office:value-type="float" office:value="2.32919254658384" calcext:value-type="float">
            <text:p>2.3291925466</text:p>
          </table:table-cell>
          <table:table-cell office:value-type="float" office:value="11.6071428571429" calcext:value-type="float">
            <text:p>11.6071428571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.49</text:p>
          </table:table-cell>
          <table:table-cell office:value-type="float" office:value="-0.0300000000000002" calcext:value-type="float">
            <text:p>-0.03</text:p>
          </table:table-cell>
          <table:table-cell office:value-type="float" office:value="-3.17" calcext:value-type="float">
            <text:p>-3.17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529999999999999" calcext:value-type="float">
            <text:p>0.53</text:p>
          </table:table-cell>
          <table:table-cell office:value-type="float" office:value="-0.0100000000000007" calcext:value-type="float">
            <text:p>-0.01</text:p>
          </table:table-cell>
          <table:table-cell office:value-type="float" office:value="-5.09" calcext:value-type="float">
            <text:p>-5.09</text:p>
          </table:table-cell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.73" calcext:value-type="float">
            <text:p>0.73</text:p>
          </table:table-cell>
          <table:table-cell office:value-type="float" office:value="0.00999999999999801" calcext:value-type="float">
            <text:p>0.01</text:p>
          </table:table-cell>
          <table:table-cell office:value-type="float" office:value="-7.28" calcext:value-type="float">
            <text:p>-7.28</text:p>
          </table:table-cell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.550000000000001" calcext:value-type="float">
            <text:p>0.55</text:p>
          </table:table-cell>
          <table:table-cell office:value-type="float" office:value="0.360000000000001" calcext:value-type="float">
            <text:p>0.36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.02" calcext:value-type="float">
            <text:p>1.02</text:p>
          </table:table-cell>
          <table:table-cell office:value-type="float" office:value="0.0399999999999991" calcext:value-type="float">
            <text:p>0.04</text:p>
          </table:table-cell>
          <table:table-cell office:value-type="float" office:value="2.67" calcext:value-type="float">
            <text:p>2.67</text:p>
          </table:table-cell>
          <table:table-cell table:number-columns-repeated="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.52</text:p>
          </table:table-cell>
          <table:table-cell office:value-type="float" office:value="-0.66" calcext:value-type="float">
            <text:p>-0.66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0.48" calcext:value-type="float">
            <text:p>0.48</text:p>
          </table:table-cell>
          <table:table-cell office:value-type="float" office:value="-0.169999999999998" calcext:value-type="float">
            <text:p>-0.17</text:p>
          </table:table-cell>
          <table:table-cell office:value-type="float" office:value="2.99" calcext:value-type="float">
            <text:p>2.99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.56</text:p>
          </table:table-cell>
          <table:table-cell office:value-type="float" office:value="-2.22" calcext:value-type="float">
            <text:p>-2.22</text:p>
          </table:table-cell>
          <table:table-cell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85" calcext:value-type="float">
            <text:p>0.85</text:p>
          </table:table-cell>
          <table:table-cell office:value-type="float" office:value="-2.48" calcext:value-type="float">
            <text:p>-2.48</text:p>
          </table:table-cell>
          <table:table-cell table:number-columns-repeated="5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0.65" calcext:value-type="float">
            <text:p>0.65</text:p>
          </table:table-cell>
          <table:table-cell office:value-type="float" office:value="-1.27" calcext:value-type="float">
            <text:p>-1.27</text:p>
          </table:table-cell>
          <table:table-cell table:number-columns-repeated="5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-2.9" calcext:value-type="float">
            <text:p>-2.9</text:p>
          </table:table-cell>
          <table:table-cell table:number-columns-repeated="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.46" calcext:value-type="float">
            <text:p>1.46</text:p>
          </table:table-cell>
          <table:table-cell office:value-type="float" office:value="-2.7" calcext:value-type="float">
            <text:p>-2.7</text:p>
          </table:table-cell>
          <table:table-cell table:number-columns-repeated="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27" calcext:value-type="float">
            <text:p>0.27</text:p>
          </table:table-cell>
          <table:table-cell office:value-type="float" office:value="-0.16" calcext:value-type="float">
            <text:p>-0.16</text:p>
          </table:table-cell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-0.37" calcext:value-type="float">
            <text:p>-0.37</text:p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-0.7" calcext:value-type="float">
            <text:p>-0.7</text:p>
          </table:table-cell>
          <table:table-cell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33" calcext:value-type="float">
            <text:p>0.33</text:p>
          </table:table-cell>
          <table:table-cell office:value-type="float" office:value="-0.88" calcext:value-type="float">
            <text:p>-0.88</text:p>
          </table:table-cell>
          <table:table-cell table:number-columns-repeated="5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0.45" calcext:value-type="float">
            <text:p>0.45</text:p>
          </table:table-cell>
          <table:table-cell office:value-type="float" office:value="-1.3" calcext:value-type="float">
            <text:p>-1.3</text:p>
          </table:table-cell>
          <table:table-cell table:number-columns-repeated="5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0.65" calcext:value-type="float">
            <text:p>0.65</text:p>
          </table:table-cell>
          <table:table-cell office:value-type="float" office:value="-0.71" calcext:value-type="float">
            <text:p>-0.71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float" office:value="-0.0369999999999999" calcext:value-type="float">
            <text:p>-0.037</text:p>
          </table:table-cell>
          <table:table-cell office:value-type="float" office:value="0.41" calcext:value-type="float">
            <text:p>0.41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-0.102" calcext:value-type="float">
            <text:p>-0.102</text:p>
          </table:table-cell>
          <table:table-cell office:value-type="float" office:value="0.497" calcext:value-type="float">
            <text:p>0.497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-0.175999999999999" calcext:value-type="float">
            <text:p>-0.176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843" calcext:value-type="float">
            <text:p>0.843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-0.0810000000000004" calcext:value-type="float">
            <text:p>-0.081</text:p>
          </table:table-cell>
          <table:table-cell office:value-type="float" office:value="0.606999999999999" calcext:value-type="float">
            <text:p>0.607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-0.173" calcext:value-type="float">
            <text:p>-0.173</text:p>
          </table:table-cell>
          <table:table-cell office:value-type="float" office:value="0.775" calcext:value-type="float">
            <text:p>0.775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0.0490000000000013" calcext:value-type="float">
            <text:p>0.049</text:p>
          </table:table-cell>
          <table:table-cell office:value-type="float" office:value="1.035" calcext:value-type="float">
            <text:p>1.035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-0.0219999999999994" calcext:value-type="float">
            <text:p>-0.022</text:p>
          </table:table-cell>
          <table:table-cell office:value-type="float" office:value="0.493" calcext:value-type="float">
            <text:p>0.493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4" calcext:value-type="float">
            <text:p>0.554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-0.13" calcext:value-type="float">
            <text:p>-0.13</text:p>
          </table:table-cell>
          <table:table-cell office:value-type="float" office:value="0.688" calcext:value-type="float">
            <text:p>0.688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-0.111000000000001" calcext:value-type="float">
            <text:p>-0.111</text:p>
          </table:table-cell>
          <table:table-cell office:value-type="float" office:value="0.965" calcext:value-type="float">
            <text:p>0.965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-0.254" calcext:value-type="float">
            <text:p>-0.254</text:p>
          </table:table-cell>
          <table:table-cell office:value-type="float" office:value="0.562" calcext:value-type="float">
            <text:p>0.562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-0.137" calcext:value-type="float">
            <text:p>-0.137</text:p>
          </table:table-cell>
          <table:table-cell office:value-type="float" office:value="0.728000000000001" calcext:value-type="float">
            <text:p>0.728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-0.228000000000001" calcext:value-type="float">
            <text:p>-0.228</text:p>
          </table:table-cell>
          <table:table-cell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0439999999999987" calcext:value-type="float">
            <text:p>-0.044</text:p>
          </table:table-cell>
          <table:table-cell office:value-type="float" office:value="1.12" calcext:value-type="float">
            <text:p>1.12</text:p>
          </table:table-cell>
          <table:table-cell table:number-columns-repeated="4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513999999999999" calcext:value-type="float">
            <text:p>0.514</text:p>
          </table:table-cell>
          <table:table-cell table:number-columns-repeated="4"/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office:value-type="float" office:value="0.0139999999999993" calcext:value-type="float">
            <text:p>0.014</text:p>
          </table:table-cell>
          <table:table-cell office:value-type="float" office:value="1.901" calcext:value-type="float">
            <text:p>1.901</text:p>
          </table:table-cell>
          <table:table-cell table:number-columns-repeated="4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-0.212" calcext:value-type="float">
            <text:p>-0.212</text:p>
          </table:table-cell>
          <table:table-cell office:value-type="float" office:value="0.473" calcext:value-type="float">
            <text:p>0.473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-0.265" calcext:value-type="float">
            <text:p>-0.265</text:p>
          </table:table-cell>
          <table:table-cell office:value-type="float" office:value="0.628" calcext:value-type="float">
            <text:p>0.628</text:p>
          </table:table-cell>
          <table:table-cell table:number-columns-repeated="4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0.093" calcext:value-type="float">
            <text:p>0.093</text:p>
          </table:table-cell>
          <table:table-cell office:value-type="float" office:value="1.784" calcext:value-type="float">
            <text:p>1.784</text:p>
          </table:table-cell>
          <table:table-cell table:number-columns-repeated="4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0.143000000000001" calcext:value-type="float">
            <text:p>0.143</text:p>
          </table:table-cell>
          <table:table-cell office:value-type="float" office:value="1.559" calcext:value-type="float">
            <text:p>1.559</text:p>
          </table:table-cell>
          <table:table-cell table:number-columns-repeated="4"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float" office:value="0.0899999999999999" calcext:value-type="float">
            <text:p>0.09</text:p>
          </table:table-cell>
          <table:table-cell office:value-type="float" office:value="1.866" calcext:value-type="float">
            <text:p>1.866</text:p>
          </table:table-cell>
          <table:table-cell table:number-columns-repeated="4"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float" office:value="0.088000000000001" calcext:value-type="float">
            <text:p>0.088</text:p>
          </table:table-cell>
          <table:table-cell office:value-type="float" office:value="1.797" calcext:value-type="float">
            <text:p>1.797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1.881" calcext:value-type="float">
            <text:p>-1.881</text:p>
          </table:table-cell>
          <table:table-cell office:value-type="float" office:value="-0.0830000000000002" calcext:value-type="float">
            <text:p>-0.083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2.111" calcext:value-type="float">
            <text:p>-2.111</text:p>
          </table:table-cell>
          <table:table-cell office:value-type="float" office:value="-0.155" calcext:value-type="float">
            <text:p>-0.155</text:p>
          </table:table-cell>
          <table:table-cell table:number-columns-repeated="4"/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office:value-type="float" office:value="-1.31" calcext:value-type="float">
            <text:p>-1.31</text:p>
          </table:table-cell>
          <table:table-cell office:value-type="float" office:value="1.578" calcext:value-type="float">
            <text:p>1.578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1.993" calcext:value-type="float">
            <text:p>-1.993</text:p>
          </table:table-cell>
          <table:table-cell office:value-type="float" office:value="-0.101" calcext:value-type="float">
            <text:p>-0.101</text:p>
          </table:table-cell>
          <table:table-cell table:number-columns-repeated="4"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float" office:value="-1.822" calcext:value-type="float">
            <text:p>-1.822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float" office:value="-1.807" calcext:value-type="float">
            <text:p>-1.807</text:p>
          </table:table-cell>
          <table:table-cell office:value-type="float" office:value="0.614" calcext:value-type="float">
            <text:p>0.614</text:p>
          </table:table-cell>
          <table:table-cell table:number-columns-repeated="4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float" office:value="-0.893" calcext:value-type="float">
            <text:p>-0.893</text:p>
          </table:table-cell>
          <table:table-cell office:value-type="float" office:value="0.153" calcext:value-type="float">
            <text:p>0.153</text:p>
          </table:table-cell>
          <table:table-cell table:number-columns-repeated="4"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float" office:value="-0.631" calcext:value-type="float">
            <text:p>-0.631</text:p>
          </table:table-cell>
          <table:table-cell office:value-type="float" office:value="0.611" calcext:value-type="float">
            <text:p>0.611</text:p>
          </table:table-cell>
          <table:table-cell table:number-columns-repeated="4"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office:value-type="float" office:value="-0.671" calcext:value-type="float">
            <text:p>-0.671</text:p>
          </table:table-cell>
          <table:table-cell office:value-type="float" office:value="0.483" calcext:value-type="float">
            <text:p>0.483</text:p>
          </table:table-cell>
          <table:table-cell table:number-columns-repeated="4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float" office:value="-0.954" calcext:value-type="float">
            <text:p>-0.954</text:p>
          </table:table-cell>
          <table:table-cell office:value-type="float" office:value="0.162" calcext:value-type="float">
            <text:p>0.162</text:p>
          </table:table-cell>
          <table:table-cell table:number-columns-repeated="4"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office:value-type="float" office:value="-0.192" calcext:value-type="float">
            <text:p>-0.192</text:p>
          </table:table-cell>
          <table:table-cell office:value-type="float" office:value="1.429" calcext:value-type="float">
            <text:p>1.429</text:p>
          </table:table-cell>
          <table:table-cell table:number-columns-repeated="4"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office:value-type="float" office:value="-0.0619999999999998" calcext:value-type="float">
            <text:p>-0.062</text:p>
          </table:table-cell>
          <table:table-cell office:value-type="float" office:value="1.043" calcext:value-type="float">
            <text:p>1.043</text:p>
          </table:table-cell>
          <table:table-cell table:number-columns-repeated="4"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783" calcext:value-type="float">
            <text:p>0.783</text:p>
          </table:table-cell>
          <table:table-cell table:number-columns-repeated="4"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float" office:value="-0.081" calcext:value-type="float">
            <text:p>-0.081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14" calcext:value-type="float">
            <text:p>-0.14</text:p>
          </table:table-cell>
          <table:table-cell office:value-type="float" office:value="1.135" calcext:value-type="float">
            <text:p>1.135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1.005" calcext:value-type="float">
            <text:p>-1.005</text:p>
          </table:table-cell>
          <table:table-cell office:value-type="float" office:value="0.619" calcext:value-type="float">
            <text:p>0.619</text:p>
          </table:table-cell>
          <table:table-cell table:number-columns-repeated="4"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float" office:value="-0.704" calcext:value-type="float">
            <text:p>-0.704</text:p>
          </table:table-cell>
          <table:table-cell office:value-type="float" office:value="0.548" calcext:value-type="float">
            <text:p>0.548</text:p>
          </table:table-cell>
          <table:table-cell table:number-columns-repeated="4"/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office:value-type="float" office:value="-0.593" calcext:value-type="float">
            <text:p>-0.593</text:p>
          </table:table-cell>
          <table:table-cell office:value-type="float" office:value="1.415" calcext:value-type="float">
            <text:p>1.415</text:p>
          </table:table-cell>
          <table:table-cell table:number-columns-repeated="4"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float" office:value="-0.560000000000001" calcext:value-type="float">
            <text:p>-0.56</text:p>
          </table:table-cell>
          <table:table-cell office:value-type="float" office:value="1.198" calcext:value-type="float">
            <text:p>1.198</text:p>
          </table:table-cell>
          <table:table-cell table:number-columns-repeated="4"/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office:value-type="float" office:value="-0.338" calcext:value-type="float">
            <text:p>-0.338</text:p>
          </table:table-cell>
          <table:table-cell office:value-type="float" office:value="1.058" calcext:value-type="float">
            <text:p>1.058</text:p>
          </table:table-cell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-0.146" calcext:value-type="float">
            <text:p>-0.146</text:p>
          </table:table-cell>
          <table:table-cell office:value-type="float" office:value="0.725" calcext:value-type="float">
            <text:p>0.725</text:p>
          </table:table-cell>
          <table:table-cell table:number-columns-repeated="4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float" office:value="-0.356" calcext:value-type="float">
            <text:p>-0.356</text:p>
          </table:table-cell>
          <table:table-cell office:value-type="float" office:value="0.408" calcext:value-type="float">
            <text:p>0.408</text:p>
          </table:table-cell>
          <table:table-cell table:number-columns-repeated="4"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float" office:value="-0.249" calcext:value-type="float">
            <text:p>-0.249</text:p>
          </table:table-cell>
          <table:table-cell office:value-type="float" office:value="1.409" calcext:value-type="float">
            <text:p>1.409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869" calcext:value-type="float">
            <text:p>-0.869</text:p>
          </table:table-cell>
          <table:table-cell office:value-type="float" office:value="0.299" calcext:value-type="float">
            <text:p>0.299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855" calcext:value-type="float">
            <text:p>-0.855</text:p>
          </table:table-cell>
          <table:table-cell office:value-type="float" office:value="0.356" calcext:value-type="float">
            <text:p>0.356</text:p>
          </table:table-cell>
          <table:table-cell table:number-columns-repeated="4"/>
        </table:table-row>
        <table:table-row table:style-name="ro3">
          <table:table-cell office:value-type="float" office:value="68" calcext:value-type="float">
            <text:p>68</text:p>
          </table:table-cell>
          <table:table-cell/>
          <table:table-cell office:value-type="float" office:value="-0.844" calcext:value-type="float">
            <text:p>-0.844</text:p>
          </table:table-cell>
          <table:table-cell office:value-type="float" office:value="0.332" calcext:value-type="float">
            <text:p>0.332</text:p>
          </table:table-cell>
          <table:table-cell table:number-columns-repeated="4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-0.596" calcext:value-type="float">
            <text:p>-0.596</text:p>
          </table:table-cell>
          <table:table-cell office:value-type="float" office:value="0.219" calcext:value-type="float">
            <text:p>0.219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-0.137" calcext:value-type="float">
            <text:p>-0.137</text:p>
          </table:table-cell>
          <table:table-cell office:value-type="float" office:value="0.184" calcext:value-type="float">
            <text:p>0.184</text:p>
          </table:table-cell>
          <table:table-cell table:number-columns-repeated="4"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float" office:value="-0.543" calcext:value-type="float">
            <text:p>-0.543</text:p>
          </table:table-cell>
          <table:table-cell office:value-type="float" office:value="0.561" calcext:value-type="float">
            <text:p>0.561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361" calcext:value-type="float">
            <text:p>-0.361</text:p>
          </table:table-cell>
          <table:table-cell office:value-type="float" office:value="0.609" calcext:value-type="float">
            <text:p>0.609</text:p>
          </table:table-cell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0.397" calcext:value-type="float">
            <text:p>0.397</text:p>
          </table:table-cell>
          <table:table-cell table:number-columns-repeated="4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-0.574000000000001" calcext:value-type="float">
            <text:p>-0.574</text:p>
          </table:table-cell>
          <table:table-cell office:value-type="float" office:value="0.554" calcext:value-type="float">
            <text:p>0.554</text:p>
          </table:table-cell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office:value-type="float" office:value="-0.612" calcext:value-type="float">
            <text:p>-0.612</text:p>
          </table:table-cell>
          <table:table-cell office:value-type="float" office:value="0.491" calcext:value-type="float">
            <text:p>0.491</text:p>
          </table:table-cell>
          <table:table-cell table:number-columns-repeated="4"/>
        </table:table-row>
        <table:table-row table:style-name="ro3">
          <table:table-cell office:value-type="float" office:value="76" calcext:value-type="float">
            <text:p>76</text:p>
          </table:table-cell>
          <table:table-cell/>
          <table:table-cell office:value-type="float" office:value="-0.917" calcext:value-type="float">
            <text:p>-0.917</text:p>
          </table:table-cell>
          <table:table-cell office:value-type="float" office:value="0.608" calcext:value-type="float">
            <text:p>0.608</text:p>
          </table:table-cell>
          <table:table-cell table:number-columns-repeated="4"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float" office:value="-0.221" calcext:value-type="float">
            <text:p>-0.221</text:p>
          </table:table-cell>
          <table:table-cell office:value-type="float" office:value="0.57" calcext:value-type="float">
            <text:p>0.57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-0.0230000000000001" calcext:value-type="float">
            <text:p>-0.023</text:p>
          </table:table-cell>
          <table:table-cell office:value-type="float" office:value="0.297" calcext:value-type="float">
            <text:p>0.297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float" office:value="-0.161" calcext:value-type="float">
            <text:p>-0.161</text:p>
          </table:table-cell>
          <table:table-cell office:value-type="float" office:value="0.604" calcext:value-type="float">
            <text:p>0.604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117" calcext:value-type="float">
            <text:p>-0.117</text:p>
          </table:table-cell>
          <table:table-cell office:value-type="float" office:value="1.047" calcext:value-type="float">
            <text:p>1.047</text:p>
          </table:table-cell>
          <table:table-cell table:number-columns-repeated="4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float" office:value="-0.123" calcext:value-type="float">
            <text:p>-0.123</text:p>
          </table:table-cell>
          <table:table-cell office:value-type="float" office:value="1.215" calcext:value-type="float">
            <text:p>1.215</text:p>
          </table:table-cell>
          <table:table-cell table:number-columns-repeated="4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float" office:value="-0.755" calcext:value-type="float">
            <text:p>-0.755</text:p>
          </table:table-cell>
          <table:table-cell office:value-type="float" office:value="0.59" calcext:value-type="float">
            <text:p>0.59</text:p>
          </table:table-cell>
          <table:table-cell table:number-columns-repeated="4"/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office:value-type="float" office:value="-0.169" calcext:value-type="float">
            <text:p>-0.169</text:p>
          </table:table-cell>
          <table:table-cell office:value-type="float" office:value="0.742" calcext:value-type="float">
            <text:p>0.742</text:p>
          </table:table-cell>
          <table:table-cell table:number-columns-repeated="4"/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office:value-type="float" office:value="-0.216" calcext:value-type="float">
            <text:p>-0.216</text:p>
          </table:table-cell>
          <table:table-cell office:value-type="float" office:value="0.316" calcext:value-type="float">
            <text:p>0.316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-0.584" calcext:value-type="float">
            <text:p>-0.584</text:p>
          </table:table-cell>
          <table:table-cell office:value-type="float" office:value="0.548" calcext:value-type="float">
            <text:p>0.548</text:p>
          </table:table-cell>
          <table:table-cell table:number-columns-repeated="4"/>
        </table:table-row>
      </table:table>
      <table:table table:name="prep_homo_lumo" table:style-name="ta1">
        <table:shapes>
          <draw:frame draw:z-index="0" draw:style-name="gr1" draw:text-style-name="P1" svg:width="498.73pt" svg:height="342.99pt" svg:x="30.87pt" svg:y="489.66pt">
            <loext:p draw:notify-on-update-of-ranges="prep_homo_lumo.A2:prep_homo_lumo.A37 prep_homo_lumo.B1:prep_homo_lumo.B1 prep_homo_lumo.B2:prep_homo_lumo.B37 prep_homo_lumo.A2:prep_homo_lumo.A37 prep_homo_lumo.C1:prep_homo_lumo.C1 prep_homo_lumo.C2:prep_homo_lumo.C37 prep_homo_lumo.A2:prep_homo_lumo.A37 prep_homo_lumo.D1:prep_homo_lumo.D1 prep_homo_lumo.D2:prep_homo_lumo.D37 prep_homo_lumo.A2:prep_homo_lumo.A37 prep_homo_lumo.E1:prep_homo_lumo.E1 prep_homo_lumo.E2:prep_homo_lumo.E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5"/>
        <table:table-column table:style-name="co1" table:number-columns-repeated="2" table:default-cell-style-name="Default"/>
        <table:table-row table:style-name="ro2">
          <table:table-cell table:style-name="ce14" office:value-type="string" calcext:value-type="string">
            <text:p>Gap (kcal/mol)</text:p>
          </table:table-cell>
          <table:table-cell table:style-name="ce12" office:value-type="string" calcext:value-type="string">
            <text:p>RPA (PBE)</text:p>
          </table:table-cell>
          <table:table-cell table:style-name="ce19" office:value-type="string" calcext:value-type="string">
            <text:p>MP2/CBS</text:p>
          </table:table-cell>
          <table:table-cell table:style-name="ce14" office:value-type="string" calcext:value-type="string">
            <text:p>SCS-MP2/CBS</text:p>
          </table:table-cell>
          <table:table-cell table:style-name="ce14" office:value-type="string" calcext:value-type="string">
            <text:p>SOS-MP2/CBS</text:p>
          </table:table-cell>
        </table:table-row>
        <table:table-row table:style-name="ro2">
          <table:table-cell office:value-type="float" office:value="144.20896557" calcext:value-type="float">
            <text:p>144.20896557</text:p>
          </table:table-cell>
          <table:table-cell office:value-type="float" office:value="4.36789966206897" calcext:value-type="float">
            <text:p>4.3678996621</text:p>
          </table:table-cell>
          <table:table-cell office:value-type="float" office:value="31.5434900344828" calcext:value-type="float">
            <text:p>31.5434900345</text:p>
          </table:table-cell>
          <table:table-cell office:value-type="float" office:value="0.60047793103448" calcext:value-type="float">
            <text:p>0.600477931</text:p>
          </table:table-cell>
          <table:table-cell office:value-type="float" office:value="33.3275376896552" calcext:value-type="float">
            <text:p>33.3275376897</text:p>
          </table:table-cell>
        </table:table-row>
        <table:table-row table:style-name="ro2">
          <table:table-cell office:value-type="float" office:value="207.18809535" calcext:value-type="float">
            <text:p>207.18809535</text:p>
          </table:table-cell>
          <table:table-cell office:value-type="float" office:value="13.0633919182692" calcext:value-type="float">
            <text:p>13.0633919183</text:p>
          </table:table-cell>
          <table:table-cell office:value-type="float" office:value="42.8555246153846" calcext:value-type="float">
            <text:p>42.8555246154</text:p>
          </table:table-cell>
          <table:table-cell office:value-type="float" office:value="8.84646149038462" calcext:value-type="float">
            <text:p>8.8464614904</text:p>
          </table:table-cell>
          <table:table-cell office:value-type="float" office:value="15.30254625" calcext:value-type="float">
            <text:p>15.30254625</text:p>
          </table:table-cell>
        </table:table-row>
        <table:table-row table:style-name="ro2">
          <table:table-cell office:value-type="float" office:value="187.07821152" calcext:value-type="float">
            <text:p>187.07821152</text:p>
          </table:table-cell>
          <table:table-cell office:value-type="float" office:value="25.0603890553191" calcext:value-type="float">
            <text:p>25.0603890553</text:p>
          </table:table-cell>
          <table:table-cell office:value-type="float" office:value="25.9150271914894" calcext:value-type="float">
            <text:p>25.9150271915</text:p>
          </table:table-cell>
          <table:table-cell office:value-type="float" office:value="7.55369438297872" calcext:value-type="float">
            <text:p>7.553694383</text:p>
          </table:table-cell>
          <table:table-cell office:value-type="float" office:value="48.3730276170213" calcext:value-type="float">
            <text:p>48.373027617</text:p>
          </table:table-cell>
        </table:table-row>
        <table:table-row table:style-name="ro2">
          <table:table-cell office:value-type="float" office:value="187.43496519" calcext:value-type="float">
            <text:p>187.43496519</text:p>
          </table:table-cell>
          <table:table-cell office:value-type="float" office:value="7.72470825615764" calcext:value-type="float">
            <text:p>7.7247082562</text:p>
          </table:table-cell>
          <table:table-cell office:value-type="float" office:value="40.7729861576355" calcext:value-type="float">
            <text:p>40.7729861576</text:p>
          </table:table-cell>
          <table:table-cell office:value-type="float" office:value="6.71150054187191" calcext:value-type="float">
            <text:p>6.7115005419</text:p>
          </table:table-cell>
          <table:table-cell office:value-type="float" office:value="19.5462563546798" calcext:value-type="float">
            <text:p>19.5462563547</text:p>
          </table:table-cell>
        </table:table-row>
        <table:table-row table:style-name="ro2">
          <table:table-cell office:value-type="float" office:value="160.76238198" calcext:value-type="float">
            <text:p>160.76238198</text:p>
          </table:table-cell>
          <table:table-cell office:value-type="float" office:value="3.27207800241379" calcext:value-type="float">
            <text:p>3.2720780024</text:p>
          </table:table-cell>
          <table:table-cell office:value-type="float" office:value="265.00019862069" calcext:value-type="float">
            <text:p>265.0001986207</text:p>
          </table:table-cell>
          <table:table-cell office:value-type="float" office:value="309.130771034483" calcext:value-type="float">
            <text:p>309.1307710345</text:p>
          </table:table-cell>
          <table:table-cell office:value-type="float" office:value="281.196056896552" calcext:value-type="float">
            <text:p>281.1960568966</text:p>
          </table:table-cell>
        </table:table-row>
        <table:table-row table:style-name="ro2">
          <table:table-cell office:value-type="float" office:value="135.61689819" calcext:value-type="float">
            <text:p>135.61689819</text:p>
          </table:table-cell>
          <table:table-cell office:value-type="float" office:value="21.3659200235294" calcext:value-type="float">
            <text:p>21.3659200235</text:p>
          </table:table-cell>
          <table:table-cell office:value-type="float" office:value="289.855632196078" calcext:value-type="float">
            <text:p>289.8556321961</text:p>
          </table:table-cell>
          <table:table-cell office:value-type="float" office:value="327.377808235294" calcext:value-type="float">
            <text:p>327.3778082353</text:p>
          </table:table-cell>
          <table:table-cell office:value-type="float" office:value="296.138895686274" calcext:value-type="float">
            <text:p>296.1388956863</text:p>
          </table:table-cell>
        </table:table-row>
        <table:table-row table:style-name="ro2">
          <table:table-cell office:value-type="float" office:value="167.39772351" calcext:value-type="float">
            <text:p>167.39772351</text:p>
          </table:table-cell>
          <table:table-cell office:value-type="float" office:value="3.23470306837607" calcext:value-type="float">
            <text:p>3.2347030684</text:p>
          </table:table-cell>
          <table:table-cell office:value-type="float" office:value="4.35381361823361" calcext:value-type="float">
            <text:p>4.3538136182</text:p>
          </table:table-cell>
          <table:table-cell office:value-type="float" office:value="29.1347708262108" calcext:value-type="float">
            <text:p>29.1347708262</text:p>
          </table:table-cell>
          <table:table-cell office:value-type="float" office:value="4.12093686609687" calcext:value-type="float">
            <text:p>4.1209368661</text:p>
          </table:table-cell>
        </table:table-row>
        <table:table-row table:style-name="ro2">
          <table:table-cell office:value-type="float" office:value="164.53354731" calcext:value-type="float">
            <text:p>164.53354731</text:p>
          </table:table-cell>
          <table:table-cell office:value-type="float" office:value="4.90837866304348" calcext:value-type="float">
            <text:p>4.908378663</text:p>
          </table:table-cell>
          <table:table-cell office:value-type="float" office:value="10.5502986684783" calcext:value-type="float">
            <text:p>10.5502986685</text:p>
          </table:table-cell>
          <table:table-cell office:value-type="float" office:value="39.850236875" calcext:value-type="float">
            <text:p>39.850236875</text:p>
          </table:table-cell>
          <table:table-cell office:value-type="float" office:value="4.50020578804349" calcext:value-type="float">
            <text:p>4.500205788</text:p>
          </table:table-cell>
        </table:table-row>
        <table:table-row table:style-name="ro2">
          <table:table-cell office:value-type="float" office:value="157.02995913" calcext:value-type="float">
            <text:p>157.02995913</text:p>
          </table:table-cell>
          <table:table-cell office:value-type="float" office:value="15.6534620387324" calcext:value-type="float">
            <text:p>15.6534620387</text:p>
          </table:table-cell>
          <table:table-cell office:value-type="float" office:value="100.263965352113" calcext:value-type="float">
            <text:p>100.2639653521</text:p>
          </table:table-cell>
          <table:table-cell office:value-type="float" office:value="75.1719481338028" calcext:value-type="float">
            <text:p>75.1719481338</text:p>
          </table:table-cell>
          <table:table-cell office:value-type="float" office:value="12.6259400704225" calcext:value-type="float">
            <text:p>12.6259400704</text:p>
          </table:table-cell>
        </table:table-row>
        <table:table-row table:style-name="ro2">
          <table:table-cell office:value-type="float" office:value="147.69002352" calcext:value-type="float">
            <text:p>147.69002352</text:p>
          </table:table-cell>
          <table:table-cell office:value-type="float" office:value="11.9255153489933" calcext:value-type="float">
            <text:p>11.925515349</text:p>
          </table:table-cell>
          <table:table-cell office:value-type="float" office:value="91.1469836577181" calcext:value-type="float">
            <text:p>91.1469836577</text:p>
          </table:table-cell>
          <table:table-cell office:value-type="float" office:value="9.76909969798658" calcext:value-type="float">
            <text:p>9.769099698</text:p>
          </table:table-cell>
          <table:table-cell office:value-type="float" office:value="110.227141526846" calcext:value-type="float">
            <text:p>110.2271415268</text:p>
          </table:table-cell>
        </table:table-row>
        <table:table-row table:style-name="ro2">
          <table:table-cell office:value-type="float" office:value="157.20614517" calcext:value-type="float">
            <text:p>157.20614517</text:p>
          </table:table-cell>
          <table:table-cell office:value-type="float" office:value="14.3738716727273" calcext:value-type="float">
            <text:p>14.3738716727</text:p>
          </table:table-cell>
          <table:table-cell office:value-type="float" office:value="101.600446484849" calcext:value-type="float">
            <text:p>101.6004464848</text:p>
          </table:table-cell>
          <table:table-cell office:value-type="float" office:value="101.557643454545" calcext:value-type="float">
            <text:p>101.5576434545</text:p>
          </table:table-cell>
          <table:table-cell office:value-type="float" office:value="51.5362418787879" calcext:value-type="float">
            <text:p>51.5362418788</text:p>
          </table:table-cell>
        </table:table-row>
        <table:table-row table:style-name="ro2">
          <table:table-cell office:value-type="float" office:value="148.55411919" calcext:value-type="float">
            <text:p>148.55411919</text:p>
          </table:table-cell>
          <table:table-cell office:value-type="float" office:value="12.6818801091445" calcext:value-type="float">
            <text:p>12.6818801091</text:p>
          </table:table-cell>
          <table:table-cell office:value-type="float" office:value="96.3413309734513" calcext:value-type="float">
            <text:p>96.3413309735</text:p>
          </table:table-cell>
          <table:table-cell office:value-type="float" office:value="98.6584266666667" calcext:value-type="float">
            <text:p>98.6584266667</text:p>
          </table:table-cell>
          <table:table-cell office:value-type="float" office:value="49.8169741297935" calcext:value-type="float">
            <text:p>49.8169741298</text:p>
          </table:table-cell>
        </table:table-row>
        <table:table-row table:style-name="ro2">
          <table:table-cell office:value-type="float" office:value="220.578465" calcext:value-type="float">
            <text:p>220.578465</text:p>
          </table:table-cell>
          <table:table-cell office:value-type="float" office:value="19.1366958084416" calcext:value-type="float">
            <text:p>19.1366958084</text:p>
          </table:table-cell>
          <table:table-cell office:value-type="float" office:value="82.6481855357143" calcext:value-type="float">
            <text:p>82.6481855357</text:p>
          </table:table-cell>
          <table:table-cell office:value-type="float" office:value="14.9027258441558" calcext:value-type="float">
            <text:p>14.9027258442</text:p>
          </table:table-cell>
          <table:table-cell office:value-type="float" office:value="31.0299957792208" calcext:value-type="float">
            <text:p>31.0299957792</text:p>
          </table:table-cell>
        </table:table-row>
        <table:table-row table:style-name="ro2">
          <table:table-cell office:value-type="float" office:value="221.76080247" calcext:value-type="float">
            <text:p>221.76080247</text:p>
          </table:table-cell>
          <table:table-cell office:value-type="float" office:value="15.45506514377" calcext:value-type="float">
            <text:p>15.4550651438</text:p>
          </table:table-cell>
          <table:table-cell table:number-columns-repeated="3"/>
        </table:table-row>
        <table:table-row table:style-name="ro2">
          <table:table-cell office:value-type="float" office:value="255.23661129" calcext:value-type="float">
            <text:p>255.23661129</text:p>
          </table:table-cell>
          <table:table-cell office:value-type="float" office:value="37.1913597241379" calcext:value-type="float">
            <text:p>37.1913597241</text:p>
          </table:table-cell>
          <table:table-cell office:value-type="float" office:value="61.6347597643678" calcext:value-type="float">
            <text:p>61.6347597644</text:p>
          </table:table-cell>
          <table:table-cell office:value-type="float" office:value="5.5917191954023" calcext:value-type="float">
            <text:p>5.5917191954</text:p>
          </table:table-cell>
          <table:table-cell office:value-type="float" office:value="10.7950406321839" calcext:value-type="float">
            <text:p>10.7950406322</text:p>
          </table:table-cell>
        </table:table-row>
        <table:table-row table:style-name="ro2">
          <table:table-cell office:value-type="float" office:value="264.43771968" calcext:value-type="float">
            <text:p>264.43771968</text:p>
          </table:table-cell>
          <table:table-cell office:value-type="float" office:value="29.6944242629482" calcext:value-type="float">
            <text:p>29.6944242629</text:p>
          </table:table-cell>
          <table:table-cell office:value-type="float" office:value="65.9324479282869" calcext:value-type="float">
            <text:p>65.9324479283</text:p>
          </table:table-cell>
          <table:table-cell office:value-type="float" office:value="0.190934262948195" calcext:value-type="float">
            <text:p>0.1909342629</text:p>
          </table:table-cell>
          <table:table-cell office:value-type="float" office:value="16.7473735458167" calcext:value-type="float">
            <text:p>16.7473735458</text:p>
          </table:table-cell>
        </table:table-row>
        <table:table-row table:style-name="ro2">
          <table:table-cell office:value-type="float" office:value="233.953845" calcext:value-type="float">
            <text:p>233.953845</text:p>
          </table:table-cell>
          <table:table-cell office:value-type="float" office:value="0.726746990119761" calcext:value-type="float">
            <text:p>0.7267469901</text:p>
          </table:table-cell>
          <table:table-cell office:value-type="float" office:value="72.077151251497" calcext:value-type="float">
            <text:p>72.0771512515</text:p>
          </table:table-cell>
          <table:table-cell office:value-type="float" office:value="5.99576907185628" calcext:value-type="float">
            <text:p>5.9957690719</text:p>
          </table:table-cell>
          <table:table-cell office:value-type="float" office:value="22.9550780538922" calcext:value-type="float">
            <text:p>22.9550780539</text:p>
          </table:table-cell>
        </table:table-row>
        <table:table-row table:style-name="ro2">
          <table:table-cell office:value-type="float" office:value="179.01354921" calcext:value-type="float">
            <text:p>179.01354921</text:p>
          </table:table-cell>
          <table:table-cell office:value-type="float" office:value="12.0190670858369" calcext:value-type="float">
            <text:p>12.0190670858</text:p>
          </table:table-cell>
          <table:table-cell office:value-type="float" office:value="170.350109742489" calcext:value-type="float">
            <text:p>170.3501097425</text:p>
          </table:table-cell>
          <table:table-cell office:value-type="float" office:value="283.336553433476" calcext:value-type="float">
            <text:p>283.3365534335</text:p>
          </table:table-cell>
          <table:table-cell office:value-type="float" office:value="289.829774806867" calcext:value-type="float">
            <text:p>289.8297748069</text:p>
          </table:table-cell>
        </table:table-row>
        <table:table-row table:style-name="ro2">
          <table:table-cell office:value-type="float" office:value="310.67594712" calcext:value-type="float">
            <text:p>310.67594712</text:p>
          </table:table-cell>
          <table:table-cell office:value-type="float" office:value="14.0921806057143" calcext:value-type="float">
            <text:p>14.0921806057</text:p>
          </table:table-cell>
          <table:table-cell office:value-type="float" office:value="97.1823967971429" calcext:value-type="float">
            <text:p>97.1823967971</text:p>
          </table:table-cell>
          <table:table-cell office:value-type="float" office:value="26.3056772" calcext:value-type="float">
            <text:p>26.3056772</text:p>
          </table:table-cell>
          <table:table-cell office:value-type="float" office:value="40.8673172" calcext:value-type="float">
            <text:p>40.8673172</text:p>
          </table:table-cell>
        </table:table-row>
        <table:table-row table:style-name="ro2">
          <table:table-cell office:value-type="float" office:value="307.103337" calcext:value-type="float">
            <text:p>307.103337</text:p>
          </table:table-cell>
          <table:table-cell office:value-type="float" office:value="8.31956128125" calcext:value-type="float">
            <text:p>8.3195612813</text:p>
          </table:table-cell>
          <table:table-cell office:value-type="float" office:value="85.5616290104167" calcext:value-type="float">
            <text:p>85.5616290104</text:p>
          </table:table-cell>
          <table:table-cell office:value-type="float" office:value="24.1719732291667" calcext:value-type="float">
            <text:p>24.1719732292</text:p>
          </table:table-cell>
          <table:table-cell office:value-type="float" office:value="43.47714484375" calcext:value-type="float">
            <text:p>43.4771448438</text:p>
          </table:table-cell>
        </table:table-row>
        <table:table-row table:style-name="ro2">
          <table:table-cell office:value-type="float" office:value="262.9945623" calcext:value-type="float">
            <text:p>262.9945623</text:p>
          </table:table-cell>
          <table:table-cell office:value-type="float" office:value="25.5097517396694" calcext:value-type="float">
            <text:p>25.5097517397</text:p>
          </table:table-cell>
          <table:table-cell office:value-type="float" office:value="57.1835023966942" calcext:value-type="float">
            <text:p>57.1835023967</text:p>
          </table:table-cell>
          <table:table-cell office:value-type="float" office:value="7.26720219008264" calcext:value-type="float">
            <text:p>7.2672021901</text:p>
          </table:table-cell>
          <table:table-cell office:value-type="float" office:value="32.3090525206612" calcext:value-type="float">
            <text:p>32.3090525207</text:p>
          </table:table-cell>
        </table:table-row>
        <table:table-row table:style-name="ro2">
          <table:table-cell office:value-type="float" office:value="224.19004821" calcext:value-type="float">
            <text:p>224.19004821</text:p>
          </table:table-cell>
          <table:table-cell office:value-type="float" office:value="16.3729536455399" calcext:value-type="float">
            <text:p>16.3729536455</text:p>
          </table:table-cell>
          <table:table-cell office:value-type="float" office:value="107.722044704225" calcext:value-type="float">
            <text:p>107.7220447042</text:p>
          </table:table-cell>
          <table:table-cell office:value-type="float" office:value="23.0113728873239" calcext:value-type="float">
            <text:p>23.0113728873</text:p>
          </table:table-cell>
          <table:table-cell office:value-type="float" office:value="30.6560369953052" calcext:value-type="float">
            <text:p>30.6560369953</text:p>
          </table:table-cell>
        </table:table-row>
        <table:table-row table:style-name="ro2">
          <table:table-cell office:value-type="float" office:value="162.77929704" calcext:value-type="float">
            <text:p>162.77929704</text:p>
          </table:table-cell>
          <table:table-cell office:value-type="float" office:value="2.83152882218597" calcext:value-type="float">
            <text:p>2.8315288222</text:p>
          </table:table-cell>
          <table:table-cell office:value-type="float" office:value="89.1374728205546" calcext:value-type="float">
            <text:p>89.1374728206</text:p>
          </table:table-cell>
          <table:table-cell office:value-type="float" office:value="5.2283888254486" calcext:value-type="float">
            <text:p>5.2283888254</text:p>
          </table:table-cell>
          <table:table-cell office:value-type="float" office:value="13.2738468026101" calcext:value-type="float">
            <text:p>13.2738468026</text:p>
          </table:table-cell>
        </table:table-row>
        <table:table-row table:style-name="ro2">
          <table:table-cell office:value-type="float" office:value="304.79562273" calcext:value-type="float">
            <text:p>304.79562273</text:p>
          </table:table-cell>
          <table:table-cell office:value-type="float" office:value="1.64862704870849" calcext:value-type="float">
            <text:p>1.6486270487</text:p>
          </table:table-cell>
          <table:table-cell office:value-type="float" office:value="91.1448564354243" calcext:value-type="float">
            <text:p>91.1448564354</text:p>
          </table:table-cell>
          <table:table-cell office:value-type="float" office:value="8.09469690036901" calcext:value-type="float">
            <text:p>8.0946969004</text:p>
          </table:table-cell>
          <table:table-cell office:value-type="float" office:value="16.569617195572" calcext:value-type="float">
            <text:p>16.5696171956</text:p>
          </table:table-cell>
        </table:table-row>
        <table:table-row table:style-name="ro2">
          <table:table-cell office:value-type="float" office:value="165.27980127" calcext:value-type="float">
            <text:p>165.27980127</text:p>
          </table:table-cell>
          <table:table-cell office:value-type="float" office:value="7.27765004230769" calcext:value-type="float">
            <text:p>7.2776500423</text:p>
          </table:table-cell>
          <table:table-cell office:value-type="float" office:value="4.77560034615384" calcext:value-type="float">
            <text:p>4.7756003462</text:p>
          </table:table-cell>
          <table:table-cell office:value-type="float" office:value="32.9546551538462" calcext:value-type="float">
            <text:p>32.9546551538</text:p>
          </table:table-cell>
          <table:table-cell office:value-type="float" office:value="2.9558171923077" calcext:value-type="float">
            <text:p>2.9558171923</text:p>
          </table:table-cell>
        </table:table-row>
        <table:table-row table:style-name="ro2">
          <table:table-cell office:value-type="float" office:value="171.91122243" calcext:value-type="float">
            <text:p>171.91122243</text:p>
          </table:table-cell>
          <table:table-cell office:value-type="float" office:value="7.33840334883721" calcext:value-type="float">
            <text:p>7.3384033488</text:p>
          </table:table-cell>
          <table:table-cell table:style-name="ce20" office:value-type="float" office:value="2.76039143410853" calcext:value-type="float">
            <text:p>2.7603914341</text:p>
          </table:table-cell>
          <table:table-cell office:value-type="float" office:value="42.3594051550388" calcext:value-type="float">
            <text:p>42.359405155</text:p>
          </table:table-cell>
          <table:table-cell office:value-type="float" office:value="12.1589113953488" calcext:value-type="float">
            <text:p>12.1589113953</text:p>
          </table:table-cell>
        </table:table-row>
        <table:table-row table:style-name="ro2">
          <table:table-cell office:value-type="float" office:value="296.0115734" calcext:value-type="float">
            <text:p>296.0115734</text:p>
          </table:table-cell>
          <table:table-cell office:value-type="float" office:value="0.113066201788321" calcext:value-type="float">
            <text:p>0.1130662018</text:p>
          </table:table-cell>
          <table:table-cell office:value-type="float" office:value="93.5900991374696" calcext:value-type="float">
            <text:p>93.5900991375</text:p>
          </table:table-cell>
          <table:table-cell office:value-type="float" office:value="1.31018998783456" calcext:value-type="float">
            <text:p>1.3101899878</text:p>
          </table:table-cell>
          <table:table-cell office:value-type="float" office:value="5.17023562043795" calcext:value-type="float">
            <text:p>5.1702356204</text:p>
          </table:table-cell>
        </table:table-row>
        <table:table-row table:style-name="ro2">
          <table:table-cell office:value-type="float" office:value="296.23076733" calcext:value-type="float">
            <text:p>296.23076733</text:p>
          </table:table-cell>
          <table:table-cell office:value-type="float" office:value="1.72059741573034" calcext:value-type="float">
            <text:p>1.7205974157</text:p>
          </table:table-cell>
          <table:table-cell office:value-type="float" office:value="96.0087417166042" calcext:value-type="float">
            <text:p>96.0087417166</text:p>
          </table:table-cell>
          <table:table-cell office:value-type="float" office:value="1.73284358302122" calcext:value-type="float">
            <text:p>1.732843583</text:p>
          </table:table-cell>
          <table:table-cell office:value-type="float" office:value="316.59993545568" calcext:value-type="float">
            <text:p>316.5999354557</text:p>
          </table:table-cell>
        </table:table-row>
        <table:table-row table:style-name="ro2">
          <table:table-cell office:value-type="float" office:value="213.64079376" calcext:value-type="float">
            <text:p>213.64079376</text:p>
          </table:table-cell>
          <table:table-cell office:value-type="float" office:value="1.41427120635514" calcext:value-type="float">
            <text:p>1.4142712064</text:p>
          </table:table-cell>
          <table:table-cell office:value-type="float" office:value="74.5132965233645" calcext:value-type="float">
            <text:p>74.5132965234</text:p>
          </table:table-cell>
          <table:table-cell office:value-type="float" office:value="33.063165682243" calcext:value-type="float">
            <text:p>33.0631656822</text:p>
          </table:table-cell>
          <table:table-cell office:value-type="float" office:value="62.3381003738318" calcext:value-type="float">
            <text:p>62.3381003738</text:p>
          </table:table-cell>
        </table:table-row>
        <table:table-row table:style-name="ro2">
          <table:table-cell office:value-type="float" office:value="212.48382339" calcext:value-type="float">
            <text:p>212.48382339</text:p>
          </table:table-cell>
          <table:table-cell office:value-type="float" office:value="1.0077129872211" calcext:value-type="float">
            <text:p>1.0077129872</text:p>
          </table:table-cell>
          <table:table-cell office:value-type="float" office:value="67.0637025557809" calcext:value-type="float">
            <text:p>67.0637025558</text:p>
          </table:table-cell>
          <table:table-cell office:value-type="float" office:value="35.8982844827586" calcext:value-type="float">
            <text:p>35.8982844828</text:p>
          </table:table-cell>
          <table:table-cell office:value-type="float" office:value="70.3155755172414" calcext:value-type="float">
            <text:p>70.3155755172</text:p>
          </table:table-cell>
        </table:table-row>
        <table:table-row table:style-name="ro2">
          <table:table-cell office:value-type="float" office:value="164.05987437" calcext:value-type="float">
            <text:p>164.05987437</text:p>
          </table:table-cell>
          <table:table-cell office:value-type="float" office:value="0.844543278157504" calcext:value-type="float">
            <text:p>0.8445432782</text:p>
          </table:table-cell>
          <table:table-cell office:value-type="float" office:value="96.6162876805349" calcext:value-type="float">
            <text:p>96.6162876805</text:p>
          </table:table-cell>
          <table:table-cell office:value-type="float" office:value="7.42263937592867" calcext:value-type="float">
            <text:p>7.4226393759</text:p>
          </table:table-cell>
          <table:table-cell office:value-type="float" office:value="12.8258150817236" calcext:value-type="float">
            <text:p>12.8258150817</text:p>
          </table:table-cell>
        </table:table-row>
        <table:table-row table:style-name="ro2">
          <table:table-cell office:value-type="float" office:value="186.43849938" calcext:value-type="float">
            <text:p>186.43849938</text:p>
          </table:table-cell>
          <table:table-cell office:value-type="float" office:value="12.608221071618" calcext:value-type="float">
            <text:p>12.6082210716</text:p>
          </table:table-cell>
          <table:table-cell office:value-type="float" office:value="97.8243323846154" calcext:value-type="float">
            <text:p>97.8243323846</text:p>
          </table:table-cell>
          <table:table-cell office:value-type="float" office:value="19.7863304907162" calcext:value-type="float">
            <text:p>19.7863304907</text:p>
          </table:table-cell>
          <table:table-cell office:value-type="float" office:value="30.7673293766578" calcext:value-type="float">
            <text:p>30.7673293767</text:p>
          </table:table-cell>
        </table:table-row>
        <table:table-row table:style-name="ro2">
          <table:table-cell office:value-type="float" office:value="167.08686123" calcext:value-type="float">
            <text:p>167.08686123</text:p>
          </table:table-cell>
          <table:table-cell office:value-type="float" office:value="2.6116689604811" calcext:value-type="float">
            <text:p>2.6116689605</text:p>
          </table:table-cell>
          <table:table-cell office:value-type="float" office:value="4.12629793814434" calcext:value-type="float">
            <text:p>4.1262979381</text:p>
          </table:table-cell>
          <table:table-cell office:value-type="float" office:value="35.2674008247423" calcext:value-type="float">
            <text:p>35.2674008247</text:p>
          </table:table-cell>
          <table:table-cell office:value-type="float" office:value="4.96425010309278" calcext:value-type="float">
            <text:p>4.9642501031</text:p>
          </table:table-cell>
        </table:table-row>
        <table:table-row table:style-name="ro2">
          <table:table-cell office:value-type="float" office:value="166.9708644" calcext:value-type="float">
            <text:p>166.9708644</text:p>
          </table:table-cell>
          <table:table-cell office:value-type="float" office:value="1.23297779965986" calcext:value-type="float">
            <text:p>1.2329777997</text:p>
          </table:table-cell>
          <table:table-cell office:value-type="float" office:value="6.69463166666666" calcext:value-type="float">
            <text:p>6.6946316667</text:p>
          </table:table-cell>
          <table:table-cell office:value-type="float" office:value="33.2458427891156" calcext:value-type="float">
            <text:p>33.2458427891</text:p>
          </table:table-cell>
          <table:table-cell office:value-type="float" office:value="3.21608013605443" calcext:value-type="float">
            <text:p>3.2160801361</text:p>
          </table:table-cell>
        </table:table-row>
        <table:table-row table:style-name="ro2">
          <table:table-cell office:value-type="float" office:value="196.38655356" calcext:value-type="float">
            <text:p>196.38655356</text:p>
          </table:table-cell>
          <table:table-cell office:value-type="float" office:value="4.78256907713499" calcext:value-type="float">
            <text:p>4.7825690771</text:p>
          </table:table-cell>
          <table:table-cell office:value-type="float" office:value="89.4419010082645" calcext:value-type="float">
            <text:p>89.4419010083</text:p>
          </table:table-cell>
          <table:table-cell office:value-type="float" office:value="9.730053553719" calcext:value-type="float">
            <text:p>9.7300535537</text:p>
          </table:table-cell>
          <table:table-cell office:value-type="float" office:value="19.8741292837466" calcext:value-type="float">
            <text:p>19.8741292837</text:p>
          </table:table-cell>
        </table:table-row>
        <table:table-row table:style-name="ro2">
          <table:table-cell office:value-type="float" office:value="196.5143115" calcext:value-type="float">
            <text:p>196.5143115</text:p>
          </table:table-cell>
          <table:table-cell office:value-type="float" office:value="6.043002978125" calcext:value-type="float">
            <text:p>6.0430029781</text:p>
          </table:table-cell>
          <table:table-cell office:value-type="float" office:value="90.773986315625" calcext:value-type="float">
            <text:p>90.7739863156</text:p>
          </table:table-cell>
          <table:table-cell office:value-type="float" office:value="10.82063634375" calcext:value-type="float">
            <text:p>10.8206363438</text:p>
          </table:table-cell>
          <table:table-cell office:value-type="float" office:value="20.84396196875" calcext:value-type="float">
            <text:p>20.8439619688</text:p>
          </table:table-cell>
        </table:table-row>
      </table:table>
      <table:table table:name="prep_s30l_percent" table:style-name="ta1">
        <table:shapes>
          <draw:frame draw:z-index="0" draw:style-name="gr1" draw:text-style-name="P1" svg:width="453.51pt" svg:height="255.09pt" svg:x="60.29pt" svg:y="436.9pt">
            <loext:p draw:notify-on-update-of-ranges="prep_s30l_percent.A2:prep_s30l_percent.A31 prep_s30l_percent.B1:prep_s30l_percent.B1 prep_s30l_percent.B2:prep_s30l_percent.B31 prep_s30l_percent.A2:prep_s30l_percent.A31 prep_s30l_percent.C1:prep_s30l_percent.C1 prep_s30l_percent.C2:prep_s30l_percent.C31 prep_s30l_percent.A2:prep_s30l_percent.A31 prep_s30l_percent.D1:prep_s30l_percent.D1 prep_s30l_percent.D2:prep_s30l_percent.D31 prep_s30l_percent.A2:prep_s30l_percent.A31 prep_s30l_percent.E1:prep_s30l_percent.E1 prep_s30l_percent.E2:prep_s30l_percent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5"/>
        <table:table-column table:style-name="co1" table:number-columns-repeated="2" table:default-cell-style-name="Default"/>
        <table:table-row table:style-name="ro2">
          <table:table-cell table:style-name="ce14" office:value-type="string" calcext:value-type="string">
            <text:p>Compound</text:p>
          </table:table-cell>
          <table:table-cell table:style-name="ce12" office:value-type="string" calcext:value-type="string">
            <text:p>RPA (PBE)</text:p>
          </table:table-cell>
          <table:table-cell table:style-name="ce19" office:value-type="string" calcext:value-type="string">
            <text:p>MP2/CBS</text:p>
          </table:table-cell>
          <table:table-cell table:style-name="ce14" office:value-type="string" calcext:value-type="string">
            <text:p>SCS-MP2/CBS</text:p>
          </table:table-cell>
          <table:table-cell table:style-name="ce14" office:value-type="string" calcext:value-type="string">
            <text:p>SOS-MP2/CB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36789966206897" calcext:value-type="float">
            <text:p>4.3678996621</text:p>
          </table:table-cell>
          <table:table-cell office:value-type="float" office:value="31.5434900344828" calcext:value-type="float">
            <text:p>31.5434900345</text:p>
          </table:table-cell>
          <table:table-cell office:value-type="float" office:value="0.60047793103448" calcext:value-type="float">
            <text:p>0.600477931</text:p>
          </table:table-cell>
          <table:table-cell office:value-type="float" office:value="33.3275376896552" calcext:value-type="float">
            <text:p>33.327537689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.0633919182692" calcext:value-type="float">
            <text:p>13.0633919183</text:p>
          </table:table-cell>
          <table:table-cell office:value-type="float" office:value="42.8555246153846" calcext:value-type="float">
            <text:p>42.8555246154</text:p>
          </table:table-cell>
          <table:table-cell office:value-type="float" office:value="8.84646149038462" calcext:value-type="float">
            <text:p>8.8464614904</text:p>
          </table:table-cell>
          <table:table-cell office:value-type="float" office:value="15.30254625" calcext:value-type="float">
            <text:p>15.302546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.0603890553191" calcext:value-type="float">
            <text:p>25.0603890553</text:p>
          </table:table-cell>
          <table:table-cell office:value-type="float" office:value="25.9150271914894" calcext:value-type="float">
            <text:p>25.9150271915</text:p>
          </table:table-cell>
          <table:table-cell office:value-type="float" office:value="7.55369438297872" calcext:value-type="float">
            <text:p>7.553694383</text:p>
          </table:table-cell>
          <table:table-cell office:value-type="float" office:value="48.3730276170213" calcext:value-type="float">
            <text:p>48.37302761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72470825615764" calcext:value-type="float">
            <text:p>7.7247082562</text:p>
          </table:table-cell>
          <table:table-cell office:value-type="float" office:value="40.7729861576355" calcext:value-type="float">
            <text:p>40.7729861576</text:p>
          </table:table-cell>
          <table:table-cell office:value-type="float" office:value="6.71150054187191" calcext:value-type="float">
            <text:p>6.7115005419</text:p>
          </table:table-cell>
          <table:table-cell office:value-type="float" office:value="19.5462563546798" calcext:value-type="float">
            <text:p>19.546256354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27207800241379" calcext:value-type="float">
            <text:p>3.2720780024</text:p>
          </table:table-cell>
          <table:table-cell office:value-type="float" office:value="265.00019862069" calcext:value-type="float">
            <text:p>265.0001986207</text:p>
          </table:table-cell>
          <table:table-cell office:value-type="float" office:value="309.130771034483" calcext:value-type="float">
            <text:p>309.1307710345</text:p>
          </table:table-cell>
          <table:table-cell office:value-type="float" office:value="281.196056896552" calcext:value-type="float">
            <text:p>281.196056896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1.3659200235294" calcext:value-type="float">
            <text:p>21.3659200235</text:p>
          </table:table-cell>
          <table:table-cell office:value-type="float" office:value="289.855632196078" calcext:value-type="float">
            <text:p>289.8556321961</text:p>
          </table:table-cell>
          <table:table-cell office:value-type="float" office:value="327.377808235294" calcext:value-type="float">
            <text:p>327.3778082353</text:p>
          </table:table-cell>
          <table:table-cell office:value-type="float" office:value="296.138895686274" calcext:value-type="float">
            <text:p>296.138895686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.23470306837607" calcext:value-type="float">
            <text:p>3.2347030684</text:p>
          </table:table-cell>
          <table:table-cell office:value-type="float" office:value="4.35381361823361" calcext:value-type="float">
            <text:p>4.3538136182</text:p>
          </table:table-cell>
          <table:table-cell office:value-type="float" office:value="29.1347708262108" calcext:value-type="float">
            <text:p>29.1347708262</text:p>
          </table:table-cell>
          <table:table-cell office:value-type="float" office:value="4.12093686609687" calcext:value-type="float">
            <text:p>4.120936866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.90837866304348" calcext:value-type="float">
            <text:p>4.908378663</text:p>
          </table:table-cell>
          <table:table-cell office:value-type="float" office:value="10.5502986684783" calcext:value-type="float">
            <text:p>10.5502986685</text:p>
          </table:table-cell>
          <table:table-cell office:value-type="float" office:value="39.850236875" calcext:value-type="float">
            <text:p>39.850236875</text:p>
          </table:table-cell>
          <table:table-cell office:value-type="float" office:value="4.50020578804349" calcext:value-type="float">
            <text:p>4.50020578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.6534620387324" calcext:value-type="float">
            <text:p>15.6534620387</text:p>
          </table:table-cell>
          <table:table-cell office:value-type="float" office:value="100.263965352113" calcext:value-type="float">
            <text:p>100.2639653521</text:p>
          </table:table-cell>
          <table:table-cell office:value-type="float" office:value="75.1719481338028" calcext:value-type="float">
            <text:p>75.1719481338</text:p>
          </table:table-cell>
          <table:table-cell office:value-type="float" office:value="12.6259400704225" calcext:value-type="float">
            <text:p>12.625940070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.9255153489933" calcext:value-type="float">
            <text:p>11.925515349</text:p>
          </table:table-cell>
          <table:table-cell office:value-type="float" office:value="91.1469836577181" calcext:value-type="float">
            <text:p>91.1469836577</text:p>
          </table:table-cell>
          <table:table-cell office:value-type="float" office:value="9.76909969798658" calcext:value-type="float">
            <text:p>9.769099698</text:p>
          </table:table-cell>
          <table:table-cell office:value-type="float" office:value="110.227141526846" calcext:value-type="float">
            <text:p>110.227141526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.3738716727273" calcext:value-type="float">
            <text:p>14.3738716727</text:p>
          </table:table-cell>
          <table:table-cell office:value-type="float" office:value="101.600446484849" calcext:value-type="float">
            <text:p>101.6004464848</text:p>
          </table:table-cell>
          <table:table-cell office:value-type="float" office:value="101.557643454545" calcext:value-type="float">
            <text:p>101.5576434545</text:p>
          </table:table-cell>
          <table:table-cell office:value-type="float" office:value="51.5362418787879" calcext:value-type="float">
            <text:p>51.536241878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.6818801091445" calcext:value-type="float">
            <text:p>12.6818801091</text:p>
          </table:table-cell>
          <table:table-cell office:value-type="float" office:value="96.3413309734513" calcext:value-type="float">
            <text:p>96.3413309735</text:p>
          </table:table-cell>
          <table:table-cell office:value-type="float" office:value="98.6584266666667" calcext:value-type="float">
            <text:p>98.6584266667</text:p>
          </table:table-cell>
          <table:table-cell office:value-type="float" office:value="49.8169741297935" calcext:value-type="float">
            <text:p>49.816974129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.1366958084416" calcext:value-type="float">
            <text:p>19.1366958084</text:p>
          </table:table-cell>
          <table:table-cell office:value-type="float" office:value="82.6481855357143" calcext:value-type="float">
            <text:p>82.6481855357</text:p>
          </table:table-cell>
          <table:table-cell office:value-type="float" office:value="14.9027258441558" calcext:value-type="float">
            <text:p>14.9027258442</text:p>
          </table:table-cell>
          <table:table-cell office:value-type="float" office:value="31.0299957792208" calcext:value-type="float">
            <text:p>31.029995779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5.45506514377" calcext:value-type="float">
            <text:p>15.4550651438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7.1913597241379" calcext:value-type="float">
            <text:p>37.1913597241</text:p>
          </table:table-cell>
          <table:table-cell office:value-type="float" office:value="61.6347597643678" calcext:value-type="float">
            <text:p>61.6347597644</text:p>
          </table:table-cell>
          <table:table-cell office:value-type="float" office:value="5.5917191954023" calcext:value-type="float">
            <text:p>5.5917191954</text:p>
          </table:table-cell>
          <table:table-cell office:value-type="float" office:value="10.7950406321839" calcext:value-type="float">
            <text:p>10.795040632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9.6944242629482" calcext:value-type="float">
            <text:p>29.6944242629</text:p>
          </table:table-cell>
          <table:table-cell office:value-type="float" office:value="65.9324479282869" calcext:value-type="float">
            <text:p>65.9324479283</text:p>
          </table:table-cell>
          <table:table-cell office:value-type="float" office:value="0.190934262948195" calcext:value-type="float">
            <text:p>0.1909342629</text:p>
          </table:table-cell>
          <table:table-cell office:value-type="float" office:value="16.7473735458167" calcext:value-type="float">
            <text:p>16.7473735458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0.726746990119761" calcext:value-type="float">
            <text:p>0.7267469901</text:p>
          </table:table-cell>
          <table:table-cell office:value-type="float" office:value="72.077151251497" calcext:value-type="float">
            <text:p>72.0771512515</text:p>
          </table:table-cell>
          <table:table-cell office:value-type="float" office:value="5.99576907185628" calcext:value-type="float">
            <text:p>5.9957690719</text:p>
          </table:table-cell>
          <table:table-cell office:value-type="float" office:value="22.9550780538922" calcext:value-type="float">
            <text:p>22.9550780539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2.0190670858369" calcext:value-type="float">
            <text:p>12.0190670858</text:p>
          </table:table-cell>
          <table:table-cell office:value-type="float" office:value="170.350109742489" calcext:value-type="float">
            <text:p>170.3501097425</text:p>
          </table:table-cell>
          <table:table-cell office:value-type="float" office:value="283.336553433476" calcext:value-type="float">
            <text:p>283.3365534335</text:p>
          </table:table-cell>
          <table:table-cell office:value-type="float" office:value="289.829774806867" calcext:value-type="float">
            <text:p>289.8297748069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4.0921806057143" calcext:value-type="float">
            <text:p>14.0921806057</text:p>
          </table:table-cell>
          <table:table-cell office:value-type="float" office:value="97.1823967971429" calcext:value-type="float">
            <text:p>97.1823967971</text:p>
          </table:table-cell>
          <table:table-cell office:value-type="float" office:value="26.3056772" calcext:value-type="float">
            <text:p>26.3056772</text:p>
          </table:table-cell>
          <table:table-cell office:value-type="float" office:value="40.8673172" calcext:value-type="float">
            <text:p>40.867317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8.31956128125" calcext:value-type="float">
            <text:p>8.3195612813</text:p>
          </table:table-cell>
          <table:table-cell office:value-type="float" office:value="85.5616290104167" calcext:value-type="float">
            <text:p>85.5616290104</text:p>
          </table:table-cell>
          <table:table-cell office:value-type="float" office:value="24.1719732291667" calcext:value-type="float">
            <text:p>24.1719732292</text:p>
          </table:table-cell>
          <table:table-cell office:value-type="float" office:value="43.47714484375" calcext:value-type="float">
            <text:p>43.477144843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5.5097517396694" calcext:value-type="float">
            <text:p>25.5097517397</text:p>
          </table:table-cell>
          <table:table-cell office:value-type="float" office:value="57.1835023966942" calcext:value-type="float">
            <text:p>57.1835023967</text:p>
          </table:table-cell>
          <table:table-cell office:value-type="float" office:value="7.26720219008264" calcext:value-type="float">
            <text:p>7.2672021901</text:p>
          </table:table-cell>
          <table:table-cell office:value-type="float" office:value="32.3090525206612" calcext:value-type="float">
            <text:p>32.3090525207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6.3729536455399" calcext:value-type="float">
            <text:p>16.3729536455</text:p>
          </table:table-cell>
          <table:table-cell office:value-type="float" office:value="107.722044704225" calcext:value-type="float">
            <text:p>107.7220447042</text:p>
          </table:table-cell>
          <table:table-cell office:value-type="float" office:value="23.0113728873239" calcext:value-type="float">
            <text:p>23.0113728873</text:p>
          </table:table-cell>
          <table:table-cell office:value-type="float" office:value="30.6560369953052" calcext:value-type="float">
            <text:p>30.656036995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.83152882218597" calcext:value-type="float">
            <text:p>2.8315288222</text:p>
          </table:table-cell>
          <table:table-cell office:value-type="float" office:value="89.1374728205546" calcext:value-type="float">
            <text:p>89.1374728206</text:p>
          </table:table-cell>
          <table:table-cell office:value-type="float" office:value="5.2283888254486" calcext:value-type="float">
            <text:p>5.2283888254</text:p>
          </table:table-cell>
          <table:table-cell office:value-type="float" office:value="13.2738468026101" calcext:value-type="float">
            <text:p>13.2738468026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.64862704870849" calcext:value-type="float">
            <text:p>1.6486270487</text:p>
          </table:table-cell>
          <table:table-cell office:value-type="float" office:value="91.1448564354243" calcext:value-type="float">
            <text:p>91.1448564354</text:p>
          </table:table-cell>
          <table:table-cell office:value-type="float" office:value="8.09469690036901" calcext:value-type="float">
            <text:p>8.0946969004</text:p>
          </table:table-cell>
          <table:table-cell office:value-type="float" office:value="16.569617195572" calcext:value-type="float">
            <text:p>16.569617195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.27765004230769" calcext:value-type="float">
            <text:p>7.2776500423</text:p>
          </table:table-cell>
          <table:table-cell office:value-type="float" office:value="4.77560034615384" calcext:value-type="float">
            <text:p>4.7756003462</text:p>
          </table:table-cell>
          <table:table-cell office:value-type="float" office:value="32.9546551538462" calcext:value-type="float">
            <text:p>32.9546551538</text:p>
          </table:table-cell>
          <table:table-cell office:value-type="float" office:value="2.9558171923077" calcext:value-type="float">
            <text:p>2.955817192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.33840334883721" calcext:value-type="float">
            <text:p>7.3384033488</text:p>
          </table:table-cell>
          <table:table-cell table:style-name="ce20" office:value-type="float" office:value="2.76039143410853" calcext:value-type="float">
            <text:p>2.7603914341</text:p>
          </table:table-cell>
          <table:table-cell office:value-type="float" office:value="42.3594051550388" calcext:value-type="float">
            <text:p>42.359405155</text:p>
          </table:table-cell>
          <table:table-cell office:value-type="float" office:value="12.1589113953488" calcext:value-type="float">
            <text:p>12.1589113953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0.113066201788321" calcext:value-type="float">
            <text:p>0.1130662018</text:p>
          </table:table-cell>
          <table:table-cell office:value-type="float" office:value="93.5900991374696" calcext:value-type="float">
            <text:p>93.5900991375</text:p>
          </table:table-cell>
          <table:table-cell office:value-type="float" office:value="1.31018998783456" calcext:value-type="float">
            <text:p>1.3101899878</text:p>
          </table:table-cell>
          <table:table-cell office:value-type="float" office:value="5.17023562043795" calcext:value-type="float">
            <text:p>5.170235620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.72059741573034" calcext:value-type="float">
            <text:p>1.7205974157</text:p>
          </table:table-cell>
          <table:table-cell office:value-type="float" office:value="96.0087417166042" calcext:value-type="float">
            <text:p>96.0087417166</text:p>
          </table:table-cell>
          <table:table-cell office:value-type="float" office:value="1.73284358302122" calcext:value-type="float">
            <text:p>1.732843583</text:p>
          </table:table-cell>
          <table:table-cell office:value-type="float" office:value="316.59993545568" calcext:value-type="float">
            <text:p>316.5999354557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.41427120635514" calcext:value-type="float">
            <text:p>1.4142712064</text:p>
          </table:table-cell>
          <table:table-cell office:value-type="float" office:value="74.5132965233645" calcext:value-type="float">
            <text:p>74.5132965234</text:p>
          </table:table-cell>
          <table:table-cell office:value-type="float" office:value="33.063165682243" calcext:value-type="float">
            <text:p>33.0631656822</text:p>
          </table:table-cell>
          <table:table-cell office:value-type="float" office:value="62.3381003738318" calcext:value-type="float">
            <text:p>62.3381003738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.0077129872211" calcext:value-type="float">
            <text:p>1.0077129872</text:p>
          </table:table-cell>
          <table:table-cell office:value-type="float" office:value="67.0637025557809" calcext:value-type="float">
            <text:p>67.0637025558</text:p>
          </table:table-cell>
          <table:table-cell office:value-type="float" office:value="35.8982844827586" calcext:value-type="float">
            <text:p>35.8982844828</text:p>
          </table:table-cell>
          <table:table-cell office:value-type="float" office:value="70.3155755172414" calcext:value-type="float">
            <text:p>70.3155755172</text:p>
          </table:table-cell>
        </table:table-row>
      </table:table>
      <table:table table:name="prep_s30l_kcal" table:style-name="ta1">
        <table:shapes>
          <draw:frame draw:z-index="0" draw:style-name="gr1" draw:text-style-name="P1" svg:width="453.51pt" svg:height="255.09pt" svg:x="38.07pt" svg:y="406.94pt">
            <loext:p draw:notify-on-update-of-ranges="prep_s30l_kcal.A2:prep_s30l_kcal.A31 prep_s30l_kcal.B1:prep_s30l_kcal.B1 prep_s30l_kcal.B2:prep_s30l_kcal.B31 prep_s30l_kcal.A2:prep_s30l_kcal.A31 prep_s30l_kcal.C1:prep_s30l_kcal.C1 prep_s30l_kcal.C2:prep_s30l_kcal.C31 prep_s30l_kcal.A2:prep_s30l_kcal.A31 prep_s30l_kcal.D1:prep_s30l_kcal.D1 prep_s30l_kcal.D2:prep_s30l_kcal.D31 prep_s30l_kcal.A2:prep_s30l_kcal.A31 prep_s30l_kcal.E1:prep_s30l_kcal.E1 prep_s30l_kcal.E2:prep_s30l_kcal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5"/>
        <table:table-column table:style-name="co1" table:number-columns-repeated="2" table:default-cell-style-name="Default"/>
        <table:table-row table:style-name="ro2">
          <table:table-cell table:style-name="ce14" office:value-type="string" calcext:value-type="string">
            <text:p>Compound</text:p>
          </table:table-cell>
          <table:table-cell table:style-name="ce12" office:value-type="string" calcext:value-type="string">
            <text:p>RPA (PBE)</text:p>
          </table:table-cell>
          <table:table-cell table:style-name="ce19" office:value-type="string" calcext:value-type="string">
            <text:p>MP2/CBS</text:p>
          </table:table-cell>
          <table:table-cell table:style-name="ce14" office:value-type="string" calcext:value-type="string">
            <text:p>SCS-MP2/CBS</text:p>
          </table:table-cell>
          <table:table-cell table:style-name="ce14" office:value-type="string" calcext:value-type="string">
            <text:p>SOS-MP2/CB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266690902" calcext:value-type="float">
            <text:p>1.266690902</text:p>
          </table:table-cell>
          <table:table-cell office:value-type="float" office:value="-19.85238789" calcext:value-type="float">
            <text:p>-19.85238789</text:p>
          </table:table-cell>
          <table:table-cell office:value-type="float" office:value="-0.1741386029" calcext:value-type="float">
            <text:p>-0.1741386029</text:p>
          </table:table-cell>
          <table:table-cell office:value-type="float" office:value="9.664985927" calcext:value-type="float">
            <text:p>9.6649859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717185519" calcext:value-type="float">
            <text:p>2.717185519</text:p>
          </table:table-cell>
          <table:table-cell office:value-type="float" office:value="-11.88605088" calcext:value-type="float">
            <text:p>-11.88605088</text:p>
          </table:table-cell>
          <table:table-cell office:value-type="float" office:value="-1.840063991" calcext:value-type="float">
            <text:p>-1.840063991</text:p>
          </table:table-cell>
          <table:table-cell office:value-type="float" office:value="3.182929624" calcext:value-type="float">
            <text:p>3.1829296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.889191428" calcext:value-type="float">
            <text:p>5.889191428</text:p>
          </table:table-cell>
          <table:table-cell office:value-type="float" office:value="-17.40996861" calcext:value-type="float">
            <text:p>-17.40996861</text:p>
          </table:table-cell>
          <table:table-cell office:value-type="float" office:value="1.77511818" calcext:value-type="float">
            <text:p>1.77511818</text:p>
          </table:table-cell>
          <table:table-cell office:value-type="float" office:value="11.36766149" calcext:value-type="float">
            <text:p>11.367661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568115776" calcext:value-type="float">
            <text:p>1.568115776</text:p>
          </table:table-cell>
          <table:table-cell office:value-type="float" office:value="-12.02308381" calcext:value-type="float">
            <text:p>-12.02308381</text:p>
          </table:table-cell>
          <table:table-cell office:value-type="float" office:value="-1.362434605" calcext:value-type="float">
            <text:p>-1.362434605</text:p>
          </table:table-cell>
          <table:table-cell office:value-type="float" office:value="3.967890045" calcext:value-type="float">
            <text:p>3.96789004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9489026207" calcext:value-type="float">
            <text:p>-0.9489026207</text:p>
          </table:table-cell>
          <table:table-cell office:value-type="float" office:value="-105.8500576" calcext:value-type="float">
            <text:p>-105.8500576</text:p>
          </table:table-cell>
          <table:table-cell office:value-type="float" office:value="-89.64792361" calcext:value-type="float">
            <text:p>-89.64792361</text:p>
          </table:table-cell>
          <table:table-cell office:value-type="float" office:value="-81.54685648" calcext:value-type="float">
            <text:p>-81.546856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448309606" calcext:value-type="float">
            <text:p>5.448309606</text:p>
          </table:table-cell>
          <table:table-cell office:value-type="float" office:value="-99.41318621" calcext:value-type="float">
            <text:p>-99.41318621</text:p>
          </table:table-cell>
          <table:table-cell office:value-type="float" office:value="-83.4813411" calcext:value-type="float">
            <text:p>-83.4813411</text:p>
          </table:table-cell>
          <table:table-cell office:value-type="float" office:value="-75.51541843" calcext:value-type="float">
            <text:p>-75.515418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135380777" calcext:value-type="float">
            <text:p>1.135380777</text:p>
          </table:table-cell>
          <table:table-cell office:value-type="float" office:value="-33.57181142" calcext:value-type="float">
            <text:p>-33.57181142</text:p>
          </table:table-cell>
          <table:table-cell office:value-type="float" office:value="-10.22630456" calcext:value-type="float">
            <text:p>-10.22630456</text:p>
          </table:table-cell>
          <table:table-cell office:value-type="float" office:value="1.44644884" calcext:value-type="float">
            <text:p>1.446448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1.806283348" calcext:value-type="float">
            <text:p>-1.806283348</text:p>
          </table:table-cell>
          <table:table-cell office:value-type="float" office:value="-40.68250991" calcext:value-type="float">
            <text:p>-40.68250991</text:p>
          </table:table-cell>
          <table:table-cell office:value-type="float" office:value="-14.66488717" calcext:value-type="float">
            <text:p>-14.66488717</text:p>
          </table:table-cell>
          <table:table-cell office:value-type="float" office:value="-1.65607573" calcext:value-type="float">
            <text:p>-1.656075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4.445583219" calcext:value-type="float">
            <text:p>-4.445583219</text:p>
          </table:table-cell>
          <table:table-cell office:value-type="float" office:value="-56.87496616" calcext:value-type="float">
            <text:p>-56.87496616</text:p>
          </table:table-cell>
          <table:table-cell office:value-type="float" office:value="-21.34883327" calcext:value-type="float">
            <text:p>-21.34883327</text:p>
          </table:table-cell>
          <table:table-cell office:value-type="float" office:value="-3.585766977" calcext:value-type="float">
            <text:p>-3.5857669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3.553803574" calcext:value-type="float">
            <text:p>-3.553803574</text:p>
          </table:table-cell>
          <table:table-cell office:value-type="float" office:value="-56.96180113" calcext:value-type="float">
            <text:p>-56.96180113</text:p>
          </table:table-cell>
          <table:table-cell office:value-type="float" office:value="2.91119171" calcext:value-type="float">
            <text:p>2.91119171</text:p>
          </table:table-cell>
          <table:table-cell office:value-type="float" office:value="32.84768817" calcext:value-type="float">
            <text:p>32.847688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4.743377652" calcext:value-type="float">
            <text:p>-4.743377652</text:p>
          </table:table-cell>
          <table:table-cell office:value-type="float" office:value="-66.52814734" calcext:value-type="float">
            <text:p>-66.52814734</text:p>
          </table:table-cell>
          <table:table-cell office:value-type="float" office:value="-33.51402234" calcext:value-type="float">
            <text:p>-33.51402234</text:p>
          </table:table-cell>
          <table:table-cell office:value-type="float" office:value="-17.00695982" calcext:value-type="float">
            <text:p>-17.0069598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4.299157357" calcext:value-type="float">
            <text:p>-4.299157357</text:p>
          </table:table-cell>
          <table:table-cell office:value-type="float" office:value="-66.5597112" calcext:value-type="float">
            <text:p>-66.5597112</text:p>
          </table:table-cell>
          <table:table-cell office:value-type="float" office:value="-33.44520664" calcext:value-type="float">
            <text:p>-33.44520664</text:p>
          </table:table-cell>
          <table:table-cell office:value-type="float" office:value="-16.88795423" calcext:value-type="float">
            <text:p>-16.887954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.894102309" calcext:value-type="float">
            <text:p>5.894102309</text:p>
          </table:table-cell>
          <table:table-cell office:value-type="float" office:value="-5.344358855" calcext:value-type="float">
            <text:p>-5.344358855</text:p>
          </table:table-cell>
          <table:table-cell office:value-type="float" office:value="4.590039557" calcext:value-type="float">
            <text:p>4.590039557</text:p>
          </table:table-cell>
          <table:table-cell office:value-type="float" office:value="9.557238704" calcext:value-type="float">
            <text:p>9.55723870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.83743539" calcext:value-type="float">
            <text:p>4.8374353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.471296592" calcext:value-type="float">
            <text:p>6.471296592</text:p>
          </table:table-cell>
          <table:table-cell office:value-type="float" office:value="-6.675551801" calcext:value-type="float">
            <text:p>-6.675551801</text:p>
          </table:table-cell>
          <table:table-cell office:value-type="float" office:value="-0.9729591383" calcext:value-type="float">
            <text:p>-0.9729591383</text:p>
          </table:table-cell>
          <table:table-cell office:value-type="float" office:value="1.878337069" calcext:value-type="float">
            <text:p>1.87833706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.45330049" calcext:value-type="float">
            <text:p>7.45330049</text:p>
          </table:table-cell>
          <table:table-cell office:value-type="float" office:value="-8.55095557" calcext:value-type="float">
            <text:p>-8.55095557</text:p>
          </table:table-cell>
          <table:table-cell office:value-type="float" office:value="-0.04792450112" calcext:value-type="float">
            <text:p>-0.0479245011</text:p>
          </table:table-cell>
          <table:table-cell office:value-type="float" office:value="4.203590758" calcext:value-type="float">
            <text:p>4.2035907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-0.2427334947" calcext:value-type="float">
            <text:p>-0.2427334947</text:p>
          </table:table-cell>
          <table:table-cell office:value-type="float" office:value="-9.326231482" calcext:value-type="float">
            <text:p>-9.326231482</text:p>
          </table:table-cell>
          <table:table-cell office:value-type="float" office:value="2.002586875" calcext:value-type="float">
            <text:p>2.002586875</text:p>
          </table:table-cell>
          <table:table-cell office:value-type="float" office:value="7.666996073" calcext:value-type="float">
            <text:p>7.66699607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.800442631" calcext:value-type="float">
            <text:p>2.800442631</text:p>
          </table:table-cell>
          <table:table-cell office:value-type="float" office:value="-62.99157557" calcext:value-type="float">
            <text:p>-62.99157557</text:p>
          </table:table-cell>
          <table:table-cell office:value-type="float" office:value="-66.01741695" calcext:value-type="float">
            <text:p>-66.01741695</text:p>
          </table:table-cell>
          <table:table-cell office:value-type="float" office:value="-67.53033753" calcext:value-type="float">
            <text:p>-67.5303375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.466131606" calcext:value-type="float">
            <text:p>2.466131606</text:p>
          </table:table-cell>
          <table:table-cell office:value-type="float" office:value="-0.4930805605" calcext:value-type="float">
            <text:p>-0.4930805605</text:p>
          </table:table-cell>
          <table:table-cell office:value-type="float" office:value="4.603493506" calcext:value-type="float">
            <text:p>4.603493506</text:p>
          </table:table-cell>
          <table:table-cell office:value-type="float" office:value="7.15178051" calcext:value-type="float">
            <text:p>7.1517805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97355766" calcext:value-type="float">
            <text:p>1.597355766</text:p>
          </table:table-cell>
          <table:table-cell office:value-type="float" office:value="-2.77216723" calcext:value-type="float">
            <text:p>-2.77216723</text:p>
          </table:table-cell>
          <table:table-cell office:value-type="float" office:value="4.641018858" calcext:value-type="float">
            <text:p>4.641018858</text:p>
          </table:table-cell>
          <table:table-cell office:value-type="float" office:value="8.347611811" calcext:value-type="float">
            <text:p>8.3476118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6.173359921" calcext:value-type="float">
            <text:p>-6.173359921</text:p>
          </table:table-cell>
          <table:table-cell office:value-type="float" office:value="-10.36159242" calcext:value-type="float">
            <text:p>-10.36159242</text:p>
          </table:table-cell>
          <table:table-cell office:value-type="float" office:value="1.75866293" calcext:value-type="float">
            <text:p>1.75866293</text:p>
          </table:table-cell>
          <table:table-cell office:value-type="float" office:value="7.818790709" calcext:value-type="float">
            <text:p>7.8187907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.974878253" calcext:value-type="float">
            <text:p>6.974878253</text:p>
          </table:table-cell>
          <table:table-cell office:value-type="float" office:value="3.289591044" calcext:value-type="float">
            <text:p>3.289591044</text:p>
          </table:table-cell>
          <table:table-cell office:value-type="float" office:value="9.802844848" calcext:value-type="float">
            <text:p>9.802844848</text:p>
          </table:table-cell>
          <table:table-cell office:value-type="float" office:value="13.05947176" calcext:value-type="float">
            <text:p>13.0594717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-1.735727168" calcext:value-type="float">
            <text:p>-1.735727168</text:p>
          </table:table-cell>
          <table:table-cell office:value-type="float" office:value="-6.658729161" calcext:value-type="float">
            <text:p>-6.658729161</text:p>
          </table:table-cell>
          <table:table-cell office:value-type="float" office:value="3.20500235" calcext:value-type="float">
            <text:p>3.20500235</text:p>
          </table:table-cell>
          <table:table-cell office:value-type="float" office:value="8.136868093" calcext:value-type="float">
            <text:p>8.13686809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2.233889651" calcext:value-type="float">
            <text:p>-2.233889651</text:p>
          </table:table-cell>
          <table:table-cell office:value-type="float" office:value="-11.99871953" calcext:value-type="float">
            <text:p>-11.99871953</text:p>
          </table:table-cell>
          <table:table-cell office:value-type="float" office:value="10.96831431" calcext:value-type="float">
            <text:p>10.96831431</text:p>
          </table:table-cell>
          <table:table-cell office:value-type="float" office:value="22.45183126" calcext:value-type="float">
            <text:p>22.451831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1.892189011" calcext:value-type="float">
            <text:p>-1.892189011</text:p>
          </table:table-cell>
          <table:table-cell office:value-type="float" office:value="-27.24165609" calcext:value-type="float">
            <text:p>-27.24165609</text:p>
          </table:table-cell>
          <table:table-cell office:value-type="float" office:value="-8.568210337" calcext:value-type="float">
            <text:p>-8.568210337</text:p>
          </table:table-cell>
          <table:table-cell office:value-type="float" office:value="0.7685124675" calcext:value-type="float">
            <text:p>0.768512467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1.893308064" calcext:value-type="float">
            <text:p>-1.893308064</text:p>
          </table:table-cell>
          <table:table-cell table:style-name="ce20" office:value-type="float" office:value="-26.51218099" calcext:value-type="float">
            <text:p>-26.51218099</text:p>
          </table:table-cell>
          <table:table-cell office:value-type="float" office:value="-10.92872653" calcext:value-type="float">
            <text:p>-10.92872653</text:p>
          </table:table-cell>
          <table:table-cell office:value-type="float" office:value="-3.136999142" calcext:value-type="float">
            <text:p>-3.13699914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09294041787" calcext:value-type="float">
            <text:p>0.0929404179</text:p>
          </table:table-cell>
          <table:table-cell office:value-type="float" office:value="-5.268938509" calcext:value-type="float">
            <text:p>-5.268938509</text:p>
          </table:table-cell>
          <table:table-cell office:value-type="float" office:value="1.076976169" calcext:value-type="float">
            <text:p>1.076976169</text:p>
          </table:table-cell>
          <table:table-cell office:value-type="float" office:value="4.249933675" calcext:value-type="float">
            <text:p>4.2499336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.37819853" calcext:value-type="float">
            <text:p>1.37819853</text:p>
          </table:table-cell>
          <table:table-cell office:value-type="float" office:value="-3.196997885" calcext:value-type="float">
            <text:p>-3.196997885</text:p>
          </table:table-cell>
          <table:table-cell office:value-type="float" office:value="1.388007709" calcext:value-type="float">
            <text:p>1.388007709</text:p>
          </table:table-cell>
          <table:table-cell office:value-type="float" office:value="253.5965483" calcext:value-type="float">
            <text:p>253.596548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-0.7566350954" calcext:value-type="float">
            <text:p>-0.7566350954</text:p>
          </table:table-cell>
          <table:table-cell office:value-type="float" office:value="-13.63538636" calcext:value-type="float">
            <text:p>-13.63538636</text:p>
          </table:table-cell>
          <table:table-cell office:value-type="float" office:value="17.68879364" calcext:value-type="float">
            <text:p>17.68879364</text:p>
          </table:table-cell>
          <table:table-cell office:value-type="float" office:value="33.3508837" calcext:value-type="float">
            <text:p>33.35088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0.4968025027" calcext:value-type="float">
            <text:p>-0.4968025027</text:p>
          </table:table-cell>
          <table:table-cell office:value-type="float" office:value="-16.23759464" calcext:value-type="float">
            <text:p>-16.23759464</text:p>
          </table:table-cell>
          <table:table-cell office:value-type="float" office:value="17.69785425" calcext:value-type="float">
            <text:p>17.69785425</text:p>
          </table:table-cell>
          <table:table-cell office:value-type="float" office:value="34.66557873" calcext:value-type="float">
            <text:p>34.66557873</text:p>
          </table:table-cell>
        </table:table-row>
      </table:table>
      <table:table table:name="mp2_rpa_compar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umber of unfrozen electrons</text:p>
          </table:table-cell>
          <table:table-cell table:style-name="ce1" office:value-type="string" calcext:value-type="string">
            <text:p>RPA (PBE)</text:p>
          </table:table-cell>
          <table:table-cell table:style-name="ce8" office:value-type="string" calcext:value-type="string">
            <text:p>MP2/CBS</text:p>
          </table:table-cell>
          <table:table-cell table:style-name="ce3" office:value-type="string" calcext:value-type="string">
            <text:p>SCS-MP2/CBS</text:p>
          </table:table-cell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4" office:value-type="float" office:value="4.36789966206897" calcext:value-type="float">
            <text:p>4.3678996621</text:p>
          </table:table-cell>
          <table:table-cell table:style-name="ce4" office:value-type="float" office:value="31.5434900344828" calcext:value-type="float">
            <text:p>31.5434900345</text:p>
          </table:table-cell>
          <table:table-cell office:value-type="float" office:value="0.60047793103448" calcext:value-type="float">
            <text:p>0.600477931</text:p>
          </table:table-cell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4" office:value-type="float" office:value="13.0633919182692" calcext:value-type="float">
            <text:p>13.0633919183</text:p>
          </table:table-cell>
          <table:table-cell table:style-name="ce4" office:value-type="float" office:value="42.8555246153846" calcext:value-type="float">
            <text:p>42.8555246154</text:p>
          </table:table-cell>
          <table:table-cell office:value-type="float" office:value="8.84646149038462" calcext:value-type="float">
            <text:p>8.8464614904</text:p>
          </table:table-cell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25.0603890553191" calcext:value-type="float">
            <text:p>25.0603890553</text:p>
          </table:table-cell>
          <table:table-cell table:style-name="ce4" office:value-type="float" office:value="25.9150271914894" calcext:value-type="float">
            <text:p>25.9150271915</text:p>
          </table:table-cell>
          <table:table-cell office:value-type="float" office:value="7.55369438297872" calcext:value-type="float">
            <text:p>7.553694383</text:p>
          </table:table-cell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4" office:value-type="float" office:value="7.72470825615764" calcext:value-type="float">
            <text:p>7.7247082562</text:p>
          </table:table-cell>
          <table:table-cell table:style-name="ce4" office:value-type="float" office:value="40.7729861576355" calcext:value-type="float">
            <text:p>40.7729861576</text:p>
          </table:table-cell>
          <table:table-cell office:value-type="float" office:value="6.71150054187191" calcext:value-type="float">
            <text:p>6.7115005419</text:p>
          </table:table-cell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4" office:value-type="float" office:value="3.27207800241379" calcext:value-type="float">
            <text:p>3.2720780024</text:p>
          </table:table-cell>
          <table:table-cell table:style-name="ce4" office:value-type="float" office:value="265.00019862069" calcext:value-type="float">
            <text:p>265.0001986207</text:p>
          </table:table-cell>
          <table:table-cell office:value-type="float" office:value="309.130771034483" calcext:value-type="float">
            <text:p>309.1307710345</text:p>
          </table:table-cell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4" office:value-type="float" office:value="21.3659200235294" calcext:value-type="float">
            <text:p>21.3659200235</text:p>
          </table:table-cell>
          <table:table-cell table:style-name="ce4" office:value-type="float" office:value="289.855632196078" calcext:value-type="float">
            <text:p>289.8556321961</text:p>
          </table:table-cell>
          <table:table-cell office:value-type="float" office:value="327.377808235294" calcext:value-type="float">
            <text:p>327.3778082353</text:p>
          </table:table-cell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4" office:value-type="float" office:value="3.23470306837607" calcext:value-type="float">
            <text:p>3.2347030684</text:p>
          </table:table-cell>
          <table:table-cell table:style-name="ce4" office:value-type="float" office:value="4.35381361823361" calcext:value-type="float">
            <text:p>4.3538136182</text:p>
          </table:table-cell>
          <table:table-cell office:value-type="float" office:value="29.1347708262108" calcext:value-type="float">
            <text:p>29.1347708262</text:p>
          </table:table-cell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4" office:value-type="float" office:value="4.90837866304348" calcext:value-type="float">
            <text:p>4.908378663</text:p>
          </table:table-cell>
          <table:table-cell table:style-name="ce4" office:value-type="float" office:value="10.5502986684783" calcext:value-type="float">
            <text:p>10.5502986685</text:p>
          </table:table-cell>
          <table:table-cell office:value-type="float" office:value="39.850236875" calcext:value-type="float">
            <text:p>39.850236875</text:p>
          </table:table-cell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4" office:value-type="float" office:value="15.6534620387324" calcext:value-type="float">
            <text:p>15.6534620387</text:p>
          </table:table-cell>
          <table:table-cell table:style-name="ce4" office:value-type="float" office:value="100.263965352113" calcext:value-type="float">
            <text:p>100.2639653521</text:p>
          </table:table-cell>
          <table:table-cell office:value-type="float" office:value="75.1719481338028" calcext:value-type="float">
            <text:p>75.1719481338</text:p>
          </table:table-cell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4" office:value-type="float" office:value="11.9255153489933" calcext:value-type="float">
            <text:p>11.925515349</text:p>
          </table:table-cell>
          <table:table-cell table:style-name="ce4" office:value-type="float" office:value="91.1469836577181" calcext:value-type="float">
            <text:p>91.1469836577</text:p>
          </table:table-cell>
          <table:table-cell office:value-type="float" office:value="9.76909969798658" calcext:value-type="float">
            <text:p>9.769099698</text:p>
          </table:table-cell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4" office:value-type="float" office:value="14.3738716727273" calcext:value-type="float">
            <text:p>14.3738716727</text:p>
          </table:table-cell>
          <table:table-cell table:style-name="ce4" office:value-type="float" office:value="101.600446484849" calcext:value-type="float">
            <text:p>101.6004464848</text:p>
          </table:table-cell>
          <table:table-cell office:value-type="float" office:value="101.557643454545" calcext:value-type="float">
            <text:p>101.5576434545</text:p>
          </table:table-cell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4" office:value-type="float" office:value="12.6818801091445" calcext:value-type="float">
            <text:p>12.6818801091</text:p>
          </table:table-cell>
          <table:table-cell table:style-name="ce4" office:value-type="float" office:value="96.3413309734513" calcext:value-type="float">
            <text:p>96.3413309735</text:p>
          </table:table-cell>
          <table:table-cell office:value-type="float" office:value="98.6584266666667" calcext:value-type="float">
            <text:p>98.6584266667</text:p>
          </table:table-cell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4" office:value-type="float" office:value="19.1366958084416" calcext:value-type="float">
            <text:p>19.1366958084</text:p>
          </table:table-cell>
          <table:table-cell table:style-name="ce4" office:value-type="float" office:value="82.6481855357143" calcext:value-type="float">
            <text:p>82.6481855357</text:p>
          </table:table-cell>
          <table:table-cell office:value-type="float" office:value="14.9027258441558" calcext:value-type="float">
            <text:p>14.9027258442</text:p>
          </table:table-cell>
        </table:table-row>
        <table:table-row table:style-name="ro3">
          <table:table-cell table:style-name="ce2" office:value-type="float" office:value="590" calcext:value-type="float">
            <text:p>590</text:p>
          </table:table-cell>
          <table:table-cell table:style-name="ce4" office:value-type="float" office:value="15.45506514377" calcext:value-type="float">
            <text:p>15.4550651438</text:p>
          </table:table-cell>
          <table:table-cell table:style-name="ce4" office:value-type="float" office:value="32.26082262" calcext:value-type="float">
            <text:p>32.26082262</text:p>
          </table:table-cell>
          <table:table-cell office:value-type="float" office:value="6.41736535" calcext:value-type="float">
            <text:p>6.41736535</text:p>
          </table:table-cell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37.1913597241379" calcext:value-type="float">
            <text:p>37.1913597241</text:p>
          </table:table-cell>
          <table:table-cell table:style-name="ce4" office:value-type="float" office:value="61.6347597643678" calcext:value-type="float">
            <text:p>61.6347597644</text:p>
          </table:table-cell>
          <table:table-cell office:value-type="float" office:value="5.5917191954023" calcext:value-type="float">
            <text:p>5.5917191954</text:p>
          </table:table-cell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4" office:value-type="float" office:value="29.6944242629482" calcext:value-type="float">
            <text:p>29.6944242629</text:p>
          </table:table-cell>
          <table:table-cell table:style-name="ce4" office:value-type="float" office:value="65.9324479282869" calcext:value-type="float">
            <text:p>65.9324479283</text:p>
          </table:table-cell>
          <table:table-cell office:value-type="float" office:value="0.190934262948195" calcext:value-type="float">
            <text:p>0.1909342629</text:p>
          </table:table-cell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4" office:value-type="float" office:value="0.726746990119761" calcext:value-type="float">
            <text:p>0.7267469901</text:p>
          </table:table-cell>
          <table:table-cell table:style-name="ce4" office:value-type="float" office:value="72.077151251497" calcext:value-type="float">
            <text:p>72.0771512515</text:p>
          </table:table-cell>
          <table:table-cell office:value-type="float" office:value="5.99576907185628" calcext:value-type="float">
            <text:p>5.9957690719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12.0190670858369" calcext:value-type="float">
            <text:p>12.0190670858</text:p>
          </table:table-cell>
          <table:table-cell table:style-name="ce4" office:value-type="float" office:value="170.350109742489" calcext:value-type="float">
            <text:p>170.3501097425</text:p>
          </table:table-cell>
          <table:table-cell office:value-type="float" office:value="283.336553433476" calcext:value-type="float">
            <text:p>283.3365534335</text:p>
          </table:table-cell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4" office:value-type="float" office:value="14.0921806057143" calcext:value-type="float">
            <text:p>14.0921806057</text:p>
          </table:table-cell>
          <table:table-cell table:style-name="ce4" office:value-type="float" office:value="97.1823967971429" calcext:value-type="float">
            <text:p>97.1823967971</text:p>
          </table:table-cell>
          <table:table-cell office:value-type="float" office:value="26.3056772" calcext:value-type="float">
            <text:p>26.3056772</text:p>
          </table:table-cell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4" office:value-type="float" office:value="8.31956128125" calcext:value-type="float">
            <text:p>8.3195612813</text:p>
          </table:table-cell>
          <table:table-cell table:style-name="ce4" office:value-type="float" office:value="85.5616290104167" calcext:value-type="float">
            <text:p>85.5616290104</text:p>
          </table:table-cell>
          <table:table-cell office:value-type="float" office:value="24.1719732291667" calcext:value-type="float">
            <text:p>24.1719732292</text:p>
          </table:table-cell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4" office:value-type="float" office:value="25.5097517396694" calcext:value-type="float">
            <text:p>25.5097517397</text:p>
          </table:table-cell>
          <table:table-cell table:style-name="ce4" office:value-type="float" office:value="57.1835023966942" calcext:value-type="float">
            <text:p>57.1835023967</text:p>
          </table:table-cell>
          <table:table-cell office:value-type="float" office:value="7.26720219008264" calcext:value-type="float">
            <text:p>7.2672021901</text:p>
          </table:table-cell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4" office:value-type="float" office:value="16.3729536455399" calcext:value-type="float">
            <text:p>16.3729536455</text:p>
          </table:table-cell>
          <table:table-cell table:style-name="ce4" office:value-type="float" office:value="107.722044704225" calcext:value-type="float">
            <text:p>107.7220447042</text:p>
          </table:table-cell>
          <table:table-cell office:value-type="float" office:value="23.0113728873239" calcext:value-type="float">
            <text:p>23.0113728873</text:p>
          </table:table-cell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4" office:value-type="float" office:value="2.83152882218597" calcext:value-type="float">
            <text:p>2.8315288222</text:p>
          </table:table-cell>
          <table:table-cell table:style-name="ce4" office:value-type="float" office:value="89.1374728205546" calcext:value-type="float">
            <text:p>89.1374728206</text:p>
          </table:table-cell>
          <table:table-cell office:value-type="float" office:value="5.2283888254486" calcext:value-type="float">
            <text:p>5.2283888254</text:p>
          </table:table-cell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4" office:value-type="float" office:value="1.64862704870849" calcext:value-type="float">
            <text:p>1.6486270487</text:p>
          </table:table-cell>
          <table:table-cell table:style-name="ce4" office:value-type="float" office:value="91.1448564354243" calcext:value-type="float">
            <text:p>91.1448564354</text:p>
          </table:table-cell>
          <table:table-cell office:value-type="float" office:value="8.09469690036901" calcext:value-type="float">
            <text:p>8.0946969004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7.27765004230769" calcext:value-type="float">
            <text:p>7.2776500423</text:p>
          </table:table-cell>
          <table:table-cell table:style-name="ce4" office:value-type="float" office:value="4.77560034615384" calcext:value-type="float">
            <text:p>4.7756003462</text:p>
          </table:table-cell>
          <table:table-cell office:value-type="float" office:value="32.9546551538462" calcext:value-type="float">
            <text:p>32.9546551538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7.33840334883721" calcext:value-type="float">
            <text:p>7.3384033488</text:p>
          </table:table-cell>
          <table:table-cell table:style-name="ce9" office:value-type="float" office:value="2.76039143410853" calcext:value-type="float">
            <text:p>2.7603914341</text:p>
          </table:table-cell>
          <table:table-cell office:value-type="float" office:value="42.3594051550388" calcext:value-type="float">
            <text:p>42.359405155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4" office:value-type="float" office:value="0.113066201788321" calcext:value-type="float">
            <text:p>0.1130662018</text:p>
          </table:table-cell>
          <table:table-cell table:style-name="ce4" office:value-type="float" office:value="93.5900991374696" calcext:value-type="float">
            <text:p>93.5900991375</text:p>
          </table:table-cell>
          <table:table-cell office:value-type="float" office:value="1.31018998783456" calcext:value-type="float">
            <text:p>1.3101899878</text:p>
          </table:table-cell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4" office:value-type="float" office:value="1.72059741573034" calcext:value-type="float">
            <text:p>1.7205974157</text:p>
          </table:table-cell>
          <table:table-cell table:style-name="ce4" office:value-type="float" office:value="96.0087417166042" calcext:value-type="float">
            <text:p>96.0087417166</text:p>
          </table:table-cell>
          <table:table-cell office:value-type="float" office:value="1.73284358302122" calcext:value-type="float">
            <text:p>1.732843583</text:p>
          </table:table-cell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4" office:value-type="float" office:value="1.41427120635514" calcext:value-type="float">
            <text:p>1.4142712064</text:p>
          </table:table-cell>
          <table:table-cell table:style-name="ce4" office:value-type="float" office:value="74.5132965233645" calcext:value-type="float">
            <text:p>74.5132965234</text:p>
          </table:table-cell>
          <table:table-cell office:value-type="float" office:value="33.063165682243" calcext:value-type="float">
            <text:p>33.0631656822</text:p>
          </table:table-cell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4" office:value-type="float" office:value="1.0077129872211" calcext:value-type="float">
            <text:p>1.0077129872</text:p>
          </table:table-cell>
          <table:table-cell table:style-name="ce4" office:value-type="float" office:value="67.0637025557809" calcext:value-type="float">
            <text:p>67.0637025558</text:p>
          </table:table-cell>
          <table:table-cell office:value-type="float" office:value="35.8982844827586" calcext:value-type="float">
            <text:p>35.8982844828</text:p>
          </table:table-cell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0.844543278157504" calcext:value-type="float">
            <text:p>0.8445432782</text:p>
          </table:table-cell>
          <table:table-cell table:style-name="ce4" office:value-type="float" office:value="96.6162876805349" calcext:value-type="float">
            <text:p>96.6162876805</text:p>
          </table:table-cell>
          <table:table-cell office:value-type="float" office:value="7.42263937592867" calcext:value-type="float">
            <text:p>7.4226393759</text:p>
          </table:table-cell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4" office:value-type="float" office:value="12.608221071618" calcext:value-type="float">
            <text:p>12.6082210716</text:p>
          </table:table-cell>
          <table:table-cell table:style-name="ce4" office:value-type="float" office:value="97.8243323846154" calcext:value-type="float">
            <text:p>97.8243323846</text:p>
          </table:table-cell>
          <table:table-cell office:value-type="float" office:value="19.7863304907162" calcext:value-type="float">
            <text:p>19.7863304907</text:p>
          </table:table-cell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2.6116689604811" calcext:value-type="float">
            <text:p>2.6116689605</text:p>
          </table:table-cell>
          <table:table-cell table:style-name="ce4" office:value-type="float" office:value="4.12629793814434" calcext:value-type="float">
            <text:p>4.1262979381</text:p>
          </table:table-cell>
          <table:table-cell office:value-type="float" office:value="35.2674008247423" calcext:value-type="float">
            <text:p>35.2674008247</text:p>
          </table:table-cell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.23297779965986" calcext:value-type="float">
            <text:p>1.2329777997</text:p>
          </table:table-cell>
          <table:table-cell table:style-name="ce4" office:value-type="float" office:value="6.69463166666666" calcext:value-type="float">
            <text:p>6.6946316667</text:p>
          </table:table-cell>
          <table:table-cell office:value-type="float" office:value="33.2458427891156" calcext:value-type="float">
            <text:p>33.2458427891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4" office:value-type="float" office:value="4.78256907713499" calcext:value-type="float">
            <text:p>4.7825690771</text:p>
          </table:table-cell>
          <table:table-cell table:style-name="ce4" office:value-type="float" office:value="89.4419010082645" calcext:value-type="float">
            <text:p>89.4419010083</text:p>
          </table:table-cell>
          <table:table-cell office:value-type="float" office:value="9.730053553719" calcext:value-type="float">
            <text:p>9.7300535537</text:p>
          </table:table-cell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6.043002978125" calcext:value-type="float">
            <text:p>6.0430029781</text:p>
          </table:table-cell>
          <table:table-cell table:style-name="ce4" office:value-type="float" office:value="90.773986315625" calcext:value-type="float">
            <text:p>90.7739863156</text:p>
          </table:table-cell>
          <table:table-cell office:value-type="float" office:value="10.82063634375" calcext:value-type="float">
            <text:p>10.8206363438</text:p>
          </table:table-cell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4" office:value-type="float" office:value="25.5871818555008" calcext:value-type="float">
            <text:p>25.5871818555</text:p>
          </table:table-cell>
          <table:table-cell table:style-name="ce4" office:value-type="float" office:value="19.5051373052632" calcext:value-type="float">
            <text:p>19.5051373053</text:p>
          </table:table-cell>
          <table:table-cell office:value-type="float" office:value="13.0131362889984" calcext:value-type="float">
            <text:p>13.013136289</text:p>
          </table:table-cell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2.99726584022038" calcext:value-type="float">
            <text:p>2.9972658402</text:p>
          </table:table-cell>
          <table:table-cell table:style-name="ce4" office:value-type="float" office:value="25.0306664107486" calcext:value-type="float">
            <text:p>25.0306664107</text:p>
          </table:table-cell>
          <table:table-cell office:value-type="float" office:value="35.0550964187328" calcext:value-type="float">
            <text:p>35.0550964187</text:p>
          </table:table-cell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4" office:value-type="float" office:value="3.10801375554659" calcext:value-type="float">
            <text:p>3.1080137555</text:p>
          </table:table-cell>
          <table:table-cell table:style-name="ce4" office:value-type="float" office:value="85.6393707139976" calcext:value-type="float">
            <text:p>85.639370714</text:p>
          </table:table-cell>
          <table:table-cell office:value-type="float" office:value="29.3666801129488" calcext:value-type="float">
            <text:p>29.3666801129</text:p>
          </table:table-cell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16.7075218444846" calcext:value-type="float">
            <text:p>16.7075218445</text:p>
          </table:table-cell>
          <table:table-cell table:style-name="ce4" office:value-type="float" office:value="7.7757685352622" calcext:value-type="float">
            <text:p>7.7757685353</text:p>
          </table:table-cell>
          <table:table-cell office:value-type="float" office:value="28.8426763110307" calcext:value-type="float">
            <text:p>28.842676311</text:p>
          </table:table-cell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10.9952590118302" calcext:value-type="float">
            <text:p>10.9952590118</text:p>
          </table:table-cell>
          <table:table-cell table:style-name="ce4" office:value-type="float" office:value="26.7223382045929" calcext:value-type="float">
            <text:p>26.7223382046</text:p>
          </table:table-cell>
          <table:table-cell office:value-type="float" office:value="18.580375782881" calcext:value-type="float">
            <text:p>18.5803757829</text:p>
          </table:table-cell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20.4141498333333" calcext:value-type="float">
            <text:p>20.4141498333</text:p>
          </table:table-cell>
          <table:table-cell table:style-name="ce4" office:value-type="float" office:value="81.6666666666667" calcext:value-type="float">
            <text:p>81.6666666667</text:p>
          </table:table-cell>
          <table:table-cell office:value-type="float" office:value="25.4166666666667" calcext:value-type="float">
            <text:p>25.4166666667</text:p>
          </table:table-cell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" office:value-type="float" office:value="7.36821257763976" calcext:value-type="float">
            <text:p>7.3682125776</text:p>
          </table:table-cell>
          <table:table-cell table:style-name="ce4" office:value-type="float" office:value="2.32919254658384" calcext:value-type="float">
            <text:p>2.3291925466</text:p>
          </table:table-cell>
          <table:table-cell office:value-type="float" office:value="11.6071428571429" calcext:value-type="float">
            <text:p>11.607142857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3386387857" calcext:value-type="float">
            <text:p>0.3386387857</text:p>
          </table:table-cell>
          <table:table-cell office:value-type="float" office:value="0.752338348922325" calcext:value-type="float">
            <text:p>0.7523383489</text:p>
          </table:table-cell>
          <table:table-cell office:value-type="float" office:value="8.33672224481497" calcext:value-type="float">
            <text:p>8.3367222448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05181092295" calcext:value-type="float">
            <text:p>0.051810923</text:p>
          </table:table-cell>
          <table:table-cell office:value-type="float" office:value="1.82403433476395" calcext:value-type="float">
            <text:p>1.8240343348</text:p>
          </table:table-cell>
          <table:table-cell office:value-type="float" office:value="8.88769670958512" calcext:value-type="float">
            <text:p>8.887696709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2285338016" calcext:value-type="float">
            <text:p>0.2285338016</text:p>
          </table:table-cell>
          <table:table-cell office:value-type="float" office:value="2.54777070063693" calcext:value-type="float">
            <text:p>2.5477707006</text:p>
          </table:table-cell>
          <table:table-cell office:value-type="float" office:value="7.48407643312102" calcext:value-type="float">
            <text:p>7.4840764331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.248311059" calcext:value-type="float">
            <text:p>1.248311059</text:p>
          </table:table-cell>
          <table:table-cell office:value-type="float" office:value="0.394915463408614" calcext:value-type="float">
            <text:p>0.3949154634</text:p>
          </table:table-cell>
          <table:table-cell office:value-type="float" office:value="10.4035542391707" calcext:value-type="float">
            <text:p>10.4035542392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.642485185" calcext:value-type="float">
            <text:p>1.642485185</text:p>
          </table:table-cell>
          <table:table-cell office:value-type="float" office:value="1.40698280354352" calcext:value-type="float">
            <text:p>1.4069828035</text:p>
          </table:table-cell>
          <table:table-cell office:value-type="float" office:value="10.5436859475421" calcext:value-type="float">
            <text:p>10.543685947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0.3467367627" calcext:value-type="float">
            <text:p>0.3467367627</text:p>
          </table:table-cell>
          <table:table-cell office:value-type="float" office:value="2.29017738946254" calcext:value-type="float">
            <text:p>2.2901773895</text:p>
          </table:table-cell>
          <table:table-cell office:value-type="float" office:value="10.2594651840085" calcext:value-type="float">
            <text:p>10.259465184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0.6949596086" calcext:value-type="float">
            <text:p>0.6949596086</text:p>
          </table:table-cell>
          <table:table-cell office:value-type="float" office:value="0.595382746051048" calcext:value-type="float">
            <text:p>0.5953827461</text:p>
          </table:table-cell>
          <table:table-cell office:value-type="float" office:value="12.5759416767922" calcext:value-type="float">
            <text:p>12.5759416768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8559493086" calcext:value-type="float">
            <text:p>0.8559493086</text:p>
          </table:table-cell>
          <table:table-cell office:value-type="float" office:value="0.439209423038518" calcext:value-type="float">
            <text:p>0.439209423</text:p>
          </table:table-cell>
          <table:table-cell office:value-type="float" office:value="9.84228388899981" calcext:value-type="float">
            <text:p>9.84228388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.274665172" calcext:value-type="float">
            <text:p>6.274665172</text:p>
          </table:table-cell>
          <table:table-cell office:value-type="float" office:value="0" calcext:value-type="float">
            <text:p>0</text:p>
          </table:table-cell>
          <table:table-cell office:value-type="float" office:value="18.1104936253678" calcext:value-type="float">
            <text:p>18.110493625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.876682666" calcext:value-type="float">
            <text:p>3.876682666</text:p>
          </table:table-cell>
          <table:table-cell office:value-type="float" office:value="3.125" calcext:value-type="float">
            <text:p>3.125</text:p>
          </table:table-cell>
          <table:table-cell office:value-type="float" office:value="16.5384615384615" calcext:value-type="float">
            <text:p>16.538461538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.230765794" calcext:value-type="float">
            <text:p>4.230765794</text:p>
          </table:table-cell>
          <table:table-cell office:value-type="float" office:value="2.04834840376454" calcext:value-type="float">
            <text:p>2.0483484038</text:p>
          </table:table-cell>
          <table:table-cell office:value-type="float" office:value="17.8077136002953" calcext:value-type="float">
            <text:p>17.807713600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.121648049" calcext:value-type="float">
            <text:p>1.121648049</text:p>
          </table:table-cell>
          <table:table-cell office:value-type="float" office:value="3.49573355353702" calcext:value-type="float">
            <text:p>3.4957335535</text:p>
          </table:table-cell>
          <table:table-cell office:value-type="float" office:value="7.73465455546381" calcext:value-type="float">
            <text:p>7.734654555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.606950118" calcext:value-type="float">
            <text:p>5.606950118</text:p>
          </table:table-cell>
          <table:table-cell office:value-type="float" office:value="2.21432034911911" calcext:value-type="float">
            <text:p>2.2143203491</text:p>
          </table:table-cell>
          <table:table-cell office:value-type="float" office:value="11.7666074026184" calcext:value-type="float">
            <text:p>11.766607402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.992275391" calcext:value-type="float">
            <text:p>4.992275391</text:p>
          </table:table-cell>
          <table:table-cell office:value-type="float" office:value="3.05876039710224" calcext:value-type="float">
            <text:p>3.0587603971</text:p>
          </table:table-cell>
          <table:table-cell office:value-type="float" office:value="11.2691172524819" calcext:value-type="float">
            <text:p>11.2691172525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5.282882609" calcext:value-type="float">
            <text:p>5.282882609</text:p>
          </table:table-cell>
          <table:table-cell office:value-type="float" office:value="0.509849362688282" calcext:value-type="float">
            <text:p>0.5098493627</text:p>
          </table:table-cell>
          <table:table-cell office:value-type="float" office:value="12.9779837775203" calcext:value-type="float">
            <text:p>12.9779837775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5.591396954" calcext:value-type="float">
            <text:p>5.591396954</text:p>
          </table:table-cell>
          <table:table-cell office:value-type="float" office:value="0.468384074941452" calcext:value-type="float">
            <text:p>0.4683840749</text:p>
          </table:table-cell>
          <table:table-cell office:value-type="float" office:value="10.0312256049961" calcext:value-type="float">
            <text:p>10.031225605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3.629022799" calcext:value-type="float">
            <text:p>3.629022799</text:p>
          </table:table-cell>
          <table:table-cell office:value-type="float" office:value="0.0814806192527025" calcext:value-type="float">
            <text:p>0.0814806193</text:p>
          </table:table-cell>
          <table:table-cell office:value-type="float" office:value="11.063904085671" calcext:value-type="float">
            <text:p>11.0639040857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.273465325" calcext:value-type="float">
            <text:p>2.273465325</text:p>
          </table:table-cell>
          <table:table-cell office:value-type="float" office:value="3.09173107773078" calcext:value-type="float">
            <text:p>3.0917310777</text:p>
          </table:table-cell>
          <table:table-cell office:value-type="float" office:value="6.89806037625784" calcext:value-type="float">
            <text:p>6.8980603763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.63042156" calcext:value-type="float">
            <text:p>2.63042156</text:p>
          </table:table-cell>
          <table:table-cell office:value-type="float" office:value="3.57624831309041" calcext:value-type="float">
            <text:p>3.5762483131</text:p>
          </table:table-cell>
          <table:table-cell office:value-type="float" office:value="8.47503373819163" calcext:value-type="float">
            <text:p>8.4750337382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2.568416951" calcext:value-type="float">
            <text:p>2.568416951</text:p>
          </table:table-cell>
          <table:table-cell office:value-type="float" office:value="0.487089509244225" calcext:value-type="float">
            <text:p>0.4870895092</text:p>
          </table:table-cell>
          <table:table-cell office:value-type="float" office:value="9.34373854292148" calcext:value-type="float">
            <text:p>9.3437385429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.998149608" calcext:value-type="float">
            <text:p>3.998149608</text:p>
          </table:table-cell>
          <table:table-cell office:value-type="float" office:value="0.879188441438676" calcext:value-type="float">
            <text:p>0.8791884414</text:p>
          </table:table-cell>
          <table:table-cell office:value-type="float" office:value="9.58499846295728" calcext:value-type="float">
            <text:p>9.584998463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2.246919156" calcext:value-type="float">
            <text:p>2.246919156</text:p>
          </table:table-cell>
          <table:table-cell office:value-type="float" office:value="0.461751577651223" calcext:value-type="float">
            <text:p>0.4617515777</text:p>
          </table:table-cell>
          <table:table-cell office:value-type="float" office:value="9.57364937663537" calcext:value-type="float">
            <text:p>9.5736493766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2.635885402" calcext:value-type="float">
            <text:p>2.635885402</text:p>
          </table:table-cell>
          <table:table-cell office:value-type="float" office:value="0.45859607066549" calcext:value-type="float">
            <text:p>0.4585960707</text:p>
          </table:table-cell>
          <table:table-cell office:value-type="float" office:value="9.36474021574861" calcext:value-type="float">
            <text:p>9.3647402157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4.88390767" calcext:value-type="float">
            <text:p>44.88390767</text:p>
          </table:table-cell>
          <table:table-cell office:value-type="float" office:value="66.6548547129695" calcext:value-type="float">
            <text:p>66.654854713</text:p>
          </table:table-cell>
          <table:table-cell office:value-type="float" office:value="2.94117647058824" calcext:value-type="float">
            <text:p>2.941176470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6.41141767" calcext:value-type="float">
            <text:p>26.41141767</text:p>
          </table:table-cell>
          <table:table-cell office:value-type="float" office:value="54.1976893453145" calcext:value-type="float">
            <text:p>54.1976893453</text:p>
          </table:table-cell>
          <table:table-cell office:value-type="float" office:value="3.97946084724005" calcext:value-type="float">
            <text:p>3.9794608472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7.74114816" calcext:value-type="float">
            <text:p>17.74114816</text:p>
          </table:table-cell>
          <table:table-cell office:value-type="float" office:value="13.3279072133482" calcext:value-type="float">
            <text:p>13.3279072133</text:p>
          </table:table-cell>
          <table:table-cell office:value-type="float" office:value="16.05453250585" calcext:value-type="float">
            <text:p>16.0545325059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32.83785932" calcext:value-type="float">
            <text:p>32.83785932</text:p>
          </table:table-cell>
          <table:table-cell office:value-type="float" office:value="57.9528932829311" calcext:value-type="float">
            <text:p>57.9528932829</text:p>
          </table:table-cell>
          <table:table-cell office:value-type="float" office:value="2.93690026170398" calcext:value-type="float">
            <text:p>2.9369002617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4.18976888" calcext:value-type="float">
            <text:p>24.18976888</text:p>
          </table:table-cell>
          <table:table-cell office:value-type="float" office:value="31.8921757395414" calcext:value-type="float">
            <text:p>31.8921757395</text:p>
          </table:table-cell>
          <table:table-cell office:value-type="float" office:value="10.5023630316821" calcext:value-type="float">
            <text:p>10.5023630317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8.13941468" calcext:value-type="float">
            <text:p>18.13941468</text:p>
          </table:table-cell>
          <table:table-cell office:value-type="float" office:value="26.4994867282593" calcext:value-type="float">
            <text:p>26.4994867283</text:p>
          </table:table-cell>
          <table:table-cell office:value-type="float" office:value="9.00425282299457" calcext:value-type="float">
            <text:p>9.004252823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39.49338022" calcext:value-type="float">
            <text:p>39.49338022</text:p>
          </table:table-cell>
          <table:table-cell office:value-type="float" office:value="62.3603351955307" calcext:value-type="float">
            <text:p>62.3603351955</text:p>
          </table:table-cell>
          <table:table-cell office:value-type="float" office:value="10.6843575418994" calcext:value-type="float">
            <text:p>10.684357541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5.27457049" calcext:value-type="float">
            <text:p>15.27457049</text:p>
          </table:table-cell>
          <table:table-cell office:value-type="float" office:value="18.6686390532544" calcext:value-type="float">
            <text:p>18.6686390533</text:p>
          </table:table-cell>
          <table:table-cell office:value-type="float" office:value="18.0769230769231" calcext:value-type="float">
            <text:p>18.0769230769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9.373311122" calcext:value-type="float">
            <text:p>9.373311122</text:p>
          </table:table-cell>
          <table:table-cell office:value-type="float" office:value="17.9507758159444" calcext:value-type="float">
            <text:p>17.9507758159</text:p>
          </table:table-cell>
          <table:table-cell office:value-type="float" office:value="12.9213483146067" calcext:value-type="float">
            <text:p>12.9213483146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4.9236682" calcext:value-type="float">
            <text:p>24.9236682</text:p>
          </table:table-cell>
          <table:table-cell office:value-type="float" office:value="50.9615384615385" calcext:value-type="float">
            <text:p>50.9615384615</text:p>
          </table:table-cell>
          <table:table-cell office:value-type="float" office:value="8.65384615384615" calcext:value-type="float">
            <text:p>8.6538461538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2.58159626" calcext:value-type="float">
            <text:p>12.58159626</text:p>
          </table:table-cell>
          <table:table-cell office:value-type="float" office:value="5.08474576271187" calcext:value-type="float">
            <text:p>5.0847457627</text:p>
          </table:table-cell>
          <table:table-cell office:value-type="float" office:value="37.8442796610169" calcext:value-type="float">
            <text:p>37.844279661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7.32786088" calcext:value-type="float">
            <text:p>17.32786088</text:p>
          </table:table-cell>
          <table:table-cell office:value-type="float" office:value="2.37275162648296" calcext:value-type="float">
            <text:p>2.3727516265</text:p>
          </table:table-cell>
          <table:table-cell office:value-type="float" office:value="39.9158055874474" calcext:value-type="float">
            <text:p>39.915805587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24.91687939" calcext:value-type="float">
            <text:p>24.91687939</text:p>
          </table:table-cell>
          <table:table-cell office:value-type="float" office:value="2.25098480585256" calcext:value-type="float">
            <text:p>2.2509848059</text:p>
          </table:table-cell>
          <table:table-cell office:value-type="float" office:value="44.0630275745639" calcext:value-type="float">
            <text:p>44.0630275746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8.36559674" calcext:value-type="float">
            <text:p>18.36559674</text:p>
          </table:table-cell>
          <table:table-cell office:value-type="float" office:value="3.369384359401" calcext:value-type="float">
            <text:p>3.3693843594</text:p>
          </table:table-cell>
          <table:table-cell office:value-type="float" office:value="40.765391014975" calcext:value-type="float">
            <text:p>40.765391015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5.51502133" calcext:value-type="float">
            <text:p>15.51502133</text:p>
          </table:table-cell>
          <table:table-cell office:value-type="float" office:value="4.67133800467134" calcext:value-type="float">
            <text:p>4.6713380047</text:p>
          </table:table-cell>
          <table:table-cell office:value-type="float" office:value="37.8712045378712" calcext:value-type="float">
            <text:p>37.8712045379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2.03247778" calcext:value-type="float">
            <text:p>22.03247778</text:p>
          </table:table-cell>
          <table:table-cell office:value-type="float" office:value="28.1118881118881" calcext:value-type="float">
            <text:p>28.1118881119</text:p>
          </table:table-cell>
          <table:table-cell office:value-type="float" office:value="17.3146853146853" calcext:value-type="float">
            <text:p>17.3146853147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4.25194027" calcext:value-type="float">
            <text:p>24.25194027</text:p>
          </table:table-cell>
          <table:table-cell office:value-type="float" office:value="24.3177892918826" calcext:value-type="float">
            <text:p>24.3177892919</text:p>
          </table:table-cell>
          <table:table-cell office:value-type="float" office:value="18.9291882556131" calcext:value-type="float">
            <text:p>18.9291882556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6.90085007" calcext:value-type="float">
            <text:p>26.90085007</text:p>
          </table:table-cell>
          <table:table-cell office:value-type="float" office:value="12.2318481848185" calcext:value-type="float">
            <text:p>12.2318481848</text:p>
          </table:table-cell>
          <table:table-cell office:value-type="float" office:value="29.1872937293729" calcext:value-type="float">
            <text:p>29.1872937294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9.25739075" calcext:value-type="float">
            <text:p>29.25739075</text:p>
          </table:table-cell>
          <table:table-cell office:value-type="float" office:value="13.533107781537" calcext:value-type="float">
            <text:p>13.5331077815</text:p>
          </table:table-cell>
          <table:table-cell office:value-type="float" office:value="28.9511841469309" calcext:value-type="float">
            <text:p>28.9511841469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7.60780611" calcext:value-type="float">
            <text:p>27.60780611</text:p>
          </table:table-cell>
          <table:table-cell office:value-type="float" office:value="9.10560344827587" calcext:value-type="float">
            <text:p>9.1056034483</text:p>
          </table:table-cell>
          <table:table-cell office:value-type="float" office:value="28.5021551724138" calcext:value-type="float">
            <text:p>28.5021551724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6.43105313" calcext:value-type="float">
            <text:p>16.43105313</text:p>
          </table:table-cell>
          <table:table-cell office:value-type="float" office:value="7.28179551122194" calcext:value-type="float">
            <text:p>7.2817955112</text:p>
          </table:table-cell>
          <table:table-cell office:value-type="float" office:value="36.1596009975062" calcext:value-type="float">
            <text:p>36.1596009975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5.32751968" calcext:value-type="float">
            <text:p>15.32751968</text:p>
          </table:table-cell>
          <table:table-cell office:value-type="float" office:value="20.3661327231121" calcext:value-type="float">
            <text:p>20.3661327231</text:p>
          </table:table-cell>
          <table:table-cell office:value-type="float" office:value="23.3409610983982" calcext:value-type="float">
            <text:p>23.3409610984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8.23123026" calcext:value-type="float">
            <text:p>18.23123026</text:p>
          </table:table-cell>
          <table:table-cell office:value-type="float" office:value="5.83958724202626" calcext:value-type="float">
            <text:p>5.839587242</text:p>
          </table:table-cell>
          <table:table-cell office:value-type="float" office:value="33.0440900562852" calcext:value-type="float">
            <text:p>33.0440900563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2.64238609" calcext:value-type="float">
            <text:p>22.64238609</text:p>
          </table:table-cell>
          <table:table-cell office:value-type="float" office:value="30.2155771905424" calcext:value-type="float">
            <text:p>30.2155771905</text:p>
          </table:table-cell>
          <table:table-cell office:value-type="float" office:value="10.3963838664812" calcext:value-type="float">
            <text:p>10.3963838665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7.40759713" calcext:value-type="float">
            <text:p>17.40759713</text:p>
          </table:table-cell>
          <table:table-cell office:value-type="float" office:value="24.1867043847242" calcext:value-type="float">
            <text:p>24.1867043847</text:p>
          </table:table-cell>
          <table:table-cell office:value-type="float" office:value="10.0707213578501" calcext:value-type="float">
            <text:p>10.0707213579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7.19799488" calcext:value-type="float">
            <text:p>17.19799488</text:p>
          </table:table-cell>
          <table:table-cell office:value-type="float" office:value="25.3377364154908" calcext:value-type="float">
            <text:p>25.3377364155</text:p>
          </table:table-cell>
          <table:table-cell office:value-type="float" office:value="9.96697688381867" calcext:value-type="float">
            <text:p>9.9669768838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2.14855444" calcext:value-type="float">
            <text:p>12.14855444</text:p>
          </table:table-cell>
          <table:table-cell office:value-type="float" office:value="20.7882804325078" calcext:value-type="float">
            <text:p>20.7882804325</text:p>
          </table:table-cell>
          <table:table-cell office:value-type="float" office:value="7.63864666899197" calcext:value-type="float">
            <text:p>7.63864666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.92940767" calcext:value-type="float">
            <text:p>11.92940767</text:p>
          </table:table-cell>
          <table:table-cell office:value-type="float" office:value="8.98950131233596" calcext:value-type="float">
            <text:p>8.9895013123</text:p>
          </table:table-cell>
          <table:table-cell office:value-type="float" office:value="12.0734908136483" calcext:value-type="float">
            <text:p>12.0734908136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4.19572783" calcext:value-type="float">
            <text:p>14.19572783</text:p>
          </table:table-cell>
          <table:table-cell office:value-type="float" office:value="11.5360101975781" calcext:value-type="float">
            <text:p>11.5360101976</text:p>
          </table:table-cell>
          <table:table-cell office:value-type="float" office:value="11.9184193753983" calcext:value-type="float">
            <text:p>11.9184193754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.29581742" calcext:value-type="float">
            <text:p>12.29581742</text:p>
          </table:table-cell>
          <table:table-cell office:value-type="float" office:value="8.27791790873652" calcext:value-type="float">
            <text:p>8.2779179087</text:p>
          </table:table-cell>
          <table:table-cell office:value-type="float" office:value="13.9646869983949" calcext:value-type="float">
            <text:p>13.9646869984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7.99402137" calcext:value-type="float">
            <text:p>17.99402137</text:p>
          </table:table-cell>
          <table:table-cell office:value-type="float" office:value="8.8495575221239" calcext:value-type="float">
            <text:p>8.8495575221</text:p>
          </table:table-cell>
          <table:table-cell office:value-type="float" office:value="12.1147390906317" calcext:value-type="float">
            <text:p>12.114739090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1.85106546" calcext:value-type="float">
            <text:p>11.85106546</text:p>
          </table:table-cell>
          <table:table-cell office:value-type="float" office:value="13.7058261700096" calcext:value-type="float">
            <text:p>13.70582617</text:p>
          </table:table-cell>
          <table:table-cell office:value-type="float" office:value="13.2282712511939" calcext:value-type="float">
            <text:p>13.2282712512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5.73353411" calcext:value-type="float">
            <text:p>15.73353411</text:p>
          </table:table-cell>
          <table:table-cell office:value-type="float" office:value="18.941504178273" calcext:value-type="float">
            <text:p>18.9415041783</text:p>
          </table:table-cell>
          <table:table-cell office:value-type="float" office:value="15.1965335809347" calcext:value-type="float">
            <text:p>15.1965335809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14.24300071" calcext:value-type="float">
            <text:p>14.24300071</text:p>
          </table:table-cell>
          <table:table-cell office:value-type="float" office:value="17.3608481635744" calcext:value-type="float">
            <text:p>17.3608481636</text:p>
          </table:table-cell>
          <table:table-cell office:value-type="float" office:value="11.5107913669065" calcext:value-type="float">
            <text:p>11.5107913669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1.60652666" calcext:value-type="float">
            <text:p>11.60652666</text:p>
          </table:table-cell>
          <table:table-cell office:value-type="float" office:value="5.33043897732755" calcext:value-type="float">
            <text:p>5.3304389773</text:p>
          </table:table-cell>
          <table:table-cell office:value-type="float" office:value="13.7481910274964" calcext:value-type="float">
            <text:p>13.748191027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.554089903" calcext:value-type="float">
            <text:p>4.554089903</text:p>
          </table:table-cell>
          <table:table-cell office:value-type="float" office:value="0.807017543859654" calcext:value-type="float">
            <text:p>0.8070175439</text:p>
          </table:table-cell>
          <table:table-cell office:value-type="float" office:value="10.421052631579" calcext:value-type="float">
            <text:p>10.421052631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.546467622" calcext:value-type="float">
            <text:p>1.546467622</text:p>
          </table:table-cell>
          <table:table-cell office:value-type="float" office:value="3.30731306491371" calcext:value-type="float">
            <text:p>3.3073130649</text:p>
          </table:table-cell>
          <table:table-cell office:value-type="float" office:value="12.4075595727198" calcext:value-type="float">
            <text:p>12.4075595727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3.24223687" calcext:value-type="float">
            <text:p>23.24223687</text:p>
          </table:table-cell>
          <table:table-cell office:value-type="float" office:value="4.01785714285714" calcext:value-type="float">
            <text:p>4.0178571429</text:p>
          </table:table-cell>
          <table:table-cell office:value-type="float" office:value="35.9546703296703" calcext:value-type="float">
            <text:p>35.9546703297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1.20310445" calcext:value-type="float">
            <text:p>21.20310445</text:p>
          </table:table-cell>
          <table:table-cell office:value-type="float" office:value="3.4804753820034" calcext:value-type="float">
            <text:p>3.480475382</text:p>
          </table:table-cell>
          <table:table-cell office:value-type="float" office:value="34.3803056027165" calcext:value-type="float">
            <text:p>34.3803056027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4.85851585" calcext:value-type="float">
            <text:p>14.85851585</text:p>
          </table:table-cell>
          <table:table-cell office:value-type="float" office:value="19.8631938963431" calcext:value-type="float">
            <text:p>19.8631938963</text:p>
          </table:table-cell>
          <table:table-cell office:value-type="float" office:value="15.5222309918443" calcext:value-type="float">
            <text:p>15.5222309918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3.36410926" calcext:value-type="float">
            <text:p>13.36410926</text:p>
          </table:table-cell>
          <table:table-cell office:value-type="float" office:value="5.63521173724575" calcext:value-type="float">
            <text:p>5.6352117372</text:p>
          </table:table-cell>
          <table:table-cell office:value-type="float" office:value="24.7415805268423" calcext:value-type="float">
            <text:p>24.7415805268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6.086707785" calcext:value-type="float">
            <text:p>6.086707785</text:p>
          </table:table-cell>
          <table:table-cell office:value-type="float" office:value="5.41217739914808" calcext:value-type="float">
            <text:p>5.4121773991</text:p>
          </table:table-cell>
          <table:table-cell office:value-type="float" office:value="7.91781508393887" calcext:value-type="float">
            <text:p>7.9178150839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8.319906684" calcext:value-type="float">
            <text:p>8.319906684</text:p>
          </table:table-cell>
          <table:table-cell office:value-type="float" office:value="14.7177419354839" calcext:value-type="float">
            <text:p>14.7177419355</text:p>
          </table:table-cell>
          <table:table-cell office:value-type="float" office:value="13.8104838709677" calcext:value-type="float">
            <text:p>13.810483871</text:p>
          </table:table-cell>
        </table:table-row>
      </table:table>
      <table:table table:name="prep_signed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ber of unfrozen electrons</text:p>
          </table:table-cell>
          <table:table-cell table:style-name="ce1" office:value-type="string" calcext:value-type="string">
            <text:p>RPA (PBE)</text:p>
          </table:table-cell>
          <table:table-cell table:style-name="ce8" office:value-type="string" calcext:value-type="string">
            <text:p>MP2/CBS</text:p>
          </table:table-cell>
          <table:table-cell table:style-name="ce3" office:value-type="string" calcext:value-type="string">
            <text:p>SCS-MP2/CBS</text:p>
          </table:table-cell>
          <table:table-cell table:style-name="ce3" office:value-type="string" calcext:value-type="string">
            <text:p>SOS-MP2/CBS</text:p>
          </table:table-cell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4" office:value-type="float" office:value="-4.36789965517242" calcext:value-type="float">
            <text:p>-4.3678996552</text:p>
          </table:table-cell>
          <table:table-cell table:style-name="ce4" office:value-type="float" office:value="68.4565099655173" calcext:value-type="float">
            <text:p>68.4565099655</text:p>
          </table:table-cell>
          <table:table-cell office:value-type="float" office:value="0.60047793103448" calcext:value-type="float">
            <text:p>0.600477931</text:p>
          </table:table-cell>
          <table:table-cell office:value-type="float" office:value="-33.3275376896552" calcext:value-type="float">
            <text:p>-33.3275376897</text:p>
          </table:table-cell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4" office:value-type="float" office:value="-13.0633919230769" calcext:value-type="float">
            <text:p>-13.0633919231</text:p>
          </table:table-cell>
          <table:table-cell table:style-name="ce4" office:value-type="float" office:value="57.1444753846154" calcext:value-type="float">
            <text:p>57.1444753846</text:p>
          </table:table-cell>
          <table:table-cell office:value-type="float" office:value="8.84646149038462" calcext:value-type="float">
            <text:p>8.8464614904</text:p>
          </table:table-cell>
          <table:table-cell office:value-type="float" office:value="-15.30254625" calcext:value-type="float">
            <text:p>-15.30254625</text:p>
          </table:table-cell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-25.0603890638298" calcext:value-type="float">
            <text:p>-25.0603890638</text:p>
          </table:table-cell>
          <table:table-cell table:style-name="ce4" office:value-type="float" office:value="74.0849728085106" calcext:value-type="float">
            <text:p>74.0849728085</text:p>
          </table:table-cell>
          <table:table-cell office:value-type="float" office:value="-7.55369438297872" calcext:value-type="float">
            <text:p>-7.553694383</text:p>
          </table:table-cell>
          <table:table-cell office:value-type="float" office:value="-48.3730276170213" calcext:value-type="float">
            <text:p>-48.373027617</text:p>
          </table:table-cell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4" office:value-type="float" office:value="-7.72470827586207" calcext:value-type="float">
            <text:p>-7.7247082759</text:p>
          </table:table-cell>
          <table:table-cell table:style-name="ce4" office:value-type="float" office:value="59.2270138423645" calcext:value-type="float">
            <text:p>59.2270138424</text:p>
          </table:table-cell>
          <table:table-cell office:value-type="float" office:value="6.71150054187191" calcext:value-type="float">
            <text:p>6.7115005419</text:p>
          </table:table-cell>
          <table:table-cell office:value-type="float" office:value="-19.5462563546798" calcext:value-type="float">
            <text:p>-19.5462563547</text:p>
          </table:table-cell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4" office:value-type="float" office:value="3.27207799999999" calcext:value-type="float">
            <text:p>3.272078</text:p>
          </table:table-cell>
          <table:table-cell table:style-name="ce4" office:value-type="float" office:value="365.00019862069" calcext:value-type="float">
            <text:p>365.0001986207</text:p>
          </table:table-cell>
          <table:table-cell office:value-type="float" office:value="309.130771034483" calcext:value-type="float">
            <text:p>309.1307710345</text:p>
          </table:table-cell>
          <table:table-cell office:value-type="float" office:value="281.196056896552" calcext:value-type="float">
            <text:p>281.1960568966</text:p>
          </table:table-cell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4" office:value-type="float" office:value="-21.3659200392157" calcext:value-type="float">
            <text:p>-21.3659200392</text:p>
          </table:table-cell>
          <table:table-cell table:style-name="ce4" office:value-type="float" office:value="389.855632156863" calcext:value-type="float">
            <text:p>389.8556321569</text:p>
          </table:table-cell>
          <table:table-cell office:value-type="float" office:value="327.377808235294" calcext:value-type="float">
            <text:p>327.3778082353</text:p>
          </table:table-cell>
          <table:table-cell office:value-type="float" office:value="296.138895686274" calcext:value-type="float">
            <text:p>296.1388956863</text:p>
          </table:table-cell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4" office:value-type="float" office:value="-3.23470307692307" calcext:value-type="float">
            <text:p>-3.2347030769</text:p>
          </table:table-cell>
          <table:table-cell table:style-name="ce4" office:value-type="float" office:value="95.6461863817664" calcext:value-type="float">
            <text:p>95.6461863818</text:p>
          </table:table-cell>
          <table:table-cell office:value-type="float" office:value="29.1347708262108" calcext:value-type="float">
            <text:p>29.1347708262</text:p>
          </table:table-cell>
          <table:table-cell office:value-type="float" office:value="-4.12093686609687" calcext:value-type="float">
            <text:p>-4.1209368661</text:p>
          </table:table-cell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4" office:value-type="float" office:value="4.90837866847826" calcext:value-type="float">
            <text:p>4.9083786685</text:p>
          </table:table-cell>
          <table:table-cell table:style-name="ce4" office:value-type="float" office:value="110.550298668478" calcext:value-type="float">
            <text:p>110.5502986685</text:p>
          </table:table-cell>
          <table:table-cell office:value-type="float" office:value="39.850236875" calcext:value-type="float">
            <text:p>39.850236875</text:p>
          </table:table-cell>
          <table:table-cell office:value-type="float" office:value="4.50020578804349" calcext:value-type="float">
            <text:p>4.500205788</text:p>
          </table:table-cell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4" office:value-type="float" office:value="15.6534620422535" calcext:value-type="float">
            <text:p>15.6534620423</text:p>
          </table:table-cell>
          <table:table-cell table:style-name="ce4" office:value-type="float" office:value="200.263965352113" calcext:value-type="float">
            <text:p>200.2639653521</text:p>
          </table:table-cell>
          <table:table-cell office:value-type="float" office:value="75.1719481338028" calcext:value-type="float">
            <text:p>75.1719481338</text:p>
          </table:table-cell>
          <table:table-cell office:value-type="float" office:value="12.6259400704225" calcext:value-type="float">
            <text:p>12.6259400704</text:p>
          </table:table-cell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4" office:value-type="float" office:value="11.9255153355705" calcext:value-type="float">
            <text:p>11.9255153356</text:p>
          </table:table-cell>
          <table:table-cell table:style-name="ce4" office:value-type="float" office:value="191.146983657718" calcext:value-type="float">
            <text:p>191.1469836577</text:p>
          </table:table-cell>
          <table:table-cell office:value-type="float" office:value="-9.76909969798658" calcext:value-type="float">
            <text:p>-9.769099698</text:p>
          </table:table-cell>
          <table:table-cell office:value-type="float" office:value="-110.227141526846" calcext:value-type="float">
            <text:p>-110.2271415268</text:p>
          </table:table-cell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4" office:value-type="float" office:value="14.3738716666667" calcext:value-type="float">
            <text:p>14.3738716667</text:p>
          </table:table-cell>
          <table:table-cell table:style-name="ce4" office:value-type="float" office:value="201.600446484849" calcext:value-type="float">
            <text:p>201.6004464848</text:p>
          </table:table-cell>
          <table:table-cell office:value-type="float" office:value="101.557643454545" calcext:value-type="float">
            <text:p>101.5576434545</text:p>
          </table:table-cell>
          <table:table-cell office:value-type="float" office:value="51.5362418787879" calcext:value-type="float">
            <text:p>51.5362418788</text:p>
          </table:table-cell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4" office:value-type="float" office:value="12.6818801179941" calcext:value-type="float">
            <text:p>12.681880118</text:p>
          </table:table-cell>
          <table:table-cell table:style-name="ce4" office:value-type="float" office:value="196.341330973451" calcext:value-type="float">
            <text:p>196.3413309735</text:p>
          </table:table-cell>
          <table:table-cell office:value-type="float" office:value="98.6584266666667" calcext:value-type="float">
            <text:p>98.6584266667</text:p>
          </table:table-cell>
          <table:table-cell office:value-type="float" office:value="49.8169741297935" calcext:value-type="float">
            <text:p>49.8169741298</text:p>
          </table:table-cell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4" office:value-type="float" office:value="-19.1366958116883" calcext:value-type="float">
            <text:p>-19.1366958117</text:p>
          </table:table-cell>
          <table:table-cell table:style-name="ce4" office:value-type="float" office:value="17.351814448052" calcext:value-type="float">
            <text:p>17.3518144481</text:p>
          </table:table-cell>
          <table:table-cell office:value-type="float" office:value="-14.9027258441558" calcext:value-type="float">
            <text:p>-14.9027258442</text:p>
          </table:table-cell>
          <table:table-cell office:value-type="float" office:value="-31.0299957792208" calcext:value-type="float">
            <text:p>-31.0299957792</text:p>
          </table:table-cell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4" office:value-type="float" office:value="-15.45506514377" calcext:value-type="float">
            <text:p>-15.4550651438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-37.1913597126437" calcext:value-type="float">
            <text:p>-37.1913597126</text:p>
          </table:table-cell>
          <table:table-cell table:style-name="ce4" office:value-type="float" office:value="38.3652402298851" calcext:value-type="float">
            <text:p>38.3652402299</text:p>
          </table:table-cell>
          <table:table-cell office:value-type="float" office:value="5.5917191954023" calcext:value-type="float">
            <text:p>5.5917191954</text:p>
          </table:table-cell>
          <table:table-cell office:value-type="float" office:value="-10.7950406321839" calcext:value-type="float">
            <text:p>-10.7950406322</text:p>
          </table:table-cell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4" office:value-type="float" office:value="-29.6944242629482" calcext:value-type="float">
            <text:p>-29.6944242629</text:p>
          </table:table-cell>
          <table:table-cell table:style-name="ce4" office:value-type="float" office:value="34.0675520717131" calcext:value-type="float">
            <text:p>34.0675520717</text:p>
          </table:table-cell>
          <table:table-cell office:value-type="float" office:value="0.190934262948195" calcext:value-type="float">
            <text:p>0.1909342629</text:p>
          </table:table-cell>
          <table:table-cell office:value-type="float" office:value="-16.7473735458167" calcext:value-type="float">
            <text:p>-16.7473735458</text:p>
          </table:table-cell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4" office:value-type="float" office:value="0.726746976047902" calcext:value-type="float">
            <text:p>0.726746976</text:p>
          </table:table-cell>
          <table:table-cell table:style-name="ce4" office:value-type="float" office:value="27.922848742515" calcext:value-type="float">
            <text:p>27.9228487425</text:p>
          </table:table-cell>
          <table:table-cell office:value-type="float" office:value="-5.99576907185628" calcext:value-type="float">
            <text:p>-5.9957690719</text:p>
          </table:table-cell>
          <table:table-cell office:value-type="float" office:value="-22.9550780538922" calcext:value-type="float">
            <text:p>-22.9550780539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-12.0190670815451" calcext:value-type="float">
            <text:p>-12.0190670815</text:p>
          </table:table-cell>
          <table:table-cell table:style-name="ce4" office:value-type="float" office:value="270.350109742489" calcext:value-type="float">
            <text:p>270.3501097425</text:p>
          </table:table-cell>
          <table:table-cell office:value-type="float" office:value="283.336553433476" calcext:value-type="float">
            <text:p>283.3365534335</text:p>
          </table:table-cell>
          <table:table-cell office:value-type="float" office:value="289.829774806867" calcext:value-type="float">
            <text:p>289.8297748069</text:p>
          </table:table-cell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4" office:value-type="float" office:value="-14.0921806285714" calcext:value-type="float">
            <text:p>-14.0921806286</text:p>
          </table:table-cell>
          <table:table-cell table:style-name="ce4" office:value-type="float" office:value="2.8176032" calcext:value-type="float">
            <text:p>2.8176032</text:p>
          </table:table-cell>
          <table:table-cell office:value-type="float" office:value="-26.3056772" calcext:value-type="float">
            <text:p>-26.3056772</text:p>
          </table:table-cell>
          <table:table-cell office:value-type="float" office:value="-40.8673172" calcext:value-type="float">
            <text:p>-40.8673172</text:p>
          </table:table-cell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4" office:value-type="float" office:value="-8.31956130208333" calcext:value-type="float">
            <text:p>-8.3195613021</text:p>
          </table:table-cell>
          <table:table-cell table:style-name="ce4" office:value-type="float" office:value="14.4383709895833" calcext:value-type="float">
            <text:p>14.4383709896</text:p>
          </table:table-cell>
          <table:table-cell office:value-type="float" office:value="-24.1719732291667" calcext:value-type="float">
            <text:p>-24.1719732292</text:p>
          </table:table-cell>
          <table:table-cell office:value-type="float" office:value="-43.47714484375" calcext:value-type="float">
            <text:p>-43.4771448438</text:p>
          </table:table-cell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4" office:value-type="float" office:value="25.5097517355372" calcext:value-type="float">
            <text:p>25.5097517355</text:p>
          </table:table-cell>
          <table:table-cell table:style-name="ce4" office:value-type="float" office:value="42.8164976033058" calcext:value-type="float">
            <text:p>42.8164976033</text:p>
          </table:table-cell>
          <table:table-cell office:value-type="float" office:value="-7.26720219008264" calcext:value-type="float">
            <text:p>-7.2672021901</text:p>
          </table:table-cell>
          <table:table-cell office:value-type="float" office:value="-32.3090525206612" calcext:value-type="float">
            <text:p>-32.3090525207</text:p>
          </table:table-cell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4" office:value-type="float" office:value="-16.3729536384977" calcext:value-type="float">
            <text:p>-16.3729536385</text:p>
          </table:table-cell>
          <table:table-cell table:style-name="ce4" office:value-type="float" office:value="-7.72204469483569" calcext:value-type="float">
            <text:p>-7.7220446948</text:p>
          </table:table-cell>
          <table:table-cell office:value-type="float" office:value="-23.0113728873239" calcext:value-type="float">
            <text:p>-23.0113728873</text:p>
          </table:table-cell>
          <table:table-cell office:value-type="float" office:value="-30.6560369953052" calcext:value-type="float">
            <text:p>-30.6560369953</text:p>
          </table:table-cell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4" office:value-type="float" office:value="2.83152882544862" calcext:value-type="float">
            <text:p>2.8315288254</text:p>
          </table:table-cell>
          <table:table-cell table:style-name="ce4" office:value-type="float" office:value="10.862527177814" calcext:value-type="float">
            <text:p>10.8625271778</text:p>
          </table:table-cell>
          <table:table-cell office:value-type="float" office:value="-5.2283888254486" calcext:value-type="float">
            <text:p>-5.2283888254</text:p>
          </table:table-cell>
          <table:table-cell office:value-type="float" office:value="-13.2738468026101" calcext:value-type="float">
            <text:p>-13.2738468026</text:p>
          </table:table-cell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4" office:value-type="float" office:value="1.64862708487084" calcext:value-type="float">
            <text:p>1.6486270849</text:p>
          </table:table-cell>
          <table:table-cell table:style-name="ce4" office:value-type="float" office:value="8.85514354243542" calcext:value-type="float">
            <text:p>8.8551435424</text:p>
          </table:table-cell>
          <table:table-cell office:value-type="float" office:value="-8.09469690036901" calcext:value-type="float">
            <text:p>-8.0946969004</text:p>
          </table:table-cell>
          <table:table-cell office:value-type="float" office:value="-16.569617195572" calcext:value-type="float">
            <text:p>-16.5696171956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7.27765003846154" calcext:value-type="float">
            <text:p>7.2776500385</text:p>
          </table:table-cell>
          <table:table-cell table:style-name="ce4" office:value-type="float" office:value="104.775600346154" calcext:value-type="float">
            <text:p>104.7756003462</text:p>
          </table:table-cell>
          <table:table-cell office:value-type="float" office:value="32.9546551538462" calcext:value-type="float">
            <text:p>32.9546551538</text:p>
          </table:table-cell>
          <table:table-cell office:value-type="float" office:value="-2.9558171923077" calcext:value-type="float">
            <text:p>-2.9558171923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float" office:value="7.33840333333333" calcext:value-type="float">
            <text:p>7.3384033333</text:p>
          </table:table-cell>
          <table:table-cell table:style-name="ce9" office:value-type="float" office:value="102.760391434109" calcext:value-type="float">
            <text:p>102.7603914341</text:p>
          </table:table-cell>
          <table:table-cell office:value-type="float" office:value="42.3594051550388" calcext:value-type="float">
            <text:p>42.359405155</text:p>
          </table:table-cell>
          <table:table-cell office:value-type="float" office:value="12.1589113953488" calcext:value-type="float">
            <text:p>12.1589113953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4" office:value-type="float" office:value="-0.113066204379568" calcext:value-type="float">
            <text:p>-0.1130662044</text:p>
          </table:table-cell>
          <table:table-cell table:style-name="ce4" office:value-type="float" office:value="6.40990086374696" calcext:value-type="float">
            <text:p>6.4099008637</text:p>
          </table:table-cell>
          <table:table-cell office:value-type="float" office:value="-1.31018998783456" calcext:value-type="float">
            <text:p>-1.3101899878</text:p>
          </table:table-cell>
          <table:table-cell office:value-type="float" office:value="-5.17023562043795" calcext:value-type="float">
            <text:p>-5.1702356204</text:p>
          </table:table-cell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4" office:value-type="float" office:value="-1.72059741573033" calcext:value-type="float">
            <text:p>-1.7205974157</text:p>
          </table:table-cell>
          <table:table-cell table:style-name="ce4" office:value-type="float" office:value="3.99125828963796" calcext:value-type="float">
            <text:p>3.9912582896</text:p>
          </table:table-cell>
          <table:table-cell office:value-type="float" office:value="-1.73284358302122" calcext:value-type="float">
            <text:p>-1.732843583</text:p>
          </table:table-cell>
          <table:table-cell office:value-type="float" office:value="-316.59993545568" calcext:value-type="float">
            <text:p>-316.5999354557</text:p>
          </table:table-cell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4" office:value-type="float" office:value="1.41427121495327" calcext:value-type="float">
            <text:p>1.414271215</text:p>
          </table:table-cell>
          <table:table-cell table:style-name="ce4" office:value-type="float" office:value="25.4867034766355" calcext:value-type="float">
            <text:p>25.4867034766</text:p>
          </table:table-cell>
          <table:table-cell office:value-type="float" office:value="-33.063165682243" calcext:value-type="float">
            <text:p>-33.0631656822</text:p>
          </table:table-cell>
          <table:table-cell office:value-type="float" office:value="-62.3381003738318" calcext:value-type="float">
            <text:p>-62.3381003738</text:p>
          </table:table-cell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4" office:value-type="float" office:value="1.00771298174442" calcext:value-type="float">
            <text:p>1.0077129817</text:p>
          </table:table-cell>
          <table:table-cell table:style-name="ce4" office:value-type="float" office:value="32.9362974442191" calcext:value-type="float">
            <text:p>32.9362974442</text:p>
          </table:table-cell>
          <table:table-cell office:value-type="float" office:value="-35.8982844827586" calcext:value-type="float">
            <text:p>-35.8982844828</text:p>
          </table:table-cell>
          <table:table-cell office:value-type="float" office:value="-70.3155755172414" calcext:value-type="float">
            <text:p>-70.3155755172</text:p>
          </table:table-cell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-0.844543283803864" calcext:value-type="float">
            <text:p>-0.8445432838</text:p>
          </table:table-cell>
          <table:table-cell table:style-name="ce4" office:value-type="float" office:value="3.38371231797921" calcext:value-type="float">
            <text:p>3.383712318</text:p>
          </table:table-cell>
          <table:table-cell office:value-type="float" office:value="-7.42263937592867" calcext:value-type="float">
            <text:p>-7.4226393759</text:p>
          </table:table-cell>
          <table:table-cell office:value-type="float" office:value="-12.8258150817236" calcext:value-type="float">
            <text:p>-12.8258150817</text:p>
          </table:table-cell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4" office:value-type="float" office:value="-12.6082210742706" calcext:value-type="float">
            <text:p>-12.6082210743</text:p>
          </table:table-cell>
          <table:table-cell table:style-name="ce4" office:value-type="float" office:value="2.17566761273209" calcext:value-type="float">
            <text:p>2.1756676127</text:p>
          </table:table-cell>
          <table:table-cell office:value-type="float" office:value="-19.7863304907162" calcext:value-type="float">
            <text:p>-19.7863304907</text:p>
          </table:table-cell>
          <table:table-cell office:value-type="float" office:value="-30.7673293766578" calcext:value-type="float">
            <text:p>-30.7673293767</text:p>
          </table:table-cell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2.61166896907216" calcext:value-type="float">
            <text:p>2.6116689691</text:p>
          </table:table-cell>
          <table:table-cell table:style-name="ce4" office:value-type="float" office:value="95.8737020618556" calcext:value-type="float">
            <text:p>95.8737020619</text:p>
          </table:table-cell>
          <table:table-cell office:value-type="float" office:value="35.2674008247423" calcext:value-type="float">
            <text:p>35.2674008247</text:p>
          </table:table-cell>
          <table:table-cell office:value-type="float" office:value="4.96425010309278" calcext:value-type="float">
            <text:p>4.9642501031</text:p>
          </table:table-cell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.23297778911565" calcext:value-type="float">
            <text:p>1.2329777891</text:p>
          </table:table-cell>
          <table:table-cell table:style-name="ce4" office:value-type="float" office:value="93.3053683333334" calcext:value-type="float">
            <text:p>93.3053683333</text:p>
          </table:table-cell>
          <table:table-cell office:value-type="float" office:value="33.2458427891156" calcext:value-type="float">
            <text:p>33.2458427891</text:p>
          </table:table-cell>
          <table:table-cell office:value-type="float" office:value="3.21608013605443" calcext:value-type="float">
            <text:p>3.2160801361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4" office:value-type="float" office:value="-4.78256909090909" calcext:value-type="float">
            <text:p>-4.7825690909</text:p>
          </table:table-cell>
          <table:table-cell table:style-name="ce4" office:value-type="float" office:value="10.5580989807163" calcext:value-type="float">
            <text:p>10.5580989807</text:p>
          </table:table-cell>
          <table:table-cell office:value-type="float" office:value="-9.730053553719" calcext:value-type="float">
            <text:p>-9.7300535537</text:p>
          </table:table-cell>
          <table:table-cell office:value-type="float" office:value="-19.8741292837466" calcext:value-type="float">
            <text:p>-19.8741292837</text:p>
          </table:table-cell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-6.04300296875" calcext:value-type="float">
            <text:p>-6.0430029688</text:p>
          </table:table-cell>
          <table:table-cell table:style-name="ce4" office:value-type="float" office:value="9.2260136875" calcext:value-type="float">
            <text:p>9.2260136875</text:p>
          </table:table-cell>
          <table:table-cell office:value-type="float" office:value="-10.82063634375" calcext:value-type="float">
            <text:p>-10.8206363438</text:p>
          </table:table-cell>
          <table:table-cell office:value-type="float" office:value="-20.84396196875" calcext:value-type="float">
            <text:p>-20.8439619688</text:p>
          </table:table-cell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4" office:value-type="float" office:value="-25.5871818555008" calcext:value-type="float">
            <text:p>-25.5871818555</text:p>
          </table:table-cell>
          <table:table-cell table:style-name="ce4" office:value-type="float" office:value="60.0164203612479" calcext:value-type="float">
            <text:p>60.0164203612</text:p>
          </table:table-cell>
          <table:table-cell office:value-type="float" office:value="13.0131362889984" calcext:value-type="float">
            <text:p>13.013136289</text:p>
          </table:table-cell>
          <table:table-cell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2.99726584022038" calcext:value-type="float">
            <text:p>2.9972658402</text:p>
          </table:table-cell>
          <table:table-cell table:style-name="ce4" office:value-type="float" office:value="89.6694214876033" calcext:value-type="float">
            <text:p>89.6694214876</text:p>
          </table:table-cell>
          <table:table-cell office:value-type="float" office:value="35.0550964187328" calcext:value-type="float">
            <text:p>35.0550964187</text:p>
          </table:table-cell>
          <table:table-cell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4" office:value-type="float" office:value="3.10801375554659" calcext:value-type="float">
            <text:p>3.1080137555</text:p>
          </table:table-cell>
          <table:table-cell table:style-name="ce4" office:value-type="float" office:value="85.6393707139976" calcext:value-type="float">
            <text:p>85.639370714</text:p>
          </table:table-cell>
          <table:table-cell office:value-type="float" office:value="29.3666801129488" calcext:value-type="float">
            <text:p>29.3666801129</text:p>
          </table:table-cell>
          <table:table-cell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-16.7075218444846" calcext:value-type="float">
            <text:p>-16.7075218445</text:p>
          </table:table-cell>
          <table:table-cell table:style-name="ce4" office:value-type="float" office:value="7.7757685352622" calcext:value-type="float">
            <text:p>7.7757685353</text:p>
          </table:table-cell>
          <table:table-cell office:value-type="float" office:value="-28.8426763110307" calcext:value-type="float">
            <text:p>-28.842676311</text:p>
          </table:table-cell>
          <table:table-cell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-10.9952590118302" calcext:value-type="float">
            <text:p>-10.9952590118</text:p>
          </table:table-cell>
          <table:table-cell table:style-name="ce4" office:value-type="float" office:value="26.7223382045929" calcext:value-type="float">
            <text:p>26.7223382046</text:p>
          </table:table-cell>
          <table:table-cell office:value-type="float" office:value="-18.580375782881" calcext:value-type="float">
            <text:p>-18.5803757829</text:p>
          </table:table-cell>
          <table:table-cell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-20.4141498333333" calcext:value-type="float">
            <text:p>-20.4141498333</text:p>
          </table:table-cell>
          <table:table-cell table:style-name="ce4" office:value-type="float" office:value="81.6666666666667" calcext:value-type="float">
            <text:p>81.6666666667</text:p>
          </table:table-cell>
          <table:table-cell office:value-type="float" office:value="-25.4166666666667" calcext:value-type="float">
            <text:p>-25.4166666667</text:p>
          </table:table-cell>
          <table:table-cell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" office:value-type="float" office:value="-7.36821257763976" calcext:value-type="float">
            <text:p>-7.3682125776</text:p>
          </table:table-cell>
          <table:table-cell table:style-name="ce4" office:value-type="float" office:value="2.32919254658384" calcext:value-type="float">
            <text:p>2.3291925466</text:p>
          </table:table-cell>
          <table:table-cell office:value-type="float" office:value="-11.6071428571429" calcext:value-type="float">
            <text:p>-11.6071428571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15.4574132492114" calcext:value-type="float">
            <text:p>-15.4574132492</text:p>
          </table:table-cell>
          <table:table-cell office:value-type="float" office:value="0.946372239747642" calcext:value-type="float">
            <text:p>0.9463722397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10.5577689243028" calcext:value-type="float">
            <text:p>-10.5577689243</text:p>
          </table:table-cell>
          <table:table-cell office:value-type="float" office:value="0.19920318725101" calcext:value-type="float">
            <text:p>0.1992031873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3.92262224610425" calcext:value-type="float">
            <text:p>-3.9226222461</text:p>
          </table:table-cell>
          <table:table-cell office:value-type="float" office:value="-0.0537345513164858" calcext:value-type="float">
            <text:p>-0.0537345513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3.44611528822056" calcext:value-type="float">
            <text:p>-3.4461152882</text:p>
          </table:table-cell>
          <table:table-cell office:value-type="float" office:value="-2.25563909774437" calcext:value-type="float">
            <text:p>-2.2556390977</text:p>
          </table:table-cell>
          <table:table-cell table:number-columns-repeated="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4.9829018075232" calcext:value-type="float">
            <text:p>-4.9829018075</text:p>
          </table:table-cell>
          <table:table-cell office:value-type="float" office:value="-0.195407914020514" calcext:value-type="float">
            <text:p>-0.195407914</text:p>
          </table:table-cell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3.11190903650508" calcext:value-type="float">
            <text:p>-3.1119090365</text:p>
          </table:table-cell>
          <table:table-cell office:value-type="float" office:value="3.94973070017953" calcext:value-type="float">
            <text:p>3.9497307002</text:p>
          </table:table-cell>
          <table:table-cell table:number-columns-repeated="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2.93219303604154" calcext:value-type="float">
            <text:p>-2.932193036</text:p>
          </table:table-cell>
          <table:table-cell office:value-type="float" office:value="1.03848503359803" calcext:value-type="float">
            <text:p>1.0384850336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24.5283018867925" calcext:value-type="float">
            <text:p>-24.5283018868</text:p>
          </table:table-cell>
          <table:table-cell office:value-type="float" office:value="-3.77358490566038" calcext:value-type="float">
            <text:p>-3.7735849057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21.8543046357616" calcext:value-type="float">
            <text:p>-21.8543046358</text:p>
          </table:table-cell>
          <table:table-cell office:value-type="float" office:value="7.28476821192054" calcext:value-type="float">
            <text:p>7.2847682119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20.5128205128205" calcext:value-type="float">
            <text:p>-20.5128205128</text:p>
          </table:table-cell>
          <table:table-cell office:value-type="float" office:value="81.3186813186813" calcext:value-type="float">
            <text:p>81.3186813187</text:p>
          </table:table-cell>
          <table:table-cell table:number-columns-repeated="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19.2307692307692" calcext:value-type="float">
            <text:p>-19.2307692308</text:p>
          </table:table-cell>
          <table:table-cell office:value-type="float" office:value="56.1085972850679" calcext:value-type="float">
            <text:p>56.1085972851</text:p>
          </table:table-cell>
          <table:table-cell table:number-columns-repeated="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6.57894736842106" calcext:value-type="float">
            <text:p>-6.5789473684</text:p>
          </table:table-cell>
          <table:table-cell office:value-type="float" office:value="12.8542510121457" calcext:value-type="float">
            <text:p>12.8542510121</text:p>
          </table:table-cell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26.8199233716475" calcext:value-type="float">
            <text:p>-26.8199233716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11.9378577269011" calcext:value-type="float">
            <text:p>-11.9378577269</text:p>
          </table:table-cell>
          <table:table-cell office:value-type="float" office:value="22.0768601798855" calcext:value-type="float">
            <text:p>22.0768601799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17.6470588235294" calcext:value-type="float">
            <text:p>-17.6470588235</text:p>
          </table:table-cell>
          <table:table-cell office:value-type="float" office:value="10.4575163398693" calcext:value-type="float">
            <text:p>10.4575163399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6.70731707317074" calcext:value-type="float">
            <text:p>-6.7073170732</text:p>
          </table:table-cell>
          <table:table-cell office:value-type="float" office:value="10.0609756097561" calcext:value-type="float">
            <text:p>10.0609756098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11.0638297872341" calcext:value-type="float">
            <text:p>-11.0638297872</text:p>
          </table:table-cell>
          <table:table-cell office:value-type="float" office:value="15.7446808510638" calcext:value-type="float">
            <text:p>15.7446808511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9.19282511210763" calcext:value-type="float">
            <text:p>-9.1928251121</text:p>
          </table:table-cell>
          <table:table-cell office:value-type="float" office:value="15.695067264574" calcext:value-type="float">
            <text:p>15.6950672646</text:p>
          </table:table-cell>
          <table:table-cell table:number-columns-repeated="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12.043795620438" calcext:value-type="float">
            <text:p>-12.0437956204</text:p>
          </table:table-cell>
          <table:table-cell office:value-type="float" office:value="32.1167883211679" calcext:value-type="float">
            <text:p>32.1167883212</text:p>
          </table:table-cell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7.85340314136126" calcext:value-type="float">
            <text:p>-7.8534031414</text:p>
          </table:table-cell>
          <table:table-cell office:value-type="float" office:value="22.6876090750436" calcext:value-type="float">
            <text:p>22.687609075</text:p>
          </table:table-cell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9.21985815602836" calcext:value-type="float">
            <text:p>-9.219858156</text:p>
          </table:table-cell>
          <table:table-cell office:value-type="float" office:value="10.0709219858156" calcext:value-type="float">
            <text:p>10.0709219858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float" office:value="0.752338348922325" calcext:value-type="float">
            <text:p>0.7523383489</text:p>
          </table:table-cell>
          <table:table-cell office:value-type="float" office:value="-8.33672224481497" calcext:value-type="float">
            <text:p>-8.3367222448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1.82403433476395" calcext:value-type="float">
            <text:p>1.8240343348</text:p>
          </table:table-cell>
          <table:table-cell office:value-type="float" office:value="-8.88769670958512" calcext:value-type="float">
            <text:p>-8.8876967096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2.54777070063693" calcext:value-type="float">
            <text:p>2.5477707006</text:p>
          </table:table-cell>
          <table:table-cell office:value-type="float" office:value="-7.48407643312102" calcext:value-type="float">
            <text:p>-7.4840764331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-0.394915463408614" calcext:value-type="float">
            <text:p>-0.3949154634</text:p>
          </table:table-cell>
          <table:table-cell office:value-type="float" office:value="-10.4035542391707" calcext:value-type="float">
            <text:p>-10.4035542392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1.40698280354352" calcext:value-type="float">
            <text:p>1.4069828035</text:p>
          </table:table-cell>
          <table:table-cell office:value-type="float" office:value="-10.5436859475421" calcext:value-type="float">
            <text:p>-10.5436859475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2.29017738946254" calcext:value-type="float">
            <text:p>2.2901773895</text:p>
          </table:table-cell>
          <table:table-cell office:value-type="float" office:value="-10.2594651840085" calcext:value-type="float">
            <text:p>-10.259465184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-0.595382746051048" calcext:value-type="float">
            <text:p>-0.5953827461</text:p>
          </table:table-cell>
          <table:table-cell office:value-type="float" office:value="-12.5759416767922" calcext:value-type="float">
            <text:p>-12.5759416768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0.439209423038518" calcext:value-type="float">
            <text:p>0.439209423</text:p>
          </table:table-cell>
          <table:table-cell office:value-type="float" office:value="-9.84228388899981" calcext:value-type="float">
            <text:p>-9.842283889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18.1104936253678" calcext:value-type="float">
            <text:p>-18.1104936254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float" office:value="3.125" calcext:value-type="float">
            <text:p>3.125</text:p>
          </table:table-cell>
          <table:table-cell office:value-type="float" office:value="-16.5384615384615" calcext:value-type="float">
            <text:p>-16.5384615385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2.04834840376454" calcext:value-type="float">
            <text:p>2.0483484038</text:p>
          </table:table-cell>
          <table:table-cell office:value-type="float" office:value="-17.8077136002953" calcext:value-type="float">
            <text:p>-17.8077136003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float" office:value="3.49573355353702" calcext:value-type="float">
            <text:p>3.4957335535</text:p>
          </table:table-cell>
          <table:table-cell office:value-type="float" office:value="-7.73465455546381" calcext:value-type="float">
            <text:p>-7.7346545555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2.21432034911911" calcext:value-type="float">
            <text:p>2.2143203491</text:p>
          </table:table-cell>
          <table:table-cell office:value-type="float" office:value="-11.7666074026184" calcext:value-type="float">
            <text:p>-11.7666074026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3.05876039710224" calcext:value-type="float">
            <text:p>3.0587603971</text:p>
          </table:table-cell>
          <table:table-cell office:value-type="float" office:value="-11.2691172524819" calcext:value-type="float">
            <text:p>-11.2691172525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0.509849362688282" calcext:value-type="float">
            <text:p>0.5098493627</text:p>
          </table:table-cell>
          <table:table-cell office:value-type="float" office:value="-12.9779837775203" calcext:value-type="float">
            <text:p>-12.9779837775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0.468384074941452" calcext:value-type="float">
            <text:p>0.4683840749</text:p>
          </table:table-cell>
          <table:table-cell office:value-type="float" office:value="-10.0312256049961" calcext:value-type="float">
            <text:p>-10.031225605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office:value-type="float" office:value="-0.0814806192527025" calcext:value-type="float">
            <text:p>-0.0814806193</text:p>
          </table:table-cell>
          <table:table-cell office:value-type="float" office:value="-11.063904085671" calcext:value-type="float">
            <text:p>-11.0639040857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3.09173107773078" calcext:value-type="float">
            <text:p>3.0917310777</text:p>
          </table:table-cell>
          <table:table-cell office:value-type="float" office:value="-6.89806037625784" calcext:value-type="float">
            <text:p>-6.8980603763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3.57624831309041" calcext:value-type="float">
            <text:p>3.5762483131</text:p>
          </table:table-cell>
          <table:table-cell office:value-type="float" office:value="-8.47503373819163" calcext:value-type="float">
            <text:p>-8.4750337382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-0.487089509244225" calcext:value-type="float">
            <text:p>-0.4870895092</text:p>
          </table:table-cell>
          <table:table-cell office:value-type="float" office:value="-9.34373854292148" calcext:value-type="float">
            <text:p>-9.3437385429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-0.879188441438676" calcext:value-type="float">
            <text:p>-0.8791884414</text:p>
          </table:table-cell>
          <table:table-cell office:value-type="float" office:value="-9.58499846295728" calcext:value-type="float">
            <text:p>-9.584998463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float" office:value="-0.461751577651223" calcext:value-type="float">
            <text:p>-0.4617515777</text:p>
          </table:table-cell>
          <table:table-cell office:value-type="float" office:value="-9.57364937663537" calcext:value-type="float">
            <text:p>-9.5736493766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float" office:value="-0.45859607066549" calcext:value-type="float">
            <text:p>-0.4585960707</text:p>
          </table:table-cell>
          <table:table-cell office:value-type="float" office:value="-9.36474021574861" calcext:value-type="float">
            <text:p>-9.3647402157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66.6548547129695" calcext:value-type="float">
            <text:p>66.654854713</text:p>
          </table:table-cell>
          <table:table-cell office:value-type="float" office:value="2.94117647058824" calcext:value-type="float">
            <text:p>2.9411764706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54.1976893453145" calcext:value-type="float">
            <text:p>54.1976893453</text:p>
          </table:table-cell>
          <table:table-cell office:value-type="float" office:value="3.97946084724005" calcext:value-type="float">
            <text:p>3.9794608472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office:value-type="float" office:value="13.3279072133482" calcext:value-type="float">
            <text:p>13.3279072133</text:p>
          </table:table-cell>
          <table:table-cell office:value-type="float" office:value="-16.05453250585" calcext:value-type="float">
            <text:p>-16.0545325059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57.9528932829311" calcext:value-type="float">
            <text:p>57.9528932829</text:p>
          </table:table-cell>
          <table:table-cell office:value-type="float" office:value="2.93690026170398" calcext:value-type="float">
            <text:p>2.9369002617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float" office:value="31.8921757395414" calcext:value-type="float">
            <text:p>31.8921757395</text:p>
          </table:table-cell>
          <table:table-cell office:value-type="float" office:value="-10.5023630316821" calcext:value-type="float">
            <text:p>-10.5023630317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float" office:value="26.4994867282593" calcext:value-type="float">
            <text:p>26.4994867283</text:p>
          </table:table-cell>
          <table:table-cell office:value-type="float" office:value="-9.00425282299457" calcext:value-type="float">
            <text:p>-9.004252823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float" office:value="62.3603351955307" calcext:value-type="float">
            <text:p>62.3603351955</text:p>
          </table:table-cell>
          <table:table-cell office:value-type="float" office:value="-10.6843575418994" calcext:value-type="float">
            <text:p>-10.6843575419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float" office:value="18.6686390532544" calcext:value-type="float">
            <text:p>18.6686390533</text:p>
          </table:table-cell>
          <table:table-cell office:value-type="float" office:value="-18.0769230769231" calcext:value-type="float">
            <text:p>-18.0769230769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office:value-type="float" office:value="17.9507758159444" calcext:value-type="float">
            <text:p>17.9507758159</text:p>
          </table:table-cell>
          <table:table-cell office:value-type="float" office:value="-12.9213483146067" calcext:value-type="float">
            <text:p>-12.9213483146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float" office:value="50.9615384615385" calcext:value-type="float">
            <text:p>50.9615384615</text:p>
          </table:table-cell>
          <table:table-cell office:value-type="float" office:value="-8.65384615384615" calcext:value-type="float">
            <text:p>-8.6538461538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office:value-type="float" office:value="5.08474576271187" calcext:value-type="float">
            <text:p>5.0847457627</text:p>
          </table:table-cell>
          <table:table-cell office:value-type="float" office:value="-37.8442796610169" calcext:value-type="float">
            <text:p>-37.844279661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office:value-type="float" office:value="2.37275162648296" calcext:value-type="float">
            <text:p>2.3727516265</text:p>
          </table:table-cell>
          <table:table-cell office:value-type="float" office:value="-39.9158055874474" calcext:value-type="float">
            <text:p>-39.9158055874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office:value-type="float" office:value="-2.25098480585256" calcext:value-type="float">
            <text:p>-2.2509848059</text:p>
          </table:table-cell>
          <table:table-cell office:value-type="float" office:value="-44.0630275745639" calcext:value-type="float">
            <text:p>-44.0630275746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float" office:value="3.369384359401" calcext:value-type="float">
            <text:p>3.3693843594</text:p>
          </table:table-cell>
          <table:table-cell office:value-type="float" office:value="-40.765391014975" calcext:value-type="float">
            <text:p>-40.765391015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4.67133800467134" calcext:value-type="float">
            <text:p>4.6713380047</text:p>
          </table:table-cell>
          <table:table-cell office:value-type="float" office:value="-37.8712045378712" calcext:value-type="float">
            <text:p>-37.8712045379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28.1118881118881" calcext:value-type="float">
            <text:p>28.1118881119</text:p>
          </table:table-cell>
          <table:table-cell office:value-type="float" office:value="-17.3146853146853" calcext:value-type="float">
            <text:p>-17.3146853147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float" office:value="24.3177892918826" calcext:value-type="float">
            <text:p>24.3177892919</text:p>
          </table:table-cell>
          <table:table-cell office:value-type="float" office:value="-18.9291882556131" calcext:value-type="float">
            <text:p>-18.9291882556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office:value-type="float" office:value="12.2318481848185" calcext:value-type="float">
            <text:p>12.2318481848</text:p>
          </table:table-cell>
          <table:table-cell office:value-type="float" office:value="-29.1872937293729" calcext:value-type="float">
            <text:p>-29.1872937294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float" office:value="13.533107781537" calcext:value-type="float">
            <text:p>13.5331077815</text:p>
          </table:table-cell>
          <table:table-cell office:value-type="float" office:value="-28.9511841469309" calcext:value-type="float">
            <text:p>-28.9511841469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office:value-type="float" office:value="9.10560344827587" calcext:value-type="float">
            <text:p>9.1056034483</text:p>
          </table:table-cell>
          <table:table-cell office:value-type="float" office:value="-28.5021551724138" calcext:value-type="float">
            <text:p>-28.5021551724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7.28179551122194" calcext:value-type="float">
            <text:p>7.2817955112</text:p>
          </table:table-cell>
          <table:table-cell office:value-type="float" office:value="-36.1596009975062" calcext:value-type="float">
            <text:p>-36.1596009975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float" office:value="20.3661327231121" calcext:value-type="float">
            <text:p>20.3661327231</text:p>
          </table:table-cell>
          <table:table-cell office:value-type="float" office:value="-23.3409610983982" calcext:value-type="float">
            <text:p>-23.3409610984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float" office:value="5.83958724202626" calcext:value-type="float">
            <text:p>5.839587242</text:p>
          </table:table-cell>
          <table:table-cell office:value-type="float" office:value="-33.0440900562852" calcext:value-type="float">
            <text:p>-33.0440900563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30.2155771905424" calcext:value-type="float">
            <text:p>30.2155771905</text:p>
          </table:table-cell>
          <table:table-cell office:value-type="float" office:value="-10.3963838664812" calcext:value-type="float">
            <text:p>-10.3963838665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24.1867043847242" calcext:value-type="float">
            <text:p>24.1867043847</text:p>
          </table:table-cell>
          <table:table-cell office:value-type="float" office:value="-10.0707213578501" calcext:value-type="float">
            <text:p>-10.0707213579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/>
          <table:table-cell office:value-type="float" office:value="25.3377364154908" calcext:value-type="float">
            <text:p>25.3377364155</text:p>
          </table:table-cell>
          <table:table-cell office:value-type="float" office:value="-9.96697688381867" calcext:value-type="float">
            <text:p>-9.9669768838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20.7882804325078" calcext:value-type="float">
            <text:p>20.7882804325</text:p>
          </table:table-cell>
          <table:table-cell office:value-type="float" office:value="-7.63864666899197" calcext:value-type="float">
            <text:p>-7.638646669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8.98950131233596" calcext:value-type="float">
            <text:p>8.9895013123</text:p>
          </table:table-cell>
          <table:table-cell office:value-type="float" office:value="-12.0734908136483" calcext:value-type="float">
            <text:p>-12.0734908136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float" office:value="11.5360101975781" calcext:value-type="float">
            <text:p>11.5360101976</text:p>
          </table:table-cell>
          <table:table-cell office:value-type="float" office:value="-11.9184193753983" calcext:value-type="float">
            <text:p>-11.9184193754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8.27791790873652" calcext:value-type="float">
            <text:p>8.2779179087</text:p>
          </table:table-cell>
          <table:table-cell office:value-type="float" office:value="-13.9646869983949" calcext:value-type="float">
            <text:p>-13.9646869984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office:value-type="float" office:value="8.8495575221239" calcext:value-type="float">
            <text:p>8.8495575221</text:p>
          </table:table-cell>
          <table:table-cell office:value-type="float" office:value="-12.1147390906317" calcext:value-type="float">
            <text:p>-12.1147390906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13.7058261700096" calcext:value-type="float">
            <text:p>13.70582617</text:p>
          </table:table-cell>
          <table:table-cell office:value-type="float" office:value="-13.2282712511939" calcext:value-type="float">
            <text:p>-13.2282712512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office:value-type="float" office:value="18.941504178273" calcext:value-type="float">
            <text:p>18.9415041783</text:p>
          </table:table-cell>
          <table:table-cell office:value-type="float" office:value="-15.1965335809347" calcext:value-type="float">
            <text:p>-15.1965335809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/>
          <table:table-cell office:value-type="float" office:value="17.3608481635744" calcext:value-type="float">
            <text:p>17.3608481636</text:p>
          </table:table-cell>
          <table:table-cell office:value-type="float" office:value="-11.5107913669065" calcext:value-type="float">
            <text:p>-11.5107913669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float" office:value="5.33043897732755" calcext:value-type="float">
            <text:p>5.3304389773</text:p>
          </table:table-cell>
          <table:table-cell office:value-type="float" office:value="-13.7481910274964" calcext:value-type="float">
            <text:p>-13.748191027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0.807017543859654" calcext:value-type="float">
            <text:p>0.8070175439</text:p>
          </table:table-cell>
          <table:table-cell office:value-type="float" office:value="-10.421052631579" calcext:value-type="float">
            <text:p>-10.4210526316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float" office:value="3.30731306491371" calcext:value-type="float">
            <text:p>3.3073130649</text:p>
          </table:table-cell>
          <table:table-cell office:value-type="float" office:value="-12.4075595727198" calcext:value-type="float">
            <text:p>-12.4075595727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4.01785714285714" calcext:value-type="float">
            <text:p>4.0178571429</text:p>
          </table:table-cell>
          <table:table-cell office:value-type="float" office:value="-35.9546703296703" calcext:value-type="float">
            <text:p>-35.9546703297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float" office:value="3.4804753820034" calcext:value-type="float">
            <text:p>3.480475382</text:p>
          </table:table-cell>
          <table:table-cell office:value-type="float" office:value="-34.3803056027165" calcext:value-type="float">
            <text:p>-34.3803056027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float" office:value="19.8631938963431" calcext:value-type="float">
            <text:p>19.8631938963</text:p>
          </table:table-cell>
          <table:table-cell office:value-type="float" office:value="-15.5222309918443" calcext:value-type="float">
            <text:p>-15.5222309918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office:value-type="float" office:value="5.63521173724575" calcext:value-type="float">
            <text:p>5.6352117372</text:p>
          </table:table-cell>
          <table:table-cell office:value-type="float" office:value="-24.7415805268423" calcext:value-type="float">
            <text:p>-24.7415805268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office:value-type="float" office:value="5.41217739914808" calcext:value-type="float">
            <text:p>5.4121773991</text:p>
          </table:table-cell>
          <table:table-cell office:value-type="float" office:value="-7.91781508393887" calcext:value-type="float">
            <text:p>-7.9178150839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float" office:value="14.7177419354839" calcext:value-type="float">
            <text:p>14.7177419355</text:p>
          </table:table-cell>
          <table:table-cell office:value-type="float" office:value="-13.8104838709677" calcext:value-type="float">
            <text:p>-13.810483871</text:p>
          </table:table-cell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 table:style-name="ce10" office:value-type="string" calcext:value-type="string">
            <text:p>Number of unfrozen electrons</text:p>
          </table:table-cell>
        </table:table-row>
        <table:table-row table:style-name="ro3">
          <table:table-cell table:style-name="ce11" office:value-type="float" office:value="270" calcext:value-type="float">
            <text:p>270</text:p>
          </table:table-cell>
        </table:table-row>
        <table:table-row table:style-name="ro3">
          <table:table-cell table:style-name="ce11" office:value-type="float" office:value="244" calcext:value-type="float">
            <text:p>244</text:p>
          </table:table-cell>
        </table:table-row>
        <table:table-row table:style-name="ro3">
          <table:table-cell table:style-name="ce11" office:value-type="float" office:value="406" calcext:value-type="float">
            <text:p>406</text:p>
          </table:table-cell>
        </table:table-row>
        <table:table-row table:style-name="ro3">
          <table:table-cell table:style-name="ce11" office:value-type="float" office:value="358" calcext:value-type="float">
            <text:p>358</text:p>
          </table:table-cell>
        </table:table-row>
        <table:table-row table:style-name="ro3">
          <table:table-cell table:style-name="ce11" office:value-type="float" office:value="328" calcext:value-type="float">
            <text:p>328</text:p>
          </table:table-cell>
        </table:table-row>
        <table:table-row table:style-name="ro3">
          <table:table-cell table:style-name="ce11" office:value-type="float" office:value="286" calcext:value-type="float">
            <text:p>286</text:p>
          </table:table-cell>
        </table:table-row>
        <table:table-row table:style-name="ro3">
          <table:table-cell table:style-name="ce11" office:value-type="float" office:value="468" calcext:value-type="float">
            <text:p>468</text:p>
          </table:table-cell>
        </table:table-row>
        <table:table-row table:style-name="ro3">
          <table:table-cell table:style-name="ce11" office:value-type="float" office:value="540" calcext:value-type="float">
            <text:p>540</text:p>
          </table:table-cell>
        </table:table-row>
        <table:table-row table:style-name="ro3">
          <table:table-cell table:style-name="ce11" office:value-type="float" office:value="508" calcext:value-type="float">
            <text:p>508</text:p>
          </table:table-cell>
        </table:table-row>
        <table:table-row table:style-name="ro3">
          <table:table-cell table:style-name="ce11" office:value-type="float" office:value="548" calcext:value-type="float">
            <text:p>548</text:p>
          </table:table-cell>
        </table:table-row>
        <table:table-row table:style-name="ro3">
          <table:table-cell table:style-name="ce11" office:value-type="float" office:value="520" calcext:value-type="float">
            <text:p>520</text:p>
          </table:table-cell>
        </table:table-row>
        <table:table-row table:style-name="ro3">
          <table:table-cell table:style-name="ce11" office:value-type="float" office:value="560" calcext:value-type="float">
            <text:p>560</text:p>
          </table:table-cell>
        </table:table-row>
        <table:table-row table:style-name="ro3">
          <table:table-cell table:style-name="ce11" office:value-type="float" office:value="590" calcext:value-type="float">
            <text:p>590</text:p>
          </table:table-cell>
        </table:table-row>
        <table:table-row table:style-name="ro3">
          <table:table-cell table:style-name="ce11" office:value-type="float" office:value="590" calcext:value-type="float">
            <text:p>590</text:p>
          </table:table-cell>
        </table:table-row>
        <table:table-row table:style-name="ro3">
          <table:table-cell table:style-name="ce11" office:value-type="float" office:value="308" calcext:value-type="float">
            <text:p>308</text:p>
          </table:table-cell>
        </table:table-row>
        <table:table-row table:style-name="ro3">
          <table:table-cell table:style-name="ce11" office:value-type="float" office:value="326" calcext:value-type="float">
            <text:p>326</text:p>
          </table:table-cell>
        </table:table-row>
        <table:table-row table:style-name="ro3">
          <table:table-cell table:style-name="ce11" office:value-type="float" office:value="392" calcext:value-type="float">
            <text:p>392</text:p>
          </table:table-cell>
        </table:table-row>
        <table:table-row table:style-name="ro3">
          <table:table-cell table:style-name="ce11" office:value-type="float" office:value="388" calcext:value-type="float">
            <text:p>388</text:p>
          </table:table-cell>
        </table:table-row>
        <table:table-row table:style-name="ro3">
          <table:table-cell table:style-name="ce11" office:value-type="float" office:value="484" calcext:value-type="float">
            <text:p>484</text:p>
          </table:table-cell>
        </table:table-row>
        <table:table-row table:style-name="ro3">
          <table:table-cell table:style-name="ce11" office:value-type="float" office:value="502" calcext:value-type="float">
            <text:p>502</text:p>
          </table:table-cell>
        </table:table-row>
        <table:table-row table:style-name="ro3">
          <table:table-cell table:style-name="ce11" office:value-type="float" office:value="496" calcext:value-type="float">
            <text:p>496</text:p>
          </table:table-cell>
        </table:table-row>
        <table:table-row table:style-name="ro3">
          <table:table-cell table:style-name="ce11" office:value-type="float" office:value="348" calcext:value-type="float">
            <text:p>348</text:p>
          </table:table-cell>
        </table:table-row>
        <table:table-row table:style-name="ro3">
          <table:table-cell table:style-name="ce11" office:value-type="float" office:value="276" calcext:value-type="float">
            <text:p>276</text:p>
          </table:table-cell>
        </table:table-row>
        <table:table-row table:style-name="ro3">
          <table:table-cell table:style-name="ce11" office:value-type="float" office:value="558" calcext:value-type="float">
            <text:p>558</text:p>
          </table:table-cell>
        </table:table-row>
        <table:table-row table:style-name="ro3">
          <table:table-cell table:style-name="ce11" office:value-type="float" office:value="388" calcext:value-type="float">
            <text:p>388</text:p>
          </table:table-cell>
        </table:table-row>
        <table:table-row table:style-name="ro3">
          <table:table-cell table:style-name="ce11" office:value-type="float" office:value="388" calcext:value-type="float">
            <text:p>388</text:p>
          </table:table-cell>
        </table:table-row>
        <table:table-row table:style-name="ro3">
          <table:table-cell table:style-name="ce11" office:value-type="float" office:value="404" calcext:value-type="float">
            <text:p>404</text:p>
          </table:table-cell>
        </table:table-row>
        <table:table-row table:style-name="ro3">
          <table:table-cell table:style-name="ce11" office:value-type="float" office:value="398" calcext:value-type="float">
            <text:p>398</text:p>
          </table:table-cell>
        </table:table-row>
        <table:table-row table:style-name="ro3">
          <table:table-cell table:style-name="ce11" office:value-type="float" office:value="320" calcext:value-type="float">
            <text:p>320</text:p>
          </table:table-cell>
        </table:table-row>
        <table:table-row table:style-name="ro3">
          <table:table-cell table:style-name="ce11" office:value-type="float" office:value="342" calcext:value-type="float">
            <text:p>342</text:p>
          </table:table-cell>
        </table:table-row>
        <table:table-row table:style-name="ro3">
          <table:table-cell table:style-name="ce11" office:value-type="float" office:value="284" calcext:value-type="float">
            <text:p>284</text:p>
          </table:table-cell>
        </table:table-row>
        <table:table-row table:style-name="ro3">
          <table:table-cell table:style-name="ce11" office:value-type="float" office:value="574" calcext:value-type="float">
            <text:p>574</text:p>
          </table:table-cell>
        </table:table-row>
        <table:table-row table:style-name="ro3">
          <table:table-cell table:style-name="ce11" office:value-type="float" office:value="420" calcext:value-type="float">
            <text:p>420</text:p>
          </table:table-cell>
        </table:table-row>
        <table:table-row table:style-name="ro3">
          <table:table-cell table:style-name="ce11" office:value-type="float" office:value="420" calcext:value-type="float">
            <text:p>420</text:p>
          </table:table-cell>
        </table:table-row>
        <table:table-row table:style-name="ro3">
          <table:table-cell table:style-name="ce11" office:value-type="float" office:value="412" calcext:value-type="float">
            <text:p>412</text:p>
          </table:table-cell>
        </table:table-row>
        <table:table-row table:style-name="ro3">
          <table:table-cell table:style-name="ce11" office:value-type="float" office:value="406" calcext:value-type="float">
            <text:p>406</text:p>
          </table:table-cell>
        </table:table-row>
        <table:table-row table:style-name="ro3">
          <table:table-cell table:style-name="ce11" office:value-type="float" office:value="216" calcext:value-type="float">
            <text:p>216</text:p>
          </table:table-cell>
        </table:table-row>
        <table:table-row table:style-name="ro3">
          <table:table-cell table:style-name="ce11" office:value-type="float" office:value="284" calcext:value-type="float">
            <text:p>284</text:p>
          </table:table-cell>
        </table:table-row>
        <table:table-row table:style-name="ro3">
          <table:table-cell table:style-name="ce11" office:value-type="float" office:value="332" calcext:value-type="float">
            <text:p>332</text:p>
          </table:table-cell>
        </table:table-row>
        <table:table-row table:style-name="ro3">
          <table:table-cell table:style-name="ce11" office:value-type="float" office:value="220" calcext:value-type="float">
            <text:p>220</text:p>
          </table:table-cell>
        </table:table-row>
        <table:table-row table:style-name="ro3">
          <table:table-cell table:style-name="ce11" office:value-type="float" office:value="196" calcext:value-type="float">
            <text:p>196</text:p>
          </table:table-cell>
        </table:table-row>
        <table:table-row table:style-name="ro3">
          <table:table-cell table:style-name="ce11" office:value-type="float" office:value="168" calcext:value-type="float">
            <text:p>168</text:p>
          </table:table-cell>
        </table:table-row>
        <table:table-row table:style-name="ro3">
          <table:table-cell table:style-name="ce11" office:value-type="float" office:value="240" calcext:value-type="float">
            <text:p>24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2:00:24.764099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1:52:26.682884806</meta:creation-date>
    <dc:date>2019-02-17T12:07:10.390607871</dc:date>
    <meta:editing-duration>PT11H58M10S</meta:editing-duration>
    <meta:editing-cycles>27</meta:editing-cycles>
    <meta:generator>LibreOffice/5.1.6.2$Linux_X86_64 LibreOffice_project/10m0$Build-2</meta:generator>
    <meta:document-statistic meta:table-count="9" meta:cell-count="43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95cm" svg:height="12.101cm" xlink:href=".." xlink:type="simple" chart:class="chart:scatter" chart:style-name="ch1">
        <chart:legend chart:legend-position="end" svg:x="14.473cm" svg:y="5.028cm" style:legend-expansion="high" chart:style-name="ch2"/>
        <chart:plot-area chart:style-name="ch3" table:cell-range-address="prep_homo_lumo.A2:prep_homo_lumo.E37 prep_homo_lumo.B1:prep_homo_lumo.E1" chart:data-source-has-labels="row" svg:x="1.358cm" svg:y="0.242cm" svg:width="12.764cm" svg:height="10.64cm">
          <chartooo:coordinate-region svg:x="2.186cm" svg:y="0.435cm" svg:width="11.646cm" svg:height="9.812cm"/>
          <chart:axis chart:dimension="x" chart:name="primary-x" chart:style-name="ch4">
            <chart:title svg:x="4.556cm" svg:y="11.124cm" chart:style-name="ch5">
              <text:p>Hartree Fock HOMO-LUMO Gap (kcal/mol)</text:p>
            </chart:title>
          </chart:axis>
          <chart:axis chart:dimension="y" chart:name="primary-y" chart:style-name="ch4">
            <chart:title svg:x="0.451cm" svg:y="6.899cm" chart:style-name="ch6">
              <text:p>Percent Error (%)</text:p>
            </chart:title>
            <chart:grid chart:style-name="ch7" chart:class="major"/>
          </chart:axis>
          <chart:series chart:style-name="ch8" chart:values-cell-range-address="prep_homo_lumo.B2:prep_homo_lumo.B37" chart:label-cell-address="prep_homo_lumo.B1:prep_homo_lumo.B1" chart:class="chart:scatter">
            <chart:domain table:cell-range-address="prep_homo_lumo.A2:prep_homo_lumo.A37"/>
            <chart:data-point chart:repeated="36"/>
          </chart:series>
          <chart:series chart:style-name="ch9" chart:values-cell-range-address="prep_homo_lumo.C2:prep_homo_lumo.C37" chart:label-cell-address="prep_homo_lumo.C1:prep_homo_lumo.C1" chart:class="chart:scatter">
            <chart:data-point chart:repeated="36"/>
          </chart:series>
          <chart:series chart:style-name="ch10" chart:values-cell-range-address="prep_homo_lumo.D2:prep_homo_lumo.D37" chart:label-cell-address="prep_homo_lumo.D1:prep_homo_lumo.D1" chart:class="chart:scatter">
            <chart:data-point chart:repeated="36"/>
          </chart:series>
          <chart:series chart:style-name="ch11" chart:values-cell-range-address="prep_homo_lumo.E2:prep_homo_lumo.E37" chart:label-cell-address="prep_homo_lumo.E1:prep_homo_lumo.E1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PBE)</text:p>
                <draw:g>
                  <svg:desc>prep_homo_lumo.B1:prep_homo_lumo.B1</svg:desc>
                </draw:g>
              </table:table-cell>
              <table:table-cell office:value-type="string">
                <text:p>MP2/CBS</text:p>
                <draw:g>
                  <svg:desc>prep_homo_lumo.C1:prep_homo_lumo.C1</svg:desc>
                </draw:g>
              </table:table-cell>
              <table:table-cell office:value-type="string">
                <text:p>SCS-MP2/CBS</text:p>
                <draw:g>
                  <svg:desc>prep_homo_lumo.D1:prep_homo_lumo.D1</svg:desc>
                </draw:g>
              </table:table-cell>
              <table:table-cell office:value-type="string">
                <text:p>SOS-MP2/CBS</text:p>
                <draw:g>
                  <svg:desc>prep_homo_lumo.E1:prep_homo_lum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.20896557">
                <text:p>144.20896557</text:p>
                <draw:g>
                  <svg:desc>prep_homo_lumo.A2:prep_homo_lumo.A37</svg:desc>
                </draw:g>
              </table:table-cell>
              <table:table-cell office:value-type="float" office:value="4.36789966206897">
                <text:p>4.36789966206897</text:p>
                <draw:g>
                  <svg:desc>prep_homo_lumo.B2:prep_homo_lumo.B37</svg:desc>
                </draw:g>
              </table:table-cell>
              <table:table-cell office:value-type="float" office:value="31.5434900344828">
                <text:p>31.5434900344828</text:p>
                <draw:g>
                  <svg:desc>prep_homo_lumo.C2:prep_homo_lumo.C37</svg:desc>
                </draw:g>
              </table:table-cell>
              <table:table-cell office:value-type="float" office:value="0.60047793103448">
                <text:p>0.60047793103448</text:p>
                <draw:g>
                  <svg:desc>prep_homo_lumo.D2:prep_homo_lumo.D37</svg:desc>
                </draw:g>
              </table:table-cell>
              <table:table-cell office:value-type="float" office:value="33.3275376896552">
                <text:p>33.3275376896552</text:p>
                <draw:g>
                  <svg:desc>prep_homo_lumo.E2:prep_homo_lumo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18809535">
                <text:p>207.18809535</text:p>
              </table:table-cell>
              <table:table-cell office:value-type="float" office:value="13.0633919182692">
                <text:p>13.0633919182692</text:p>
              </table:table-cell>
              <table:table-cell office:value-type="float" office:value="42.8555246153846">
                <text:p>42.8555246153846</text:p>
              </table:table-cell>
              <table:table-cell office:value-type="float" office:value="8.84646149038462">
                <text:p>8.84646149038462</text:p>
              </table:table-cell>
              <table:table-cell office:value-type="float" office:value="15.30254625">
                <text:p>15.3025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.07821152">
                <text:p>187.07821152</text:p>
              </table:table-cell>
              <table:table-cell office:value-type="float" office:value="25.0603890553191">
                <text:p>25.0603890553191</text:p>
              </table:table-cell>
              <table:table-cell office:value-type="float" office:value="25.9150271914894">
                <text:p>25.9150271914894</text:p>
              </table:table-cell>
              <table:table-cell office:value-type="float" office:value="7.55369438297872">
                <text:p>7.55369438297872</text:p>
              </table:table-cell>
              <table:table-cell office:value-type="float" office:value="48.3730276170213">
                <text:p>48.3730276170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.43496519">
                <text:p>187.43496519</text:p>
              </table:table-cell>
              <table:table-cell office:value-type="float" office:value="7.72470825615764">
                <text:p>7.72470825615764</text:p>
              </table:table-cell>
              <table:table-cell office:value-type="float" office:value="40.7729861576355">
                <text:p>40.7729861576355</text:p>
              </table:table-cell>
              <table:table-cell office:value-type="float" office:value="6.71150054187191">
                <text:p>6.71150054187191</text:p>
              </table:table-cell>
              <table:table-cell office:value-type="float" office:value="19.5462563546798">
                <text:p>19.5462563546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.76238198">
                <text:p>160.76238198</text:p>
              </table:table-cell>
              <table:table-cell office:value-type="float" office:value="3.27207800241379">
                <text:p>3.27207800241379</text:p>
              </table:table-cell>
              <table:table-cell office:value-type="float" office:value="265.00019862069">
                <text:p>265.00019862069</text:p>
              </table:table-cell>
              <table:table-cell office:value-type="float" office:value="309.130771034483">
                <text:p>309.130771034483</text:p>
              </table:table-cell>
              <table:table-cell office:value-type="float" office:value="281.196056896552">
                <text:p>281.19605689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61689819">
                <text:p>135.61689819</text:p>
              </table:table-cell>
              <table:table-cell office:value-type="float" office:value="21.3659200235294">
                <text:p>21.3659200235294</text:p>
              </table:table-cell>
              <table:table-cell office:value-type="float" office:value="289.855632196078">
                <text:p>289.855632196078</text:p>
              </table:table-cell>
              <table:table-cell office:value-type="float" office:value="327.377808235294">
                <text:p>327.377808235294</text:p>
              </table:table-cell>
              <table:table-cell office:value-type="float" office:value="296.138895686274">
                <text:p>296.138895686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.39772351">
                <text:p>167.39772351</text:p>
              </table:table-cell>
              <table:table-cell office:value-type="float" office:value="3.23470306837607">
                <text:p>3.23470306837607</text:p>
              </table:table-cell>
              <table:table-cell office:value-type="float" office:value="4.35381361823361">
                <text:p>4.35381361823361</text:p>
              </table:table-cell>
              <table:table-cell office:value-type="float" office:value="29.1347708262108">
                <text:p>29.1347708262108</text:p>
              </table:table-cell>
              <table:table-cell office:value-type="float" office:value="4.12093686609687">
                <text:p>4.12093686609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.53354731">
                <text:p>164.53354731</text:p>
              </table:table-cell>
              <table:table-cell office:value-type="float" office:value="4.90837866304348">
                <text:p>4.90837866304348</text:p>
              </table:table-cell>
              <table:table-cell office:value-type="float" office:value="10.5502986684783">
                <text:p>10.5502986684783</text:p>
              </table:table-cell>
              <table:table-cell office:value-type="float" office:value="39.850236875">
                <text:p>39.850236875</text:p>
              </table:table-cell>
              <table:table-cell office:value-type="float" office:value="4.50020578804349">
                <text:p>4.50020578804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.02995913">
                <text:p>157.02995913</text:p>
              </table:table-cell>
              <table:table-cell office:value-type="float" office:value="15.6534620387324">
                <text:p>15.6534620387324</text:p>
              </table:table-cell>
              <table:table-cell office:value-type="float" office:value="100.263965352113">
                <text:p>100.263965352113</text:p>
              </table:table-cell>
              <table:table-cell office:value-type="float" office:value="75.1719481338028">
                <text:p>75.1719481338028</text:p>
              </table:table-cell>
              <table:table-cell office:value-type="float" office:value="12.6259400704225">
                <text:p>12.6259400704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69002352">
                <text:p>147.69002352</text:p>
              </table:table-cell>
              <table:table-cell office:value-type="float" office:value="11.9255153489933">
                <text:p>11.9255153489933</text:p>
              </table:table-cell>
              <table:table-cell office:value-type="float" office:value="91.1469836577181">
                <text:p>91.1469836577181</text:p>
              </table:table-cell>
              <table:table-cell office:value-type="float" office:value="9.76909969798658">
                <text:p>9.76909969798658</text:p>
              </table:table-cell>
              <table:table-cell office:value-type="float" office:value="110.227141526846">
                <text:p>110.227141526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20614517">
                <text:p>157.20614517</text:p>
              </table:table-cell>
              <table:table-cell office:value-type="float" office:value="14.3738716727273">
                <text:p>14.3738716727273</text:p>
              </table:table-cell>
              <table:table-cell office:value-type="float" office:value="101.600446484849">
                <text:p>101.600446484849</text:p>
              </table:table-cell>
              <table:table-cell office:value-type="float" office:value="101.557643454545">
                <text:p>101.557643454545</text:p>
              </table:table-cell>
              <table:table-cell office:value-type="float" office:value="51.5362418787879">
                <text:p>51.536241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.55411919">
                <text:p>148.55411919</text:p>
              </table:table-cell>
              <table:table-cell office:value-type="float" office:value="12.6818801091445">
                <text:p>12.6818801091445</text:p>
              </table:table-cell>
              <table:table-cell office:value-type="float" office:value="96.3413309734513">
                <text:p>96.3413309734513</text:p>
              </table:table-cell>
              <table:table-cell office:value-type="float" office:value="98.6584266666667">
                <text:p>98.6584266666667</text:p>
              </table:table-cell>
              <table:table-cell office:value-type="float" office:value="49.8169741297935">
                <text:p>49.8169741297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.578465">
                <text:p>220.578465</text:p>
              </table:table-cell>
              <table:table-cell office:value-type="float" office:value="19.1366958084416">
                <text:p>19.1366958084416</text:p>
              </table:table-cell>
              <table:table-cell office:value-type="float" office:value="82.6481855357143">
                <text:p>82.6481855357143</text:p>
              </table:table-cell>
              <table:table-cell office:value-type="float" office:value="14.9027258441558">
                <text:p>14.9027258441558</text:p>
              </table:table-cell>
              <table:table-cell office:value-type="float" office:value="31.0299957792208">
                <text:p>31.029995779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.76080247">
                <text:p>221.76080247</text:p>
              </table:table-cell>
              <table:table-cell office:value-type="float" office:value="15.45506514377">
                <text:p>15.4550651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.23661129">
                <text:p>255.23661129</text:p>
              </table:table-cell>
              <table:table-cell office:value-type="float" office:value="37.1913597241379">
                <text:p>37.1913597241379</text:p>
              </table:table-cell>
              <table:table-cell office:value-type="float" office:value="61.6347597643678">
                <text:p>61.6347597643678</text:p>
              </table:table-cell>
              <table:table-cell office:value-type="float" office:value="5.5917191954023">
                <text:p>5.5917191954023</text:p>
              </table:table-cell>
              <table:table-cell office:value-type="float" office:value="10.7950406321839">
                <text:p>10.7950406321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.43771968">
                <text:p>264.43771968</text:p>
              </table:table-cell>
              <table:table-cell office:value-type="float" office:value="29.6944242629482">
                <text:p>29.6944242629482</text:p>
              </table:table-cell>
              <table:table-cell office:value-type="float" office:value="65.9324479282869">
                <text:p>65.9324479282869</text:p>
              </table:table-cell>
              <table:table-cell office:value-type="float" office:value="0.190934262948195">
                <text:p>0.190934262948195</text:p>
              </table:table-cell>
              <table:table-cell office:value-type="float" office:value="16.7473735458167">
                <text:p>16.7473735458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3.953845">
                <text:p>233.953845</text:p>
              </table:table-cell>
              <table:table-cell office:value-type="float" office:value="0.726746990119761">
                <text:p>0.726746990119761</text:p>
              </table:table-cell>
              <table:table-cell office:value-type="float" office:value="72.077151251497">
                <text:p>72.077151251497</text:p>
              </table:table-cell>
              <table:table-cell office:value-type="float" office:value="5.99576907185628">
                <text:p>5.99576907185628</text:p>
              </table:table-cell>
              <table:table-cell office:value-type="float" office:value="22.9550780538922">
                <text:p>22.9550780538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.01354921">
                <text:p>179.01354921</text:p>
              </table:table-cell>
              <table:table-cell office:value-type="float" office:value="12.0190670858369">
                <text:p>12.0190670858369</text:p>
              </table:table-cell>
              <table:table-cell office:value-type="float" office:value="170.350109742489">
                <text:p>170.350109742489</text:p>
              </table:table-cell>
              <table:table-cell office:value-type="float" office:value="283.336553433476">
                <text:p>283.336553433476</text:p>
              </table:table-cell>
              <table:table-cell office:value-type="float" office:value="289.829774806867">
                <text:p>289.82977480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.67594712">
                <text:p>310.67594712</text:p>
              </table:table-cell>
              <table:table-cell office:value-type="float" office:value="14.0921806057143">
                <text:p>14.0921806057143</text:p>
              </table:table-cell>
              <table:table-cell office:value-type="float" office:value="97.1823967971429">
                <text:p>97.1823967971429</text:p>
              </table:table-cell>
              <table:table-cell office:value-type="float" office:value="26.3056772">
                <text:p>26.3056772</text:p>
              </table:table-cell>
              <table:table-cell office:value-type="float" office:value="40.8673172">
                <text:p>40.867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.103337">
                <text:p>307.103337</text:p>
              </table:table-cell>
              <table:table-cell office:value-type="float" office:value="8.31956128125">
                <text:p>8.31956128125</text:p>
              </table:table-cell>
              <table:table-cell office:value-type="float" office:value="85.5616290104167">
                <text:p>85.5616290104167</text:p>
              </table:table-cell>
              <table:table-cell office:value-type="float" office:value="24.1719732291667">
                <text:p>24.1719732291667</text:p>
              </table:table-cell>
              <table:table-cell office:value-type="float" office:value="43.47714484375">
                <text:p>43.477144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.9945623">
                <text:p>262.9945623</text:p>
              </table:table-cell>
              <table:table-cell office:value-type="float" office:value="25.5097517396694">
                <text:p>25.5097517396694</text:p>
              </table:table-cell>
              <table:table-cell office:value-type="float" office:value="57.1835023966942">
                <text:p>57.1835023966942</text:p>
              </table:table-cell>
              <table:table-cell office:value-type="float" office:value="7.26720219008264">
                <text:p>7.26720219008264</text:p>
              </table:table-cell>
              <table:table-cell office:value-type="float" office:value="32.3090525206612">
                <text:p>32.3090525206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.19004821">
                <text:p>224.19004821</text:p>
              </table:table-cell>
              <table:table-cell office:value-type="float" office:value="16.3729536455399">
                <text:p>16.3729536455399</text:p>
              </table:table-cell>
              <table:table-cell office:value-type="float" office:value="107.722044704225">
                <text:p>107.722044704225</text:p>
              </table:table-cell>
              <table:table-cell office:value-type="float" office:value="23.0113728873239">
                <text:p>23.0113728873239</text:p>
              </table:table-cell>
              <table:table-cell office:value-type="float" office:value="30.6560369953052">
                <text:p>30.6560369953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.77929704">
                <text:p>162.77929704</text:p>
              </table:table-cell>
              <table:table-cell office:value-type="float" office:value="2.83152882218597">
                <text:p>2.83152882218597</text:p>
              </table:table-cell>
              <table:table-cell office:value-type="float" office:value="89.1374728205546">
                <text:p>89.1374728205546</text:p>
              </table:table-cell>
              <table:table-cell office:value-type="float" office:value="5.2283888254486">
                <text:p>5.2283888254486</text:p>
              </table:table-cell>
              <table:table-cell office:value-type="float" office:value="13.2738468026101">
                <text:p>13.2738468026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.79562273">
                <text:p>304.79562273</text:p>
              </table:table-cell>
              <table:table-cell office:value-type="float" office:value="1.64862704870849">
                <text:p>1.64862704870849</text:p>
              </table:table-cell>
              <table:table-cell office:value-type="float" office:value="91.1448564354243">
                <text:p>91.1448564354243</text:p>
              </table:table-cell>
              <table:table-cell office:value-type="float" office:value="8.09469690036901">
                <text:p>8.09469690036901</text:p>
              </table:table-cell>
              <table:table-cell office:value-type="float" office:value="16.569617195572">
                <text:p>16.569617195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.27980127">
                <text:p>165.27980127</text:p>
              </table:table-cell>
              <table:table-cell office:value-type="float" office:value="7.27765004230769">
                <text:p>7.27765004230769</text:p>
              </table:table-cell>
              <table:table-cell office:value-type="float" office:value="4.77560034615384">
                <text:p>4.77560034615384</text:p>
              </table:table-cell>
              <table:table-cell office:value-type="float" office:value="32.9546551538462">
                <text:p>32.9546551538462</text:p>
              </table:table-cell>
              <table:table-cell office:value-type="float" office:value="2.9558171923077">
                <text:p>2.9558171923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.91122243">
                <text:p>171.91122243</text:p>
              </table:table-cell>
              <table:table-cell office:value-type="float" office:value="7.33840334883721">
                <text:p>7.33840334883721</text:p>
              </table:table-cell>
              <table:table-cell office:value-type="float" office:value="2.76039143410853">
                <text:p>2.76039143410853</text:p>
              </table:table-cell>
              <table:table-cell office:value-type="float" office:value="42.3594051550388">
                <text:p>42.3594051550388</text:p>
              </table:table-cell>
              <table:table-cell office:value-type="float" office:value="12.1589113953488">
                <text:p>12.158911395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6.0115734">
                <text:p>296.0115734</text:p>
              </table:table-cell>
              <table:table-cell office:value-type="float" office:value="0.113066201788321">
                <text:p>0.113066201788321</text:p>
              </table:table-cell>
              <table:table-cell office:value-type="float" office:value="93.5900991374696">
                <text:p>93.5900991374696</text:p>
              </table:table-cell>
              <table:table-cell office:value-type="float" office:value="1.31018998783456">
                <text:p>1.31018998783456</text:p>
              </table:table-cell>
              <table:table-cell office:value-type="float" office:value="5.17023562043795">
                <text:p>5.17023562043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.23076733">
                <text:p>296.23076733</text:p>
              </table:table-cell>
              <table:table-cell office:value-type="float" office:value="1.72059741573034">
                <text:p>1.72059741573034</text:p>
              </table:table-cell>
              <table:table-cell office:value-type="float" office:value="96.0087417166042">
                <text:p>96.0087417166042</text:p>
              </table:table-cell>
              <table:table-cell office:value-type="float" office:value="1.73284358302122">
                <text:p>1.73284358302122</text:p>
              </table:table-cell>
              <table:table-cell office:value-type="float" office:value="316.59993545568">
                <text:p>316.59993545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3.64079376">
                <text:p>213.64079376</text:p>
              </table:table-cell>
              <table:table-cell office:value-type="float" office:value="1.41427120635514">
                <text:p>1.41427120635514</text:p>
              </table:table-cell>
              <table:table-cell office:value-type="float" office:value="74.5132965233645">
                <text:p>74.5132965233645</text:p>
              </table:table-cell>
              <table:table-cell office:value-type="float" office:value="33.063165682243">
                <text:p>33.063165682243</text:p>
              </table:table-cell>
              <table:table-cell office:value-type="float" office:value="62.3381003738318">
                <text:p>62.3381003738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.48382339">
                <text:p>212.48382339</text:p>
              </table:table-cell>
              <table:table-cell office:value-type="float" office:value="1.0077129872211">
                <text:p>1.0077129872211</text:p>
              </table:table-cell>
              <table:table-cell office:value-type="float" office:value="67.0637025557809">
                <text:p>67.0637025557809</text:p>
              </table:table-cell>
              <table:table-cell office:value-type="float" office:value="35.8982844827586">
                <text:p>35.8982844827586</text:p>
              </table:table-cell>
              <table:table-cell office:value-type="float" office:value="70.3155755172414">
                <text:p>70.315575517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.05987437">
                <text:p>164.05987437</text:p>
              </table:table-cell>
              <table:table-cell office:value-type="float" office:value="0.844543278157504">
                <text:p>0.844543278157504</text:p>
              </table:table-cell>
              <table:table-cell office:value-type="float" office:value="96.6162876805349">
                <text:p>96.6162876805349</text:p>
              </table:table-cell>
              <table:table-cell office:value-type="float" office:value="7.42263937592867">
                <text:p>7.42263937592867</text:p>
              </table:table-cell>
              <table:table-cell office:value-type="float" office:value="12.8258150817236">
                <text:p>12.8258150817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.43849938">
                <text:p>186.43849938</text:p>
              </table:table-cell>
              <table:table-cell office:value-type="float" office:value="12.608221071618">
                <text:p>12.608221071618</text:p>
              </table:table-cell>
              <table:table-cell office:value-type="float" office:value="97.8243323846154">
                <text:p>97.8243323846154</text:p>
              </table:table-cell>
              <table:table-cell office:value-type="float" office:value="19.7863304907162">
                <text:p>19.7863304907162</text:p>
              </table:table-cell>
              <table:table-cell office:value-type="float" office:value="30.7673293766578">
                <text:p>30.7673293766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.08686123">
                <text:p>167.08686123</text:p>
              </table:table-cell>
              <table:table-cell office:value-type="float" office:value="2.6116689604811">
                <text:p>2.6116689604811</text:p>
              </table:table-cell>
              <table:table-cell office:value-type="float" office:value="4.12629793814434">
                <text:p>4.12629793814434</text:p>
              </table:table-cell>
              <table:table-cell office:value-type="float" office:value="35.2674008247423">
                <text:p>35.2674008247423</text:p>
              </table:table-cell>
              <table:table-cell office:value-type="float" office:value="4.96425010309278">
                <text:p>4.96425010309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.9708644">
                <text:p>166.9708644</text:p>
              </table:table-cell>
              <table:table-cell office:value-type="float" office:value="1.23297779965986">
                <text:p>1.23297779965986</text:p>
              </table:table-cell>
              <table:table-cell office:value-type="float" office:value="6.69463166666666">
                <text:p>6.69463166666666</text:p>
              </table:table-cell>
              <table:table-cell office:value-type="float" office:value="33.2458427891156">
                <text:p>33.2458427891156</text:p>
              </table:table-cell>
              <table:table-cell office:value-type="float" office:value="3.21608013605443">
                <text:p>3.2160801360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.38655356">
                <text:p>196.38655356</text:p>
              </table:table-cell>
              <table:table-cell office:value-type="float" office:value="4.78256907713499">
                <text:p>4.78256907713499</text:p>
              </table:table-cell>
              <table:table-cell office:value-type="float" office:value="89.4419010082645">
                <text:p>89.4419010082645</text:p>
              </table:table-cell>
              <table:table-cell office:value-type="float" office:value="9.730053553719">
                <text:p>9.730053553719</text:p>
              </table:table-cell>
              <table:table-cell office:value-type="float" office:value="19.8741292837466">
                <text:p>19.8741292837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.5143115">
                <text:p>196.5143115</text:p>
              </table:table-cell>
              <table:table-cell office:value-type="float" office:value="6.043002978125">
                <text:p>6.043002978125</text:p>
              </table:table-cell>
              <table:table-cell office:value-type="float" office:value="90.773986315625">
                <text:p>90.773986315625</text:p>
              </table:table-cell>
              <table:table-cell office:value-type="float" office:value="10.82063634375">
                <text:p>10.82063634375</text:p>
              </table:table-cell>
              <table:table-cell office:value-type="float" office:value="20.84396196875">
                <text:p>20.843961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8cm" svg:y="3.478cm" style:legend-expansion="high" chart:style-name="ch2"/>
        <chart:plot-area chart:style-name="ch3" table:cell-range-address="prep_s30l_kcal.A2:prep_s30l_kcal.E31 prep_s30l_kcal.B1:prep_s30l_kcal.E1" chart:data-source-has-labels="row" svg:x="0.32cm" svg:y="0.18cm" svg:width="12.238cm" svg:height="8.64cm">
          <chartooo:coordinate-region svg:x="1.264cm" svg:y="0.373cm" svg:width="11.1cm" svg:height="8.2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p_s30l_kcal.B2:prep_s30l_kcal.B31" chart:label-cell-address="prep_s30l_kcal.B1:prep_s30l_kcal.B1" chart:class="chart:scatter">
            <chart:domain table:cell-range-address="prep_s30l_kcal.A2:prep_s30l_kcal.A31"/>
            <chart:data-point chart:repeated="30"/>
          </chart:series>
          <chart:series chart:style-name="ch7" chart:values-cell-range-address="prep_s30l_kcal.C2:prep_s30l_kcal.C31" chart:label-cell-address="prep_s30l_kcal.C1:prep_s30l_kcal.C1" chart:class="chart:scatter">
            <chart:data-point chart:repeated="30"/>
          </chart:series>
          <chart:series chart:style-name="ch8" chart:values-cell-range-address="prep_s30l_kcal.D2:prep_s30l_kcal.D31" chart:label-cell-address="prep_s30l_kcal.D1:prep_s30l_kcal.D1" chart:class="chart:scatter">
            <chart:data-point chart:repeated="30"/>
          </chart:series>
          <chart:series chart:style-name="ch9" chart:values-cell-range-address="prep_s30l_kcal.E2:prep_s30l_kcal.E31" chart:label-cell-address="prep_s30l_kcal.E1:prep_s30l_kcal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PBE)</text:p>
                <draw:g>
                  <svg:desc>prep_s30l_kcal.B1:prep_s30l_kcal.B1</svg:desc>
                </draw:g>
              </table:table-cell>
              <table:table-cell office:value-type="string">
                <text:p>MP2/CBS</text:p>
                <draw:g>
                  <svg:desc>prep_s30l_kcal.C1:prep_s30l_kcal.C1</svg:desc>
                </draw:g>
              </table:table-cell>
              <table:table-cell office:value-type="string">
                <text:p>SCS-MP2/CBS</text:p>
                <draw:g>
                  <svg:desc>prep_s30l_kcal.D1:prep_s30l_kcal.D1</svg:desc>
                </draw:g>
              </table:table-cell>
              <table:table-cell office:value-type="string">
                <text:p>SOS-MP2/CBS</text:p>
                <draw:g>
                  <svg:desc>prep_s30l_kcal.E1:prep_s30l_kc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ep_s30l_kcal.A2:prep_s30l_kcal.A31</svg:desc>
                </draw:g>
              </table:table-cell>
              <table:table-cell office:value-type="float" office:value="1.266690902">
                <text:p>1.266690902</text:p>
                <draw:g>
                  <svg:desc>prep_s30l_kcal.B2:prep_s30l_kcal.B31</svg:desc>
                </draw:g>
              </table:table-cell>
              <table:table-cell office:value-type="float" office:value="-19.85238789">
                <text:p>-19.85238789</text:p>
                <draw:g>
                  <svg:desc>prep_s30l_kcal.C2:prep_s30l_kcal.C31</svg:desc>
                </draw:g>
              </table:table-cell>
              <table:table-cell office:value-type="float" office:value="-0.1741386029">
                <text:p>-0.1741386029</text:p>
                <draw:g>
                  <svg:desc>prep_s30l_kcal.D2:prep_s30l_kcal.D31</svg:desc>
                </draw:g>
              </table:table-cell>
              <table:table-cell office:value-type="float" office:value="9.664985927">
                <text:p>9.664985927</text:p>
                <draw:g>
                  <svg:desc>prep_s30l_kcal.E2:prep_s30l_kca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17185519">
                <text:p>2.717185519</text:p>
              </table:table-cell>
              <table:table-cell office:value-type="float" office:value="-11.88605088">
                <text:p>-11.88605088</text:p>
              </table:table-cell>
              <table:table-cell office:value-type="float" office:value="-1.840063991">
                <text:p>-1.840063991</text:p>
              </table:table-cell>
              <table:table-cell office:value-type="float" office:value="3.182929624">
                <text:p>3.182929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889191428">
                <text:p>5.889191428</text:p>
              </table:table-cell>
              <table:table-cell office:value-type="float" office:value="-17.40996861">
                <text:p>-17.40996861</text:p>
              </table:table-cell>
              <table:table-cell office:value-type="float" office:value="1.77511818">
                <text:p>1.77511818</text:p>
              </table:table-cell>
              <table:table-cell office:value-type="float" office:value="11.36766149">
                <text:p>11.36766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68115776">
                <text:p>1.568115776</text:p>
              </table:table-cell>
              <table:table-cell office:value-type="float" office:value="-12.02308381">
                <text:p>-12.02308381</text:p>
              </table:table-cell>
              <table:table-cell office:value-type="float" office:value="-1.362434605">
                <text:p>-1.362434605</text:p>
              </table:table-cell>
              <table:table-cell office:value-type="float" office:value="3.967890045">
                <text:p>3.96789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9489026207">
                <text:p>-0.9489026207</text:p>
              </table:table-cell>
              <table:table-cell office:value-type="float" office:value="-105.8500576">
                <text:p>-105.8500576</text:p>
              </table:table-cell>
              <table:table-cell office:value-type="float" office:value="-89.64792361">
                <text:p>-89.64792361</text:p>
              </table:table-cell>
              <table:table-cell office:value-type="float" office:value="-81.54685648">
                <text:p>-81.54685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448309606">
                <text:p>5.448309606</text:p>
              </table:table-cell>
              <table:table-cell office:value-type="float" office:value="-99.41318621">
                <text:p>-99.41318621</text:p>
              </table:table-cell>
              <table:table-cell office:value-type="float" office:value="-83.4813411">
                <text:p>-83.4813411</text:p>
              </table:table-cell>
              <table:table-cell office:value-type="float" office:value="-75.51541843">
                <text:p>-75.51541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135380777">
                <text:p>1.135380777</text:p>
              </table:table-cell>
              <table:table-cell office:value-type="float" office:value="-33.57181142">
                <text:p>-33.57181142</text:p>
              </table:table-cell>
              <table:table-cell office:value-type="float" office:value="-10.22630456">
                <text:p>-10.22630456</text:p>
              </table:table-cell>
              <table:table-cell office:value-type="float" office:value="1.44644884">
                <text:p>1.44644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806283348">
                <text:p>-1.806283348</text:p>
              </table:table-cell>
              <table:table-cell office:value-type="float" office:value="-40.68250991">
                <text:p>-40.68250991</text:p>
              </table:table-cell>
              <table:table-cell office:value-type="float" office:value="-14.66488717">
                <text:p>-14.66488717</text:p>
              </table:table-cell>
              <table:table-cell office:value-type="float" office:value="-1.65607573">
                <text:p>-1.65607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4.445583219">
                <text:p>-4.445583219</text:p>
              </table:table-cell>
              <table:table-cell office:value-type="float" office:value="-56.87496616">
                <text:p>-56.87496616</text:p>
              </table:table-cell>
              <table:table-cell office:value-type="float" office:value="-21.34883327">
                <text:p>-21.34883327</text:p>
              </table:table-cell>
              <table:table-cell office:value-type="float" office:value="-3.585766977">
                <text:p>-3.58576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.553803574">
                <text:p>-3.553803574</text:p>
              </table:table-cell>
              <table:table-cell office:value-type="float" office:value="-56.96180113">
                <text:p>-56.96180113</text:p>
              </table:table-cell>
              <table:table-cell office:value-type="float" office:value="2.91119171">
                <text:p>2.91119171</text:p>
              </table:table-cell>
              <table:table-cell office:value-type="float" office:value="32.84768817">
                <text:p>32.84768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.743377652">
                <text:p>-4.743377652</text:p>
              </table:table-cell>
              <table:table-cell office:value-type="float" office:value="-66.52814734">
                <text:p>-66.52814734</text:p>
              </table:table-cell>
              <table:table-cell office:value-type="float" office:value="-33.51402234">
                <text:p>-33.51402234</text:p>
              </table:table-cell>
              <table:table-cell office:value-type="float" office:value="-17.00695982">
                <text:p>-17.00695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.299157357">
                <text:p>-4.299157357</text:p>
              </table:table-cell>
              <table:table-cell office:value-type="float" office:value="-66.5597112">
                <text:p>-66.5597112</text:p>
              </table:table-cell>
              <table:table-cell office:value-type="float" office:value="-33.44520664">
                <text:p>-33.44520664</text:p>
              </table:table-cell>
              <table:table-cell office:value-type="float" office:value="-16.88795423">
                <text:p>-16.88795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894102309">
                <text:p>5.894102309</text:p>
              </table:table-cell>
              <table:table-cell office:value-type="float" office:value="-5.344358855">
                <text:p>-5.344358855</text:p>
              </table:table-cell>
              <table:table-cell office:value-type="float" office:value="4.590039557">
                <text:p>4.590039557</text:p>
              </table:table-cell>
              <table:table-cell office:value-type="float" office:value="9.557238704">
                <text:p>9.557238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3743539">
                <text:p>4.8374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471296592">
                <text:p>6.471296592</text:p>
              </table:table-cell>
              <table:table-cell office:value-type="float" office:value="-6.675551801">
                <text:p>-6.675551801</text:p>
              </table:table-cell>
              <table:table-cell office:value-type="float" office:value="-0.9729591383">
                <text:p>-0.9729591383</text:p>
              </table:table-cell>
              <table:table-cell office:value-type="float" office:value="1.878337069">
                <text:p>1.878337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45330049">
                <text:p>7.45330049</text:p>
              </table:table-cell>
              <table:table-cell office:value-type="float" office:value="-8.55095557">
                <text:p>-8.55095557</text:p>
              </table:table-cell>
              <table:table-cell office:value-type="float" office:value="-0.04792450112">
                <text:p>-0.04792450112</text:p>
              </table:table-cell>
              <table:table-cell office:value-type="float" office:value="4.203590758">
                <text:p>4.203590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2427334947">
                <text:p>-0.2427334947</text:p>
              </table:table-cell>
              <table:table-cell office:value-type="float" office:value="-9.326231482">
                <text:p>-9.326231482</text:p>
              </table:table-cell>
              <table:table-cell office:value-type="float" office:value="2.002586875">
                <text:p>2.002586875</text:p>
              </table:table-cell>
              <table:table-cell office:value-type="float" office:value="7.666996073">
                <text:p>7.666996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800442631">
                <text:p>2.800442631</text:p>
              </table:table-cell>
              <table:table-cell office:value-type="float" office:value="-62.99157557">
                <text:p>-62.99157557</text:p>
              </table:table-cell>
              <table:table-cell office:value-type="float" office:value="-66.01741695">
                <text:p>-66.01741695</text:p>
              </table:table-cell>
              <table:table-cell office:value-type="float" office:value="-67.53033753">
                <text:p>-67.53033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466131606">
                <text:p>2.466131606</text:p>
              </table:table-cell>
              <table:table-cell office:value-type="float" office:value="-0.4930805605">
                <text:p>-0.4930805605</text:p>
              </table:table-cell>
              <table:table-cell office:value-type="float" office:value="4.603493506">
                <text:p>4.603493506</text:p>
              </table:table-cell>
              <table:table-cell office:value-type="float" office:value="7.15178051">
                <text:p>7.15178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597355766">
                <text:p>1.597355766</text:p>
              </table:table-cell>
              <table:table-cell office:value-type="float" office:value="-2.77216723">
                <text:p>-2.77216723</text:p>
              </table:table-cell>
              <table:table-cell office:value-type="float" office:value="4.641018858">
                <text:p>4.641018858</text:p>
              </table:table-cell>
              <table:table-cell office:value-type="float" office:value="8.347611811">
                <text:p>8.347611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6.173359921">
                <text:p>-6.173359921</text:p>
              </table:table-cell>
              <table:table-cell office:value-type="float" office:value="-10.36159242">
                <text:p>-10.36159242</text:p>
              </table:table-cell>
              <table:table-cell office:value-type="float" office:value="1.75866293">
                <text:p>1.75866293</text:p>
              </table:table-cell>
              <table:table-cell office:value-type="float" office:value="7.818790709">
                <text:p>7.818790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974878253">
                <text:p>6.974878253</text:p>
              </table:table-cell>
              <table:table-cell office:value-type="float" office:value="3.289591044">
                <text:p>3.289591044</text:p>
              </table:table-cell>
              <table:table-cell office:value-type="float" office:value="9.802844848">
                <text:p>9.802844848</text:p>
              </table:table-cell>
              <table:table-cell office:value-type="float" office:value="13.05947176">
                <text:p>13.05947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.735727168">
                <text:p>-1.735727168</text:p>
              </table:table-cell>
              <table:table-cell office:value-type="float" office:value="-6.658729161">
                <text:p>-6.658729161</text:p>
              </table:table-cell>
              <table:table-cell office:value-type="float" office:value="3.20500235">
                <text:p>3.20500235</text:p>
              </table:table-cell>
              <table:table-cell office:value-type="float" office:value="8.136868093">
                <text:p>8.136868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.233889651">
                <text:p>-2.233889651</text:p>
              </table:table-cell>
              <table:table-cell office:value-type="float" office:value="-11.99871953">
                <text:p>-11.99871953</text:p>
              </table:table-cell>
              <table:table-cell office:value-type="float" office:value="10.96831431">
                <text:p>10.96831431</text:p>
              </table:table-cell>
              <table:table-cell office:value-type="float" office:value="22.45183126">
                <text:p>22.45183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.892189011">
                <text:p>-1.892189011</text:p>
              </table:table-cell>
              <table:table-cell office:value-type="float" office:value="-27.24165609">
                <text:p>-27.24165609</text:p>
              </table:table-cell>
              <table:table-cell office:value-type="float" office:value="-8.568210337">
                <text:p>-8.568210337</text:p>
              </table:table-cell>
              <table:table-cell office:value-type="float" office:value="0.7685124675">
                <text:p>0.7685124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.893308064">
                <text:p>-1.893308064</text:p>
              </table:table-cell>
              <table:table-cell office:value-type="float" office:value="-26.51218099">
                <text:p>-26.51218099</text:p>
              </table:table-cell>
              <table:table-cell office:value-type="float" office:value="-10.92872653">
                <text:p>-10.92872653</text:p>
              </table:table-cell>
              <table:table-cell office:value-type="float" office:value="-3.136999142">
                <text:p>-3.136999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9294041787">
                <text:p>0.09294041787</text:p>
              </table:table-cell>
              <table:table-cell office:value-type="float" office:value="-5.268938509">
                <text:p>-5.268938509</text:p>
              </table:table-cell>
              <table:table-cell office:value-type="float" office:value="1.076976169">
                <text:p>1.076976169</text:p>
              </table:table-cell>
              <table:table-cell office:value-type="float" office:value="4.249933675">
                <text:p>4.249933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819853">
                <text:p>1.37819853</text:p>
              </table:table-cell>
              <table:table-cell office:value-type="float" office:value="-3.196997885">
                <text:p>-3.196997885</text:p>
              </table:table-cell>
              <table:table-cell office:value-type="float" office:value="1.388007709">
                <text:p>1.388007709</text:p>
              </table:table-cell>
              <table:table-cell office:value-type="float" office:value="253.5965483">
                <text:p>253.5965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7566350954">
                <text:p>-0.7566350954</text:p>
              </table:table-cell>
              <table:table-cell office:value-type="float" office:value="-13.63538636">
                <text:p>-13.63538636</text:p>
              </table:table-cell>
              <table:table-cell office:value-type="float" office:value="17.68879364">
                <text:p>17.68879364</text:p>
              </table:table-cell>
              <table:table-cell office:value-type="float" office:value="33.3508837">
                <text:p>33.3508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4968025027">
                <text:p>-0.4968025027</text:p>
              </table:table-cell>
              <table:table-cell office:value-type="float" office:value="-16.23759464">
                <text:p>-16.23759464</text:p>
              </table:table-cell>
              <table:table-cell office:value-type="float" office:value="17.69785425">
                <text:p>17.69785425</text:p>
              </table:table-cell>
              <table:table-cell office:value-type="float" office:value="34.66557873">
                <text:p>34.66557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8cm" svg:y="3.478cm" style:legend-expansion="high" chart:style-name="ch2"/>
        <chart:plot-area chart:style-name="ch3" table:cell-range-address="prep_s30l_percent.A2:prep_s30l_percent.E31 prep_s30l_percent.B1:prep_s30l_percent.E1" chart:data-source-has-labels="row" svg:x="0.32cm" svg:y="0.18cm" svg:width="12.238cm" svg:height="8.64cm">
          <chartooo:coordinate-region svg:x="1.148cm" svg:y="0.374cm" svg:width="11.216cm" svg:height="7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p_s30l_percent.B2:prep_s30l_percent.B31" chart:label-cell-address="prep_s30l_percent.B1:prep_s30l_percent.B1" chart:class="chart:scatter">
            <chart:domain table:cell-range-address="prep_s30l_percent.A2:prep_s30l_percent.A31"/>
            <chart:data-point chart:repeated="30"/>
          </chart:series>
          <chart:series chart:style-name="ch7" chart:values-cell-range-address="prep_s30l_percent.C2:prep_s30l_percent.C31" chart:label-cell-address="prep_s30l_percent.C1:prep_s30l_percent.C1" chart:class="chart:scatter">
            <chart:data-point chart:repeated="30"/>
          </chart:series>
          <chart:series chart:style-name="ch8" chart:values-cell-range-address="prep_s30l_percent.D2:prep_s30l_percent.D31" chart:label-cell-address="prep_s30l_percent.D1:prep_s30l_percent.D1" chart:class="chart:scatter">
            <chart:data-point chart:repeated="30"/>
          </chart:series>
          <chart:series chart:style-name="ch9" chart:values-cell-range-address="prep_s30l_percent.E2:prep_s30l_percent.E31" chart:label-cell-address="prep_s30l_percent.E1:prep_s30l_percent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PBE)</text:p>
                <draw:g>
                  <svg:desc>prep_s30l_percent.B1:prep_s30l_percent.B1</svg:desc>
                </draw:g>
              </table:table-cell>
              <table:table-cell office:value-type="string">
                <text:p>MP2/CBS</text:p>
                <draw:g>
                  <svg:desc>prep_s30l_percent.C1:prep_s30l_percent.C1</svg:desc>
                </draw:g>
              </table:table-cell>
              <table:table-cell office:value-type="string">
                <text:p>SCS-MP2/CBS</text:p>
                <draw:g>
                  <svg:desc>prep_s30l_percent.D1:prep_s30l_percent.D1</svg:desc>
                </draw:g>
              </table:table-cell>
              <table:table-cell office:value-type="string">
                <text:p>SOS-MP2/CBS</text:p>
                <draw:g>
                  <svg:desc>prep_s30l_percent.E1:prep_s30l_perce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ep_s30l_percent.A2:prep_s30l_percent.A31</svg:desc>
                </draw:g>
              </table:table-cell>
              <table:table-cell office:value-type="float" office:value="4.36789966206897">
                <text:p>4.36789966206897</text:p>
                <draw:g>
                  <svg:desc>prep_s30l_percent.B2:prep_s30l_percent.B31</svg:desc>
                </draw:g>
              </table:table-cell>
              <table:table-cell office:value-type="float" office:value="31.5434900344828">
                <text:p>31.5434900344828</text:p>
                <draw:g>
                  <svg:desc>prep_s30l_percent.C2:prep_s30l_percent.C31</svg:desc>
                </draw:g>
              </table:table-cell>
              <table:table-cell office:value-type="float" office:value="0.60047793103448">
                <text:p>0.60047793103448</text:p>
                <draw:g>
                  <svg:desc>prep_s30l_percent.D2:prep_s30l_percent.D31</svg:desc>
                </draw:g>
              </table:table-cell>
              <table:table-cell office:value-type="float" office:value="33.3275376896552">
                <text:p>33.3275376896552</text:p>
                <draw:g>
                  <svg:desc>prep_s30l_percent.E2:prep_s30l_percent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0633919182692">
                <text:p>13.0633919182692</text:p>
              </table:table-cell>
              <table:table-cell office:value-type="float" office:value="42.8555246153846">
                <text:p>42.8555246153846</text:p>
              </table:table-cell>
              <table:table-cell office:value-type="float" office:value="8.84646149038462">
                <text:p>8.84646149038462</text:p>
              </table:table-cell>
              <table:table-cell office:value-type="float" office:value="15.30254625">
                <text:p>15.3025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0603890553191">
                <text:p>25.0603890553191</text:p>
              </table:table-cell>
              <table:table-cell office:value-type="float" office:value="25.9150271914894">
                <text:p>25.9150271914894</text:p>
              </table:table-cell>
              <table:table-cell office:value-type="float" office:value="7.55369438297872">
                <text:p>7.55369438297872</text:p>
              </table:table-cell>
              <table:table-cell office:value-type="float" office:value="48.3730276170213">
                <text:p>48.3730276170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2470825615764">
                <text:p>7.72470825615764</text:p>
              </table:table-cell>
              <table:table-cell office:value-type="float" office:value="40.7729861576355">
                <text:p>40.7729861576355</text:p>
              </table:table-cell>
              <table:table-cell office:value-type="float" office:value="6.71150054187191">
                <text:p>6.71150054187191</text:p>
              </table:table-cell>
              <table:table-cell office:value-type="float" office:value="19.5462563546798">
                <text:p>19.5462563546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7207800241379">
                <text:p>3.27207800241379</text:p>
              </table:table-cell>
              <table:table-cell office:value-type="float" office:value="265.00019862069">
                <text:p>265.00019862069</text:p>
              </table:table-cell>
              <table:table-cell office:value-type="float" office:value="309.130771034483">
                <text:p>309.130771034483</text:p>
              </table:table-cell>
              <table:table-cell office:value-type="float" office:value="281.196056896552">
                <text:p>281.19605689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3659200235294">
                <text:p>21.3659200235294</text:p>
              </table:table-cell>
              <table:table-cell office:value-type="float" office:value="289.855632196078">
                <text:p>289.855632196078</text:p>
              </table:table-cell>
              <table:table-cell office:value-type="float" office:value="327.377808235294">
                <text:p>327.377808235294</text:p>
              </table:table-cell>
              <table:table-cell office:value-type="float" office:value="296.138895686274">
                <text:p>296.138895686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3470306837607">
                <text:p>3.23470306837607</text:p>
              </table:table-cell>
              <table:table-cell office:value-type="float" office:value="4.35381361823361">
                <text:p>4.35381361823361</text:p>
              </table:table-cell>
              <table:table-cell office:value-type="float" office:value="29.1347708262108">
                <text:p>29.1347708262108</text:p>
              </table:table-cell>
              <table:table-cell office:value-type="float" office:value="4.12093686609687">
                <text:p>4.12093686609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90837866304348">
                <text:p>4.90837866304348</text:p>
              </table:table-cell>
              <table:table-cell office:value-type="float" office:value="10.5502986684783">
                <text:p>10.5502986684783</text:p>
              </table:table-cell>
              <table:table-cell office:value-type="float" office:value="39.850236875">
                <text:p>39.850236875</text:p>
              </table:table-cell>
              <table:table-cell office:value-type="float" office:value="4.50020578804349">
                <text:p>4.50020578804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.6534620387324">
                <text:p>15.6534620387324</text:p>
              </table:table-cell>
              <table:table-cell office:value-type="float" office:value="100.263965352113">
                <text:p>100.263965352113</text:p>
              </table:table-cell>
              <table:table-cell office:value-type="float" office:value="75.1719481338028">
                <text:p>75.1719481338028</text:p>
              </table:table-cell>
              <table:table-cell office:value-type="float" office:value="12.6259400704225">
                <text:p>12.6259400704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9255153489933">
                <text:p>11.9255153489933</text:p>
              </table:table-cell>
              <table:table-cell office:value-type="float" office:value="91.1469836577181">
                <text:p>91.1469836577181</text:p>
              </table:table-cell>
              <table:table-cell office:value-type="float" office:value="9.76909969798658">
                <text:p>9.76909969798658</text:p>
              </table:table-cell>
              <table:table-cell office:value-type="float" office:value="110.227141526846">
                <text:p>110.227141526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3738716727273">
                <text:p>14.3738716727273</text:p>
              </table:table-cell>
              <table:table-cell office:value-type="float" office:value="101.600446484849">
                <text:p>101.600446484849</text:p>
              </table:table-cell>
              <table:table-cell office:value-type="float" office:value="101.557643454545">
                <text:p>101.557643454545</text:p>
              </table:table-cell>
              <table:table-cell office:value-type="float" office:value="51.5362418787879">
                <text:p>51.536241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6818801091445">
                <text:p>12.6818801091445</text:p>
              </table:table-cell>
              <table:table-cell office:value-type="float" office:value="96.3413309734513">
                <text:p>96.3413309734513</text:p>
              </table:table-cell>
              <table:table-cell office:value-type="float" office:value="98.6584266666667">
                <text:p>98.6584266666667</text:p>
              </table:table-cell>
              <table:table-cell office:value-type="float" office:value="49.8169741297935">
                <text:p>49.8169741297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.1366958084416">
                <text:p>19.1366958084416</text:p>
              </table:table-cell>
              <table:table-cell office:value-type="float" office:value="82.6481855357143">
                <text:p>82.6481855357143</text:p>
              </table:table-cell>
              <table:table-cell office:value-type="float" office:value="14.9027258441558">
                <text:p>14.9027258441558</text:p>
              </table:table-cell>
              <table:table-cell office:value-type="float" office:value="31.0299957792208">
                <text:p>31.029995779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45506514377">
                <text:p>15.4550651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.1913597241379">
                <text:p>37.1913597241379</text:p>
              </table:table-cell>
              <table:table-cell office:value-type="float" office:value="61.6347597643678">
                <text:p>61.6347597643678</text:p>
              </table:table-cell>
              <table:table-cell office:value-type="float" office:value="5.5917191954023">
                <text:p>5.5917191954023</text:p>
              </table:table-cell>
              <table:table-cell office:value-type="float" office:value="10.7950406321839">
                <text:p>10.7950406321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.6944242629482">
                <text:p>29.6944242629482</text:p>
              </table:table-cell>
              <table:table-cell office:value-type="float" office:value="65.9324479282869">
                <text:p>65.9324479282869</text:p>
              </table:table-cell>
              <table:table-cell office:value-type="float" office:value="0.190934262948195">
                <text:p>0.190934262948195</text:p>
              </table:table-cell>
              <table:table-cell office:value-type="float" office:value="16.7473735458167">
                <text:p>16.7473735458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26746990119761">
                <text:p>0.726746990119761</text:p>
              </table:table-cell>
              <table:table-cell office:value-type="float" office:value="72.077151251497">
                <text:p>72.077151251497</text:p>
              </table:table-cell>
              <table:table-cell office:value-type="float" office:value="5.99576907185628">
                <text:p>5.99576907185628</text:p>
              </table:table-cell>
              <table:table-cell office:value-type="float" office:value="22.9550780538922">
                <text:p>22.9550780538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0190670858369">
                <text:p>12.0190670858369</text:p>
              </table:table-cell>
              <table:table-cell office:value-type="float" office:value="170.350109742489">
                <text:p>170.350109742489</text:p>
              </table:table-cell>
              <table:table-cell office:value-type="float" office:value="283.336553433476">
                <text:p>283.336553433476</text:p>
              </table:table-cell>
              <table:table-cell office:value-type="float" office:value="289.829774806867">
                <text:p>289.82977480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0921806057143">
                <text:p>14.0921806057143</text:p>
              </table:table-cell>
              <table:table-cell office:value-type="float" office:value="97.1823967971429">
                <text:p>97.1823967971429</text:p>
              </table:table-cell>
              <table:table-cell office:value-type="float" office:value="26.3056772">
                <text:p>26.3056772</text:p>
              </table:table-cell>
              <table:table-cell office:value-type="float" office:value="40.8673172">
                <text:p>40.867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31956128125">
                <text:p>8.31956128125</text:p>
              </table:table-cell>
              <table:table-cell office:value-type="float" office:value="85.5616290104167">
                <text:p>85.5616290104167</text:p>
              </table:table-cell>
              <table:table-cell office:value-type="float" office:value="24.1719732291667">
                <text:p>24.1719732291667</text:p>
              </table:table-cell>
              <table:table-cell office:value-type="float" office:value="43.47714484375">
                <text:p>43.477144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.5097517396694">
                <text:p>25.5097517396694</text:p>
              </table:table-cell>
              <table:table-cell office:value-type="float" office:value="57.1835023966942">
                <text:p>57.1835023966942</text:p>
              </table:table-cell>
              <table:table-cell office:value-type="float" office:value="7.26720219008264">
                <text:p>7.26720219008264</text:p>
              </table:table-cell>
              <table:table-cell office:value-type="float" office:value="32.3090525206612">
                <text:p>32.3090525206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3729536455399">
                <text:p>16.3729536455399</text:p>
              </table:table-cell>
              <table:table-cell office:value-type="float" office:value="107.722044704225">
                <text:p>107.722044704225</text:p>
              </table:table-cell>
              <table:table-cell office:value-type="float" office:value="23.0113728873239">
                <text:p>23.0113728873239</text:p>
              </table:table-cell>
              <table:table-cell office:value-type="float" office:value="30.6560369953052">
                <text:p>30.6560369953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83152882218597">
                <text:p>2.83152882218597</text:p>
              </table:table-cell>
              <table:table-cell office:value-type="float" office:value="89.1374728205546">
                <text:p>89.1374728205546</text:p>
              </table:table-cell>
              <table:table-cell office:value-type="float" office:value="5.2283888254486">
                <text:p>5.2283888254486</text:p>
              </table:table-cell>
              <table:table-cell office:value-type="float" office:value="13.2738468026101">
                <text:p>13.2738468026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64862704870849">
                <text:p>1.64862704870849</text:p>
              </table:table-cell>
              <table:table-cell office:value-type="float" office:value="91.1448564354243">
                <text:p>91.1448564354243</text:p>
              </table:table-cell>
              <table:table-cell office:value-type="float" office:value="8.09469690036901">
                <text:p>8.09469690036901</text:p>
              </table:table-cell>
              <table:table-cell office:value-type="float" office:value="16.569617195572">
                <text:p>16.569617195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27765004230769">
                <text:p>7.27765004230769</text:p>
              </table:table-cell>
              <table:table-cell office:value-type="float" office:value="4.77560034615384">
                <text:p>4.77560034615384</text:p>
              </table:table-cell>
              <table:table-cell office:value-type="float" office:value="32.9546551538462">
                <text:p>32.9546551538462</text:p>
              </table:table-cell>
              <table:table-cell office:value-type="float" office:value="2.9558171923077">
                <text:p>2.9558171923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33840334883721">
                <text:p>7.33840334883721</text:p>
              </table:table-cell>
              <table:table-cell office:value-type="float" office:value="2.76039143410853">
                <text:p>2.76039143410853</text:p>
              </table:table-cell>
              <table:table-cell office:value-type="float" office:value="42.3594051550388">
                <text:p>42.3594051550388</text:p>
              </table:table-cell>
              <table:table-cell office:value-type="float" office:value="12.1589113953488">
                <text:p>12.158911395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13066201788321">
                <text:p>0.113066201788321</text:p>
              </table:table-cell>
              <table:table-cell office:value-type="float" office:value="93.5900991374696">
                <text:p>93.5900991374696</text:p>
              </table:table-cell>
              <table:table-cell office:value-type="float" office:value="1.31018998783456">
                <text:p>1.31018998783456</text:p>
              </table:table-cell>
              <table:table-cell office:value-type="float" office:value="5.17023562043795">
                <text:p>5.17023562043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72059741573034">
                <text:p>1.72059741573034</text:p>
              </table:table-cell>
              <table:table-cell office:value-type="float" office:value="96.0087417166042">
                <text:p>96.0087417166042</text:p>
              </table:table-cell>
              <table:table-cell office:value-type="float" office:value="1.73284358302122">
                <text:p>1.73284358302122</text:p>
              </table:table-cell>
              <table:table-cell office:value-type="float" office:value="316.59993545568">
                <text:p>316.59993545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1427120635514">
                <text:p>1.41427120635514</text:p>
              </table:table-cell>
              <table:table-cell office:value-type="float" office:value="74.5132965233645">
                <text:p>74.5132965233645</text:p>
              </table:table-cell>
              <table:table-cell office:value-type="float" office:value="33.063165682243">
                <text:p>33.063165682243</text:p>
              </table:table-cell>
              <table:table-cell office:value-type="float" office:value="62.3381003738318">
                <text:p>62.3381003738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077129872211">
                <text:p>1.0077129872211</text:p>
              </table:table-cell>
              <table:table-cell office:value-type="float" office:value="67.0637025557809">
                <text:p>67.0637025557809</text:p>
              </table:table-cell>
              <table:table-cell office:value-type="float" office:value="35.8982844827586">
                <text:p>35.8982844827586</text:p>
              </table:table-cell>
              <table:table-cell office:value-type="float" office:value="70.3155755172414">
                <text:p>70.31557551724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8cm" svg:y="3.456cm" style:legend-expansion="high" chart:style-name="ch2"/>
        <chart:plot-area chart:style-name="ch3" table:cell-range-address="prep_percent.A2:prep_percent.E66 prep_percent.B1:prep_percent.E1" chart:data-source-has-labels="row" svg:x="0.32cm" svg:y="0.18cm" svg:width="12.178cm" svg:height="8.64cm">
          <chartooo:coordinate-region svg:x="1.164cm" svg:y="0.379cm" svg:width="11.036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p_percent.B2:prep_percent.B66" chart:label-cell-address="prep_percent.B1:prep_percent.B1" chart:class="chart:scatter">
            <chart:domain table:cell-range-address="prep_percent.A2:prep_percent.A66"/>
            <chart:data-point chart:repeated="65"/>
          </chart:series>
          <chart:series chart:style-name="ch7" chart:values-cell-range-address="prep_percent.C2:prep_percent.C66" chart:label-cell-address="prep_percent.C1:prep_percent.C1" chart:class="chart:scatter">
            <chart:data-point chart:repeated="65"/>
          </chart:series>
          <chart:series chart:style-name="ch8" chart:values-cell-range-address="prep_percent.D2:prep_percent.D66" chart:label-cell-address="prep_percent.D1:prep_percent.D1" chart:class="chart:scatter">
            <chart:data-point chart:repeated="65"/>
          </chart:series>
          <chart:series chart:style-name="ch9" chart:values-cell-range-address="prep_percent.E2:prep_percent.E66" chart:label-cell-address="prep_percent.E1:prep_percent.E1" chart:class="chart:scatte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PBE)</text:p>
                <draw:g>
                  <svg:desc>prep_percent.B1:prep_percent.B1</svg:desc>
                </draw:g>
              </table:table-cell>
              <table:table-cell office:value-type="string">
                <text:p>MP2/CBS</text:p>
                <draw:g>
                  <svg:desc>prep_percent.C1:prep_percent.C1</svg:desc>
                </draw:g>
              </table:table-cell>
              <table:table-cell office:value-type="string">
                <text:p>SCS-MP2/CBS</text:p>
                <draw:g>
                  <svg:desc>prep_percent.D1:prep_percent.D1</svg:desc>
                </draw:g>
              </table:table-cell>
              <table:table-cell office:value-type="string">
                <text:p>SOS-MP2/CBS</text:p>
                <draw:g>
                  <svg:desc>prep_percent.E1:prep_perce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prep_percent.A2:prep_percent.A66</svg:desc>
                </draw:g>
              </table:table-cell>
              <table:table-cell office:value-type="float" office:value="4.36789966206897">
                <text:p>4.36789966206897</text:p>
                <draw:g>
                  <svg:desc>prep_percent.B2:prep_percent.B66</svg:desc>
                </draw:g>
              </table:table-cell>
              <table:table-cell office:value-type="float" office:value="31.5434900344828">
                <text:p>31.5434900344828</text:p>
                <draw:g>
                  <svg:desc>prep_percent.C2:prep_percent.C66</svg:desc>
                </draw:g>
              </table:table-cell>
              <table:table-cell office:value-type="float" office:value="0.600477941034483">
                <text:p>0.600477941034483</text:p>
                <draw:g>
                  <svg:desc>prep_percent.D2:prep_percent.D66</svg:desc>
                </draw:g>
              </table:table-cell>
              <table:table-cell office:value-type="float" office:value="33.3275376896552">
                <text:p>33.3275376896552</text:p>
                <draw:g>
                  <svg:desc>prep_percent.E2:prep_percent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13.0633919182692">
                <text:p>13.0633919182692</text:p>
              </table:table-cell>
              <table:table-cell office:value-type="float" office:value="42.8555246153846">
                <text:p>42.8555246153846</text:p>
              </table:table-cell>
              <table:table-cell office:value-type="float" office:value="8.84646149519231">
                <text:p>8.84646149519231</text:p>
              </table:table-cell>
              <table:table-cell office:value-type="float" office:value="15.30254625">
                <text:p>15.3025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">
                <text:p>406</text:p>
              </table:table-cell>
              <table:table-cell office:value-type="float" office:value="25.0603890553191">
                <text:p>25.0603890553191</text:p>
              </table:table-cell>
              <table:table-cell office:value-type="float" office:value="25.9150271914894">
                <text:p>25.9150271914894</text:p>
              </table:table-cell>
              <table:table-cell office:value-type="float" office:value="7.55369438297872">
                <text:p>7.55369438297872</text:p>
              </table:table-cell>
              <table:table-cell office:value-type="float" office:value="48.3730276170213">
                <text:p>48.3730276170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7.72470825615764">
                <text:p>7.72470825615764</text:p>
              </table:table-cell>
              <table:table-cell office:value-type="float" office:value="40.7729861576355">
                <text:p>40.7729861576355</text:p>
              </table:table-cell>
              <table:table-cell office:value-type="float" office:value="6.71150051724138">
                <text:p>6.71150051724138</text:p>
              </table:table-cell>
              <table:table-cell office:value-type="float" office:value="19.5462563546798">
                <text:p>19.5462563546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3.27207800241379">
                <text:p>3.27207800241379</text:p>
              </table:table-cell>
              <table:table-cell office:value-type="float" office:value="265.00019862069">
                <text:p>265.00019862069</text:p>
              </table:table-cell>
              <table:table-cell office:value-type="float" office:value="309.130771068966">
                <text:p>309.130771068966</text:p>
              </table:table-cell>
              <table:table-cell office:value-type="float" office:value="281.196056896552">
                <text:p>281.19605689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">
                <text:p>286</text:p>
              </table:table-cell>
              <table:table-cell office:value-type="float" office:value="21.3659200235294">
                <text:p>21.3659200235294</text:p>
              </table:table-cell>
              <table:table-cell office:value-type="float" office:value="289.855632196078">
                <text:p>289.855632196078</text:p>
              </table:table-cell>
              <table:table-cell office:value-type="float" office:value="327.377808235294">
                <text:p>327.377808235294</text:p>
              </table:table-cell>
              <table:table-cell office:value-type="float" office:value="296.138895686274">
                <text:p>296.138895686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3.23470306837607">
                <text:p>3.23470306837607</text:p>
              </table:table-cell>
              <table:table-cell office:value-type="float" office:value="4.35381361823361">
                <text:p>4.35381361823361</text:p>
              </table:table-cell>
              <table:table-cell office:value-type="float" office:value="29.1347708262108">
                <text:p>29.1347708262108</text:p>
              </table:table-cell>
              <table:table-cell office:value-type="float" office:value="4.12093686609687">
                <text:p>4.12093686609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4.90837866304348">
                <text:p>4.90837866304348</text:p>
              </table:table-cell>
              <table:table-cell office:value-type="float" office:value="10.5502986684783">
                <text:p>10.5502986684783</text:p>
              </table:table-cell>
              <table:table-cell office:value-type="float" office:value="39.850236875">
                <text:p>39.850236875</text:p>
              </table:table-cell>
              <table:table-cell office:value-type="float" office:value="4.50020578804349">
                <text:p>4.50020578804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15.6534620387324">
                <text:p>15.6534620387324</text:p>
              </table:table-cell>
              <table:table-cell office:value-type="float" office:value="100.263965352113">
                <text:p>100.263965352113</text:p>
              </table:table-cell>
              <table:table-cell office:value-type="float" office:value="75.1719481338028">
                <text:p>75.1719481338028</text:p>
              </table:table-cell>
              <table:table-cell office:value-type="float" office:value="12.6259400704225">
                <text:p>12.6259400704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11.9255153489933">
                <text:p>11.9255153489933</text:p>
              </table:table-cell>
              <table:table-cell office:value-type="float" office:value="91.1469836577181">
                <text:p>91.1469836577181</text:p>
              </table:table-cell>
              <table:table-cell office:value-type="float" office:value="9.76909969798658">
                <text:p>9.76909969798658</text:p>
              </table:table-cell>
              <table:table-cell office:value-type="float" office:value="110.227141526846">
                <text:p>110.227141526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14.3738716727273">
                <text:p>14.3738716727273</text:p>
              </table:table-cell>
              <table:table-cell office:value-type="float" office:value="101.600446484849">
                <text:p>101.600446484849</text:p>
              </table:table-cell>
              <table:table-cell office:value-type="float" office:value="101.557643454545">
                <text:p>101.557643454545</text:p>
              </table:table-cell>
              <table:table-cell office:value-type="float" office:value="51.5362418787879">
                <text:p>51.536241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12.6818801091445">
                <text:p>12.6818801091445</text:p>
              </table:table-cell>
              <table:table-cell office:value-type="float" office:value="96.3413309734513">
                <text:p>96.3413309734513</text:p>
              </table:table-cell>
              <table:table-cell office:value-type="float" office:value="98.6584266666667">
                <text:p>98.6584266666667</text:p>
              </table:table-cell>
              <table:table-cell office:value-type="float" office:value="49.8169741297935">
                <text:p>49.8169741297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">
                <text:p>590</text:p>
              </table:table-cell>
              <table:table-cell office:value-type="float" office:value="19.1366958084416">
                <text:p>19.1366958084416</text:p>
              </table:table-cell>
              <table:table-cell office:value-type="float" office:value="82.6481855357143">
                <text:p>82.6481855357143</text:p>
              </table:table-cell>
              <table:table-cell office:value-type="float" office:value="14.9027258344156">
                <text:p>14.9027258344156</text:p>
              </table:table-cell>
              <table:table-cell office:value-type="float" office:value="31.0299957792208">
                <text:p>31.029995779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15.45506514377">
                <text:p>15.4550651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7.1913597241379">
                <text:p>37.1913597241379</text:p>
              </table:table-cell>
              <table:table-cell office:value-type="float" office:value="61.6347597643678">
                <text:p>61.6347597643678</text:p>
              </table:table-cell>
              <table:table-cell office:value-type="float" office:value="5.59171918563218">
                <text:p>5.59171918563218</text:p>
              </table:table-cell>
              <table:table-cell office:value-type="float" office:value="10.7950406321839">
                <text:p>10.7950406321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29.6944242629482">
                <text:p>29.6944242629482</text:p>
              </table:table-cell>
              <table:table-cell office:value-type="float" office:value="65.9324479282869">
                <text:p>65.9324479282869</text:p>
              </table:table-cell>
              <table:table-cell office:value-type="float" office:value="0.190934267410359">
                <text:p>0.190934267410359</text:p>
              </table:table-cell>
              <table:table-cell office:value-type="float" office:value="16.7473735458167">
                <text:p>16.7473735458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">
                <text:p>392</text:p>
              </table:table-cell>
              <table:table-cell office:value-type="float" office:value="0.726746990119761">
                <text:p>0.726746990119761</text:p>
              </table:table-cell>
              <table:table-cell office:value-type="float" office:value="72.077151251497">
                <text:p>72.077151251497</text:p>
              </table:table-cell>
              <table:table-cell office:value-type="float" office:value="5.99576908682635">
                <text:p>5.99576908682635</text:p>
              </table:table-cell>
              <table:table-cell office:value-type="float" office:value="22.9550780538922">
                <text:p>22.9550780538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">
                <text:p>388</text:p>
              </table:table-cell>
              <table:table-cell office:value-type="float" office:value="12.0190670858369">
                <text:p>12.0190670858369</text:p>
              </table:table-cell>
              <table:table-cell office:value-type="float" office:value="170.350109742489">
                <text:p>170.350109742489</text:p>
              </table:table-cell>
              <table:table-cell office:value-type="float" office:value="283.336553433476">
                <text:p>283.336553433476</text:p>
              </table:table-cell>
              <table:table-cell office:value-type="float" office:value="289.829774806867">
                <text:p>289.82977480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">
                <text:p>484</text:p>
              </table:table-cell>
              <table:table-cell office:value-type="float" office:value="14.0921806057143">
                <text:p>14.0921806057143</text:p>
              </table:table-cell>
              <table:table-cell office:value-type="float" office:value="97.1823967971429">
                <text:p>97.1823967971429</text:p>
              </table:table-cell>
              <table:table-cell office:value-type="float" office:value="26.3056771771429">
                <text:p>26.3056771771429</text:p>
              </table:table-cell>
              <table:table-cell office:value-type="float" office:value="40.8673172">
                <text:p>40.867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  <table:table-cell office:value-type="float" office:value="8.31956128125">
                <text:p>8.31956128125</text:p>
              </table:table-cell>
              <table:table-cell office:value-type="float" office:value="85.5616290104167">
                <text:p>85.5616290104167</text:p>
              </table:table-cell>
              <table:table-cell office:value-type="float" office:value="24.17197321875">
                <text:p>24.17197321875</text:p>
              </table:table-cell>
              <table:table-cell office:value-type="float" office:value="43.47714484375">
                <text:p>43.477144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">
                <text:p>496</text:p>
              </table:table-cell>
              <table:table-cell office:value-type="float" office:value="25.5097517396694">
                <text:p>25.5097517396694</text:p>
              </table:table-cell>
              <table:table-cell office:value-type="float" office:value="57.1835023966942">
                <text:p>57.1835023966942</text:p>
              </table:table-cell>
              <table:table-cell office:value-type="float" office:value="7.26720219008264">
                <text:p>7.26720219008264</text:p>
              </table:table-cell>
              <table:table-cell office:value-type="float" office:value="32.3090525206612">
                <text:p>32.3090525206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  <table:table-cell office:value-type="float" office:value="16.3729536455399">
                <text:p>16.3729536455399</text:p>
              </table:table-cell>
              <table:table-cell office:value-type="float" office:value="107.722044704225">
                <text:p>107.722044704225</text:p>
              </table:table-cell>
              <table:table-cell office:value-type="float" office:value="23.0113728826291">
                <text:p>23.0113728826291</text:p>
              </table:table-cell>
              <table:table-cell office:value-type="float" office:value="30.6560369953052">
                <text:p>30.6560369953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2.83152882218597">
                <text:p>2.83152882218597</text:p>
              </table:table-cell>
              <table:table-cell office:value-type="float" office:value="89.1374728205546">
                <text:p>89.1374728205546</text:p>
              </table:table-cell>
              <table:table-cell office:value-type="float" office:value="5.22838882544861">
                <text:p>5.22838882544861</text:p>
              </table:table-cell>
              <table:table-cell office:value-type="float" office:value="13.2738468026101">
                <text:p>13.2738468026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8">
                <text:p>558</text:p>
              </table:table-cell>
              <table:table-cell office:value-type="float" office:value="1.64862704870849">
                <text:p>1.64862704870849</text:p>
              </table:table-cell>
              <table:table-cell office:value-type="float" office:value="91.1448564354243">
                <text:p>91.1448564354243</text:p>
              </table:table-cell>
              <table:table-cell office:value-type="float" office:value="8.09469690774908">
                <text:p>8.09469690774908</text:p>
              </table:table-cell>
              <table:table-cell office:value-type="float" office:value="16.569617195572">
                <text:p>16.569617195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">
                <text:p>388</text:p>
              </table:table-cell>
              <table:table-cell office:value-type="float" office:value="7.27765004230769">
                <text:p>7.27765004230769</text:p>
              </table:table-cell>
              <table:table-cell office:value-type="float" office:value="4.77560034615384">
                <text:p>4.77560034615384</text:p>
              </table:table-cell>
              <table:table-cell office:value-type="float" office:value="32.9546551423077">
                <text:p>32.9546551423077</text:p>
              </table:table-cell>
              <table:table-cell office:value-type="float" office:value="2.9558171923077">
                <text:p>2.9558171923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">
                <text:p>388</text:p>
              </table:table-cell>
              <table:table-cell office:value-type="float" office:value="7.33840334883721">
                <text:p>7.33840334883721</text:p>
              </table:table-cell>
              <table:table-cell office:value-type="float" office:value="2.76039143410853">
                <text:p>2.76039143410853</text:p>
              </table:table-cell>
              <table:table-cell office:value-type="float" office:value="42.3594051550388">
                <text:p>42.3594051550388</text:p>
              </table:table-cell>
              <table:table-cell office:value-type="float" office:value="12.1589113953488">
                <text:p>12.158911395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0.113066201788321">
                <text:p>0.113066201788321</text:p>
              </table:table-cell>
              <table:table-cell office:value-type="float" office:value="93.5900991374696">
                <text:p>93.5900991374696</text:p>
              </table:table-cell>
              <table:table-cell office:value-type="float" office:value="1.31018998661801">
                <text:p>1.31018998661801</text:p>
              </table:table-cell>
              <table:table-cell office:value-type="float" office:value="5.17023562043795">
                <text:p>5.17023562043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">
                <text:p>398</text:p>
              </table:table-cell>
              <table:table-cell office:value-type="float" office:value="1.72059741573034">
                <text:p>1.72059741573034</text:p>
              </table:table-cell>
              <table:table-cell office:value-type="float" office:value="96.0087417166042">
                <text:p>96.0087417166042</text:p>
              </table:table-cell>
              <table:table-cell office:value-type="float" office:value="1.73284358177278">
                <text:p>1.73284358177278</text:p>
              </table:table-cell>
              <table:table-cell office:value-type="float" office:value="316.59993545568">
                <text:p>316.59993545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">
                <text:p>320</text:p>
              </table:table-cell>
              <table:table-cell office:value-type="float" office:value="1.41427120635514">
                <text:p>1.41427120635514</text:p>
              </table:table-cell>
              <table:table-cell office:value-type="float" office:value="74.5132965233645">
                <text:p>74.5132965233645</text:p>
              </table:table-cell>
              <table:table-cell office:value-type="float" office:value="33.063165682243">
                <text:p>33.063165682243</text:p>
              </table:table-cell>
              <table:table-cell office:value-type="float" office:value="62.3381003738318">
                <text:p>62.3381003738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1.0077129872211">
                <text:p>1.0077129872211</text:p>
              </table:table-cell>
              <table:table-cell office:value-type="float" office:value="67.0637025557809">
                <text:p>67.0637025557809</text:p>
              </table:table-cell>
              <table:table-cell office:value-type="float" office:value="35.8982844827586">
                <text:p>35.8982844827586</text:p>
              </table:table-cell>
              <table:table-cell office:value-type="float" office:value="70.3155755172414">
                <text:p>70.315575517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">
                <text:p>284</text:p>
              </table:table-cell>
              <table:table-cell office:value-type="float" office:value="0.844543278157504">
                <text:p>0.844543278157504</text:p>
              </table:table-cell>
              <table:table-cell office:value-type="float" office:value="96.6162876805349">
                <text:p>96.6162876805349</text:p>
              </table:table-cell>
              <table:table-cell office:value-type="float" office:value="7.42263937741456">
                <text:p>7.42263937741456</text:p>
              </table:table-cell>
              <table:table-cell office:value-type="float" office:value="12.8258150817236">
                <text:p>12.8258150817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">
                <text:p>574</text:p>
              </table:table-cell>
              <table:table-cell office:value-type="float" office:value="12.608221071618">
                <text:p>12.608221071618</text:p>
              </table:table-cell>
              <table:table-cell office:value-type="float" office:value="97.8243323846154">
                <text:p>97.8243323846154</text:p>
              </table:table-cell>
              <table:table-cell office:value-type="float" office:value="19.7863304907162">
                <text:p>19.7863304907162</text:p>
              </table:table-cell>
              <table:table-cell office:value-type="float" office:value="30.7673293766578">
                <text:p>30.7673293766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  <table:table-cell office:value-type="float" office:value="2.6116689604811">
                <text:p>2.6116689604811</text:p>
              </table:table-cell>
              <table:table-cell office:value-type="float" office:value="4.12629793814434">
                <text:p>4.12629793814434</text:p>
              </table:table-cell>
              <table:table-cell office:value-type="float" office:value="35.2674008247423">
                <text:p>35.2674008247423</text:p>
              </table:table-cell>
              <table:table-cell office:value-type="float" office:value="4.96425010309278">
                <text:p>4.96425010309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1.23297779965986">
                <text:p>1.23297779965986</text:p>
              </table:table-cell>
              <table:table-cell office:value-type="float" office:value="6.69463166666666">
                <text:p>6.69463166666666</text:p>
              </table:table-cell>
              <table:table-cell office:value-type="float" office:value="33.2458427823129">
                <text:p>33.2458427823129</text:p>
              </table:table-cell>
              <table:table-cell office:value-type="float" office:value="3.21608013605443">
                <text:p>3.2160801360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2">
                <text:p>412</text:p>
              </table:table-cell>
              <table:table-cell office:value-type="float" office:value="4.78256907713499">
                <text:p>4.78256907713499</text:p>
              </table:table-cell>
              <table:table-cell office:value-type="float" office:value="89.4419010082645">
                <text:p>89.4419010082645</text:p>
              </table:table-cell>
              <table:table-cell office:value-type="float" office:value="9.73005355096419">
                <text:p>9.73005355096419</text:p>
              </table:table-cell>
              <table:table-cell office:value-type="float" office:value="19.8741292837466">
                <text:p>19.8741292837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">
                <text:p>406</text:p>
              </table:table-cell>
              <table:table-cell office:value-type="float" office:value="6.043002978125">
                <text:p>6.043002978125</text:p>
              </table:table-cell>
              <table:table-cell office:value-type="float" office:value="90.773986315625">
                <text:p>90.773986315625</text:p>
              </table:table-cell>
              <table:table-cell office:value-type="float" office:value="10.820636359375">
                <text:p>10.820636359375</text:p>
              </table:table-cell>
              <table:table-cell office:value-type="float" office:value="20.84396196875">
                <text:p>20.8439619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">
                <text:p>216</text:p>
              </table:table-cell>
              <table:table-cell office:value-type="float" office:value="25.5871818555008">
                <text:p>25.5871818555008</text:p>
              </table:table-cell>
              <table:table-cell office:value-type="float" office:value="19.5051373052632">
                <text:p>19.5051373052632</text:p>
              </table:table-cell>
              <table:table-cell office:value-type="float" office:value="13.0131362889984">
                <text:p>13.013136288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4">
                <text:p>284</text:p>
              </table:table-cell>
              <table:table-cell office:value-type="float" office:value="2.99726584022038">
                <text:p>2.99726584022038</text:p>
              </table:table-cell>
              <table:table-cell office:value-type="float" office:value="25.0306664107486">
                <text:p>25.0306664107486</text:p>
              </table:table-cell>
              <table:table-cell office:value-type="float" office:value="35.0550964187328">
                <text:p>35.0550964187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2">
                <text:p>332</text:p>
              </table:table-cell>
              <table:table-cell office:value-type="float" office:value="3.10801375554659">
                <text:p>3.10801375554659</text:p>
              </table:table-cell>
              <table:table-cell office:value-type="float" office:value="85.6393707139976">
                <text:p>85.6393707139976</text:p>
              </table:table-cell>
              <table:table-cell office:value-type="float" office:value="29.3666801129488">
                <text:p>29.366680112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16.7075218444846">
                <text:p>16.7075218444846</text:p>
              </table:table-cell>
              <table:table-cell office:value-type="float" office:value="7.7757685352622">
                <text:p>7.7757685352622</text:p>
              </table:table-cell>
              <table:table-cell office:value-type="float" office:value="28.8426763110307">
                <text:p>28.842676311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">
                <text:p>196</text:p>
              </table:table-cell>
              <table:table-cell office:value-type="float" office:value="10.9952590118302">
                <text:p>10.9952590118302</text:p>
              </table:table-cell>
              <table:table-cell office:value-type="float" office:value="26.7223382045929">
                <text:p>26.7223382045929</text:p>
              </table:table-cell>
              <table:table-cell office:value-type="float" office:value="18.580375782881">
                <text:p>18.580375782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20.4141498333333">
                <text:p>20.414149833333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7.36821257763976">
                <text:p>7.36821257763976</text:p>
              </table:table-cell>
              <table:table-cell office:value-type="float" office:value="2.32919254658384">
                <text:p>2.32919254658384</text:p>
              </table:table-cell>
              <table:table-cell office:value-type="float" office:value="11.6071428571429">
                <text:p>11.60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5.4574132492114">
                <text:p>15.4574132492114</text:p>
              </table:table-cell>
              <table:table-cell office:value-type="float" office:value="0.946372239747642">
                <text:p>0.94637223974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0.5577689243028">
                <text:p>10.5577689243028</text:p>
              </table:table-cell>
              <table:table-cell office:value-type="float" office:value="0.19920318725101">
                <text:p>0.1992031872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.92262224610425">
                <text:p>3.92262224610425</text:p>
              </table:table-cell>
              <table:table-cell office:value-type="float" office:value="0.0537345513164858">
                <text:p>0.053734551316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.44611528822056">
                <text:p>3.44611528822056</text:p>
              </table:table-cell>
              <table:table-cell office:value-type="float" office:value="2.25563909774437">
                <text:p>2.2556390977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4.9829018075232">
                <text:p>4.9829018075232</text:p>
              </table:table-cell>
              <table:table-cell office:value-type="float" office:value="0.195407914020514">
                <text:p>0.19540791402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3.11190903650508">
                <text:p>3.11190903650508</text:p>
              </table:table-cell>
              <table:table-cell office:value-type="float" office:value="3.94973070017953">
                <text:p>3.9497307001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2.93219303604154">
                <text:p>2.93219303604154</text:p>
              </table:table-cell>
              <table:table-cell office:value-type="float" office:value="1.03848503359803">
                <text:p>1.0384850335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24.5283018867925">
                <text:p>24.5283018867925</text:p>
              </table:table-cell>
              <table:table-cell office:value-type="float" office:value="3.77358490566038">
                <text:p>3.7735849056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21.8543046357616">
                <text:p>21.8543046357616</text:p>
              </table:table-cell>
              <table:table-cell office:value-type="float" office:value="7.28476821192054">
                <text:p>7.2847682119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20.5128205128205">
                <text:p>20.5128205128205</text:p>
              </table:table-cell>
              <table:table-cell office:value-type="float" office:value="81.3186813186813">
                <text:p>81.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56.1085972850679">
                <text:p>56.108597285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6.57894736842106">
                <text:p>6.57894736842106</text:p>
              </table:table-cell>
              <table:table-cell office:value-type="float" office:value="12.8542510121457">
                <text:p>12.854251012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26.8199233716475">
                <text:p>26.819923371647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11.9378577269011">
                <text:p>11.9378577269011</text:p>
              </table:table-cell>
              <table:table-cell office:value-type="float" office:value="22.0768601798855">
                <text:p>22.07686017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10.4575163398693">
                <text:p>10.457516339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6.70731707317074">
                <text:p>6.70731707317074</text:p>
              </table:table-cell>
              <table:table-cell office:value-type="float" office:value="10.0609756097561">
                <text:p>10.060975609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1.0638297872341">
                <text:p>11.0638297872341</text:p>
              </table:table-cell>
              <table:table-cell office:value-type="float" office:value="15.7446808510638">
                <text:p>15.744680851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9.19282511210763">
                <text:p>9.19282511210763</text:p>
              </table:table-cell>
              <table:table-cell office:value-type="float" office:value="15.695067264574">
                <text:p>15.69506726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12.043795620438">
                <text:p>12.043795620438</text:p>
              </table:table-cell>
              <table:table-cell office:value-type="float" office:value="32.1167883211679">
                <text:p>32.116788321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7.85340314136126">
                <text:p>7.85340314136126</text:p>
              </table:table-cell>
              <table:table-cell office:value-type="float" office:value="22.6876090750436">
                <text:p>22.687609075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9.21985815602836">
                <text:p>9.21985815602836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6cm" svg:height="12.675cm" xlink:href=".." xlink:type="simple" chart:class="chart:scatter" chart:style-name="ch1">
        <chart:legend chart:legend-position="end" svg:x="14.791cm" svg:y="4.547cm" style:legend-expansion="high" chart:style-name="ch2"/>
        <chart:plot-area chart:style-name="ch3" table:cell-range-address="percent_err.A2:percent_err.E132 percent_err.B1:percent_err.E1" chart:data-source-has-labels="row" svg:x="1.405cm" svg:y="0.253cm" svg:width="12.989cm" svg:height="11.191cm">
          <chartooo:coordinate-region svg:x="2.249cm" svg:y="0.452cm" svg:width="11.847cm" svg:height="10.346cm"/>
          <chart:axis chart:dimension="x" chart:name="primary-x" chart:style-name="ch4">
            <chart:title svg:x="6.536cm" svg:y="11.698cm" chart:style-name="ch5">
              <text:p>Valence Electrons</text:p>
            </chart:title>
          </chart:axis>
          <chart:axis chart:dimension="y" chart:name="primary-y" chart:style-name="ch4">
            <chart:title svg:x="0.451cm" svg:y="8.544cm" chart:style-name="ch6">
              <text:p>Interaction Energy Percent Error (%)</text:p>
            </chart:title>
            <chart:grid chart:style-name="ch7" chart:class="major"/>
          </chart:axis>
          <chart:series chart:style-name="ch8" chart:values-cell-range-address="percent_err.B2:percent_err.B132" chart:label-cell-address="percent_err.B1:percent_err.B1" chart:class="chart:scatter">
            <chart:domain table:cell-range-address="percent_err.A2:percent_err.A132"/>
            <chart:regression-curve chart:style-name="ch9">
              <chart:equation chart:display-equation="true" chart:display-r-square="true" svg:x="12.796cm" svg:y="9.669cm"/>
            </chart:regression-curve>
            <chart:data-point chart:repeated="131"/>
          </chart:series>
          <chart:series chart:style-name="ch10" chart:values-cell-range-address="percent_err.C2:percent_err.C132" chart:label-cell-address="percent_err.C1:percent_err.C1" chart:class="chart:scatter">
            <chart:regression-curve chart:style-name="ch11">
              <chart:equation chart:display-equation="true" chart:display-r-square="true" svg:x="2.291cm" svg:y="6.533cm"/>
            </chart:regression-curve>
            <chart:data-point chart:repeated="131"/>
          </chart:series>
          <chart:series chart:style-name="ch12" chart:values-cell-range-address="percent_err.D2:percent_err.D132" chart:label-cell-address="percent_err.D1:percent_err.D1" chart:class="chart:scatter">
            <chart:regression-curve chart:style-name="ch13">
              <chart:equation chart:display-equation="true" chart:display-r-square="true" svg:x="12.328cm" svg:y="8.521cm"/>
            </chart:regression-curve>
            <chart:data-point chart:repeated="131"/>
          </chart:series>
          <chart:series chart:style-name="ch14" chart:values-cell-range-address="percent_err.E2:percent_err.E132" chart:label-cell-address="percent_err.E1:percent_err.E1" chart:class="chart:scatter">
            <chart:data-point chart:repeated="1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PBE)</text:p>
                <draw:g>
                  <svg:desc>percent_err.B1:percent_err.B1</svg:desc>
                </draw:g>
              </table:table-cell>
              <table:table-cell office:value-type="string">
                <text:p>MP2/CBS</text:p>
                <draw:g>
                  <svg:desc>percent_err.C1:percent_err.C1</svg:desc>
                </draw:g>
              </table:table-cell>
              <table:table-cell office:value-type="string">
                <text:p>SCS-MP2/CBS</text:p>
                <draw:g>
                  <svg:desc>percent_err.D1:percent_err.D1</svg:desc>
                </draw:g>
              </table:table-cell>
              <table:table-cell office:value-type="string">
                <text:p>SOS-MP2/CBS</text:p>
                <draw:g>
                  <svg:desc>percent_err.E1:percent_er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percent_err.A2:percent_err.A132</svg:desc>
                </draw:g>
              </table:table-cell>
              <table:table-cell office:value-type="float" office:value="4.36789966206897">
                <text:p>4.36789966206897</text:p>
                <draw:g>
                  <svg:desc>percent_err.B2:percent_err.B132</svg:desc>
                </draw:g>
              </table:table-cell>
              <table:table-cell office:value-type="float" office:value="31.5434900344828">
                <text:p>31.5434900344828</text:p>
                <draw:g>
                  <svg:desc>percent_err.C2:percent_err.C132</svg:desc>
                </draw:g>
              </table:table-cell>
              <table:table-cell office:value-type="float" office:value="0.60047793103448">
                <text:p>0.60047793103448</text:p>
                <draw:g>
                  <svg:desc>percent_err.D2:percent_err.D132</svg:desc>
                </draw:g>
              </table:table-cell>
              <table:table-cell office:value-type="float" office:value="33.3275376896552">
                <text:p>33.3275376896552</text:p>
                <draw:g>
                  <svg:desc>percent_err.E2:percent_err.E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13.0633919182692">
                <text:p>13.0633919182692</text:p>
              </table:table-cell>
              <table:table-cell office:value-type="float" office:value="42.8555246153846">
                <text:p>42.8555246153846</text:p>
              </table:table-cell>
              <table:table-cell office:value-type="float" office:value="8.84646149038462">
                <text:p>8.84646149038462</text:p>
              </table:table-cell>
              <table:table-cell office:value-type="float" office:value="15.30254625">
                <text:p>15.3025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">
                <text:p>406</text:p>
              </table:table-cell>
              <table:table-cell office:value-type="float" office:value="25.0603890553191">
                <text:p>25.0603890553191</text:p>
              </table:table-cell>
              <table:table-cell office:value-type="float" office:value="25.9150271914894">
                <text:p>25.9150271914894</text:p>
              </table:table-cell>
              <table:table-cell office:value-type="float" office:value="7.55369438297872">
                <text:p>7.55369438297872</text:p>
              </table:table-cell>
              <table:table-cell office:value-type="float" office:value="48.3730276170213">
                <text:p>48.3730276170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7.72470825615764">
                <text:p>7.72470825615764</text:p>
              </table:table-cell>
              <table:table-cell office:value-type="float" office:value="40.7729861576355">
                <text:p>40.7729861576355</text:p>
              </table:table-cell>
              <table:table-cell office:value-type="float" office:value="6.71150054187191">
                <text:p>6.71150054187191</text:p>
              </table:table-cell>
              <table:table-cell office:value-type="float" office:value="19.5462563546798">
                <text:p>19.5462563546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3.27207800241379">
                <text:p>3.27207800241379</text:p>
              </table:table-cell>
              <table:table-cell office:value-type="float" office:value="265.00019862069">
                <text:p>265.00019862069</text:p>
              </table:table-cell>
              <table:table-cell office:value-type="float" office:value="309.130771034483">
                <text:p>309.130771034483</text:p>
              </table:table-cell>
              <table:table-cell office:value-type="float" office:value="281.196056896552">
                <text:p>281.19605689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">
                <text:p>286</text:p>
              </table:table-cell>
              <table:table-cell office:value-type="float" office:value="21.3659200235294">
                <text:p>21.3659200235294</text:p>
              </table:table-cell>
              <table:table-cell office:value-type="float" office:value="289.855632196078">
                <text:p>289.855632196078</text:p>
              </table:table-cell>
              <table:table-cell office:value-type="float" office:value="327.377808235294">
                <text:p>327.377808235294</text:p>
              </table:table-cell>
              <table:table-cell office:value-type="float" office:value="296.138895686274">
                <text:p>296.138895686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3.23470306837607">
                <text:p>3.23470306837607</text:p>
              </table:table-cell>
              <table:table-cell office:value-type="float" office:value="4.35381361823361">
                <text:p>4.35381361823361</text:p>
              </table:table-cell>
              <table:table-cell office:value-type="float" office:value="29.1347708262108">
                <text:p>29.1347708262108</text:p>
              </table:table-cell>
              <table:table-cell office:value-type="float" office:value="4.12093686609687">
                <text:p>4.12093686609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4.90837866304348">
                <text:p>4.90837866304348</text:p>
              </table:table-cell>
              <table:table-cell office:value-type="float" office:value="10.5502986684783">
                <text:p>10.5502986684783</text:p>
              </table:table-cell>
              <table:table-cell office:value-type="float" office:value="39.850236875">
                <text:p>39.850236875</text:p>
              </table:table-cell>
              <table:table-cell office:value-type="float" office:value="4.50020578804349">
                <text:p>4.50020578804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15.6534620387324">
                <text:p>15.6534620387324</text:p>
              </table:table-cell>
              <table:table-cell office:value-type="float" office:value="100.263965352113">
                <text:p>100.263965352113</text:p>
              </table:table-cell>
              <table:table-cell office:value-type="float" office:value="75.1719481338028">
                <text:p>75.1719481338028</text:p>
              </table:table-cell>
              <table:table-cell office:value-type="float" office:value="12.6259400704225">
                <text:p>12.6259400704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11.9255153489933">
                <text:p>11.9255153489933</text:p>
              </table:table-cell>
              <table:table-cell office:value-type="float" office:value="91.1469836577181">
                <text:p>91.1469836577181</text:p>
              </table:table-cell>
              <table:table-cell office:value-type="float" office:value="9.76909969798658">
                <text:p>9.76909969798658</text:p>
              </table:table-cell>
              <table:table-cell office:value-type="float" office:value="110.227141526846">
                <text:p>110.227141526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14.3738716727273">
                <text:p>14.3738716727273</text:p>
              </table:table-cell>
              <table:table-cell office:value-type="float" office:value="101.600446484849">
                <text:p>101.600446484849</text:p>
              </table:table-cell>
              <table:table-cell office:value-type="float" office:value="101.557643454545">
                <text:p>101.557643454545</text:p>
              </table:table-cell>
              <table:table-cell office:value-type="float" office:value="51.5362418787879">
                <text:p>51.536241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12.6818801091445">
                <text:p>12.6818801091445</text:p>
              </table:table-cell>
              <table:table-cell office:value-type="float" office:value="96.3413309734513">
                <text:p>96.3413309734513</text:p>
              </table:table-cell>
              <table:table-cell office:value-type="float" office:value="98.6584266666667">
                <text:p>98.6584266666667</text:p>
              </table:table-cell>
              <table:table-cell office:value-type="float" office:value="49.8169741297935">
                <text:p>49.8169741297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">
                <text:p>590</text:p>
              </table:table-cell>
              <table:table-cell office:value-type="float" office:value="19.1366958084416">
                <text:p>19.1366958084416</text:p>
              </table:table-cell>
              <table:table-cell office:value-type="float" office:value="82.6481855357143">
                <text:p>82.6481855357143</text:p>
              </table:table-cell>
              <table:table-cell office:value-type="float" office:value="14.9027258441558">
                <text:p>14.9027258441558</text:p>
              </table:table-cell>
              <table:table-cell office:value-type="float" office:value="31.0299957792208">
                <text:p>31.029995779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15.45506514377">
                <text:p>15.45506514377</text:p>
              </table:table-cell>
              <table:table-cell office:value-type="float" office:value="32.26082262">
                <text:p>32.26082262</text:p>
              </table:table-cell>
              <table:table-cell office:value-type="float" office:value="6.41736535">
                <text:p>6.41736535</text:p>
              </table:table-cell>
              <table:table-cell office:value-type="float" office:value="25.75645899">
                <text:p>25.75645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7.1913597241379">
                <text:p>37.1913597241379</text:p>
              </table:table-cell>
              <table:table-cell office:value-type="float" office:value="61.6347597643678">
                <text:p>61.6347597643678</text:p>
              </table:table-cell>
              <table:table-cell office:value-type="float" office:value="5.5917191954023">
                <text:p>5.5917191954023</text:p>
              </table:table-cell>
              <table:table-cell office:value-type="float" office:value="10.7950406321839">
                <text:p>10.7950406321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29.6944242629482">
                <text:p>29.6944242629482</text:p>
              </table:table-cell>
              <table:table-cell office:value-type="float" office:value="65.9324479282869">
                <text:p>65.9324479282869</text:p>
              </table:table-cell>
              <table:table-cell office:value-type="float" office:value="0.190934262948195">
                <text:p>0.190934262948195</text:p>
              </table:table-cell>
              <table:table-cell office:value-type="float" office:value="16.7473735458167">
                <text:p>16.7473735458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">
                <text:p>392</text:p>
              </table:table-cell>
              <table:table-cell office:value-type="float" office:value="0.726746990119761">
                <text:p>0.726746990119761</text:p>
              </table:table-cell>
              <table:table-cell office:value-type="float" office:value="72.077151251497">
                <text:p>72.077151251497</text:p>
              </table:table-cell>
              <table:table-cell office:value-type="float" office:value="5.99576907185628">
                <text:p>5.99576907185628</text:p>
              </table:table-cell>
              <table:table-cell office:value-type="float" office:value="22.9550780538922">
                <text:p>22.9550780538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">
                <text:p>388</text:p>
              </table:table-cell>
              <table:table-cell office:value-type="float" office:value="12.0190670858369">
                <text:p>12.0190670858369</text:p>
              </table:table-cell>
              <table:table-cell office:value-type="float" office:value="170.350109742489">
                <text:p>170.350109742489</text:p>
              </table:table-cell>
              <table:table-cell office:value-type="float" office:value="283.336553433476">
                <text:p>283.336553433476</text:p>
              </table:table-cell>
              <table:table-cell office:value-type="float" office:value="289.829774806867">
                <text:p>289.82977480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">
                <text:p>484</text:p>
              </table:table-cell>
              <table:table-cell office:value-type="float" office:value="14.0921806057143">
                <text:p>14.0921806057143</text:p>
              </table:table-cell>
              <table:table-cell office:value-type="float" office:value="97.1823967971429">
                <text:p>97.1823967971429</text:p>
              </table:table-cell>
              <table:table-cell office:value-type="float" office:value="26.3056772">
                <text:p>26.3056772</text:p>
              </table:table-cell>
              <table:table-cell office:value-type="float" office:value="40.8673172">
                <text:p>40.867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  <table:table-cell office:value-type="float" office:value="8.31956128125">
                <text:p>8.31956128125</text:p>
              </table:table-cell>
              <table:table-cell office:value-type="float" office:value="85.5616290104167">
                <text:p>85.5616290104167</text:p>
              </table:table-cell>
              <table:table-cell office:value-type="float" office:value="24.1719732291667">
                <text:p>24.1719732291667</text:p>
              </table:table-cell>
              <table:table-cell office:value-type="float" office:value="43.47714484375">
                <text:p>43.477144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">
                <text:p>496</text:p>
              </table:table-cell>
              <table:table-cell office:value-type="float" office:value="25.5097517396694">
                <text:p>25.5097517396694</text:p>
              </table:table-cell>
              <table:table-cell office:value-type="float" office:value="57.1835023966942">
                <text:p>57.1835023966942</text:p>
              </table:table-cell>
              <table:table-cell office:value-type="float" office:value="7.26720219008264">
                <text:p>7.26720219008264</text:p>
              </table:table-cell>
              <table:table-cell office:value-type="float" office:value="32.3090525206612">
                <text:p>32.3090525206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  <table:table-cell office:value-type="float" office:value="16.3729536455399">
                <text:p>16.3729536455399</text:p>
              </table:table-cell>
              <table:table-cell office:value-type="float" office:value="107.722044704225">
                <text:p>107.722044704225</text:p>
              </table:table-cell>
              <table:table-cell office:value-type="float" office:value="23.0113728873239">
                <text:p>23.0113728873239</text:p>
              </table:table-cell>
              <table:table-cell office:value-type="float" office:value="30.6560369953052">
                <text:p>30.6560369953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2.83152882218597">
                <text:p>2.83152882218597</text:p>
              </table:table-cell>
              <table:table-cell office:value-type="float" office:value="89.1374728205546">
                <text:p>89.1374728205546</text:p>
              </table:table-cell>
              <table:table-cell office:value-type="float" office:value="5.2283888254486">
                <text:p>5.2283888254486</text:p>
              </table:table-cell>
              <table:table-cell office:value-type="float" office:value="13.2738468026101">
                <text:p>13.2738468026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8">
                <text:p>558</text:p>
              </table:table-cell>
              <table:table-cell office:value-type="float" office:value="1.64862704870849">
                <text:p>1.64862704870849</text:p>
              </table:table-cell>
              <table:table-cell office:value-type="float" office:value="91.1448564354243">
                <text:p>91.1448564354243</text:p>
              </table:table-cell>
              <table:table-cell office:value-type="float" office:value="8.09469690036901">
                <text:p>8.09469690036901</text:p>
              </table:table-cell>
              <table:table-cell office:value-type="float" office:value="16.569617195572">
                <text:p>16.569617195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">
                <text:p>388</text:p>
              </table:table-cell>
              <table:table-cell office:value-type="float" office:value="7.27765004230769">
                <text:p>7.27765004230769</text:p>
              </table:table-cell>
              <table:table-cell office:value-type="float" office:value="4.77560034615384">
                <text:p>4.77560034615384</text:p>
              </table:table-cell>
              <table:table-cell office:value-type="float" office:value="32.9546551538462">
                <text:p>32.9546551538462</text:p>
              </table:table-cell>
              <table:table-cell office:value-type="float" office:value="2.9558171923077">
                <text:p>2.9558171923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">
                <text:p>388</text:p>
              </table:table-cell>
              <table:table-cell office:value-type="float" office:value="7.33840334883721">
                <text:p>7.33840334883721</text:p>
              </table:table-cell>
              <table:table-cell office:value-type="float" office:value="2.76039143410853">
                <text:p>2.76039143410853</text:p>
              </table:table-cell>
              <table:table-cell office:value-type="float" office:value="42.3594051550388">
                <text:p>42.3594051550388</text:p>
              </table:table-cell>
              <table:table-cell office:value-type="float" office:value="12.1589113953488">
                <text:p>12.158911395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0.113066201788321">
                <text:p>0.113066201788321</text:p>
              </table:table-cell>
              <table:table-cell office:value-type="float" office:value="93.5900991374696">
                <text:p>93.5900991374696</text:p>
              </table:table-cell>
              <table:table-cell office:value-type="float" office:value="1.31018998783456">
                <text:p>1.31018998783456</text:p>
              </table:table-cell>
              <table:table-cell office:value-type="float" office:value="5.17023562043795">
                <text:p>5.17023562043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">
                <text:p>398</text:p>
              </table:table-cell>
              <table:table-cell office:value-type="float" office:value="1.72059741573034">
                <text:p>1.72059741573034</text:p>
              </table:table-cell>
              <table:table-cell office:value-type="float" office:value="96.0087417166042">
                <text:p>96.0087417166042</text:p>
              </table:table-cell>
              <table:table-cell office:value-type="float" office:value="1.73284358302122">
                <text:p>1.73284358302122</text:p>
              </table:table-cell>
              <table:table-cell office:value-type="float" office:value="316.59993545568">
                <text:p>316.59993545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">
                <text:p>320</text:p>
              </table:table-cell>
              <table:table-cell office:value-type="float" office:value="1.41427120635514">
                <text:p>1.41427120635514</text:p>
              </table:table-cell>
              <table:table-cell office:value-type="float" office:value="74.5132965233645">
                <text:p>74.5132965233645</text:p>
              </table:table-cell>
              <table:table-cell office:value-type="float" office:value="33.063165682243">
                <text:p>33.063165682243</text:p>
              </table:table-cell>
              <table:table-cell office:value-type="float" office:value="62.3381003738318">
                <text:p>62.3381003738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1.0077129872211">
                <text:p>1.0077129872211</text:p>
              </table:table-cell>
              <table:table-cell office:value-type="float" office:value="67.0637025557809">
                <text:p>67.0637025557809</text:p>
              </table:table-cell>
              <table:table-cell office:value-type="float" office:value="35.8982844827586">
                <text:p>35.8982844827586</text:p>
              </table:table-cell>
              <table:table-cell office:value-type="float" office:value="70.3155755172414">
                <text:p>70.315575517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">
                <text:p>284</text:p>
              </table:table-cell>
              <table:table-cell office:value-type="float" office:value="0.844543278157504">
                <text:p>0.844543278157504</text:p>
              </table:table-cell>
              <table:table-cell office:value-type="float" office:value="96.6162876805349">
                <text:p>96.6162876805349</text:p>
              </table:table-cell>
              <table:table-cell office:value-type="float" office:value="7.42263937592867">
                <text:p>7.42263937592867</text:p>
              </table:table-cell>
              <table:table-cell office:value-type="float" office:value="12.8258150817236">
                <text:p>12.8258150817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">
                <text:p>574</text:p>
              </table:table-cell>
              <table:table-cell office:value-type="float" office:value="12.608221071618">
                <text:p>12.608221071618</text:p>
              </table:table-cell>
              <table:table-cell office:value-type="float" office:value="97.8243323846154">
                <text:p>97.8243323846154</text:p>
              </table:table-cell>
              <table:table-cell office:value-type="float" office:value="19.7863304907162">
                <text:p>19.7863304907162</text:p>
              </table:table-cell>
              <table:table-cell office:value-type="float" office:value="30.7673293766578">
                <text:p>30.7673293766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  <table:table-cell office:value-type="float" office:value="2.6116689604811">
                <text:p>2.6116689604811</text:p>
              </table:table-cell>
              <table:table-cell office:value-type="float" office:value="4.12629793814434">
                <text:p>4.12629793814434</text:p>
              </table:table-cell>
              <table:table-cell office:value-type="float" office:value="35.2674008247423">
                <text:p>35.2674008247423</text:p>
              </table:table-cell>
              <table:table-cell office:value-type="float" office:value="4.96425010309278">
                <text:p>4.96425010309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1.23297779965986">
                <text:p>1.23297779965986</text:p>
              </table:table-cell>
              <table:table-cell office:value-type="float" office:value="6.69463166666666">
                <text:p>6.69463166666666</text:p>
              </table:table-cell>
              <table:table-cell office:value-type="float" office:value="33.2458427891156">
                <text:p>33.2458427891156</text:p>
              </table:table-cell>
              <table:table-cell office:value-type="float" office:value="3.21608013605443">
                <text:p>3.2160801360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2">
                <text:p>412</text:p>
              </table:table-cell>
              <table:table-cell office:value-type="float" office:value="4.78256907713499">
                <text:p>4.78256907713499</text:p>
              </table:table-cell>
              <table:table-cell office:value-type="float" office:value="89.4419010082645">
                <text:p>89.4419010082645</text:p>
              </table:table-cell>
              <table:table-cell office:value-type="float" office:value="9.730053553719">
                <text:p>9.730053553719</text:p>
              </table:table-cell>
              <table:table-cell office:value-type="float" office:value="19.8741292837466">
                <text:p>19.8741292837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">
                <text:p>406</text:p>
              </table:table-cell>
              <table:table-cell office:value-type="float" office:value="6.043002978125">
                <text:p>6.043002978125</text:p>
              </table:table-cell>
              <table:table-cell office:value-type="float" office:value="90.773986315625">
                <text:p>90.773986315625</text:p>
              </table:table-cell>
              <table:table-cell office:value-type="float" office:value="10.82063634375">
                <text:p>10.82063634375</text:p>
              </table:table-cell>
              <table:table-cell office:value-type="float" office:value="20.84396196875">
                <text:p>20.8439619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">
                <text:p>216</text:p>
              </table:table-cell>
              <table:table-cell office:value-type="float" office:value="25.5871818555008">
                <text:p>25.5871818555008</text:p>
              </table:table-cell>
              <table:table-cell office:value-type="float" office:value="19.5051373052632">
                <text:p>19.5051373052632</text:p>
              </table:table-cell>
              <table:table-cell office:value-type="float" office:value="13.0131362889984">
                <text:p>13.013136288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4">
                <text:p>284</text:p>
              </table:table-cell>
              <table:table-cell office:value-type="float" office:value="2.99726584022038">
                <text:p>2.99726584022038</text:p>
              </table:table-cell>
              <table:table-cell office:value-type="float" office:value="25.0306664107486">
                <text:p>25.0306664107486</text:p>
              </table:table-cell>
              <table:table-cell office:value-type="float" office:value="35.0550964187328">
                <text:p>35.0550964187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2">
                <text:p>332</text:p>
              </table:table-cell>
              <table:table-cell office:value-type="float" office:value="3.10801375554659">
                <text:p>3.10801375554659</text:p>
              </table:table-cell>
              <table:table-cell office:value-type="float" office:value="85.6393707139976">
                <text:p>85.6393707139976</text:p>
              </table:table-cell>
              <table:table-cell office:value-type="float" office:value="29.3666801129488">
                <text:p>29.366680112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16.7075218444846">
                <text:p>16.7075218444846</text:p>
              </table:table-cell>
              <table:table-cell office:value-type="float" office:value="7.7757685352622">
                <text:p>7.7757685352622</text:p>
              </table:table-cell>
              <table:table-cell office:value-type="float" office:value="28.8426763110307">
                <text:p>28.842676311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">
                <text:p>196</text:p>
              </table:table-cell>
              <table:table-cell office:value-type="float" office:value="10.9952590118302">
                <text:p>10.9952590118302</text:p>
              </table:table-cell>
              <table:table-cell office:value-type="float" office:value="26.7223382045929">
                <text:p>26.7223382045929</text:p>
              </table:table-cell>
              <table:table-cell office:value-type="float" office:value="18.580375782881">
                <text:p>18.580375782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20.4141498333333">
                <text:p>20.414149833333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7.36821257763976">
                <text:p>7.36821257763976</text:p>
              </table:table-cell>
              <table:table-cell office:value-type="float" office:value="2.32919254658384">
                <text:p>2.32919254658384</text:p>
              </table:table-cell>
              <table:table-cell office:value-type="float" office:value="11.6071428571429">
                <text:p>11.60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5.4574132492114">
                <text:p>15.4574132492114</text:p>
              </table:table-cell>
              <table:table-cell office:value-type="float" office:value="0.946372239747642">
                <text:p>0.94637223974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0.5577689243028">
                <text:p>10.5577689243028</text:p>
              </table:table-cell>
              <table:table-cell office:value-type="float" office:value="0.19920318725101">
                <text:p>0.1992031872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.92262224610425">
                <text:p>3.92262224610425</text:p>
              </table:table-cell>
              <table:table-cell office:value-type="float" office:value="0.0537345513164858">
                <text:p>0.053734551316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.44611528822056">
                <text:p>3.44611528822056</text:p>
              </table:table-cell>
              <table:table-cell office:value-type="float" office:value="2.25563909774437">
                <text:p>2.2556390977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4.9829018075232">
                <text:p>4.9829018075232</text:p>
              </table:table-cell>
              <table:table-cell office:value-type="float" office:value="0.195407914020514">
                <text:p>0.19540791402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3.11190903650508">
                <text:p>3.11190903650508</text:p>
              </table:table-cell>
              <table:table-cell office:value-type="float" office:value="3.94973070017953">
                <text:p>3.9497307001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2.93219303604154">
                <text:p>2.93219303604154</text:p>
              </table:table-cell>
              <table:table-cell office:value-type="float" office:value="1.03848503359803">
                <text:p>1.0384850335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24.5283018867925">
                <text:p>24.5283018867925</text:p>
              </table:table-cell>
              <table:table-cell office:value-type="float" office:value="3.77358490566038">
                <text:p>3.7735849056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21.8543046357616">
                <text:p>21.8543046357616</text:p>
              </table:table-cell>
              <table:table-cell office:value-type="float" office:value="7.28476821192054">
                <text:p>7.2847682119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20.5128205128205">
                <text:p>20.5128205128205</text:p>
              </table:table-cell>
              <table:table-cell office:value-type="float" office:value="81.3186813186813">
                <text:p>81.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56.1085972850679">
                <text:p>56.108597285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6.57894736842106">
                <text:p>6.57894736842106</text:p>
              </table:table-cell>
              <table:table-cell office:value-type="float" office:value="12.8542510121457">
                <text:p>12.854251012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26.8199233716475">
                <text:p>26.819923371647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11.9378577269011">
                <text:p>11.9378577269011</text:p>
              </table:table-cell>
              <table:table-cell office:value-type="float" office:value="22.0768601798855">
                <text:p>22.07686017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10.4575163398693">
                <text:p>10.457516339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6.70731707317074">
                <text:p>6.70731707317074</text:p>
              </table:table-cell>
              <table:table-cell office:value-type="float" office:value="10.0609756097561">
                <text:p>10.060975609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1.0638297872341">
                <text:p>11.0638297872341</text:p>
              </table:table-cell>
              <table:table-cell office:value-type="float" office:value="15.7446808510638">
                <text:p>15.744680851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9.19282511210763">
                <text:p>9.19282511210763</text:p>
              </table:table-cell>
              <table:table-cell office:value-type="float" office:value="15.695067264574">
                <text:p>15.69506726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12.043795620438">
                <text:p>12.043795620438</text:p>
              </table:table-cell>
              <table:table-cell office:value-type="float" office:value="32.1167883211679">
                <text:p>32.116788321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7.85340314136126">
                <text:p>7.85340314136126</text:p>
              </table:table-cell>
              <table:table-cell office:value-type="float" office:value="22.6876090750436">
                <text:p>22.687609075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9.21985815602836">
                <text:p>9.21985815602836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3386387857">
                <text:p>0.3386387857</text:p>
              </table:table-cell>
              <table:table-cell office:value-type="float" office:value="0.752338348922325">
                <text:p>0.752338348922325</text:p>
              </table:table-cell>
              <table:table-cell office:value-type="float" office:value="8.33672224481497">
                <text:p>8.3367222448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.05181092295">
                <text:p>0.05181092295</text:p>
              </table:table-cell>
              <table:table-cell office:value-type="float" office:value="1.82403433476395">
                <text:p>1.82403433476395</text:p>
              </table:table-cell>
              <table:table-cell office:value-type="float" office:value="8.88769670958512">
                <text:p>8.8876967095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0.2285338016">
                <text:p>0.2285338016</text:p>
              </table:table-cell>
              <table:table-cell office:value-type="float" office:value="2.54777070063693">
                <text:p>2.54777070063693</text:p>
              </table:table-cell>
              <table:table-cell office:value-type="float" office:value="7.48407643312102">
                <text:p>7.4840764331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1.248311059">
                <text:p>1.248311059</text:p>
              </table:table-cell>
              <table:table-cell office:value-type="float" office:value="0.394915463408614">
                <text:p>0.394915463408614</text:p>
              </table:table-cell>
              <table:table-cell office:value-type="float" office:value="10.4035542391707">
                <text:p>10.4035542391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1.642485185">
                <text:p>1.642485185</text:p>
              </table:table-cell>
              <table:table-cell office:value-type="float" office:value="1.40698280354352">
                <text:p>1.40698280354352</text:p>
              </table:table-cell>
              <table:table-cell office:value-type="float" office:value="10.5436859475421">
                <text:p>10.543685947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0.3467367627">
                <text:p>0.3467367627</text:p>
              </table:table-cell>
              <table:table-cell office:value-type="float" office:value="2.29017738946254">
                <text:p>2.29017738946254</text:p>
              </table:table-cell>
              <table:table-cell office:value-type="float" office:value="10.2594651840085">
                <text:p>10.259465184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  <table:table-cell office:value-type="float" office:value="0.6949596086">
                <text:p>0.6949596086</text:p>
              </table:table-cell>
              <table:table-cell office:value-type="float" office:value="0.595382746051048">
                <text:p>0.595382746051048</text:p>
              </table:table-cell>
              <table:table-cell office:value-type="float" office:value="12.5759416767922">
                <text:p>12.5759416767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0.8559493086">
                <text:p>0.8559493086</text:p>
              </table:table-cell>
              <table:table-cell office:value-type="float" office:value="0.439209423038518">
                <text:p>0.439209423038518</text:p>
              </table:table-cell>
              <table:table-cell office:value-type="float" office:value="9.84228388899981">
                <text:p>9.84228388899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6.274665172">
                <text:p>6.274665172</text:p>
              </table:table-cell>
              <table:table-cell office:value-type="float" office:value="0">
                <text:p>0</text:p>
              </table:table-cell>
              <table:table-cell office:value-type="float" office:value="18.1104936253678">
                <text:p>18.110493625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3.876682666">
                <text:p>3.876682666</text:p>
              </table:table-cell>
              <table:table-cell office:value-type="float" office:value="3.125">
                <text:p>3.125</text:p>
              </table:table-cell>
              <table:table-cell office:value-type="float" office:value="16.5384615384615">
                <text:p>16.53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4.230765794">
                <text:p>4.230765794</text:p>
              </table:table-cell>
              <table:table-cell office:value-type="float" office:value="2.04834840376454">
                <text:p>2.04834840376454</text:p>
              </table:table-cell>
              <table:table-cell office:value-type="float" office:value="17.8077136002953">
                <text:p>17.8077136002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1.121648049">
                <text:p>1.121648049</text:p>
              </table:table-cell>
              <table:table-cell office:value-type="float" office:value="3.49573355353702">
                <text:p>3.49573355353702</text:p>
              </table:table-cell>
              <table:table-cell office:value-type="float" office:value="7.73465455546381">
                <text:p>7.73465455546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5.606950118">
                <text:p>5.606950118</text:p>
              </table:table-cell>
              <table:table-cell office:value-type="float" office:value="2.21432034911911">
                <text:p>2.21432034911911</text:p>
              </table:table-cell>
              <table:table-cell office:value-type="float" office:value="11.7666074026184">
                <text:p>11.766607402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4.992275391">
                <text:p>4.992275391</text:p>
              </table:table-cell>
              <table:table-cell office:value-type="float" office:value="3.05876039710224">
                <text:p>3.05876039710224</text:p>
              </table:table-cell>
              <table:table-cell office:value-type="float" office:value="11.2691172524819">
                <text:p>11.269117252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5.282882609">
                <text:p>5.282882609</text:p>
              </table:table-cell>
              <table:table-cell office:value-type="float" office:value="0.509849362688282">
                <text:p>0.509849362688282</text:p>
              </table:table-cell>
              <table:table-cell office:value-type="float" office:value="12.9779837775203">
                <text:p>12.977983777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5.591396954">
                <text:p>5.591396954</text:p>
              </table:table-cell>
              <table:table-cell office:value-type="float" office:value="0.468384074941452">
                <text:p>0.468384074941452</text:p>
              </table:table-cell>
              <table:table-cell office:value-type="float" office:value="10.0312256049961">
                <text:p>10.0312256049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3.629022799">
                <text:p>3.629022799</text:p>
              </table:table-cell>
              <table:table-cell office:value-type="float" office:value="0.0814806192527025">
                <text:p>0.0814806192527025</text:p>
              </table:table-cell>
              <table:table-cell office:value-type="float" office:value="11.063904085671">
                <text:p>11.063904085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2.273465325">
                <text:p>2.273465325</text:p>
              </table:table-cell>
              <table:table-cell office:value-type="float" office:value="3.09173107773078">
                <text:p>3.09173107773078</text:p>
              </table:table-cell>
              <table:table-cell office:value-type="float" office:value="6.89806037625784">
                <text:p>6.89806037625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">
                <text:p>44</text:p>
              </table:table-cell>
              <table:table-cell office:value-type="float" office:value="2.63042156">
                <text:p>2.63042156</text:p>
              </table:table-cell>
              <table:table-cell office:value-type="float" office:value="3.57624831309041">
                <text:p>3.57624831309041</text:p>
              </table:table-cell>
              <table:table-cell office:value-type="float" office:value="8.47503373819163">
                <text:p>8.47503373819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">
                <text:p>48</text:p>
              </table:table-cell>
              <table:table-cell office:value-type="float" office:value="2.568416951">
                <text:p>2.568416951</text:p>
              </table:table-cell>
              <table:table-cell office:value-type="float" office:value="0.487089509244225">
                <text:p>0.487089509244225</text:p>
              </table:table-cell>
              <table:table-cell office:value-type="float" office:value="9.34373854292148">
                <text:p>9.34373854292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">
                <text:p>48</text:p>
              </table:table-cell>
              <table:table-cell office:value-type="float" office:value="3.998149608">
                <text:p>3.998149608</text:p>
              </table:table-cell>
              <table:table-cell office:value-type="float" office:value="0.879188441438676">
                <text:p>0.879188441438676</text:p>
              </table:table-cell>
              <table:table-cell office:value-type="float" office:value="9.58499846295728">
                <text:p>9.5849984629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2.246919156">
                <text:p>2.246919156</text:p>
              </table:table-cell>
              <table:table-cell office:value-type="float" office:value="0.461751577651223">
                <text:p>0.461751577651223</text:p>
              </table:table-cell>
              <table:table-cell office:value-type="float" office:value="9.57364937663537">
                <text:p>9.57364937663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2.635885402">
                <text:p>2.635885402</text:p>
              </table:table-cell>
              <table:table-cell office:value-type="float" office:value="0.45859607066549">
                <text:p>0.45859607066549</text:p>
              </table:table-cell>
              <table:table-cell office:value-type="float" office:value="9.36474021574861">
                <text:p>9.3647402157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44.88390767">
                <text:p>44.88390767</text:p>
              </table:table-cell>
              <table:table-cell office:value-type="float" office:value="66.6548547129695">
                <text:p>66.6548547129695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6.41141767">
                <text:p>26.41141767</text:p>
              </table:table-cell>
              <table:table-cell office:value-type="float" office:value="54.1976893453145">
                <text:p>54.1976893453145</text:p>
              </table:table-cell>
              <table:table-cell office:value-type="float" office:value="3.97946084724005">
                <text:p>3.97946084724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17.74114816">
                <text:p>17.74114816</text:p>
              </table:table-cell>
              <table:table-cell office:value-type="float" office:value="13.3279072133482">
                <text:p>13.3279072133482</text:p>
              </table:table-cell>
              <table:table-cell office:value-type="float" office:value="16.05453250585">
                <text:p>16.05453250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32.83785932">
                <text:p>32.83785932</text:p>
              </table:table-cell>
              <table:table-cell office:value-type="float" office:value="57.9528932829311">
                <text:p>57.9528932829311</text:p>
              </table:table-cell>
              <table:table-cell office:value-type="float" office:value="2.93690026170398">
                <text:p>2.9369002617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24.18976888">
                <text:p>24.18976888</text:p>
              </table:table-cell>
              <table:table-cell office:value-type="float" office:value="31.8921757395414">
                <text:p>31.8921757395414</text:p>
              </table:table-cell>
              <table:table-cell office:value-type="float" office:value="10.5023630316821">
                <text:p>10.5023630316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18.13941468">
                <text:p>18.13941468</text:p>
              </table:table-cell>
              <table:table-cell office:value-type="float" office:value="26.4994867282593">
                <text:p>26.4994867282593</text:p>
              </table:table-cell>
              <table:table-cell office:value-type="float" office:value="9.00425282299457">
                <text:p>9.0042528229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39.49338022">
                <text:p>39.49338022</text:p>
              </table:table-cell>
              <table:table-cell office:value-type="float" office:value="62.3603351955307">
                <text:p>62.3603351955307</text:p>
              </table:table-cell>
              <table:table-cell office:value-type="float" office:value="10.6843575418994">
                <text:p>10.684357541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15.27457049">
                <text:p>15.27457049</text:p>
              </table:table-cell>
              <table:table-cell office:value-type="float" office:value="18.6686390532544">
                <text:p>18.6686390532544</text:p>
              </table:table-cell>
              <table:table-cell office:value-type="float" office:value="18.0769230769231">
                <text:p>18.0769230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9.373311122">
                <text:p>9.373311122</text:p>
              </table:table-cell>
              <table:table-cell office:value-type="float" office:value="17.9507758159444">
                <text:p>17.9507758159444</text:p>
              </table:table-cell>
              <table:table-cell office:value-type="float" office:value="12.9213483146067">
                <text:p>12.9213483146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24.9236682">
                <text:p>24.9236682</text:p>
              </table:table-cell>
              <table:table-cell office:value-type="float" office:value="50.9615384615385">
                <text:p>50.9615384615385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12.58159626">
                <text:p>12.58159626</text:p>
              </table:table-cell>
              <table:table-cell office:value-type="float" office:value="5.08474576271187">
                <text:p>5.08474576271187</text:p>
              </table:table-cell>
              <table:table-cell office:value-type="float" office:value="37.8442796610169">
                <text:p>37.8442796610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7.32786088">
                <text:p>17.32786088</text:p>
              </table:table-cell>
              <table:table-cell office:value-type="float" office:value="2.37275162648296">
                <text:p>2.37275162648296</text:p>
              </table:table-cell>
              <table:table-cell office:value-type="float" office:value="39.9158055874474">
                <text:p>39.9158055874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24.91687939">
                <text:p>24.91687939</text:p>
              </table:table-cell>
              <table:table-cell office:value-type="float" office:value="2.25098480585256">
                <text:p>2.25098480585256</text:p>
              </table:table-cell>
              <table:table-cell office:value-type="float" office:value="44.0630275745639">
                <text:p>44.063027574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18.36559674">
                <text:p>18.36559674</text:p>
              </table:table-cell>
              <table:table-cell office:value-type="float" office:value="3.369384359401">
                <text:p>3.369384359401</text:p>
              </table:table-cell>
              <table:table-cell office:value-type="float" office:value="40.765391014975">
                <text:p>40.765391014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15.51502133">
                <text:p>15.51502133</text:p>
              </table:table-cell>
              <table:table-cell office:value-type="float" office:value="4.67133800467134">
                <text:p>4.67133800467134</text:p>
              </table:table-cell>
              <table:table-cell office:value-type="float" office:value="37.8712045378712">
                <text:p>37.871204537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22.03247778">
                <text:p>22.03247778</text:p>
              </table:table-cell>
              <table:table-cell office:value-type="float" office:value="28.1118881118881">
                <text:p>28.1118881118881</text:p>
              </table:table-cell>
              <table:table-cell office:value-type="float" office:value="17.3146853146853">
                <text:p>17.3146853146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24.25194027">
                <text:p>24.25194027</text:p>
              </table:table-cell>
              <table:table-cell office:value-type="float" office:value="24.3177892918826">
                <text:p>24.3177892918826</text:p>
              </table:table-cell>
              <table:table-cell office:value-type="float" office:value="18.9291882556131">
                <text:p>18.9291882556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26.90085007">
                <text:p>26.90085007</text:p>
              </table:table-cell>
              <table:table-cell office:value-type="float" office:value="12.2318481848185">
                <text:p>12.2318481848185</text:p>
              </table:table-cell>
              <table:table-cell office:value-type="float" office:value="29.1872937293729">
                <text:p>29.1872937293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29.25739075">
                <text:p>29.25739075</text:p>
              </table:table-cell>
              <table:table-cell office:value-type="float" office:value="13.533107781537">
                <text:p>13.533107781537</text:p>
              </table:table-cell>
              <table:table-cell office:value-type="float" office:value="28.9511841469309">
                <text:p>28.9511841469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7.60780611">
                <text:p>27.60780611</text:p>
              </table:table-cell>
              <table:table-cell office:value-type="float" office:value="9.10560344827587">
                <text:p>9.10560344827587</text:p>
              </table:table-cell>
              <table:table-cell office:value-type="float" office:value="28.5021551724138">
                <text:p>28.5021551724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">
                <text:p>44</text:p>
              </table:table-cell>
              <table:table-cell office:value-type="float" office:value="16.43105313">
                <text:p>16.43105313</text:p>
              </table:table-cell>
              <table:table-cell office:value-type="float" office:value="7.28179551122194">
                <text:p>7.28179551122194</text:p>
              </table:table-cell>
              <table:table-cell office:value-type="float" office:value="36.1596009975062">
                <text:p>36.159600997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15.32751968">
                <text:p>15.32751968</text:p>
              </table:table-cell>
              <table:table-cell office:value-type="float" office:value="20.3661327231121">
                <text:p>20.3661327231121</text:p>
              </table:table-cell>
              <table:table-cell office:value-type="float" office:value="23.3409610983982">
                <text:p>23.340961098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18.23123026">
                <text:p>18.23123026</text:p>
              </table:table-cell>
              <table:table-cell office:value-type="float" office:value="5.83958724202626">
                <text:p>5.83958724202626</text:p>
              </table:table-cell>
              <table:table-cell office:value-type="float" office:value="33.0440900562852">
                <text:p>33.044090056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22.64238609">
                <text:p>22.64238609</text:p>
              </table:table-cell>
              <table:table-cell office:value-type="float" office:value="30.2155771905424">
                <text:p>30.2155771905424</text:p>
              </table:table-cell>
              <table:table-cell office:value-type="float" office:value="10.3963838664812">
                <text:p>10.3963838664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17.40759713">
                <text:p>17.40759713</text:p>
              </table:table-cell>
              <table:table-cell office:value-type="float" office:value="24.1867043847242">
                <text:p>24.1867043847242</text:p>
              </table:table-cell>
              <table:table-cell office:value-type="float" office:value="10.0707213578501">
                <text:p>10.070721357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17.19799488">
                <text:p>17.19799488</text:p>
              </table:table-cell>
              <table:table-cell office:value-type="float" office:value="25.3377364154908">
                <text:p>25.3377364154908</text:p>
              </table:table-cell>
              <table:table-cell office:value-type="float" office:value="9.96697688381867">
                <text:p>9.9669768838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  <table:table-cell office:value-type="float" office:value="12.14855444">
                <text:p>12.14855444</text:p>
              </table:table-cell>
              <table:table-cell office:value-type="float" office:value="20.7882804325078">
                <text:p>20.7882804325078</text:p>
              </table:table-cell>
              <table:table-cell office:value-type="float" office:value="7.63864666899197">
                <text:p>7.6386466689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11.92940767">
                <text:p>11.92940767</text:p>
              </table:table-cell>
              <table:table-cell office:value-type="float" office:value="8.98950131233596">
                <text:p>8.98950131233596</text:p>
              </table:table-cell>
              <table:table-cell office:value-type="float" office:value="12.0734908136483">
                <text:p>12.0734908136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14.19572783">
                <text:p>14.19572783</text:p>
              </table:table-cell>
              <table:table-cell office:value-type="float" office:value="11.5360101975781">
                <text:p>11.5360101975781</text:p>
              </table:table-cell>
              <table:table-cell office:value-type="float" office:value="11.9184193753983">
                <text:p>11.9184193753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12.29581742">
                <text:p>12.29581742</text:p>
              </table:table-cell>
              <table:table-cell office:value-type="float" office:value="8.27791790873652">
                <text:p>8.27791790873652</text:p>
              </table:table-cell>
              <table:table-cell office:value-type="float" office:value="13.9646869983949">
                <text:p>13.9646869983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17.99402137">
                <text:p>17.99402137</text:p>
              </table:table-cell>
              <table:table-cell office:value-type="float" office:value="8.8495575221239">
                <text:p>8.8495575221239</text:p>
              </table:table-cell>
              <table:table-cell office:value-type="float" office:value="12.1147390906317">
                <text:p>12.114739090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11.85106546">
                <text:p>11.85106546</text:p>
              </table:table-cell>
              <table:table-cell office:value-type="float" office:value="13.7058261700096">
                <text:p>13.7058261700096</text:p>
              </table:table-cell>
              <table:table-cell office:value-type="float" office:value="13.2282712511939">
                <text:p>13.228271251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">
                <text:p>36</text:p>
              </table:table-cell>
              <table:table-cell office:value-type="float" office:value="15.73353411">
                <text:p>15.73353411</text:p>
              </table:table-cell>
              <table:table-cell office:value-type="float" office:value="18.941504178273">
                <text:p>18.941504178273</text:p>
              </table:table-cell>
              <table:table-cell office:value-type="float" office:value="15.1965335809347">
                <text:p>15.1965335809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">
                <text:p>76</text:p>
              </table:table-cell>
              <table:table-cell office:value-type="float" office:value="14.24300071">
                <text:p>14.24300071</text:p>
              </table:table-cell>
              <table:table-cell office:value-type="float" office:value="17.3608481635744">
                <text:p>17.3608481635744</text:p>
              </table:table-cell>
              <table:table-cell office:value-type="float" office:value="11.5107913669065">
                <text:p>11.510791366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11.60652666">
                <text:p>11.60652666</text:p>
              </table:table-cell>
              <table:table-cell office:value-type="float" office:value="5.33043897732755">
                <text:p>5.33043897732755</text:p>
              </table:table-cell>
              <table:table-cell office:value-type="float" office:value="13.7481910274964">
                <text:p>13.7481910274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4.554089903">
                <text:p>4.554089903</text:p>
              </table:table-cell>
              <table:table-cell office:value-type="float" office:value="0.807017543859654">
                <text:p>0.807017543859654</text:p>
              </table:table-cell>
              <table:table-cell office:value-type="float" office:value="10.421052631579">
                <text:p>10.42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1.546467622">
                <text:p>1.546467622</text:p>
              </table:table-cell>
              <table:table-cell office:value-type="float" office:value="3.30731306491371">
                <text:p>3.30731306491371</text:p>
              </table:table-cell>
              <table:table-cell office:value-type="float" office:value="12.4075595727198">
                <text:p>12.4075595727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23.24223687">
                <text:p>23.24223687</text:p>
              </table:table-cell>
              <table:table-cell office:value-type="float" office:value="4.01785714285714">
                <text:p>4.01785714285714</text:p>
              </table:table-cell>
              <table:table-cell office:value-type="float" office:value="35.9546703296703">
                <text:p>35.954670329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">
                <text:p>58</text:p>
              </table:table-cell>
              <table:table-cell office:value-type="float" office:value="21.20310445">
                <text:p>21.20310445</text:p>
              </table:table-cell>
              <table:table-cell office:value-type="float" office:value="3.4804753820034">
                <text:p>3.4804753820034</text:p>
              </table:table-cell>
              <table:table-cell office:value-type="float" office:value="34.3803056027165">
                <text:p>34.3803056027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">
                <text:p>58</text:p>
              </table:table-cell>
              <table:table-cell office:value-type="float" office:value="14.85851585">
                <text:p>14.85851585</text:p>
              </table:table-cell>
              <table:table-cell office:value-type="float" office:value="19.8631938963431">
                <text:p>19.8631938963431</text:p>
              </table:table-cell>
              <table:table-cell office:value-type="float" office:value="15.5222309918443">
                <text:p>15.5222309918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">
                <text:p>56</text:p>
              </table:table-cell>
              <table:table-cell office:value-type="float" office:value="13.36410926">
                <text:p>13.36410926</text:p>
              </table:table-cell>
              <table:table-cell office:value-type="float" office:value="5.63521173724575">
                <text:p>5.63521173724575</text:p>
              </table:table-cell>
              <table:table-cell office:value-type="float" office:value="24.7415805268423">
                <text:p>24.741580526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6.086707785">
                <text:p>6.086707785</text:p>
              </table:table-cell>
              <table:table-cell office:value-type="float" office:value="5.41217739914808">
                <text:p>5.41217739914808</text:p>
              </table:table-cell>
              <table:table-cell office:value-type="float" office:value="7.91781508393887">
                <text:p>7.9178150839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8.319906684">
                <text:p>8.319906684</text:p>
              </table:table-cell>
              <table:table-cell office:value-type="float" office:value="14.7177419354839">
                <text:p>14.7177419354839</text:p>
              </table:table-cell>
              <table:table-cell office:value-type="float" office:value="13.8104838709677">
                <text:p>13.81048387096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